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8.95mm" svg:y="71.74mm">
            <draw:object draw:notify-on-update-of-ranges="Sheet1.C1:Sheet1.C2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70.8433" calcext:value-type="float">
            <text:p>-70.84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1.6798" calcext:value-type="float">
            <text:p>-71.6798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72.5097" calcext:value-type="float">
            <text:p>-72.5097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-73.333" calcext:value-type="float">
            <text:p>-73.333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74.1498" calcext:value-type="float">
            <text:p>-74.1498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74.9601" calcext:value-type="float">
            <text:p>-74.9601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-75.7639" calcext:value-type="float">
            <text:p>-75.7639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-76.5613" calcext:value-type="float">
            <text:p>-76.5613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77.3524" calcext:value-type="float">
            <text:p>-77.352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-78.1371" calcext:value-type="float">
            <text:p>-78.137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78.9155" calcext:value-type="float">
            <text:p>-78.915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-79.6878" calcext:value-type="float">
            <text:p>-79.687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-80.4538" calcext:value-type="float">
            <text:p>-80.4538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-81.2137" calcext:value-type="float">
            <text:p>-81.2137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-81.9674" calcext:value-type="float">
            <text:p>-81.9674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-82.7152" calcext:value-type="float">
            <text:p>-82.7152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-83.4568" calcext:value-type="float">
            <text:p>-83.4568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-84.1925" calcext:value-type="float">
            <text:p>-84.192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-84.9223" calcext:value-type="float">
            <text:p>-84.9223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-85.6461" calcext:value-type="float">
            <text:p>-85.646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86.3641" calcext:value-type="float">
            <text:p>-86.364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-87.0762" calcext:value-type="float">
            <text:p>-87.0762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-87.7825" calcext:value-type="float">
            <text:p>-87.7825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-88.4831" calcext:value-type="float">
            <text:p>-88.4831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-89.1779" calcext:value-type="float">
            <text:p>-89.177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-89.8671" calcext:value-type="float">
            <text:p>-89.8671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-90.5506" calcext:value-type="float">
            <text:p>-90.5506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-91.2285" calcext:value-type="float">
            <text:p>-91.2285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-91.9008" calcext:value-type="float">
            <text:p>-91.900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-92.5676" calcext:value-type="float">
            <text:p>-92.567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-93.2289" calcext:value-type="float">
            <text:p>-93.2289</text:p>
          </table:table-cell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-93.8847" calcext:value-type="float">
            <text:p>-93.8847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-94.5351" calcext:value-type="float">
            <text:p>-94.5351</text:p>
          </table:table-cell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-95.18" calcext:value-type="float">
            <text:p>-95.18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-95.8196" calcext:value-type="float">
            <text:p>-95.8196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-96.4539" calcext:value-type="float">
            <text:p>-96.4539</text:p>
          </table:table-cell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-97.0828" calcext:value-type="float">
            <text:p>-97.082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-97.7065" calcext:value-type="float">
            <text:p>-97.706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-98.3249" calcext:value-type="float">
            <text:p>-98.3249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-98.9381" calcext:value-type="float">
            <text:p>-98.938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-99.5461" calcext:value-type="float">
            <text:p>-99.5461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-100.149" calcext:value-type="float">
            <text:p>-100.149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-100.747" calcext:value-type="float">
            <text:p>-100.747</text:p>
          </table:table-cell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-101.339" calcext:value-type="float">
            <text:p>-101.339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-101.927" calcext:value-type="float">
            <text:p>-101.927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-102.509" calcext:value-type="float">
            <text:p>-102.509</text:p>
          </table:table-cell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-103.087" calcext:value-type="float">
            <text:p>-103.087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-103.659" calcext:value-type="float">
            <text:p>-103.659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-104.227" calcext:value-type="float">
            <text:p>-104.227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-104.789" calcext:value-type="float">
            <text:p>-104.789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105.347" calcext:value-type="float">
            <text:p>-105.347</text:p>
          </table:table-cell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-105.899" calcext:value-type="float">
            <text:p>-105.899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-106.447" calcext:value-type="float">
            <text:p>-106.447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-106.989" calcext:value-type="float">
            <text:p>-106.989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-107.527" calcext:value-type="float">
            <text:p>-107.527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-108.06" calcext:value-type="float">
            <text:p>-108.06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-108.587" calcext:value-type="float">
            <text:p>-108.587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-109.11" calcext:value-type="float">
            <text:p>-109.11</text:p>
          </table:table-cell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-109.627" calcext:value-type="float">
            <text:p>-109.627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-110.14" calcext:value-type="float">
            <text:p>-110.1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110.647" calcext:value-type="float">
            <text:p>-110.647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-111.149" calcext:value-type="float">
            <text:p>-111.149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-111.646" calcext:value-type="float">
            <text:p>-111.646</text:p>
          </table:table-cell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-112.138" calcext:value-type="float">
            <text:p>-112.138</text:p>
          </table:table-cell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-112.624" calcext:value-type="float">
            <text:p>-112.624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-113.104" calcext:value-type="float">
            <text:p>-113.104</text:p>
          </table:table-cell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113.579" calcext:value-type="float">
            <text:p>-113.579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-114.048" calcext:value-type="float">
            <text:p>-114.048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-114.511" calcext:value-type="float">
            <text:p>-114.511</text:p>
          </table:table-cell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-114.968" calcext:value-type="float">
            <text:p>-114.968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115.418" calcext:value-type="float">
            <text:p>-115.418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-115.862" calcext:value-type="float">
            <text:p>-115.862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116.299" calcext:value-type="float">
            <text:p>-116.299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-116.729" calcext:value-type="float">
            <text:p>-116.729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-117.151" calcext:value-type="float">
            <text:p>-117.151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-117.566" calcext:value-type="float">
            <text:p>-117.566</text:p>
          </table:table-cell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-117.972" calcext:value-type="float">
            <text:p>-117.972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-118.37" calcext:value-type="float">
            <text:p>-118.3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118.759" calcext:value-type="float">
            <text:p>-118.759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-119.139" calcext:value-type="float">
            <text:p>-119.13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119.508" calcext:value-type="float">
            <text:p>-119.508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-119.867" calcext:value-type="float">
            <text:p>-119.867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-120.216" calcext:value-type="float">
            <text:p>-120.216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-120.552" calcext:value-type="float">
            <text:p>-120.552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120.876" calcext:value-type="float">
            <text:p>-120.876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-121.187" calcext:value-type="float">
            <text:p>-121.187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-121.484" calcext:value-type="float">
            <text:p>-121.48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-121.766" calcext:value-type="float">
            <text:p>-121.766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-122.034" calcext:value-type="float">
            <text:p>-122.034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office:value-type="float" office:value="-122.285" calcext:value-type="float">
            <text:p>-122.28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122.519" calcext:value-type="float">
            <text:p>-122.519</text:p>
          </table:table-cell>
        </table:table-row>
        <table:table-row table:style-name="ro1">
          <table:table-cell/>
          <table:table-cell office:value-type="float" office:value="0.91" calcext:value-type="float">
            <text:p>0.91</text:p>
          </table:table-cell>
          <table:table-cell office:value-type="float" office:value="-122.735" calcext:value-type="float">
            <text:p>-122.735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-122.932" calcext:value-type="float">
            <text:p>-122.932</text:p>
          </table:table-cell>
        </table:table-row>
        <table:table-row table:style-name="ro1">
          <table:table-cell/>
          <table:table-cell office:value-type="float" office:value="0.93" calcext:value-type="float">
            <text:p>0.93</text:p>
          </table:table-cell>
          <table:table-cell office:value-type="float" office:value="-123.11" calcext:value-type="float">
            <text:p>-123.11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-123.267" calcext:value-type="float">
            <text:p>-123.267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-123.403" calcext:value-type="float">
            <text:p>-123.403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-123.516" calcext:value-type="float">
            <text:p>-123.516</text:p>
          </table:table-cell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-123.606" calcext:value-type="float">
            <text:p>-123.606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-123.673" calcext:value-type="float">
            <text:p>-123.673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-123.714" calcext:value-type="float">
            <text:p>-123.7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23.73" calcext:value-type="float">
            <text:p>-123.73</text:p>
          </table:table-cell>
        </table:table-row>
        <table:table-row table:style-name="ro1">
          <table:table-cell/>
          <table:table-cell office:value-type="float" office:value="1.01" calcext:value-type="float">
            <text:p>1.01</text:p>
          </table:table-cell>
          <table:table-cell office:value-type="float" office:value="-123.72" calcext:value-type="float">
            <text:p>-123.72</text:p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office:value-type="float" office:value="-123.684" calcext:value-type="float">
            <text:p>-123.684</text:p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-123.62" calcext:value-type="float">
            <text:p>-123.62</text:p>
          </table:table-cell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-123.53" calcext:value-type="float">
            <text:p>-123.53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-123.411" calcext:value-type="float">
            <text:p>-123.411</text:p>
          </table:table-cell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-123.264" calcext:value-type="float">
            <text:p>-123.264</text:p>
          </table:table-cell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-123.09" calcext:value-type="float">
            <text:p>-123.09</text:p>
          </table:table-cell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-122.888" calcext:value-type="float">
            <text:p>-122.888</text:p>
          </table:table-cell>
        </table:table-row>
        <table:table-row table:style-name="ro1">
          <table:table-cell/>
          <table:table-cell office:value-type="float" office:value="1.09" calcext:value-type="float">
            <text:p>1.09</text:p>
          </table:table-cell>
          <table:table-cell office:value-type="float" office:value="-122.658" calcext:value-type="float">
            <text:p>-122.658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-122.402" calcext:value-type="float">
            <text:p>-122.402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-122.118" calcext:value-type="float">
            <text:p>-122.118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121.808" calcext:value-type="float">
            <text:p>-121.808</text:p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office:value-type="float" office:value="-121.473" calcext:value-type="float">
            <text:p>-121.473</text:p>
          </table:table-cell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office:value-type="float" office:value="-121.113" calcext:value-type="float">
            <text:p>-121.113</text:p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-120.729" calcext:value-type="float">
            <text:p>-120.729</text:p>
          </table:table-cell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float" office:value="-120.323" calcext:value-type="float">
            <text:p>-120.323</text:p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office:value-type="float" office:value="-119.895" calcext:value-type="float">
            <text:p>-119.895</text:p>
          </table:table-cell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office:value-type="float" office:value="-119.447" calcext:value-type="float">
            <text:p>-119.447</text:p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office:value-type="float" office:value="-118.979" calcext:value-type="float">
            <text:p>-118.979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-118.494" calcext:value-type="float">
            <text:p>-118.494</text:p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office:value-type="float" office:value="-117.993" calcext:value-type="float">
            <text:p>-117.993</text:p>
          </table:table-cell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float" office:value="-117.476" calcext:value-type="float">
            <text:p>-117.476</text:p>
          </table:table-cell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office:value-type="float" office:value="-116.945" calcext:value-type="float">
            <text:p>-116.945</text:p>
          </table:table-cell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office:value-type="float" office:value="-116.403" calcext:value-type="float">
            <text:p>-116.403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-115.849" calcext:value-type="float">
            <text:p>-115.849</text:p>
          </table:table-cell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 office:value-type="float" office:value="-115.286" calcext:value-type="float">
            <text:p>-115.286</text:p>
          </table:table-cell>
        </table:table-row>
        <table:table-row table:style-name="ro1">
          <table:table-cell/>
          <table:table-cell office:value-type="float" office:value="1.27" calcext:value-type="float">
            <text:p>1.27</text:p>
          </table:table-cell>
          <table:table-cell office:value-type="float" office:value="-114.715" calcext:value-type="float">
            <text:p>-114.715</text:p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-114.137" calcext:value-type="float">
            <text:p>-114.137</text:p>
          </table:table-cell>
        </table:table-row>
        <table:table-row table:style-name="ro1">
          <table:table-cell/>
          <table:table-cell office:value-type="float" office:value="1.29" calcext:value-type="float">
            <text:p>1.29</text:p>
          </table:table-cell>
          <table:table-cell office:value-type="float" office:value="-113.554" calcext:value-type="float">
            <text:p>-113.554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-112.967" calcext:value-type="float">
            <text:p>-112.967</text:p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office:value-type="float" office:value="-112.377" calcext:value-type="float">
            <text:p>-112.377</text:p>
          </table:table-cell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office:value-type="float" office:value="-111.785" calcext:value-type="float">
            <text:p>-111.785</text:p>
          </table:table-cell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-111.192" calcext:value-type="float">
            <text:p>-111.192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-110.6" calcext:value-type="float">
            <text:p>-110.6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-110.01" calcext:value-type="float">
            <text:p>-110.01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-109.422" calcext:value-type="float">
            <text:p>-109.422</text:p>
          </table:table-cell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office:value-type="float" office:value="-108.837" calcext:value-type="float">
            <text:p>-108.837</text:p>
          </table:table-cell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 office:value-type="float" office:value="-108.257" calcext:value-type="float">
            <text:p>-108.257</text:p>
          </table:table-cell>
        </table:table-row>
        <table:table-row table:style-name="ro1">
          <table:table-cell/>
          <table:table-cell office:value-type="float" office:value="1.39" calcext:value-type="float">
            <text:p>1.39</text:p>
          </table:table-cell>
          <table:table-cell office:value-type="float" office:value="-107.681" calcext:value-type="float">
            <text:p>-107.681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-107.111" calcext:value-type="float">
            <text:p>-107.111</text:p>
          </table:table-cell>
        </table:table-row>
        <table:table-row table:style-name="ro1">
          <table:table-cell/>
          <table:table-cell office:value-type="float" office:value="1.41" calcext:value-type="float">
            <text:p>1.41</text:p>
          </table:table-cell>
          <table:table-cell office:value-type="float" office:value="-106.547" calcext:value-type="float">
            <text:p>-106.547</text:p>
          </table:table-cell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office:value-type="float" office:value="-105.99" calcext:value-type="float">
            <text:p>-105.99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office:value-type="float" office:value="-105.44" calcext:value-type="float">
            <text:p>-105.44</text:p>
          </table:table-cell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-104.898" calcext:value-type="float">
            <text:p>-104.898</text:p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-104.365" calcext:value-type="float">
            <text:p>-104.365</text:p>
          </table:table-cell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office:value-type="float" office:value="-103.84" calcext:value-type="float">
            <text:p>-103.84</text:p>
          </table:table-cell>
        </table:table-row>
        <table:table-row table:style-name="ro1">
          <table:table-cell/>
          <table:table-cell office:value-type="float" office:value="1.47" calcext:value-type="float">
            <text:p>1.47</text:p>
          </table:table-cell>
          <table:table-cell office:value-type="float" office:value="-103.324" calcext:value-type="float">
            <text:p>-103.324</text:p>
          </table:table-cell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-102.817" calcext:value-type="float">
            <text:p>-102.817</text:p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-102.319" calcext:value-type="float">
            <text:p>-102.31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101.831" calcext:value-type="float">
            <text:p>-101.831</text:p>
          </table:table-cell>
        </table:table-row>
        <table:table-row table:style-name="ro1">
          <table:table-cell/>
          <table:table-cell office:value-type="float" office:value="1.51" calcext:value-type="float">
            <text:p>1.51</text:p>
          </table:table-cell>
          <table:table-cell office:value-type="float" office:value="-101.353" calcext:value-type="float">
            <text:p>-101.353</text:p>
          </table:table-cell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-100.885" calcext:value-type="float">
            <text:p>-100.885</text:p>
          </table:table-cell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office:value-type="float" office:value="-100.427" calcext:value-type="float">
            <text:p>-100.427</text:p>
          </table:table-cell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-99.9789" calcext:value-type="float">
            <text:p>-99.9789</text:p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-99.5409" calcext:value-type="float">
            <text:p>-99.5409</text:p>
          </table:table-cell>
        </table:table-row>
        <table:table-row table:style-name="ro1">
          <table:table-cell/>
          <table:table-cell office:value-type="float" office:value="1.56" calcext:value-type="float">
            <text:p>1.56</text:p>
          </table:table-cell>
          <table:table-cell office:value-type="float" office:value="-99.113" calcext:value-type="float">
            <text:p>-99.113</text:p>
          </table:table-cell>
        </table:table-row>
        <table:table-row table:style-name="ro1">
          <table:table-cell/>
          <table:table-cell office:value-type="float" office:value="1.57" calcext:value-type="float">
            <text:p>1.57</text:p>
          </table:table-cell>
          <table:table-cell office:value-type="float" office:value="-98.6951" calcext:value-type="float">
            <text:p>-98.6951</text:p>
          </table:table-cell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office:value-type="float" office:value="-98.2873" calcext:value-type="float">
            <text:p>-98.2873</text:p>
          </table:table-cell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office:value-type="float" office:value="-97.8895" calcext:value-type="float">
            <text:p>-97.889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-97.5016" calcext:value-type="float">
            <text:p>-97.5016</text:p>
          </table:table-cell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office:value-type="float" office:value="-97.1235" calcext:value-type="float">
            <text:p>-97.1235</text:p>
          </table:table-cell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office:value-type="float" office:value="-96.7551" calcext:value-type="float">
            <text:p>-96.7551</text:p>
          </table:table-cell>
        </table:table-row>
        <table:table-row table:style-name="ro1">
          <table:table-cell/>
          <table:table-cell office:value-type="float" office:value="1.63" calcext:value-type="float">
            <text:p>1.63</text:p>
          </table:table-cell>
          <table:table-cell office:value-type="float" office:value="-96.3962" calcext:value-type="float">
            <text:p>-96.3962</text:p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float" office:value="-96.0468" calcext:value-type="float">
            <text:p>-96.0468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-95.7067" calcext:value-type="float">
            <text:p>-95.7067</text:p>
          </table:table-cell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office:value-type="float" office:value="-95.3758" calcext:value-type="float">
            <text:p>-95.3758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-95.0538" calcext:value-type="float">
            <text:p>-95.0538</text:p>
          </table:table-cell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office:value-type="float" office:value="-94.7407" calcext:value-type="float">
            <text:p>-94.7407</text:p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office:value-type="float" office:value="-94.4361" calcext:value-type="float">
            <text:p>-94.4361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-94.1401" calcext:value-type="float">
            <text:p>-94.1401</text:p>
          </table:table-cell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 office:value-type="float" office:value="-93.8524" calcext:value-type="float">
            <text:p>-93.8524</text:p>
          </table:table-cell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-93.5727" calcext:value-type="float">
            <text:p>-93.5727</text:p>
          </table:table-cell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office:value-type="float" office:value="-93.301" calcext:value-type="float">
            <text:p>-93.301</text:p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office:value-type="float" office:value="-93.037" calcext:value-type="float">
            <text:p>-93.037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-92.7805" calcext:value-type="float">
            <text:p>-92.7805</text:p>
          </table:table-cell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office:value-type="float" office:value="-92.5314" calcext:value-type="float">
            <text:p>-92.5314</text:p>
          </table:table-cell>
        </table:table-row>
        <table:table-row table:style-name="ro1">
          <table:table-cell/>
          <table:table-cell office:value-type="float" office:value="1.77" calcext:value-type="float">
            <text:p>1.77</text:p>
          </table:table-cell>
          <table:table-cell office:value-type="float" office:value="-92.2895" calcext:value-type="float">
            <text:p>-92.2895</text:p>
          </table:table-cell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office:value-type="float" office:value="-92.0545" calcext:value-type="float">
            <text:p>-92.0545</text:p>
          </table:table-cell>
        </table:table-row>
        <table:table-row table:style-name="ro1">
          <table:table-cell/>
          <table:table-cell office:value-type="float" office:value="1.79" calcext:value-type="float">
            <text:p>1.79</text:p>
          </table:table-cell>
          <table:table-cell office:value-type="float" office:value="-91.8263" calcext:value-type="float">
            <text:p>-91.826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-91.6047" calcext:value-type="float">
            <text:p>-91.6047</text:p>
          </table:table-cell>
        </table:table-row>
        <table:table-row table:style-name="ro1">
          <table:table-cell/>
          <table:table-cell office:value-type="float" office:value="1.81" calcext:value-type="float">
            <text:p>1.81</text:p>
          </table:table-cell>
          <table:table-cell office:value-type="float" office:value="-91.3895" calcext:value-type="float">
            <text:p>-91.3895</text:p>
          </table:table-cell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float" office:value="-91.1806" calcext:value-type="float">
            <text:p>-91.1806</text:p>
          </table:table-cell>
        </table:table-row>
        <table:table-row table:style-name="ro1">
          <table:table-cell/>
          <table:table-cell office:value-type="float" office:value="1.83" calcext:value-type="float">
            <text:p>1.83</text:p>
          </table:table-cell>
          <table:table-cell office:value-type="float" office:value="-90.9777" calcext:value-type="float">
            <text:p>-90.9777</text:p>
          </table:table-cell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office:value-type="float" office:value="-90.7807" calcext:value-type="float">
            <text:p>-90.7807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office:value-type="float" office:value="-90.5893" calcext:value-type="float">
            <text:p>-90.5893</text:p>
          </table:table-cell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office:value-type="float" office:value="-90.4035" calcext:value-type="float">
            <text:p>-90.4035</text:p>
          </table:table-cell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office:value-type="float" office:value="-90.2231" calcext:value-type="float">
            <text:p>-90.2231</text:p>
          </table:table-cell>
        </table:table-row>
        <table:table-row table:style-name="ro1">
          <table:table-cell/>
          <table:table-cell office:value-type="float" office:value="1.88" calcext:value-type="float">
            <text:p>1.88</text:p>
          </table:table-cell>
          <table:table-cell office:value-type="float" office:value="-90.0478" calcext:value-type="float">
            <text:p>-90.0478</text:p>
          </table:table-cell>
        </table:table-row>
        <table:table-row table:style-name="ro1">
          <table:table-cell/>
          <table:table-cell office:value-type="float" office:value="1.89" calcext:value-type="float">
            <text:p>1.89</text:p>
          </table:table-cell>
          <table:table-cell office:value-type="float" office:value="-89.8776" calcext:value-type="float">
            <text:p>-89.8776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-89.7123" calcext:value-type="float">
            <text:p>-89.7123</text:p>
          </table:table-cell>
        </table:table-row>
        <table:table-row table:style-name="ro1">
          <table:table-cell/>
          <table:table-cell office:value-type="float" office:value="1.91" calcext:value-type="float">
            <text:p>1.91</text:p>
          </table:table-cell>
          <table:table-cell office:value-type="float" office:value="-89.5516" calcext:value-type="float">
            <text:p>-89.5516</text:p>
          </table:table-cell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office:value-type="float" office:value="-89.3955" calcext:value-type="float">
            <text:p>-89.3955</text:p>
          </table:table-cell>
        </table:table-row>
        <table:table-row table:style-name="ro1">
          <table:table-cell/>
          <table:table-cell office:value-type="float" office:value="1.93" calcext:value-type="float">
            <text:p>1.93</text:p>
          </table:table-cell>
          <table:table-cell office:value-type="float" office:value="-89.2439" calcext:value-type="float">
            <text:p>-89.2439</text:p>
          </table:table-cell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office:value-type="float" office:value="-89.0965" calcext:value-type="float">
            <text:p>-89.0965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-88.9532" calcext:value-type="float">
            <text:p>-88.9532</text:p>
          </table:table-cell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office:value-type="float" office:value="-88.8139" calcext:value-type="float">
            <text:p>-88.8139</text:p>
          </table:table-cell>
        </table:table-row>
        <table:table-row table:style-name="ro1">
          <table:table-cell/>
          <table:table-cell office:value-type="float" office:value="1.97" calcext:value-type="float">
            <text:p>1.97</text:p>
          </table:table-cell>
          <table:table-cell office:value-type="float" office:value="-88.6785" calcext:value-type="float">
            <text:p>-88.6785</text:p>
          </table:table-cell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office:value-type="float" office:value="-88.5468" calcext:value-type="float">
            <text:p>-88.5468</text:p>
          </table:table-cell>
        </table:table-row>
        <table:table-row table:style-name="ro1">
          <table:table-cell/>
          <table:table-cell office:value-type="float" office:value="1.99" calcext:value-type="float">
            <text:p>1.99</text:p>
          </table:table-cell>
          <table:table-cell office:value-type="float" office:value="-88.4187" calcext:value-type="float">
            <text:p>-88.418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88.2941" calcext:value-type="float">
            <text:p>-88.2941</text:p>
          </table:table-cell>
        </table:table-row>
        <table:table-row table:style-name="ro1">
          <table:table-cell/>
          <table:table-cell office:value-type="float" office:value="2.01" calcext:value-type="float">
            <text:p>2.01</text:p>
          </table:table-cell>
          <table:table-cell office:value-type="float" office:value="-88.1729" calcext:value-type="float">
            <text:p>-88.1729</text:p>
          </table:table-cell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office:value-type="float" office:value="-88.0549" calcext:value-type="float">
            <text:p>-88.0549</text:p>
          </table:table-cell>
        </table:table-row>
        <table:table-row table:style-name="ro1">
          <table:table-cell/>
          <table:table-cell office:value-type="float" office:value="2.03" calcext:value-type="float">
            <text:p>2.03</text:p>
          </table:table-cell>
          <table:table-cell office:value-type="float" office:value="-87.94" calcext:value-type="float">
            <text:p>-87.94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-87.8282" calcext:value-type="float">
            <text:p>-87.8282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office:value-type="float" office:value="-87.7193" calcext:value-type="float">
            <text:p>-87.7193</text:p>
          </table:table-cell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office:value-type="float" office:value="-87.6132" calcext:value-type="float">
            <text:p>-87.6132</text:p>
          </table:table-cell>
        </table:table-row>
        <table:table-row table:style-name="ro1">
          <table:table-cell/>
          <table:table-cell office:value-type="float" office:value="2.07" calcext:value-type="float">
            <text:p>2.07</text:p>
          </table:table-cell>
          <table:table-cell office:value-type="float" office:value="-87.5098" calcext:value-type="float">
            <text:p>-87.5098</text:p>
          </table:table-cell>
        </table:table-row>
        <table:table-row table:style-name="ro1">
          <table:table-cell/>
          <table:table-cell office:value-type="float" office:value="2.08" calcext:value-type="float">
            <text:p>2.08</text:p>
          </table:table-cell>
          <table:table-cell office:value-type="float" office:value="-87.4091" calcext:value-type="float">
            <text:p>-87.4091</text:p>
          </table:table-cell>
        </table:table-row>
        <table:table-row table:style-name="ro1">
          <table:table-cell/>
          <table:table-cell office:value-type="float" office:value="2.09" calcext:value-type="float">
            <text:p>2.09</text:p>
          </table:table-cell>
          <table:table-cell office:value-type="float" office:value="-87.3109" calcext:value-type="float">
            <text:p>-87.3109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-87.2151" calcext:value-type="float">
            <text:p>-87.2151</text:p>
          </table:table-cell>
        </table:table-row>
        <table:table-row table:style-name="ro1">
          <table:table-cell/>
          <table:table-cell office:value-type="float" office:value="2.11" calcext:value-type="float">
            <text:p>2.11</text:p>
          </table:table-cell>
          <table:table-cell office:value-type="float" office:value="-87.1217" calcext:value-type="float">
            <text:p>-87.1217</text:p>
          </table:table-cell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office:value-type="float" office:value="-87.0306" calcext:value-type="float">
            <text:p>-87.0306</text:p>
          </table:table-cell>
        </table:table-row>
        <table:table-row table:style-name="ro1">
          <table:table-cell/>
          <table:table-cell office:value-type="float" office:value="2.13" calcext:value-type="float">
            <text:p>2.13</text:p>
          </table:table-cell>
          <table:table-cell office:value-type="float" office:value="-86.9416" calcext:value-type="float">
            <text:p>-86.9416</text:p>
          </table:table-cell>
        </table:table-row>
        <table:table-row table:style-name="ro1">
          <table:table-cell/>
          <table:table-cell office:value-type="float" office:value="2.14" calcext:value-type="float">
            <text:p>2.14</text:p>
          </table:table-cell>
          <table:table-cell office:value-type="float" office:value="-86.8548" calcext:value-type="float">
            <text:p>-86.8548</text:p>
          </table:table-cell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office:value-type="float" office:value="-86.77" calcext:value-type="float">
            <text:p>-86.77</text:p>
          </table:table-cell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office:value-type="float" office:value="-86.6872" calcext:value-type="float">
            <text:p>-86.6872</text:p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office:value-type="float" office:value="-86.6063" calcext:value-type="float">
            <text:p>-86.6063</text:p>
          </table:table-cell>
        </table:table-row>
        <table:table-row table:style-name="ro1">
          <table:table-cell/>
          <table:table-cell office:value-type="float" office:value="2.18" calcext:value-type="float">
            <text:p>2.18</text:p>
          </table:table-cell>
          <table:table-cell office:value-type="float" office:value="-86.5273" calcext:value-type="float">
            <text:p>-86.5273</text:p>
          </table:table-cell>
        </table:table-row>
        <table:table-row table:style-name="ro1">
          <table:table-cell/>
          <table:table-cell office:value-type="float" office:value="2.19" calcext:value-type="float">
            <text:p>2.19</text:p>
          </table:table-cell>
          <table:table-cell office:value-type="float" office:value="-86.45" calcext:value-type="float">
            <text:p>-86.45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-86.3744" calcext:value-type="float">
            <text:p>-86.3744</text:p>
          </table:table-cell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office:value-type="float" office:value="-86.3005" calcext:value-type="float">
            <text:p>-86.3005</text:p>
          </table:table-cell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office:value-type="float" office:value="-86.2281" calcext:value-type="float">
            <text:p>-86.2281</text:p>
          </table:table-cell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office:value-type="float" office:value="-86.1573" calcext:value-type="float">
            <text:p>-86.1573</text:p>
          </table:table-cell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office:value-type="float" office:value="-86.088" calcext:value-type="float">
            <text:p>-86.088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-86.0201" calcext:value-type="float">
            <text:p>-86.0201</text:p>
          </table:table-cell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office:value-type="float" office:value="-85.9536" calcext:value-type="float">
            <text:p>-85.9536</text:p>
          </table:table-cell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 office:value-type="float" office:value="-85.8884" calcext:value-type="float">
            <text:p>-85.8884</text:p>
          </table:table-cell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office:value-type="float" office:value="-85.8245" calcext:value-type="float">
            <text:p>-85.8245</text:p>
          </table:table-cell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office:value-type="float" office:value="-85.7618" calcext:value-type="float">
            <text:p>-85.7618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-85.7004" calcext:value-type="float">
            <text:p>-85.7004</text:p>
          </table:table-cell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office:value-type="float" office:value="-85.6401" calcext:value-type="float">
            <text:p>-85.6401</text:p>
          </table:table-cell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office:value-type="float" office:value="-85.5809" calcext:value-type="float">
            <text:p>-85.5809</text:p>
          </table:table-cell>
        </table:table-row>
        <table:table-row table:style-name="ro1">
          <table:table-cell/>
          <table:table-cell office:value-type="float" office:value="2.33" calcext:value-type="float">
            <text:p>2.33</text:p>
          </table:table-cell>
          <table:table-cell office:value-type="float" office:value="-85.5228" calcext:value-type="float">
            <text:p>-85.5228</text:p>
          </table:table-cell>
        </table:table-row>
        <table:table-row table:style-name="ro1">
          <table:table-cell/>
          <table:table-cell office:value-type="float" office:value="2.34" calcext:value-type="float">
            <text:p>2.34</text:p>
          </table:table-cell>
          <table:table-cell office:value-type="float" office:value="-85.4658" calcext:value-type="float">
            <text:p>-85.4658</text:p>
          </table:table-cell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office:value-type="float" office:value="-85.4098" calcext:value-type="float">
            <text:p>-85.4098</text:p>
          </table:table-cell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office:value-type="float" office:value="-85.3547" calcext:value-type="float">
            <text:p>-85.3547</text:p>
          </table:table-cell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office:value-type="float" office:value="-85.3006" calcext:value-type="float">
            <text:p>-85.3006</text:p>
          </table:table-cell>
        </table:table-row>
        <table:table-row table:style-name="ro1">
          <table:table-cell/>
          <table:table-cell office:value-type="float" office:value="2.38" calcext:value-type="float">
            <text:p>2.38</text:p>
          </table:table-cell>
          <table:table-cell office:value-type="float" office:value="-85.2474" calcext:value-type="float">
            <text:p>-85.2474</text:p>
          </table:table-cell>
        </table:table-row>
        <table:table-row table:style-name="ro1">
          <table:table-cell/>
          <table:table-cell office:value-type="float" office:value="2.39" calcext:value-type="float">
            <text:p>2.39</text:p>
          </table:table-cell>
          <table:table-cell office:value-type="float" office:value="-85.1951" calcext:value-type="float">
            <text:p>-85.1951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-85.1436" calcext:value-type="float">
            <text:p>-85.1436</text:p>
          </table:table-cell>
        </table:table-row>
        <table:table-row table:style-name="ro1">
          <table:table-cell/>
          <table:table-cell office:value-type="float" office:value="2.41" calcext:value-type="float">
            <text:p>2.41</text:p>
          </table:table-cell>
          <table:table-cell office:value-type="float" office:value="-85.093" calcext:value-type="float">
            <text:p>-85.093</text:p>
          </table:table-cell>
        </table:table-row>
        <table:table-row table:style-name="ro1">
          <table:table-cell/>
          <table:table-cell office:value-type="float" office:value="2.42" calcext:value-type="float">
            <text:p>2.42</text:p>
          </table:table-cell>
          <table:table-cell office:value-type="float" office:value="-85.0432" calcext:value-type="float">
            <text:p>-85.0432</text:p>
          </table:table-cell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office:value-type="float" office:value="-84.9942" calcext:value-type="float">
            <text:p>-84.9942</text:p>
          </table:table-cell>
        </table:table-row>
        <table:table-row table:style-name="ro1">
          <table:table-cell/>
          <table:table-cell office:value-type="float" office:value="2.44" calcext:value-type="float">
            <text:p>2.44</text:p>
          </table:table-cell>
          <table:table-cell office:value-type="float" office:value="-84.9459" calcext:value-type="float">
            <text:p>-84.9459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-84.8983" calcext:value-type="float">
            <text:p>-84.8983</text:p>
          </table:table-cell>
        </table:table-row>
        <table:table-row table:style-name="ro1">
          <table:table-cell/>
          <table:table-cell office:value-type="float" office:value="2.46" calcext:value-type="float">
            <text:p>2.46</text:p>
          </table:table-cell>
          <table:table-cell office:value-type="float" office:value="-84.8514" calcext:value-type="float">
            <text:p>-84.8514</text:p>
          </table:table-cell>
        </table:table-row>
        <table:table-row table:style-name="ro1">
          <table:table-cell/>
          <table:table-cell office:value-type="float" office:value="2.47" calcext:value-type="float">
            <text:p>2.47</text:p>
          </table:table-cell>
          <table:table-cell office:value-type="float" office:value="-84.8053" calcext:value-type="float">
            <text:p>-84.8053</text:p>
          </table:table-cell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office:value-type="float" office:value="-84.7597" calcext:value-type="float">
            <text:p>-84.7597</text:p>
          </table:table-cell>
        </table:table-row>
        <table:table-row table:style-name="ro1">
          <table:table-cell/>
          <table:table-cell office:value-type="float" office:value="2.49" calcext:value-type="float">
            <text:p>2.49</text:p>
          </table:table-cell>
          <table:table-cell office:value-type="float" office:value="-84.7149" calcext:value-type="float">
            <text:p>-84.7149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84.6706" calcext:value-type="float">
            <text:p>-84.6706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office:value-type="float" office:value="-84.627" calcext:value-type="float">
            <text:p>-84.627</text:p>
          </table:table-cell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office:value-type="float" office:value="-84.584" calcext:value-type="float">
            <text:p>-84.584</text:p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 office:value-type="float" office:value="-84.5415" calcext:value-type="float">
            <text:p>-84.5415</text:p>
          </table:table-cell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office:value-type="float" office:value="-84.4996" calcext:value-type="float">
            <text:p>-84.4996</text:p>
          </table:table-cell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 office:value-type="float" office:value="-84.4582" calcext:value-type="float">
            <text:p>-84.4582</text:p>
          </table:table-cell>
        </table:table-row>
        <table:table-row table:style-name="ro1">
          <table:table-cell/>
          <table:table-cell office:value-type="float" office:value="2.56" calcext:value-type="float">
            <text:p>2.56</text:p>
          </table:table-cell>
          <table:table-cell office:value-type="float" office:value="-84.4173" calcext:value-type="float">
            <text:p>-84.4173</text:p>
          </table:table-cell>
        </table:table-row>
        <table:table-row table:style-name="ro1">
          <table:table-cell/>
          <table:table-cell office:value-type="float" office:value="2.57" calcext:value-type="float">
            <text:p>2.57</text:p>
          </table:table-cell>
          <table:table-cell office:value-type="float" office:value="-84.377" calcext:value-type="float">
            <text:p>-84.377</text:p>
          </table:table-cell>
        </table:table-row>
        <table:table-row table:style-name="ro1">
          <table:table-cell/>
          <table:table-cell office:value-type="float" office:value="2.58" calcext:value-type="float">
            <text:p>2.58</text:p>
          </table:table-cell>
          <table:table-cell office:value-type="float" office:value="-84.3371" calcext:value-type="float">
            <text:p>-84.3371</text:p>
          </table:table-cell>
        </table:table-row>
        <table:table-row table:style-name="ro1">
          <table:table-cell/>
          <table:table-cell office:value-type="float" office:value="2.59" calcext:value-type="float">
            <text:p>2.59</text:p>
          </table:table-cell>
          <table:table-cell office:value-type="float" office:value="-84.2978" calcext:value-type="float">
            <text:p>-84.2978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-84.2589" calcext:value-type="float">
            <text:p>-84.2589</text:p>
          </table:table-cell>
        </table:table-row>
        <table:table-row table:style-name="ro1">
          <table:table-cell/>
          <table:table-cell office:value-type="float" office:value="2.61" calcext:value-type="float">
            <text:p>2.61</text:p>
          </table:table-cell>
          <table:table-cell office:value-type="float" office:value="-84.2204" calcext:value-type="float">
            <text:p>-84.2204</text:p>
          </table:table-cell>
        </table:table-row>
        <table:table-row table:style-name="ro1">
          <table:table-cell/>
          <table:table-cell office:value-type="float" office:value="2.62" calcext:value-type="float">
            <text:p>2.62</text:p>
          </table:table-cell>
          <table:table-cell office:value-type="float" office:value="-84.1824" calcext:value-type="float">
            <text:p>-84.1824</text:p>
          </table:table-cell>
        </table:table-row>
        <table:table-row table:style-name="ro1">
          <table:table-cell/>
          <table:table-cell office:value-type="float" office:value="2.63" calcext:value-type="float">
            <text:p>2.63</text:p>
          </table:table-cell>
          <table:table-cell office:value-type="float" office:value="-84.1449" calcext:value-type="float">
            <text:p>-84.1449</text:p>
          </table:table-cell>
        </table:table-row>
        <table:table-row table:style-name="ro1">
          <table:table-cell/>
          <table:table-cell office:value-type="float" office:value="2.64" calcext:value-type="float">
            <text:p>2.64</text:p>
          </table:table-cell>
          <table:table-cell office:value-type="float" office:value="-84.1077" calcext:value-type="float">
            <text:p>-84.1077</text:p>
          </table:table-cell>
        </table:table-row>
        <table:table-row table:style-name="ro1">
          <table:table-cell/>
          <table:table-cell office:value-type="float" office:value="2.65" calcext:value-type="float">
            <text:p>2.65</text:p>
          </table:table-cell>
          <table:table-cell office:value-type="float" office:value="-84.071" calcext:value-type="float">
            <text:p>-84.071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-84.0347" calcext:value-type="float">
            <text:p>-84.0347</text:p>
          </table:table-cell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 office:value-type="float" office:value="-83.9987" calcext:value-type="float">
            <text:p>-83.9987</text:p>
          </table:table-cell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 office:value-type="float" office:value="-83.9632" calcext:value-type="float">
            <text:p>-83.9632</text:p>
          </table:table-cell>
        </table:table-row>
        <table:table-row table:style-name="ro1">
          <table:table-cell/>
          <table:table-cell office:value-type="float" office:value="2.69" calcext:value-type="float">
            <text:p>2.69</text:p>
          </table:table-cell>
          <table:table-cell office:value-type="float" office:value="-83.928" calcext:value-type="float">
            <text:p>-83.928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-83.8932" calcext:value-type="float">
            <text:p>-83.8932</text:p>
          </table:table-cell>
        </table:table-row>
        <table:table-row table:style-name="ro1">
          <table:table-cell/>
          <table:table-cell office:value-type="float" office:value="2.71" calcext:value-type="float">
            <text:p>2.71</text:p>
          </table:table-cell>
          <table:table-cell office:value-type="float" office:value="-83.8587" calcext:value-type="float">
            <text:p>-83.8587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-83.8246" calcext:value-type="float">
            <text:p>-83.8246</text:p>
          </table:table-cell>
        </table:table-row>
        <table:table-row table:style-name="ro1">
          <table:table-cell/>
          <table:table-cell office:value-type="float" office:value="2.73" calcext:value-type="float">
            <text:p>2.73</text:p>
          </table:table-cell>
          <table:table-cell office:value-type="float" office:value="-83.7909" calcext:value-type="float">
            <text:p>-83.7909</text:p>
          </table:table-cell>
        </table:table-row>
        <table:table-row table:style-name="ro1">
          <table:table-cell/>
          <table:table-cell office:value-type="float" office:value="2.74" calcext:value-type="float">
            <text:p>2.74</text:p>
          </table:table-cell>
          <table:table-cell office:value-type="float" office:value="-83.7574" calcext:value-type="float">
            <text:p>-83.7574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-83.7243" calcext:value-type="float">
            <text:p>-83.7243</text:p>
          </table:table-cell>
        </table:table-row>
        <table:table-row table:style-name="ro1">
          <table:table-cell/>
          <table:table-cell office:value-type="float" office:value="2.76" calcext:value-type="float">
            <text:p>2.76</text:p>
          </table:table-cell>
          <table:table-cell office:value-type="float" office:value="-83.6915" calcext:value-type="float">
            <text:p>-83.6915</text:p>
          </table:table-cell>
        </table:table-row>
        <table:table-row table:style-name="ro1">
          <table:table-cell/>
          <table:table-cell office:value-type="float" office:value="2.77" calcext:value-type="float">
            <text:p>2.77</text:p>
          </table:table-cell>
          <table:table-cell office:value-type="float" office:value="-83.6591" calcext:value-type="float">
            <text:p>-83.6591</text:p>
          </table:table-cell>
        </table:table-row>
        <table:table-row table:style-name="ro1">
          <table:table-cell/>
          <table:table-cell office:value-type="float" office:value="2.78" calcext:value-type="float">
            <text:p>2.78</text:p>
          </table:table-cell>
          <table:table-cell office:value-type="float" office:value="-83.6269" calcext:value-type="float">
            <text:p>-83.6269</text:p>
          </table:table-cell>
        </table:table-row>
        <table:table-row table:style-name="ro1">
          <table:table-cell/>
          <table:table-cell office:value-type="float" office:value="2.79" calcext:value-type="float">
            <text:p>2.79</text:p>
          </table:table-cell>
          <table:table-cell office:value-type="float" office:value="-83.595" calcext:value-type="float">
            <text:p>-83.595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-83.5634" calcext:value-type="float">
            <text:p>-83.5634</text:p>
          </table:table-cell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office:value-type="float" office:value="-83.5322" calcext:value-type="float">
            <text:p>-83.5322</text:p>
          </table:table-cell>
        </table:table-row>
        <table:table-row table:style-name="ro1">
          <table:table-cell/>
          <table:table-cell office:value-type="float" office:value="2.82" calcext:value-type="float">
            <text:p>2.82</text:p>
          </table:table-cell>
          <table:table-cell office:value-type="float" office:value="-83.5011" calcext:value-type="float">
            <text:p>-83.5011</text:p>
          </table:table-cell>
        </table:table-row>
        <table:table-row table:style-name="ro1">
          <table:table-cell/>
          <table:table-cell office:value-type="float" office:value="2.83" calcext:value-type="float">
            <text:p>2.83</text:p>
          </table:table-cell>
          <table:table-cell office:value-type="float" office:value="-83.4704" calcext:value-type="float">
            <text:p>-83.4704</text:p>
          </table:table-cell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office:value-type="float" office:value="-83.4399" calcext:value-type="float">
            <text:p>-83.4399</text:p>
          </table:table-cell>
        </table:table-row>
        <table:table-row table:style-name="ro1">
          <table:table-cell/>
          <table:table-cell office:value-type="float" office:value="2.85" calcext:value-type="float">
            <text:p>2.85</text:p>
          </table:table-cell>
          <table:table-cell office:value-type="float" office:value="-83.4098" calcext:value-type="float">
            <text:p>-83.4098</text:p>
          </table:table-cell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office:value-type="float" office:value="-83.3798" calcext:value-type="float">
            <text:p>-83.3798</text:p>
          </table:table-cell>
        </table:table-row>
        <table:table-row table:style-name="ro1">
          <table:table-cell/>
          <table:table-cell office:value-type="float" office:value="2.87" calcext:value-type="float">
            <text:p>2.87</text:p>
          </table:table-cell>
          <table:table-cell office:value-type="float" office:value="-83.3501" calcext:value-type="float">
            <text:p>-83.3501</text:p>
          </table:table-cell>
        </table:table-row>
        <table:table-row table:style-name="ro1">
          <table:table-cell/>
          <table:table-cell office:value-type="float" office:value="2.88" calcext:value-type="float">
            <text:p>2.88</text:p>
          </table:table-cell>
          <table:table-cell office:value-type="float" office:value="-83.3207" calcext:value-type="float">
            <text:p>-83.3207</text:p>
          </table:table-cell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office:value-type="float" office:value="-83.2915" calcext:value-type="float">
            <text:p>-83.2915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-83.2626" calcext:value-type="float">
            <text:p>-83.2626</text:p>
          </table:table-cell>
        </table:table-row>
        <table:table-row table:style-name="ro1">
          <table:table-cell/>
          <table:table-cell office:value-type="float" office:value="2.91" calcext:value-type="float">
            <text:p>2.91</text:p>
          </table:table-cell>
          <table:table-cell office:value-type="float" office:value="-83.2339" calcext:value-type="float">
            <text:p>-83.2339</text:p>
          </table:table-cell>
        </table:table-row>
        <table:table-row table:style-name="ro1">
          <table:table-cell/>
          <table:table-cell office:value-type="float" office:value="2.92" calcext:value-type="float">
            <text:p>2.92</text:p>
          </table:table-cell>
          <table:table-cell office:value-type="float" office:value="-83.2054" calcext:value-type="float">
            <text:p>-83.2054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office:value-type="float" office:value="-83.1772" calcext:value-type="float">
            <text:p>-83.1772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office:value-type="float" office:value="-83.1492" calcext:value-type="float">
            <text:p>-83.1492</text:p>
          </table:table-cell>
        </table:table-row>
        <table:table-row table:style-name="ro1">
          <table:table-cell/>
          <table:table-cell office:value-type="float" office:value="2.95" calcext:value-type="float">
            <text:p>2.95</text:p>
          </table:table-cell>
          <table:table-cell office:value-type="float" office:value="-83.1214" calcext:value-type="float">
            <text:p>-83.1214</text:p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office:value-type="float" office:value="-83.0938" calcext:value-type="float">
            <text:p>-83.0938</text:p>
          </table:table-cell>
        </table:table-row>
        <table:table-row table:style-name="ro1">
          <table:table-cell/>
          <table:table-cell office:value-type="float" office:value="2.97" calcext:value-type="float">
            <text:p>2.97</text:p>
          </table:table-cell>
          <table:table-cell office:value-type="float" office:value="-83.0664" calcext:value-type="float">
            <text:p>-83.0664</text:p>
          </table:table-cell>
        </table:table-row>
        <table:table-row table:style-name="ro1">
          <table:table-cell/>
          <table:table-cell office:value-type="float" office:value="2.98" calcext:value-type="float">
            <text:p>2.98</text:p>
          </table:table-cell>
          <table:table-cell office:value-type="float" office:value="-83.0393" calcext:value-type="float">
            <text:p>-83.0393</text:p>
          </table:table-cell>
        </table:table-row>
        <table:table-row table:style-name="ro1">
          <table:table-cell/>
          <table:table-cell office:value-type="float" office:value="2.99" calcext:value-type="float">
            <text:p>2.99</text:p>
          </table:table-cell>
          <table:table-cell office:value-type="float" office:value="-83.0124" calcext:value-type="float">
            <text:p>-83.01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2.9856" calcext:value-type="float">
            <text:p>-82.9856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office:value-type="float" office:value="-82.9591" calcext:value-type="float">
            <text:p>-82.9591</text:p>
          </table:table-cell>
        </table:table-row>
        <table:table-row table:style-name="ro1">
          <table:table-cell/>
          <table:table-cell office:value-type="float" office:value="3.02" calcext:value-type="float">
            <text:p>3.02</text:p>
          </table:table-cell>
          <table:table-cell office:value-type="float" office:value="-82.9328" calcext:value-type="float">
            <text:p>-82.9328</text:p>
          </table:table-cell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office:value-type="float" office:value="-82.9066" calcext:value-type="float">
            <text:p>-82.9066</text:p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office:value-type="float" office:value="-82.8807" calcext:value-type="float">
            <text:p>-82.8807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office:value-type="float" office:value="-82.855" calcext:value-type="float">
            <text:p>-82.855</text:p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office:value-type="float" office:value="-82.8294" calcext:value-type="float">
            <text:p>-82.8294</text:p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office:value-type="float" office:value="-82.804" calcext:value-type="float">
            <text:p>-82.804</text:p>
          </table:table-cell>
        </table:table-row>
        <table:table-row table:style-name="ro1">
          <table:table-cell/>
          <table:table-cell office:value-type="float" office:value="3.08" calcext:value-type="float">
            <text:p>3.08</text:p>
          </table:table-cell>
          <table:table-cell office:value-type="float" office:value="-82.7788" calcext:value-type="float">
            <text:p>-82.7788</text:p>
          </table:table-cell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office:value-type="float" office:value="-82.7538" calcext:value-type="float">
            <text:p>-82.7538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-82.729" calcext:value-type="float">
            <text:p>-82.729</text:p>
          </table:table-cell>
        </table:table-row>
        <table:table-row table:style-name="ro1">
          <table:table-cell/>
          <table:table-cell office:value-type="float" office:value="3.11" calcext:value-type="float">
            <text:p>3.11</text:p>
          </table:table-cell>
          <table:table-cell office:value-type="float" office:value="-82.7044" calcext:value-type="float">
            <text:p>-82.7044</text:p>
          </table:table-cell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office:value-type="float" office:value="-82.6799" calcext:value-type="float">
            <text:p>-82.6799</text:p>
          </table:table-cell>
        </table:table-row>
        <table:table-row table:style-name="ro1">
          <table:table-cell/>
          <table:table-cell office:value-type="float" office:value="3.13" calcext:value-type="float">
            <text:p>3.13</text:p>
          </table:table-cell>
          <table:table-cell office:value-type="float" office:value="-82.6556" calcext:value-type="float">
            <text:p>-82.6556</text:p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office:value-type="float" office:value="-82.6314" calcext:value-type="float">
            <text:p>-82.6314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office:value-type="float" office:value="-82.6074" calcext:value-type="float">
            <text:p>-82.6074</text:p>
          </table:table-cell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office:value-type="float" office:value="-82.5836" calcext:value-type="float">
            <text:p>-82.5836</text:p>
          </table:table-cell>
        </table:table-row>
        <table:table-row table:style-name="ro1">
          <table:table-cell/>
          <table:table-cell office:value-type="float" office:value="3.17" calcext:value-type="float">
            <text:p>3.17</text:p>
          </table:table-cell>
          <table:table-cell office:value-type="float" office:value="-82.56" calcext:value-type="float">
            <text:p>-82.56</text:p>
          </table:table-cell>
        </table:table-row>
        <table:table-row table:style-name="ro1">
          <table:table-cell/>
          <table:table-cell office:value-type="float" office:value="3.18" calcext:value-type="float">
            <text:p>3.18</text:p>
          </table:table-cell>
          <table:table-cell office:value-type="float" office:value="-82.5365" calcext:value-type="float">
            <text:p>-82.5365</text:p>
          </table:table-cell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office:value-type="float" office:value="-82.5132" calcext:value-type="float">
            <text:p>-82.5132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-82.49" calcext:value-type="float">
            <text:p>-82.49</text:p>
          </table:table-cell>
        </table:table-row>
        <table:table-row table:style-name="ro1">
          <table:table-cell/>
          <table:table-cell office:value-type="float" office:value="3.21" calcext:value-type="float">
            <text:p>3.21</text:p>
          </table:table-cell>
          <table:table-cell office:value-type="float" office:value="-82.467" calcext:value-type="float">
            <text:p>-82.467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-82.4441" calcext:value-type="float">
            <text:p>-82.4441</text:p>
          </table:table-cell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office:value-type="float" office:value="-82.4214" calcext:value-type="float">
            <text:p>-82.4214</text:p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office:value-type="float" office:value="-82.3989" calcext:value-type="float">
            <text:p>-82.3989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-82.3764" calcext:value-type="float">
            <text:p>-82.3764</text:p>
          </table:table-cell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-82.3542" calcext:value-type="float">
            <text:p>-82.3542</text:p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-82.3321" calcext:value-type="float">
            <text:p>-82.3321</text:p>
          </table:table-cell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float" office:value="-82.3101" calcext:value-type="float">
            <text:p>-82.3101</text:p>
          </table:table-cell>
        </table:table-row>
        <table:table-row table:style-name="ro1">
          <table:table-cell/>
          <table:table-cell office:value-type="float" office:value="3.29" calcext:value-type="float">
            <text:p>3.29</text:p>
          </table:table-cell>
          <table:table-cell office:value-type="float" office:value="-82.2882" calcext:value-type="float">
            <text:p>-82.2882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-82.2665" calcext:value-type="float">
            <text:p>-82.2665</text:p>
          </table:table-cell>
        </table:table-row>
        <table:table-row table:style-name="ro1">
          <table:table-cell/>
          <table:table-cell office:value-type="float" office:value="3.31" calcext:value-type="float">
            <text:p>3.31</text:p>
          </table:table-cell>
          <table:table-cell office:value-type="float" office:value="-82.245" calcext:value-type="float">
            <text:p>-82.245</text:p>
          </table:table-cell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office:value-type="float" office:value="-82.2236" calcext:value-type="float">
            <text:p>-82.2236</text:p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office:value-type="float" office:value="-82.2023" calcext:value-type="float">
            <text:p>-82.2023</text:p>
          </table:table-cell>
        </table:table-row>
        <table:table-row table:style-name="ro1">
          <table:table-cell/>
          <table:table-cell office:value-type="float" office:value="3.34" calcext:value-type="float">
            <text:p>3.34</text:p>
          </table:table-cell>
          <table:table-cell office:value-type="float" office:value="-82.1811" calcext:value-type="float">
            <text:p>-82.1811</text:p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office:value-type="float" office:value="-82.1601" calcext:value-type="float">
            <text:p>-82.1601</text:p>
          </table:table-cell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office:value-type="float" office:value="-82.1392" calcext:value-type="float">
            <text:p>-82.1392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-82.1184" calcext:value-type="float">
            <text:p>-82.1184</text:p>
          </table:table-cell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office:value-type="float" office:value="-82.0978" calcext:value-type="float">
            <text:p>-82.0978</text:p>
          </table:table-cell>
        </table:table-row>
        <table:table-row table:style-name="ro1">
          <table:table-cell/>
          <table:table-cell office:value-type="float" office:value="3.39" calcext:value-type="float">
            <text:p>3.39</text:p>
          </table:table-cell>
          <table:table-cell office:value-type="float" office:value="-82.0773" calcext:value-type="float">
            <text:p>-82.0773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-82.0569" calcext:value-type="float">
            <text:p>-82.0569</text:p>
          </table:table-cell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 office:value-type="float" office:value="-82.0367" calcext:value-type="float">
            <text:p>-82.0367</text:p>
          </table:table-cell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office:value-type="float" office:value="-82.0165" calcext:value-type="float">
            <text:p>-82.0165</text:p>
          </table:table-cell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office:value-type="float" office:value="-81.9965" calcext:value-type="float">
            <text:p>-81.9965</text:p>
          </table:table-cell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office:value-type="float" office:value="-81.9766" calcext:value-type="float">
            <text:p>-81.9766</text:p>
          </table:table-cell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 office:value-type="float" office:value="-81.9569" calcext:value-type="float">
            <text:p>-81.9569</text:p>
          </table:table-cell>
        </table:table-row>
        <table:table-row table:style-name="ro1">
          <table:table-cell/>
          <table:table-cell office:value-type="float" office:value="3.46" calcext:value-type="float">
            <text:p>3.46</text:p>
          </table:table-cell>
          <table:table-cell office:value-type="float" office:value="-81.9372" calcext:value-type="float">
            <text:p>-81.9372</text:p>
          </table:table-cell>
        </table:table-row>
        <table:table-row table:style-name="ro1">
          <table:table-cell/>
          <table:table-cell office:value-type="float" office:value="3.47" calcext:value-type="float">
            <text:p>3.47</text:p>
          </table:table-cell>
          <table:table-cell office:value-type="float" office:value="-81.9177" calcext:value-type="float">
            <text:p>-81.9177</text:p>
          </table:table-cell>
        </table:table-row>
        <table:table-row table:style-name="ro1">
          <table:table-cell/>
          <table:table-cell office:value-type="float" office:value="3.48" calcext:value-type="float">
            <text:p>3.48</text:p>
          </table:table-cell>
          <table:table-cell office:value-type="float" office:value="-81.8982" calcext:value-type="float">
            <text:p>-81.8982</text:p>
          </table:table-cell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office:value-type="float" office:value="-81.8789" calcext:value-type="float">
            <text:p>-81.8789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81.8598" calcext:value-type="float">
            <text:p>-81.8598</text:p>
          </table:table-cell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office:value-type="float" office:value="-81.8407" calcext:value-type="float">
            <text:p>-81.8407</text:p>
          </table:table-cell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office:value-type="float" office:value="-81.8217" calcext:value-type="float">
            <text:p>-81.8217</text:p>
          </table:table-cell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 office:value-type="float" office:value="-81.8029" calcext:value-type="float">
            <text:p>-81.8029</text:p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office:value-type="float" office:value="-81.7841" calcext:value-type="float">
            <text:p>-81.7841</text:p>
          </table:table-cell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office:value-type="float" office:value="-81.7655" calcext:value-type="float">
            <text:p>-81.7655</text:p>
          </table:table-cell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office:value-type="float" office:value="-81.7469" calcext:value-type="float">
            <text:p>-81.7469</text:p>
          </table:table-cell>
        </table:table-row>
        <table:table-row table:style-name="ro1">
          <table:table-cell/>
          <table:table-cell office:value-type="float" office:value="3.57" calcext:value-type="float">
            <text:p>3.57</text:p>
          </table:table-cell>
          <table:table-cell office:value-type="float" office:value="-81.7285" calcext:value-type="float">
            <text:p>-81.7285</text:p>
          </table:table-cell>
        </table:table-row>
        <table:table-row table:style-name="ro1">
          <table:table-cell/>
          <table:table-cell office:value-type="float" office:value="3.58" calcext:value-type="float">
            <text:p>3.58</text:p>
          </table:table-cell>
          <table:table-cell office:value-type="float" office:value="-81.7102" calcext:value-type="float">
            <text:p>-81.7102</text:p>
          </table:table-cell>
        </table:table-row>
        <table:table-row table:style-name="ro1">
          <table:table-cell/>
          <table:table-cell office:value-type="float" office:value="3.59" calcext:value-type="float">
            <text:p>3.59</text:p>
          </table:table-cell>
          <table:table-cell office:value-type="float" office:value="-81.692" calcext:value-type="float">
            <text:p>-81.69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-81.6739" calcext:value-type="float">
            <text:p>-81.6739</text:p>
          </table:table-cell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office:value-type="float" office:value="-81.6559" calcext:value-type="float">
            <text:p>-81.6559</text:p>
          </table:table-cell>
        </table:table-row>
        <table:table-row table:style-name="ro1">
          <table:table-cell/>
          <table:table-cell office:value-type="float" office:value="3.62" calcext:value-type="float">
            <text:p>3.62</text:p>
          </table:table-cell>
          <table:table-cell office:value-type="float" office:value="-81.638" calcext:value-type="float">
            <text:p>-81.638</text:p>
          </table:table-cell>
        </table:table-row>
        <table:table-row table:style-name="ro1">
          <table:table-cell/>
          <table:table-cell office:value-type="float" office:value="3.63" calcext:value-type="float">
            <text:p>3.63</text:p>
          </table:table-cell>
          <table:table-cell office:value-type="float" office:value="-81.6202" calcext:value-type="float">
            <text:p>-81.6202</text:p>
          </table:table-cell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-81.6025" calcext:value-type="float">
            <text:p>-81.6025</text:p>
          </table:table-cell>
        </table:table-row>
        <table:table-row table:style-name="ro1">
          <table:table-cell/>
          <table:table-cell office:value-type="float" office:value="3.65" calcext:value-type="float">
            <text:p>3.65</text:p>
          </table:table-cell>
          <table:table-cell office:value-type="float" office:value="-81.5849" calcext:value-type="float">
            <text:p>-81.5849</text:p>
          </table:table-cell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office:value-type="float" office:value="-81.5674" calcext:value-type="float">
            <text:p>-81.5674</text:p>
          </table:table-cell>
        </table:table-row>
        <table:table-row table:style-name="ro1">
          <table:table-cell/>
          <table:table-cell office:value-type="float" office:value="3.67" calcext:value-type="float">
            <text:p>3.67</text:p>
          </table:table-cell>
          <table:table-cell office:value-type="float" office:value="-81.5499" calcext:value-type="float">
            <text:p>-81.5499</text:p>
          </table:table-cell>
        </table:table-row>
        <table:table-row table:style-name="ro1">
          <table:table-cell/>
          <table:table-cell office:value-type="float" office:value="3.68" calcext:value-type="float">
            <text:p>3.68</text:p>
          </table:table-cell>
          <table:table-cell office:value-type="float" office:value="-81.5326" calcext:value-type="float">
            <text:p>-81.5326</text:p>
          </table:table-cell>
        </table:table-row>
        <table:table-row table:style-name="ro1">
          <table:table-cell/>
          <table:table-cell office:value-type="float" office:value="3.69" calcext:value-type="float">
            <text:p>3.69</text:p>
          </table:table-cell>
          <table:table-cell office:value-type="float" office:value="-81.5154" calcext:value-type="float">
            <text:p>-81.5154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-81.4983" calcext:value-type="float">
            <text:p>-81.4983</text:p>
          </table:table-cell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office:value-type="float" office:value="-81.4813" calcext:value-type="float">
            <text:p>-81.4813</text:p>
          </table:table-cell>
        </table:table-row>
        <table:table-row table:style-name="ro1">
          <table:table-cell/>
          <table:table-cell office:value-type="float" office:value="3.72" calcext:value-type="float">
            <text:p>3.72</text:p>
          </table:table-cell>
          <table:table-cell office:value-type="float" office:value="-81.4643" calcext:value-type="float">
            <text:p>-81.4643</text:p>
          </table:table-cell>
        </table:table-row>
        <table:table-row table:style-name="ro1">
          <table:table-cell/>
          <table:table-cell office:value-type="float" office:value="3.73" calcext:value-type="float">
            <text:p>3.73</text:p>
          </table:table-cell>
          <table:table-cell office:value-type="float" office:value="-81.4475" calcext:value-type="float">
            <text:p>-81.4475</text:p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office:value-type="float" office:value="-81.4307" calcext:value-type="float">
            <text:p>-81.4307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float" office:value="-81.4141" calcext:value-type="float">
            <text:p>-81.4141</text:p>
          </table:table-cell>
        </table:table-row>
        <table:table-row table:style-name="ro1">
          <table:table-cell/>
          <table:table-cell office:value-type="float" office:value="3.76" calcext:value-type="float">
            <text:p>3.76</text:p>
          </table:table-cell>
          <table:table-cell office:value-type="float" office:value="-81.3975" calcext:value-type="float">
            <text:p>-81.3975</text:p>
          </table:table-cell>
        </table:table-row>
        <table:table-row table:style-name="ro1">
          <table:table-cell/>
          <table:table-cell office:value-type="float" office:value="3.77" calcext:value-type="float">
            <text:p>3.77</text:p>
          </table:table-cell>
          <table:table-cell office:value-type="float" office:value="-81.381" calcext:value-type="float">
            <text:p>-81.381</text:p>
          </table:table-cell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office:value-type="float" office:value="-81.3647" calcext:value-type="float">
            <text:p>-81.3647</text:p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office:value-type="float" office:value="-81.3484" calcext:value-type="float">
            <text:p>-81.3484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-81.3321" calcext:value-type="float">
            <text:p>-81.3321</text:p>
          </table:table-cell>
        </table:table-row>
        <table:table-row table:style-name="ro1">
          <table:table-cell/>
          <table:table-cell office:value-type="float" office:value="3.81" calcext:value-type="float">
            <text:p>3.81</text:p>
          </table:table-cell>
          <table:table-cell office:value-type="float" office:value="-81.316" calcext:value-type="float">
            <text:p>-81.316</text:p>
          </table:table-cell>
        </table:table-row>
        <table:table-row table:style-name="ro1">
          <table:table-cell/>
          <table:table-cell office:value-type="float" office:value="3.82" calcext:value-type="float">
            <text:p>3.82</text:p>
          </table:table-cell>
          <table:table-cell office:value-type="float" office:value="-81.3" calcext:value-type="float">
            <text:p>-81.3</text:p>
          </table:table-cell>
        </table:table-row>
        <table:table-row table:style-name="ro1">
          <table:table-cell/>
          <table:table-cell office:value-type="float" office:value="3.83" calcext:value-type="float">
            <text:p>3.83</text:p>
          </table:table-cell>
          <table:table-cell office:value-type="float" office:value="-81.284" calcext:value-type="float">
            <text:p>-81.284</text:p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office:value-type="float" office:value="-81.2681" calcext:value-type="float">
            <text:p>-81.2681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-81.2524" calcext:value-type="float">
            <text:p>-81.2524</text:p>
          </table:table-cell>
        </table:table-row>
        <table:table-row table:style-name="ro1">
          <table:table-cell/>
          <table:table-cell office:value-type="float" office:value="3.86" calcext:value-type="float">
            <text:p>3.86</text:p>
          </table:table-cell>
          <table:table-cell office:value-type="float" office:value="-81.2366" calcext:value-type="float">
            <text:p>-81.2366</text:p>
          </table:table-cell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 office:value-type="float" office:value="-81.221" calcext:value-type="float">
            <text:p>-81.221</text:p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 office:value-type="float" office:value="-81.2055" calcext:value-type="float">
            <text:p>-81.2055</text:p>
          </table:table-cell>
        </table:table-row>
        <table:table-row table:style-name="ro1">
          <table:table-cell/>
          <table:table-cell office:value-type="float" office:value="3.89" calcext:value-type="float">
            <text:p>3.89</text:p>
          </table:table-cell>
          <table:table-cell office:value-type="float" office:value="-81.19" calcext:value-type="float">
            <text:p>-81.19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-81.1746" calcext:value-type="float">
            <text:p>-81.1746</text:p>
          </table:table-cell>
        </table:table-row>
        <table:table-row table:style-name="ro1">
          <table:table-cell/>
          <table:table-cell office:value-type="float" office:value="3.91" calcext:value-type="float">
            <text:p>3.91</text:p>
          </table:table-cell>
          <table:table-cell office:value-type="float" office:value="-81.1593" calcext:value-type="float">
            <text:p>-81.1593</text:p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office:value-type="float" office:value="-81.1441" calcext:value-type="float">
            <text:p>-81.1441</text:p>
          </table:table-cell>
        </table:table-row>
        <table:table-row table:style-name="ro1">
          <table:table-cell/>
          <table:table-cell office:value-type="float" office:value="3.93" calcext:value-type="float">
            <text:p>3.93</text:p>
          </table:table-cell>
          <table:table-cell office:value-type="float" office:value="-81.129" calcext:value-type="float">
            <text:p>-81.129</text:p>
          </table:table-cell>
        </table:table-row>
        <table:table-row table:style-name="ro1">
          <table:table-cell/>
          <table:table-cell office:value-type="float" office:value="3.94" calcext:value-type="float">
            <text:p>3.94</text:p>
          </table:table-cell>
          <table:table-cell office:value-type="float" office:value="-81.1139" calcext:value-type="float">
            <text:p>-81.1139</text:p>
          </table:table-cell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office:value-type="float" office:value="-81.0989" calcext:value-type="float">
            <text:p>-81.0989</text:p>
          </table:table-cell>
        </table:table-row>
        <table:table-row table:style-name="ro1">
          <table:table-cell/>
          <table:table-cell office:value-type="float" office:value="3.96" calcext:value-type="float">
            <text:p>3.96</text:p>
          </table:table-cell>
          <table:table-cell office:value-type="float" office:value="-81.084" calcext:value-type="float">
            <text:p>-81.084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office:value-type="float" office:value="-81.0692" calcext:value-type="float">
            <text:p>-81.0692</text:p>
          </table:table-cell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office:value-type="float" office:value="-81.0544" calcext:value-type="float">
            <text:p>-81.0544</text:p>
          </table:table-cell>
        </table:table-row>
        <table:table-row table:style-name="ro1">
          <table:table-cell/>
          <table:table-cell office:value-type="float" office:value="3.99" calcext:value-type="float">
            <text:p>3.99</text:p>
          </table:table-cell>
          <table:table-cell office:value-type="float" office:value="-81.0398" calcext:value-type="float">
            <text:p>-81.03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81.0251" calcext:value-type="float">
            <text:p>-81.0251</text:p>
          </table:table-cell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office:value-type="float" office:value="-81.0106" calcext:value-type="float">
            <text:p>-81.0106</text:p>
          </table:table-cell>
        </table:table-row>
        <table:table-row table:style-name="ro1">
          <table:table-cell/>
          <table:table-cell office:value-type="float" office:value="4.02" calcext:value-type="float">
            <text:p>4.02</text:p>
          </table:table-cell>
          <table:table-cell office:value-type="float" office:value="-80.9961" calcext:value-type="float">
            <text:p>-80.9961</text:p>
          </table:table-cell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-80.9818" calcext:value-type="float">
            <text:p>-80.9818</text:p>
          </table:table-cell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office:value-type="float" office:value="-80.9674" calcext:value-type="float">
            <text:p>-80.9674</text:p>
          </table:table-cell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office:value-type="float" office:value="-80.9532" calcext:value-type="float">
            <text:p>-80.9532</text:p>
          </table:table-cell>
        </table:table-row>
        <table:table-row table:style-name="ro1">
          <table:table-cell/>
          <table:table-cell office:value-type="float" office:value="4.06" calcext:value-type="float">
            <text:p>4.06</text:p>
          </table:table-cell>
          <table:table-cell office:value-type="float" office:value="-80.939" calcext:value-type="float">
            <text:p>-80.939</text:p>
          </table:table-cell>
        </table:table-row>
        <table:table-row table:style-name="ro1">
          <table:table-cell/>
          <table:table-cell office:value-type="float" office:value="4.07" calcext:value-type="float">
            <text:p>4.07</text:p>
          </table:table-cell>
          <table:table-cell office:value-type="float" office:value="-80.9249" calcext:value-type="float">
            <text:p>-80.9249</text:p>
          </table:table-cell>
        </table:table-row>
        <table:table-row table:style-name="ro1">
          <table:table-cell/>
          <table:table-cell office:value-type="float" office:value="4.08" calcext:value-type="float">
            <text:p>4.08</text:p>
          </table:table-cell>
          <table:table-cell office:value-type="float" office:value="-80.9109" calcext:value-type="float">
            <text:p>-80.9109</text:p>
          </table:table-cell>
        </table:table-row>
        <table:table-row table:style-name="ro1">
          <table:table-cell/>
          <table:table-cell office:value-type="float" office:value="4.09" calcext:value-type="float">
            <text:p>4.09</text:p>
          </table:table-cell>
          <table:table-cell office:value-type="float" office:value="-80.8969" calcext:value-type="float">
            <text:p>-80.8969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-80.883" calcext:value-type="float">
            <text:p>-80.883</text:p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office:value-type="float" office:value="-80.8692" calcext:value-type="float">
            <text:p>-80.8692</text:p>
          </table:table-cell>
        </table:table-row>
        <table:table-row table:style-name="ro1">
          <table:table-cell/>
          <table:table-cell office:value-type="float" office:value="4.12" calcext:value-type="float">
            <text:p>4.12</text:p>
          </table:table-cell>
          <table:table-cell office:value-type="float" office:value="-80.8555" calcext:value-type="float">
            <text:p>-80.8555</text:p>
          </table:table-cell>
        </table:table-row>
        <table:table-row table:style-name="ro1">
          <table:table-cell/>
          <table:table-cell office:value-type="float" office:value="4.13" calcext:value-type="float">
            <text:p>4.13</text:p>
          </table:table-cell>
          <table:table-cell office:value-type="float" office:value="-80.8418" calcext:value-type="float">
            <text:p>-80.8418</text:p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office:value-type="float" office:value="-80.8281" calcext:value-type="float">
            <text:p>-80.8281</text:p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office:value-type="float" office:value="-80.8146" calcext:value-type="float">
            <text:p>-80.8146</text:p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office:value-type="float" office:value="-80.8011" calcext:value-type="float">
            <text:p>-80.8011</text:p>
          </table:table-cell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office:value-type="float" office:value="-80.7877" calcext:value-type="float">
            <text:p>-80.7877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-80.7743" calcext:value-type="float">
            <text:p>-80.7743</text:p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office:value-type="float" office:value="-80.761" calcext:value-type="float">
            <text:p>-80.761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-80.7478" calcext:value-type="float">
            <text:p>-80.7478</text:p>
          </table:table-cell>
        </table:table-row>
        <table:table-row table:style-name="ro1">
          <table:table-cell/>
          <table:table-cell office:value-type="float" office:value="4.21" calcext:value-type="float">
            <text:p>4.21</text:p>
          </table:table-cell>
          <table:table-cell office:value-type="float" office:value="-80.7346" calcext:value-type="float">
            <text:p>-80.7346</text:p>
          </table:table-cell>
        </table:table-row>
        <table:table-row table:style-name="ro1">
          <table:table-cell/>
          <table:table-cell office:value-type="float" office:value="4.22" calcext:value-type="float">
            <text:p>4.22</text:p>
          </table:table-cell>
          <table:table-cell office:value-type="float" office:value="-80.7215" calcext:value-type="float">
            <text:p>-80.7215</text:p>
          </table:table-cell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office:value-type="float" office:value="-80.7085" calcext:value-type="float">
            <text:p>-80.7085</text:p>
          </table:table-cell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-80.6955" calcext:value-type="float">
            <text:p>-80.6955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-80.6826" calcext:value-type="float">
            <text:p>-80.6826</text:p>
          </table:table-cell>
        </table:table-row>
        <table:table-row table:style-name="ro1">
          <table:table-cell/>
          <table:table-cell office:value-type="float" office:value="4.26" calcext:value-type="float">
            <text:p>4.26</text:p>
          </table:table-cell>
          <table:table-cell office:value-type="float" office:value="-80.6697" calcext:value-type="float">
            <text:p>-80.6697</text:p>
          </table:table-cell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office:value-type="float" office:value="-80.6569" calcext:value-type="float">
            <text:p>-80.6569</text:p>
          </table:table-cell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-80.6442" calcext:value-type="float">
            <text:p>-80.6442</text:p>
          </table:table-cell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office:value-type="float" office:value="-80.6315" calcext:value-type="float">
            <text:p>-80.6315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-80.6189" calcext:value-type="float">
            <text:p>-80.6189</text:p>
          </table:table-cell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office:value-type="float" office:value="-80.6063" calcext:value-type="float">
            <text:p>-80.6063</text:p>
          </table:table-cell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office:value-type="float" office:value="-80.5939" calcext:value-type="float">
            <text:p>-80.5939</text:p>
          </table:table-cell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-80.5814" calcext:value-type="float">
            <text:p>-80.5814</text:p>
          </table:table-cell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 office:value-type="float" office:value="-80.569" calcext:value-type="float">
            <text:p>-80.569</text:p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office:value-type="float" office:value="-80.5567" calcext:value-type="float">
            <text:p>-80.5567</text:p>
          </table:table-cell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office:value-type="float" office:value="-80.5445" calcext:value-type="float">
            <text:p>-80.5445</text:p>
          </table:table-cell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 office:value-type="float" office:value="-80.5322" calcext:value-type="float">
            <text:p>-80.5322</text:p>
          </table:table-cell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  <table:table-cell office:value-type="float" office:value="-80.5201" calcext:value-type="float">
            <text:p>-80.5201</text:p>
          </table:table-cell>
        </table:table-row>
        <table:table-row table:style-name="ro1">
          <table:table-cell/>
          <table:table-cell office:value-type="float" office:value="4.39" calcext:value-type="float">
            <text:p>4.39</text:p>
          </table:table-cell>
          <table:table-cell office:value-type="float" office:value="-80.508" calcext:value-type="float">
            <text:p>-80.508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-80.496" calcext:value-type="float">
            <text:p>-80.496</text:p>
          </table:table-cell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 office:value-type="float" office:value="-80.484" calcext:value-type="float">
            <text:p>-80.484</text:p>
          </table:table-cell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office:value-type="float" office:value="-80.4721" calcext:value-type="float">
            <text:p>-80.4721</text:p>
          </table:table-cell>
        </table:table-row>
        <table:table-row table:style-name="ro1">
          <table:table-cell/>
          <table:table-cell office:value-type="float" office:value="4.43" calcext:value-type="float">
            <text:p>4.43</text:p>
          </table:table-cell>
          <table:table-cell office:value-type="float" office:value="-80.4602" calcext:value-type="float">
            <text:p>-80.4602</text:p>
          </table:table-cell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office:value-type="float" office:value="-80.4484" calcext:value-type="float">
            <text:p>-80.4484</text:p>
          </table:table-cell>
        </table:table-row>
        <table:table-row table:style-name="ro1">
          <table:table-cell/>
          <table:table-cell office:value-type="float" office:value="4.45" calcext:value-type="float">
            <text:p>4.45</text:p>
          </table:table-cell>
          <table:table-cell office:value-type="float" office:value="-80.4366" calcext:value-type="float">
            <text:p>-80.4366</text:p>
          </table:table-cell>
        </table:table-row>
        <table:table-row table:style-name="ro1">
          <table:table-cell/>
          <table:table-cell office:value-type="float" office:value="4.46" calcext:value-type="float">
            <text:p>4.46</text:p>
          </table:table-cell>
          <table:table-cell office:value-type="float" office:value="-80.4249" calcext:value-type="float">
            <text:p>-80.4249</text:p>
          </table:table-cell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office:value-type="float" office:value="-80.4132" calcext:value-type="float">
            <text:p>-80.4132</text:p>
          </table:table-cell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 office:value-type="float" office:value="-80.4016" calcext:value-type="float">
            <text:p>-80.4016</text:p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office:value-type="float" office:value="-80.3901" calcext:value-type="float">
            <text:p>-80.3901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-80.3786" calcext:value-type="float">
            <text:p>-80.3786</text:p>
          </table:table-cell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office:value-type="float" office:value="-80.3671" calcext:value-type="float">
            <text:p>-80.3671</text:p>
          </table:table-cell>
        </table:table-row>
        <table:table-row table:style-name="ro1">
          <table:table-cell/>
          <table:table-cell office:value-type="float" office:value="4.52" calcext:value-type="float">
            <text:p>4.52</text:p>
          </table:table-cell>
          <table:table-cell office:value-type="float" office:value="-80.3557" calcext:value-type="float">
            <text:p>-80.3557</text:p>
          </table:table-cell>
        </table:table-row>
        <table:table-row table:style-name="ro1">
          <table:table-cell/>
          <table:table-cell office:value-type="float" office:value="4.53" calcext:value-type="float">
            <text:p>4.53</text:p>
          </table:table-cell>
          <table:table-cell office:value-type="float" office:value="-80.3444" calcext:value-type="float">
            <text:p>-80.3444</text:p>
          </table:table-cell>
        </table:table-row>
        <table:table-row table:style-name="ro1">
          <table:table-cell/>
          <table:table-cell office:value-type="float" office:value="4.54" calcext:value-type="float">
            <text:p>4.54</text:p>
          </table:table-cell>
          <table:table-cell office:value-type="float" office:value="-80.3331" calcext:value-type="float">
            <text:p>-80.3331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office:value-type="float" office:value="-80.3218" calcext:value-type="float">
            <text:p>-80.3218</text:p>
          </table:table-cell>
        </table:table-row>
        <table:table-row table:style-name="ro1">
          <table:table-cell/>
          <table:table-cell office:value-type="float" office:value="4.56" calcext:value-type="float">
            <text:p>4.56</text:p>
          </table:table-cell>
          <table:table-cell office:value-type="float" office:value="-80.3106" calcext:value-type="float">
            <text:p>-80.3106</text:p>
          </table:table-cell>
        </table:table-row>
        <table:table-row table:style-name="ro1">
          <table:table-cell/>
          <table:table-cell office:value-type="float" office:value="4.57" calcext:value-type="float">
            <text:p>4.57</text:p>
          </table:table-cell>
          <table:table-cell office:value-type="float" office:value="-80.2995" calcext:value-type="float">
            <text:p>-80.2995</text:p>
          </table:table-cell>
        </table:table-row>
        <table:table-row table:style-name="ro1">
          <table:table-cell/>
          <table:table-cell office:value-type="float" office:value="4.58" calcext:value-type="float">
            <text:p>4.58</text:p>
          </table:table-cell>
          <table:table-cell office:value-type="float" office:value="-80.2884" calcext:value-type="float">
            <text:p>-80.2884</text:p>
          </table:table-cell>
        </table:table-row>
        <table:table-row table:style-name="ro1">
          <table:table-cell/>
          <table:table-cell office:value-type="float" office:value="4.59" calcext:value-type="float">
            <text:p>4.59</text:p>
          </table:table-cell>
          <table:table-cell office:value-type="float" office:value="-80.2774" calcext:value-type="float">
            <text:p>-80.2774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-80.2664" calcext:value-type="float">
            <text:p>-80.2664</text:p>
          </table:table-cell>
        </table:table-row>
        <table:table-row table:style-name="ro1">
          <table:table-cell/>
          <table:table-cell office:value-type="float" office:value="4.61" calcext:value-type="float">
            <text:p>4.61</text:p>
          </table:table-cell>
          <table:table-cell office:value-type="float" office:value="-80.2554" calcext:value-type="float">
            <text:p>-80.2554</text:p>
          </table:table-cell>
        </table:table-row>
        <table:table-row table:style-name="ro1">
          <table:table-cell/>
          <table:table-cell office:value-type="float" office:value="4.62" calcext:value-type="float">
            <text:p>4.62</text:p>
          </table:table-cell>
          <table:table-cell office:value-type="float" office:value="-80.2445" calcext:value-type="float">
            <text:p>-80.2445</text:p>
          </table:table-cell>
        </table:table-row>
        <table:table-row table:style-name="ro1">
          <table:table-cell/>
          <table:table-cell office:value-type="float" office:value="4.63" calcext:value-type="float">
            <text:p>4.63</text:p>
          </table:table-cell>
          <table:table-cell office:value-type="float" office:value="-80.2337" calcext:value-type="float">
            <text:p>-80.2337</text:p>
          </table:table-cell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office:value-type="float" office:value="-80.2229" calcext:value-type="float">
            <text:p>-80.2229</text:p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office:value-type="float" office:value="-80.2121" calcext:value-type="float">
            <text:p>-80.2121</text:p>
          </table:table-cell>
        </table:table-row>
        <table:table-row table:style-name="ro1">
          <table:table-cell/>
          <table:table-cell office:value-type="float" office:value="4.66" calcext:value-type="float">
            <text:p>4.66</text:p>
          </table:table-cell>
          <table:table-cell office:value-type="float" office:value="-80.2014" calcext:value-type="float">
            <text:p>-80.2014</text:p>
          </table:table-cell>
        </table:table-row>
        <table:table-row table:style-name="ro1">
          <table:table-cell/>
          <table:table-cell office:value-type="float" office:value="4.67" calcext:value-type="float">
            <text:p>4.67</text:p>
          </table:table-cell>
          <table:table-cell office:value-type="float" office:value="-80.1907" calcext:value-type="float">
            <text:p>-80.1907</text:p>
          </table:table-cell>
        </table:table-row>
        <table:table-row table:style-name="ro1">
          <table:table-cell/>
          <table:table-cell office:value-type="float" office:value="4.68" calcext:value-type="float">
            <text:p>4.68</text:p>
          </table:table-cell>
          <table:table-cell office:value-type="float" office:value="-80.1801" calcext:value-type="float">
            <text:p>-80.1801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-80.1695" calcext:value-type="float">
            <text:p>-80.1695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-80.159" calcext:value-type="float">
            <text:p>-80.159</text:p>
          </table:table-cell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office:value-type="float" office:value="-80.1485" calcext:value-type="float">
            <text:p>-80.1485</text:p>
          </table:table-cell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office:value-type="float" office:value="-80.1381" calcext:value-type="float">
            <text:p>-80.1381</text:p>
          </table:table-cell>
        </table:table-row>
        <table:table-row table:style-name="ro1">
          <table:table-cell/>
          <table:table-cell office:value-type="float" office:value="4.73" calcext:value-type="float">
            <text:p>4.73</text:p>
          </table:table-cell>
          <table:table-cell office:value-type="float" office:value="-80.1277" calcext:value-type="float">
            <text:p>-80.1277</text:p>
          </table:table-cell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office:value-type="float" office:value="-80.1174" calcext:value-type="float">
            <text:p>-80.1174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-80.1071" calcext:value-type="float">
            <text:p>-80.1071</text:p>
          </table:table-cell>
        </table:table-row>
        <table:table-row table:style-name="ro1">
          <table:table-cell/>
          <table:table-cell office:value-type="float" office:value="4.76" calcext:value-type="float">
            <text:p>4.76</text:p>
          </table:table-cell>
          <table:table-cell office:value-type="float" office:value="-80.0968" calcext:value-type="float">
            <text:p>-80.0968</text:p>
          </table:table-cell>
        </table:table-row>
        <table:table-row table:style-name="ro1">
          <table:table-cell/>
          <table:table-cell office:value-type="float" office:value="4.77" calcext:value-type="float">
            <text:p>4.77</text:p>
          </table:table-cell>
          <table:table-cell office:value-type="float" office:value="-80.0866" calcext:value-type="float">
            <text:p>-80.0866</text:p>
          </table:table-cell>
        </table:table-row>
        <table:table-row table:style-name="ro1">
          <table:table-cell/>
          <table:table-cell office:value-type="float" office:value="4.78" calcext:value-type="float">
            <text:p>4.78</text:p>
          </table:table-cell>
          <table:table-cell office:value-type="float" office:value="-80.0764" calcext:value-type="float">
            <text:p>-80.0764</text:p>
          </table:table-cell>
        </table:table-row>
        <table:table-row table:style-name="ro1">
          <table:table-cell/>
          <table:table-cell office:value-type="float" office:value="4.79" calcext:value-type="float">
            <text:p>4.79</text:p>
          </table:table-cell>
          <table:table-cell office:value-type="float" office:value="-80.0663" calcext:value-type="float">
            <text:p>-80.0663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-80.0562" calcext:value-type="float">
            <text:p>-80.0562</text:p>
          </table:table-cell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office:value-type="float" office:value="-80.0462" calcext:value-type="float">
            <text:p>-80.0462</text:p>
          </table:table-cell>
        </table:table-row>
        <table:table-row table:style-name="ro1">
          <table:table-cell/>
          <table:table-cell office:value-type="float" office:value="4.82" calcext:value-type="float">
            <text:p>4.82</text:p>
          </table:table-cell>
          <table:table-cell office:value-type="float" office:value="-80.0362" calcext:value-type="float">
            <text:p>-80.0362</text:p>
          </table:table-cell>
        </table:table-row>
        <table:table-row table:style-name="ro1">
          <table:table-cell/>
          <table:table-cell office:value-type="float" office:value="4.83" calcext:value-type="float">
            <text:p>4.83</text:p>
          </table:table-cell>
          <table:table-cell office:value-type="float" office:value="-80.0262" calcext:value-type="float">
            <text:p>-80.0262</text:p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office:value-type="float" office:value="-80.0163" calcext:value-type="float">
            <text:p>-80.0163</text:p>
          </table:table-cell>
        </table:table-row>
        <table:table-row table:style-name="ro1">
          <table:table-cell/>
          <table:table-cell office:value-type="float" office:value="4.85" calcext:value-type="float">
            <text:p>4.85</text:p>
          </table:table-cell>
          <table:table-cell office:value-type="float" office:value="-80.0065" calcext:value-type="float">
            <text:p>-80.0065</text:p>
          </table:table-cell>
        </table:table-row>
        <table:table-row table:style-name="ro1">
          <table:table-cell/>
          <table:table-cell office:value-type="float" office:value="4.86" calcext:value-type="float">
            <text:p>4.86</text:p>
          </table:table-cell>
          <table:table-cell office:value-type="float" office:value="-79.9966" calcext:value-type="float">
            <text:p>-79.9966</text:p>
          </table:table-cell>
        </table:table-row>
        <table:table-row table:style-name="ro1">
          <table:table-cell/>
          <table:table-cell office:value-type="float" office:value="4.87" calcext:value-type="float">
            <text:p>4.87</text:p>
          </table:table-cell>
          <table:table-cell office:value-type="float" office:value="-79.9868" calcext:value-type="float">
            <text:p>-79.9868</text:p>
          </table:table-cell>
        </table:table-row>
        <table:table-row table:style-name="ro1">
          <table:table-cell/>
          <table:table-cell office:value-type="float" office:value="4.88" calcext:value-type="float">
            <text:p>4.88</text:p>
          </table:table-cell>
          <table:table-cell office:value-type="float" office:value="-79.9771" calcext:value-type="float">
            <text:p>-79.9771</text:p>
          </table:table-cell>
        </table:table-row>
        <table:table-row table:style-name="ro1">
          <table:table-cell/>
          <table:table-cell office:value-type="float" office:value="4.89" calcext:value-type="float">
            <text:p>4.89</text:p>
          </table:table-cell>
          <table:table-cell office:value-type="float" office:value="-79.9674" calcext:value-type="float">
            <text:p>-79.9674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-79.9577" calcext:value-type="float">
            <text:p>-79.9577</text:p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office:value-type="float" office:value="-79.9481" calcext:value-type="float">
            <text:p>-79.9481</text:p>
          </table:table-cell>
        </table:table-row>
        <table:table-row table:style-name="ro1">
          <table:table-cell/>
          <table:table-cell office:value-type="float" office:value="4.92" calcext:value-type="float">
            <text:p>4.92</text:p>
          </table:table-cell>
          <table:table-cell office:value-type="float" office:value="-79.9385" calcext:value-type="float">
            <text:p>-79.9385</text:p>
          </table:table-cell>
        </table:table-row>
        <table:table-row table:style-name="ro1">
          <table:table-cell/>
          <table:table-cell office:value-type="float" office:value="4.93" calcext:value-type="float">
            <text:p>4.93</text:p>
          </table:table-cell>
          <table:table-cell office:value-type="float" office:value="-79.929" calcext:value-type="float">
            <text:p>-79.929</text:p>
          </table:table-cell>
        </table:table-row>
        <table:table-row table:style-name="ro1">
          <table:table-cell/>
          <table:table-cell office:value-type="float" office:value="4.94" calcext:value-type="float">
            <text:p>4.94</text:p>
          </table:table-cell>
          <table:table-cell office:value-type="float" office:value="-79.9195" calcext:value-type="float">
            <text:p>-79.9195</text:p>
          </table:table-cell>
        </table:table-row>
        <table:table-row table:style-name="ro1">
          <table:table-cell/>
          <table:table-cell office:value-type="float" office:value="4.95" calcext:value-type="float">
            <text:p>4.95</text:p>
          </table:table-cell>
          <table:table-cell office:value-type="float" office:value="-79.91" calcext:value-type="float">
            <text:p>-79.91</text:p>
          </table:table-cell>
        </table:table-row>
        <table:table-row table:style-name="ro1">
          <table:table-cell/>
          <table:table-cell office:value-type="float" office:value="4.96" calcext:value-type="float">
            <text:p>4.96</text:p>
          </table:table-cell>
          <table:table-cell office:value-type="float" office:value="-79.9006" calcext:value-type="float">
            <text:p>-79.9006</text:p>
          </table:table-cell>
        </table:table-row>
        <table:table-row table:style-name="ro1">
          <table:table-cell/>
          <table:table-cell office:value-type="float" office:value="4.97" calcext:value-type="float">
            <text:p>4.97</text:p>
          </table:table-cell>
          <table:table-cell office:value-type="float" office:value="-79.8912" calcext:value-type="float">
            <text:p>-79.8912</text:p>
          </table:table-cell>
        </table:table-row>
        <table:table-row table:style-name="ro1">
          <table:table-cell/>
          <table:table-cell office:value-type="float" office:value="4.98" calcext:value-type="float">
            <text:p>4.98</text:p>
          </table:table-cell>
          <table:table-cell office:value-type="float" office:value="-79.8818" calcext:value-type="float">
            <text:p>-79.8818</text:p>
          </table:table-cell>
        </table:table-row>
        <table:table-row table:style-name="ro1">
          <table:table-cell/>
          <table:table-cell office:value-type="float" office:value="4.99" calcext:value-type="float">
            <text:p>4.99</text:p>
          </table:table-cell>
          <table:table-cell office:value-type="float" office:value="-79.8725" calcext:value-type="float">
            <text:p>-79.87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9.4089" calcext:value-type="float">
            <text:p>-79.4089</text:p>
          </table:table-cell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office:value-type="float" office:value="-78.9868" calcext:value-type="float">
            <text:p>-78.9868</text:p>
          </table:table-cell>
        </table:table-row>
        <table:table-row table:style-name="ro1">
          <table:table-cell/>
          <table:table-cell office:value-type="float" office:value="5.02" calcext:value-type="float">
            <text:p>5.02</text:p>
          </table:table-cell>
          <table:table-cell office:value-type="float" office:value="-78.6027" calcext:value-type="float">
            <text:p>-78.6027</text:p>
          </table:table-cell>
        </table:table-row>
        <table:table-row table:style-name="ro1">
          <table:table-cell/>
          <table:table-cell office:value-type="float" office:value="5.03" calcext:value-type="float">
            <text:p>5.03</text:p>
          </table:table-cell>
          <table:table-cell office:value-type="float" office:value="-78.2531" calcext:value-type="float">
            <text:p>-78.2531</text:p>
          </table:table-cell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float" office:value="-77.935" calcext:value-type="float">
            <text:p>-77.935</text:p>
          </table:table-cell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office:value-type="float" office:value="-77.6456" calcext:value-type="float">
            <text:p>-77.6456</text:p>
          </table:table-cell>
        </table:table-row>
        <table:table-row table:style-name="ro1">
          <table:table-cell/>
          <table:table-cell office:value-type="float" office:value="5.06" calcext:value-type="float">
            <text:p>5.06</text:p>
          </table:table-cell>
          <table:table-cell office:value-type="float" office:value="-77.3823" calcext:value-type="float">
            <text:p>-77.3823</text:p>
          </table:table-cell>
        </table:table-row>
        <table:table-row table:style-name="ro1">
          <table:table-cell/>
          <table:table-cell office:value-type="float" office:value="5.07" calcext:value-type="float">
            <text:p>5.07</text:p>
          </table:table-cell>
          <table:table-cell office:value-type="float" office:value="-77.1427" calcext:value-type="float">
            <text:p>-77.1427</text:p>
          </table:table-cell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office:value-type="float" office:value="-76.9247" calcext:value-type="float">
            <text:p>-76.9247</text:p>
          </table:table-cell>
        </table:table-row>
        <table:table-row table:style-name="ro1">
          <table:table-cell/>
          <table:table-cell office:value-type="float" office:value="5.09" calcext:value-type="float">
            <text:p>5.09</text:p>
          </table:table-cell>
          <table:table-cell office:value-type="float" office:value="-76.7264" calcext:value-type="float">
            <text:p>-76.7264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-76.5461" calcext:value-type="float">
            <text:p>-76.5461</text:p>
          </table:table-cell>
        </table:table-row>
        <table:table-row table:style-name="ro1">
          <table:table-cell/>
          <table:table-cell office:value-type="float" office:value="5.11" calcext:value-type="float">
            <text:p>5.11</text:p>
          </table:table-cell>
          <table:table-cell office:value-type="float" office:value="-76.382" calcext:value-type="float">
            <text:p>-76.382</text:p>
          </table:table-cell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 office:value-type="float" office:value="-76.2327" calcext:value-type="float">
            <text:p>-76.2327</text:p>
          </table:table-cell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 office:value-type="float" office:value="-76.0969" calcext:value-type="float">
            <text:p>-76.0969</text:p>
          </table:table-cell>
        </table:table-row>
        <table:table-row table:style-name="ro1">
          <table:table-cell/>
          <table:table-cell office:value-type="float" office:value="5.14" calcext:value-type="float">
            <text:p>5.14</text:p>
          </table:table-cell>
          <table:table-cell office:value-type="float" office:value="-75.9734" calcext:value-type="float">
            <text:p>-75.9734</text:p>
          </table:table-cell>
        </table:table-row>
        <table:table-row table:style-name="ro1">
          <table:table-cell/>
          <table:table-cell office:value-type="float" office:value="5.15" calcext:value-type="float">
            <text:p>5.15</text:p>
          </table:table-cell>
          <table:table-cell office:value-type="float" office:value="-75.8611" calcext:value-type="float">
            <text:p>-75.8611</text:p>
          </table:table-cell>
        </table:table-row>
        <table:table-row table:style-name="ro1">
          <table:table-cell/>
          <table:table-cell office:value-type="float" office:value="5.16" calcext:value-type="float">
            <text:p>5.16</text:p>
          </table:table-cell>
          <table:table-cell office:value-type="float" office:value="-75.7589" calcext:value-type="float">
            <text:p>-75.7589</text:p>
          </table:table-cell>
        </table:table-row>
        <table:table-row table:style-name="ro1">
          <table:table-cell/>
          <table:table-cell office:value-type="float" office:value="5.17" calcext:value-type="float">
            <text:p>5.17</text:p>
          </table:table-cell>
          <table:table-cell office:value-type="float" office:value="-75.6659" calcext:value-type="float">
            <text:p>-75.6659</text:p>
          </table:table-cell>
        </table:table-row>
        <table:table-row table:style-name="ro1">
          <table:table-cell/>
          <table:table-cell office:value-type="float" office:value="5.18" calcext:value-type="float">
            <text:p>5.18</text:p>
          </table:table-cell>
          <table:table-cell office:value-type="float" office:value="-75.5813" calcext:value-type="float">
            <text:p>-75.5813</text:p>
          </table:table-cell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office:value-type="float" office:value="-75.5044" calcext:value-type="float">
            <text:p>-75.5044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-75.4343" calcext:value-type="float">
            <text:p>-75.4343</text:p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office:value-type="float" office:value="-75.3706" calcext:value-type="float">
            <text:p>-75.3706</text:p>
          </table:table-cell>
        </table:table-row>
        <table:table-row table:style-name="ro1">
          <table:table-cell/>
          <table:table-cell office:value-type="float" office:value="5.22" calcext:value-type="float">
            <text:p>5.22</text:p>
          </table:table-cell>
          <table:table-cell office:value-type="float" office:value="-75.3126" calcext:value-type="float">
            <text:p>-75.3126</text:p>
          </table:table-cell>
        </table:table-row>
        <table:table-row table:style-name="ro1">
          <table:table-cell/>
          <table:table-cell office:value-type="float" office:value="5.23" calcext:value-type="float">
            <text:p>5.23</text:p>
          </table:table-cell>
          <table:table-cell office:value-type="float" office:value="-75.2598" calcext:value-type="float">
            <text:p>-75.2598</text:p>
          </table:table-cell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 office:value-type="float" office:value="-75.2118" calcext:value-type="float">
            <text:p>-75.2118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-75.1681" calcext:value-type="float">
            <text:p>-75.1681</text:p>
          </table:table-cell>
        </table:table-row>
        <table:table-row table:style-name="ro1">
          <table:table-cell/>
          <table:table-cell office:value-type="float" office:value="5.26" calcext:value-type="float">
            <text:p>5.26</text:p>
          </table:table-cell>
          <table:table-cell office:value-type="float" office:value="-75.1283" calcext:value-type="float">
            <text:p>-75.1283</text:p>
          </table:table-cell>
        </table:table-row>
        <table:table-row table:style-name="ro1">
          <table:table-cell/>
          <table:table-cell office:value-type="float" office:value="5.27" calcext:value-type="float">
            <text:p>5.27</text:p>
          </table:table-cell>
          <table:table-cell office:value-type="float" office:value="-75.092" calcext:value-type="float">
            <text:p>-75.092</text:p>
          </table:table-cell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office:value-type="float" office:value="-75.059" calcext:value-type="float">
            <text:p>-75.059</text:p>
          </table:table-cell>
        </table:table-row>
        <table:table-row table:style-name="ro1">
          <table:table-cell/>
          <table:table-cell office:value-type="float" office:value="5.29" calcext:value-type="float">
            <text:p>5.29</text:p>
          </table:table-cell>
          <table:table-cell office:value-type="float" office:value="-75.0289" calcext:value-type="float">
            <text:p>-75.0289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-75.0015" calcext:value-type="float">
            <text:p>-75.0015</text:p>
          </table:table-cell>
        </table:table-row>
        <table:table-row table:style-name="ro1">
          <table:table-cell/>
          <table:table-cell office:value-type="float" office:value="5.31" calcext:value-type="float">
            <text:p>5.31</text:p>
          </table:table-cell>
          <table:table-cell office:value-type="float" office:value="-74.9766" calcext:value-type="float">
            <text:p>-74.9766</text:p>
          </table:table-cell>
        </table:table-row>
        <table:table-row table:style-name="ro1">
          <table:table-cell/>
          <table:table-cell office:value-type="float" office:value="5.32" calcext:value-type="float">
            <text:p>5.32</text:p>
          </table:table-cell>
          <table:table-cell office:value-type="float" office:value="-74.9538" calcext:value-type="float">
            <text:p>-74.9538</text:p>
          </table:table-cell>
        </table:table-row>
        <table:table-row table:style-name="ro1">
          <table:table-cell/>
          <table:table-cell office:value-type="float" office:value="5.33" calcext:value-type="float">
            <text:p>5.33</text:p>
          </table:table-cell>
          <table:table-cell office:value-type="float" office:value="-74.9331" calcext:value-type="float">
            <text:p>-74.9331</text:p>
          </table:table-cell>
        </table:table-row>
        <table:table-row table:style-name="ro1">
          <table:table-cell/>
          <table:table-cell office:value-type="float" office:value="5.34" calcext:value-type="float">
            <text:p>5.34</text:p>
          </table:table-cell>
          <table:table-cell office:value-type="float" office:value="-74.9141" calcext:value-type="float">
            <text:p>-74.9141</text:p>
          </table:table-cell>
        </table:table-row>
        <table:table-row table:style-name="ro1">
          <table:table-cell/>
          <table:table-cell office:value-type="float" office:value="5.35" calcext:value-type="float">
            <text:p>5.35</text:p>
          </table:table-cell>
          <table:table-cell office:value-type="float" office:value="-74.8969" calcext:value-type="float">
            <text:p>-74.8969</text:p>
          </table:table-cell>
        </table:table-row>
        <table:table-row table:style-name="ro1">
          <table:table-cell/>
          <table:table-cell office:value-type="float" office:value="5.36" calcext:value-type="float">
            <text:p>5.36</text:p>
          </table:table-cell>
          <table:table-cell office:value-type="float" office:value="-74.8811" calcext:value-type="float">
            <text:p>-74.8811</text:p>
          </table:table-cell>
        </table:table-row>
        <table:table-row table:style-name="ro1">
          <table:table-cell/>
          <table:table-cell office:value-type="float" office:value="5.37" calcext:value-type="float">
            <text:p>5.37</text:p>
          </table:table-cell>
          <table:table-cell office:value-type="float" office:value="-74.8667" calcext:value-type="float">
            <text:p>-74.8667</text:p>
          </table:table-cell>
        </table:table-row>
        <table:table-row table:style-name="ro1">
          <table:table-cell/>
          <table:table-cell office:value-type="float" office:value="5.38" calcext:value-type="float">
            <text:p>5.38</text:p>
          </table:table-cell>
          <table:table-cell office:value-type="float" office:value="-74.8536" calcext:value-type="float">
            <text:p>-74.8536</text:p>
          </table:table-cell>
        </table:table-row>
        <table:table-row table:style-name="ro1">
          <table:table-cell/>
          <table:table-cell office:value-type="float" office:value="5.39" calcext:value-type="float">
            <text:p>5.39</text:p>
          </table:table-cell>
          <table:table-cell office:value-type="float" office:value="-74.8416" calcext:value-type="float">
            <text:p>-74.8416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-74.8306" calcext:value-type="float">
            <text:p>-74.8306</text:p>
          </table:table-cell>
        </table:table-row>
        <table:table-row table:style-name="ro1">
          <table:table-cell/>
          <table:table-cell office:value-type="float" office:value="5.41" calcext:value-type="float">
            <text:p>5.41</text:p>
          </table:table-cell>
          <table:table-cell office:value-type="float" office:value="-74.8206" calcext:value-type="float">
            <text:p>-74.8206</text:p>
          </table:table-cell>
        </table:table-row>
        <table:table-row table:style-name="ro1">
          <table:table-cell/>
          <table:table-cell office:value-type="float" office:value="5.42" calcext:value-type="float">
            <text:p>5.42</text:p>
          </table:table-cell>
          <table:table-cell office:value-type="float" office:value="-74.8114" calcext:value-type="float">
            <text:p>-74.8114</text:p>
          </table:table-cell>
        </table:table-row>
        <table:table-row table:style-name="ro1">
          <table:table-cell/>
          <table:table-cell office:value-type="float" office:value="5.43" calcext:value-type="float">
            <text:p>5.43</text:p>
          </table:table-cell>
          <table:table-cell office:value-type="float" office:value="-74.803" calcext:value-type="float">
            <text:p>-74.803</text:p>
          </table:table-cell>
        </table:table-row>
        <table:table-row table:style-name="ro1">
          <table:table-cell/>
          <table:table-cell office:value-type="float" office:value="5.44" calcext:value-type="float">
            <text:p>5.44</text:p>
          </table:table-cell>
          <table:table-cell office:value-type="float" office:value="-74.7953" calcext:value-type="float">
            <text:p>-74.7953</text:p>
          </table:table-cell>
        </table:table-row>
        <table:table-row table:style-name="ro1">
          <table:table-cell/>
          <table:table-cell office:value-type="float" office:value="5.45" calcext:value-type="float">
            <text:p>5.45</text:p>
          </table:table-cell>
          <table:table-cell office:value-type="float" office:value="-74.7882" calcext:value-type="float">
            <text:p>-74.7882</text:p>
          </table:table-cell>
        </table:table-row>
        <table:table-row table:style-name="ro1">
          <table:table-cell/>
          <table:table-cell office:value-type="float" office:value="5.46" calcext:value-type="float">
            <text:p>5.46</text:p>
          </table:table-cell>
          <table:table-cell office:value-type="float" office:value="-74.7817" calcext:value-type="float">
            <text:p>-74.7817</text:p>
          </table:table-cell>
        </table:table-row>
        <table:table-row table:style-name="ro1">
          <table:table-cell/>
          <table:table-cell office:value-type="float" office:value="5.47" calcext:value-type="float">
            <text:p>5.47</text:p>
          </table:table-cell>
          <table:table-cell office:value-type="float" office:value="-74.7758" calcext:value-type="float">
            <text:p>-74.7758</text:p>
          </table:table-cell>
        </table:table-row>
        <table:table-row table:style-name="ro1">
          <table:table-cell/>
          <table:table-cell office:value-type="float" office:value="5.48" calcext:value-type="float">
            <text:p>5.48</text:p>
          </table:table-cell>
          <table:table-cell office:value-type="float" office:value="-74.7703" calcext:value-type="float">
            <text:p>-74.7703</text:p>
          </table:table-cell>
        </table:table-row>
        <table:table-row table:style-name="ro1">
          <table:table-cell/>
          <table:table-cell office:value-type="float" office:value="5.49" calcext:value-type="float">
            <text:p>5.49</text:p>
          </table:table-cell>
          <table:table-cell office:value-type="float" office:value="-74.7652" calcext:value-type="float">
            <text:p>-74.7652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-74.7606" calcext:value-type="float">
            <text:p>-74.7606</text:p>
          </table:table-cell>
        </table:table-row>
        <table:table-row table:style-name="ro1">
          <table:table-cell/>
          <table:table-cell office:value-type="float" office:value="5.51" calcext:value-type="float">
            <text:p>5.51</text:p>
          </table:table-cell>
          <table:table-cell office:value-type="float" office:value="-74.7563" calcext:value-type="float">
            <text:p>-74.7563</text:p>
          </table:table-cell>
        </table:table-row>
        <table:table-row table:style-name="ro1">
          <table:table-cell/>
          <table:table-cell office:value-type="float" office:value="5.52" calcext:value-type="float">
            <text:p>5.52</text:p>
          </table:table-cell>
          <table:table-cell office:value-type="float" office:value="-74.7524" calcext:value-type="float">
            <text:p>-74.7524</text:p>
          </table:table-cell>
        </table:table-row>
        <table:table-row table:style-name="ro1">
          <table:table-cell/>
          <table:table-cell office:value-type="float" office:value="5.53" calcext:value-type="float">
            <text:p>5.53</text:p>
          </table:table-cell>
          <table:table-cell office:value-type="float" office:value="-74.7487" calcext:value-type="float">
            <text:p>-74.7487</text:p>
          </table:table-cell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office:value-type="float" office:value="-74.7453" calcext:value-type="float">
            <text:p>-74.7453</text:p>
          </table:table-cell>
        </table:table-row>
        <table:table-row table:style-name="ro1">
          <table:table-cell/>
          <table:table-cell office:value-type="float" office:value="5.55" calcext:value-type="float">
            <text:p>5.55</text:p>
          </table:table-cell>
          <table:table-cell office:value-type="float" office:value="-74.7422" calcext:value-type="float">
            <text:p>-74.7422</text:p>
          </table:table-cell>
        </table:table-row>
        <table:table-row table:style-name="ro1">
          <table:table-cell/>
          <table:table-cell office:value-type="float" office:value="5.56" calcext:value-type="float">
            <text:p>5.56</text:p>
          </table:table-cell>
          <table:table-cell office:value-type="float" office:value="-74.7393" calcext:value-type="float">
            <text:p>-74.7393</text:p>
          </table:table-cell>
        </table:table-row>
        <table:table-row table:style-name="ro1">
          <table:table-cell/>
          <table:table-cell office:value-type="float" office:value="5.57" calcext:value-type="float">
            <text:p>5.57</text:p>
          </table:table-cell>
          <table:table-cell office:value-type="float" office:value="-74.7366" calcext:value-type="float">
            <text:p>-74.7366</text:p>
          </table:table-cell>
        </table:table-row>
        <table:table-row table:style-name="ro1">
          <table:table-cell/>
          <table:table-cell office:value-type="float" office:value="5.58" calcext:value-type="float">
            <text:p>5.58</text:p>
          </table:table-cell>
          <table:table-cell office:value-type="float" office:value="-74.734" calcext:value-type="float">
            <text:p>-74.734</text:p>
          </table:table-cell>
        </table:table-row>
        <table:table-row table:style-name="ro1">
          <table:table-cell/>
          <table:table-cell office:value-type="float" office:value="5.59" calcext:value-type="float">
            <text:p>5.59</text:p>
          </table:table-cell>
          <table:table-cell office:value-type="float" office:value="-74.7317" calcext:value-type="float">
            <text:p>-74.7317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-74.7295" calcext:value-type="float">
            <text:p>-74.7295</text:p>
          </table:table-cell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 office:value-type="float" office:value="-74.7274" calcext:value-type="float">
            <text:p>-74.7274</text:p>
          </table:table-cell>
        </table:table-row>
        <table:table-row table:style-name="ro1">
          <table:table-cell/>
          <table:table-cell office:value-type="float" office:value="5.62" calcext:value-type="float">
            <text:p>5.62</text:p>
          </table:table-cell>
          <table:table-cell office:value-type="float" office:value="-74.7255" calcext:value-type="float">
            <text:p>-74.7255</text:p>
          </table:table-cell>
        </table:table-row>
        <table:table-row table:style-name="ro1">
          <table:table-cell/>
          <table:table-cell office:value-type="float" office:value="5.63" calcext:value-type="float">
            <text:p>5.63</text:p>
          </table:table-cell>
          <table:table-cell office:value-type="float" office:value="-74.7237" calcext:value-type="float">
            <text:p>-74.7237</text:p>
          </table:table-cell>
        </table:table-row>
        <table:table-row table:style-name="ro1">
          <table:table-cell/>
          <table:table-cell office:value-type="float" office:value="5.64" calcext:value-type="float">
            <text:p>5.64</text:p>
          </table:table-cell>
          <table:table-cell office:value-type="float" office:value="-74.722" calcext:value-type="float">
            <text:p>-74.722</text:p>
          </table:table-cell>
        </table:table-row>
        <table:table-row table:style-name="ro1">
          <table:table-cell/>
          <table:table-cell office:value-type="float" office:value="5.65" calcext:value-type="float">
            <text:p>5.65</text:p>
          </table:table-cell>
          <table:table-cell office:value-type="float" office:value="-74.7204" calcext:value-type="float">
            <text:p>-74.7204</text:p>
          </table:table-cell>
        </table:table-row>
        <table:table-row table:style-name="ro1">
          <table:table-cell/>
          <table:table-cell office:value-type="float" office:value="5.66" calcext:value-type="float">
            <text:p>5.66</text:p>
          </table:table-cell>
          <table:table-cell office:value-type="float" office:value="-74.7189" calcext:value-type="float">
            <text:p>-74.7189</text:p>
          </table:table-cell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office:value-type="float" office:value="-74.7174" calcext:value-type="float">
            <text:p>-74.7174</text:p>
          </table:table-cell>
        </table:table-row>
        <table:table-row table:style-name="ro1">
          <table:table-cell/>
          <table:table-cell office:value-type="float" office:value="5.68" calcext:value-type="float">
            <text:p>5.68</text:p>
          </table:table-cell>
          <table:table-cell office:value-type="float" office:value="-74.716" calcext:value-type="float">
            <text:p>-74.716</text:p>
          </table:table-cell>
        </table:table-row>
        <table:table-row table:style-name="ro1">
          <table:table-cell/>
          <table:table-cell office:value-type="float" office:value="5.69" calcext:value-type="float">
            <text:p>5.69</text:p>
          </table:table-cell>
          <table:table-cell office:value-type="float" office:value="-74.7147" calcext:value-type="float">
            <text:p>-74.7147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-74.7135" calcext:value-type="float">
            <text:p>-74.7135</text:p>
          </table:table-cell>
        </table:table-row>
        <table:table-row table:style-name="ro1">
          <table:table-cell/>
          <table:table-cell office:value-type="float" office:value="5.71" calcext:value-type="float">
            <text:p>5.71</text:p>
          </table:table-cell>
          <table:table-cell office:value-type="float" office:value="-74.7123" calcext:value-type="float">
            <text:p>-74.7123</text:p>
          </table:table-cell>
        </table:table-row>
        <table:table-row table:style-name="ro1">
          <table:table-cell/>
          <table:table-cell office:value-type="float" office:value="5.72" calcext:value-type="float">
            <text:p>5.72</text:p>
          </table:table-cell>
          <table:table-cell office:value-type="float" office:value="-74.7112" calcext:value-type="float">
            <text:p>-74.7112</text:p>
          </table:table-cell>
        </table:table-row>
        <table:table-row table:style-name="ro1">
          <table:table-cell/>
          <table:table-cell office:value-type="float" office:value="5.73" calcext:value-type="float">
            <text:p>5.73</text:p>
          </table:table-cell>
          <table:table-cell office:value-type="float" office:value="-74.7101" calcext:value-type="float">
            <text:p>-74.7101</text:p>
          </table:table-cell>
        </table:table-row>
        <table:table-row table:style-name="ro1">
          <table:table-cell/>
          <table:table-cell office:value-type="float" office:value="5.74" calcext:value-type="float">
            <text:p>5.74</text:p>
          </table:table-cell>
          <table:table-cell office:value-type="float" office:value="-74.709" calcext:value-type="float">
            <text:p>-74.709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office:value-type="float" office:value="-74.708" calcext:value-type="float">
            <text:p>-74.708</text:p>
          </table:table-cell>
        </table:table-row>
        <table:table-row table:style-name="ro1">
          <table:table-cell/>
          <table:table-cell office:value-type="float" office:value="5.76" calcext:value-type="float">
            <text:p>5.76</text:p>
          </table:table-cell>
          <table:table-cell office:value-type="float" office:value="-74.707" calcext:value-type="float">
            <text:p>-74.707</text:p>
          </table:table-cell>
        </table:table-row>
        <table:table-row table:style-name="ro1">
          <table:table-cell/>
          <table:table-cell office:value-type="float" office:value="5.77" calcext:value-type="float">
            <text:p>5.77</text:p>
          </table:table-cell>
          <table:table-cell office:value-type="float" office:value="-74.7061" calcext:value-type="float">
            <text:p>-74.7061</text:p>
          </table:table-cell>
        </table:table-row>
        <table:table-row table:style-name="ro1">
          <table:table-cell/>
          <table:table-cell office:value-type="float" office:value="5.78" calcext:value-type="float">
            <text:p>5.78</text:p>
          </table:table-cell>
          <table:table-cell office:value-type="float" office:value="-74.7052" calcext:value-type="float">
            <text:p>-74.7052</text:p>
          </table:table-cell>
        </table:table-row>
        <table:table-row table:style-name="ro1">
          <table:table-cell/>
          <table:table-cell office:value-type="float" office:value="5.79" calcext:value-type="float">
            <text:p>5.79</text:p>
          </table:table-cell>
          <table:table-cell office:value-type="float" office:value="-74.7043" calcext:value-type="float">
            <text:p>-74.7043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-74.7034" calcext:value-type="float">
            <text:p>-74.7034</text:p>
          </table:table-cell>
        </table:table-row>
        <table:table-row table:style-name="ro1">
          <table:table-cell/>
          <table:table-cell office:value-type="float" office:value="5.81" calcext:value-type="float">
            <text:p>5.81</text:p>
          </table:table-cell>
          <table:table-cell office:value-type="float" office:value="-74.7026" calcext:value-type="float">
            <text:p>-74.7026</text:p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 office:value-type="float" office:value="-74.7017" calcext:value-type="float">
            <text:p>-74.7017</text:p>
          </table:table-cell>
        </table:table-row>
        <table:table-row table:style-name="ro1">
          <table:table-cell/>
          <table:table-cell office:value-type="float" office:value="5.83" calcext:value-type="float">
            <text:p>5.83</text:p>
          </table:table-cell>
          <table:table-cell office:value-type="float" office:value="-74.7009" calcext:value-type="float">
            <text:p>-74.7009</text:p>
          </table:table-cell>
        </table:table-row>
        <table:table-row table:style-name="ro1">
          <table:table-cell/>
          <table:table-cell office:value-type="float" office:value="5.84" calcext:value-type="float">
            <text:p>5.84</text:p>
          </table:table-cell>
          <table:table-cell office:value-type="float" office:value="-74.7001" calcext:value-type="float">
            <text:p>-74.7001</text:p>
          </table:table-cell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office:value-type="float" office:value="-74.6994" calcext:value-type="float">
            <text:p>-74.6994</text:p>
          </table:table-cell>
        </table:table-row>
        <table:table-row table:style-name="ro1">
          <table:table-cell/>
          <table:table-cell office:value-type="float" office:value="5.86" calcext:value-type="float">
            <text:p>5.86</text:p>
          </table:table-cell>
          <table:table-cell office:value-type="float" office:value="-74.6986" calcext:value-type="float">
            <text:p>-74.6986</text:p>
          </table:table-cell>
        </table:table-row>
        <table:table-row table:style-name="ro1">
          <table:table-cell/>
          <table:table-cell office:value-type="float" office:value="5.87" calcext:value-type="float">
            <text:p>5.87</text:p>
          </table:table-cell>
          <table:table-cell office:value-type="float" office:value="-74.6979" calcext:value-type="float">
            <text:p>-74.6979</text:p>
          </table:table-cell>
        </table:table-row>
        <table:table-row table:style-name="ro1">
          <table:table-cell/>
          <table:table-cell office:value-type="float" office:value="5.88" calcext:value-type="float">
            <text:p>5.88</text:p>
          </table:table-cell>
          <table:table-cell office:value-type="float" office:value="-74.6971" calcext:value-type="float">
            <text:p>-74.6971</text:p>
          </table:table-cell>
        </table:table-row>
        <table:table-row table:style-name="ro1">
          <table:table-cell/>
          <table:table-cell office:value-type="float" office:value="5.89" calcext:value-type="float">
            <text:p>5.89</text:p>
          </table:table-cell>
          <table:table-cell office:value-type="float" office:value="-74.6964" calcext:value-type="float">
            <text:p>-74.6964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-74.6957" calcext:value-type="float">
            <text:p>-74.6957</text:p>
          </table:table-cell>
        </table:table-row>
        <table:table-row table:style-name="ro1">
          <table:table-cell/>
          <table:table-cell office:value-type="float" office:value="5.91" calcext:value-type="float">
            <text:p>5.91</text:p>
          </table:table-cell>
          <table:table-cell office:value-type="float" office:value="-74.695" calcext:value-type="float">
            <text:p>-74.695</text:p>
          </table:table-cell>
        </table:table-row>
        <table:table-row table:style-name="ro1">
          <table:table-cell/>
          <table:table-cell office:value-type="float" office:value="5.92" calcext:value-type="float">
            <text:p>5.92</text:p>
          </table:table-cell>
          <table:table-cell office:value-type="float" office:value="-74.6943" calcext:value-type="float">
            <text:p>-74.6943</text:p>
          </table:table-cell>
        </table:table-row>
        <table:table-row table:style-name="ro1">
          <table:table-cell/>
          <table:table-cell office:value-type="float" office:value="5.93" calcext:value-type="float">
            <text:p>5.93</text:p>
          </table:table-cell>
          <table:table-cell office:value-type="float" office:value="-74.6936" calcext:value-type="float">
            <text:p>-74.6936</text:p>
          </table:table-cell>
        </table:table-row>
        <table:table-row table:style-name="ro1">
          <table:table-cell/>
          <table:table-cell office:value-type="float" office:value="5.94" calcext:value-type="float">
            <text:p>5.94</text:p>
          </table:table-cell>
          <table:table-cell office:value-type="float" office:value="-74.6929" calcext:value-type="float">
            <text:p>-74.6929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office:value-type="float" office:value="-74.6923" calcext:value-type="float">
            <text:p>-74.6923</text:p>
          </table:table-cell>
        </table:table-row>
        <table:table-row table:style-name="ro1">
          <table:table-cell/>
          <table:table-cell office:value-type="float" office:value="5.96" calcext:value-type="float">
            <text:p>5.96</text:p>
          </table:table-cell>
          <table:table-cell office:value-type="float" office:value="-74.6916" calcext:value-type="float">
            <text:p>-74.6916</text:p>
          </table:table-cell>
        </table:table-row>
        <table:table-row table:style-name="ro1">
          <table:table-cell/>
          <table:table-cell office:value-type="float" office:value="5.97" calcext:value-type="float">
            <text:p>5.97</text:p>
          </table:table-cell>
          <table:table-cell office:value-type="float" office:value="-74.6909" calcext:value-type="float">
            <text:p>-74.6909</text:p>
          </table:table-cell>
        </table:table-row>
        <table:table-row table:style-name="ro1">
          <table:table-cell/>
          <table:table-cell office:value-type="float" office:value="5.98" calcext:value-type="float">
            <text:p>5.98</text:p>
          </table:table-cell>
          <table:table-cell office:value-type="float" office:value="-74.6903" calcext:value-type="float">
            <text:p>-74.6903</text:p>
          </table:table-cell>
        </table:table-row>
        <table:table-row table:style-name="ro1">
          <table:table-cell/>
          <table:table-cell office:value-type="float" office:value="5.99" calcext:value-type="float">
            <text:p>5.99</text:p>
          </table:table-cell>
          <table:table-cell office:value-type="float" office:value="-74.6896" calcext:value-type="float">
            <text:p>-74.68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74.689" calcext:value-type="float">
            <text:p>-74.689</text:p>
          </table:table-cell>
        </table:table-row>
        <table:table-row table:style-name="ro1">
          <table:table-cell/>
          <table:table-cell office:value-type="float" office:value="6.01" calcext:value-type="float">
            <text:p>6.01</text:p>
          </table:table-cell>
          <table:table-cell office:value-type="float" office:value="-74.6883" calcext:value-type="float">
            <text:p>-74.6883</text:p>
          </table:table-cell>
        </table:table-row>
        <table:table-row table:style-name="ro1">
          <table:table-cell/>
          <table:table-cell office:value-type="float" office:value="6.02" calcext:value-type="float">
            <text:p>6.02</text:p>
          </table:table-cell>
          <table:table-cell office:value-type="float" office:value="-74.6877" calcext:value-type="float">
            <text:p>-74.6877</text:p>
          </table:table-cell>
        </table:table-row>
        <table:table-row table:style-name="ro1">
          <table:table-cell/>
          <table:table-cell office:value-type="float" office:value="6.03" calcext:value-type="float">
            <text:p>6.03</text:p>
          </table:table-cell>
          <table:table-cell office:value-type="float" office:value="-74.6871" calcext:value-type="float">
            <text:p>-74.6871</text:p>
          </table:table-cell>
        </table:table-row>
        <table:table-row table:style-name="ro1">
          <table:table-cell/>
          <table:table-cell office:value-type="float" office:value="6.04" calcext:value-type="float">
            <text:p>6.04</text:p>
          </table:table-cell>
          <table:table-cell office:value-type="float" office:value="-74.6864" calcext:value-type="float">
            <text:p>-74.6864</text:p>
          </table:table-cell>
        </table:table-row>
        <table:table-row table:style-name="ro1">
          <table:table-cell/>
          <table:table-cell office:value-type="float" office:value="6.05" calcext:value-type="float">
            <text:p>6.05</text:p>
          </table:table-cell>
          <table:table-cell office:value-type="float" office:value="-74.6858" calcext:value-type="float">
            <text:p>-74.6858</text:p>
          </table:table-cell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office:value-type="float" office:value="-74.6852" calcext:value-type="float">
            <text:p>-74.6852</text:p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office:value-type="float" office:value="-74.6846" calcext:value-type="float">
            <text:p>-74.6846</text:p>
          </table:table-cell>
        </table:table-row>
        <table:table-row table:style-name="ro1">
          <table:table-cell/>
          <table:table-cell office:value-type="float" office:value="6.08" calcext:value-type="float">
            <text:p>6.08</text:p>
          </table:table-cell>
          <table:table-cell office:value-type="float" office:value="-74.684" calcext:value-type="float">
            <text:p>-74.684</text:p>
          </table:table-cell>
        </table:table-row>
        <table:table-row table:style-name="ro1">
          <table:table-cell/>
          <table:table-cell office:value-type="float" office:value="6.09" calcext:value-type="float">
            <text:p>6.09</text:p>
          </table:table-cell>
          <table:table-cell office:value-type="float" office:value="-74.6834" calcext:value-type="float">
            <text:p>-74.6834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-74.6827" calcext:value-type="float">
            <text:p>-74.6827</text:p>
          </table:table-cell>
        </table:table-row>
        <table:table-row table:style-name="ro1">
          <table:table-cell/>
          <table:table-cell office:value-type="float" office:value="6.11" calcext:value-type="float">
            <text:p>6.11</text:p>
          </table:table-cell>
          <table:table-cell office:value-type="float" office:value="-74.6821" calcext:value-type="float">
            <text:p>-74.6821</text:p>
          </table:table-cell>
        </table:table-row>
        <table:table-row table:style-name="ro1">
          <table:table-cell/>
          <table:table-cell office:value-type="float" office:value="6.12" calcext:value-type="float">
            <text:p>6.12</text:p>
          </table:table-cell>
          <table:table-cell office:value-type="float" office:value="-74.6815" calcext:value-type="float">
            <text:p>-74.6815</text:p>
          </table:table-cell>
        </table:table-row>
        <table:table-row table:style-name="ro1">
          <table:table-cell/>
          <table:table-cell office:value-type="float" office:value="6.13" calcext:value-type="float">
            <text:p>6.13</text:p>
          </table:table-cell>
          <table:table-cell office:value-type="float" office:value="-74.6809" calcext:value-type="float">
            <text:p>-74.6809</text:p>
          </table:table-cell>
        </table:table-row>
        <table:table-row table:style-name="ro1">
          <table:table-cell/>
          <table:table-cell office:value-type="float" office:value="6.14" calcext:value-type="float">
            <text:p>6.14</text:p>
          </table:table-cell>
          <table:table-cell office:value-type="float" office:value="-74.6803" calcext:value-type="float">
            <text:p>-74.6803</text:p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office:value-type="float" office:value="-74.6797" calcext:value-type="float">
            <text:p>-74.6797</text:p>
          </table:table-cell>
        </table:table-row>
        <table:table-row table:style-name="ro1">
          <table:table-cell/>
          <table:table-cell office:value-type="float" office:value="6.16" calcext:value-type="float">
            <text:p>6.16</text:p>
          </table:table-cell>
          <table:table-cell office:value-type="float" office:value="-74.6791" calcext:value-type="float">
            <text:p>-74.6791</text:p>
          </table:table-cell>
        </table:table-row>
        <table:table-row table:style-name="ro1">
          <table:table-cell/>
          <table:table-cell office:value-type="float" office:value="6.17" calcext:value-type="float">
            <text:p>6.17</text:p>
          </table:table-cell>
          <table:table-cell office:value-type="float" office:value="-74.6785" calcext:value-type="float">
            <text:p>-74.6785</text:p>
          </table:table-cell>
        </table:table-row>
        <table:table-row table:style-name="ro1">
          <table:table-cell/>
          <table:table-cell office:value-type="float" office:value="6.18" calcext:value-type="float">
            <text:p>6.18</text:p>
          </table:table-cell>
          <table:table-cell office:value-type="float" office:value="-74.678" calcext:value-type="float">
            <text:p>-74.678</text:p>
          </table:table-cell>
        </table:table-row>
        <table:table-row table:style-name="ro1">
          <table:table-cell/>
          <table:table-cell office:value-type="float" office:value="6.19" calcext:value-type="float">
            <text:p>6.19</text:p>
          </table:table-cell>
          <table:table-cell office:value-type="float" office:value="-74.6774" calcext:value-type="float">
            <text:p>-74.6774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-74.6768" calcext:value-type="float">
            <text:p>-74.6768</text:p>
          </table:table-cell>
        </table:table-row>
        <table:table-row table:style-name="ro1">
          <table:table-cell/>
          <table:table-cell office:value-type="float" office:value="6.21" calcext:value-type="float">
            <text:p>6.21</text:p>
          </table:table-cell>
          <table:table-cell office:value-type="float" office:value="-74.6762" calcext:value-type="float">
            <text:p>-74.6762</text:p>
          </table:table-cell>
        </table:table-row>
        <table:table-row table:style-name="ro1">
          <table:table-cell/>
          <table:table-cell office:value-type="float" office:value="6.22" calcext:value-type="float">
            <text:p>6.22</text:p>
          </table:table-cell>
          <table:table-cell office:value-type="float" office:value="-74.6756" calcext:value-type="float">
            <text:p>-74.6756</text:p>
          </table:table-cell>
        </table:table-row>
        <table:table-row table:style-name="ro1">
          <table:table-cell/>
          <table:table-cell office:value-type="float" office:value="6.23" calcext:value-type="float">
            <text:p>6.23</text:p>
          </table:table-cell>
          <table:table-cell office:value-type="float" office:value="-74.675" calcext:value-type="float">
            <text:p>-74.675</text:p>
          </table:table-cell>
        </table:table-row>
        <table:table-row table:style-name="ro1">
          <table:table-cell/>
          <table:table-cell office:value-type="float" office:value="6.24" calcext:value-type="float">
            <text:p>6.24</text:p>
          </table:table-cell>
          <table:table-cell office:value-type="float" office:value="-74.6744" calcext:value-type="float">
            <text:p>-74.6744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office:value-type="float" office:value="-74.6739" calcext:value-type="float">
            <text:p>-74.6739</text:p>
          </table:table-cell>
        </table:table-row>
        <table:table-row table:style-name="ro1">
          <table:table-cell/>
          <table:table-cell office:value-type="float" office:value="6.26" calcext:value-type="float">
            <text:p>6.26</text:p>
          </table:table-cell>
          <table:table-cell office:value-type="float" office:value="-74.6733" calcext:value-type="float">
            <text:p>-74.6733</text:p>
          </table:table-cell>
        </table:table-row>
        <table:table-row table:style-name="ro1">
          <table:table-cell/>
          <table:table-cell office:value-type="float" office:value="6.27" calcext:value-type="float">
            <text:p>6.27</text:p>
          </table:table-cell>
          <table:table-cell office:value-type="float" office:value="-74.6727" calcext:value-type="float">
            <text:p>-74.6727</text:p>
          </table:table-cell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 office:value-type="float" office:value="-74.6721" calcext:value-type="float">
            <text:p>-74.6721</text:p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office:value-type="float" office:value="-74.6715" calcext:value-type="float">
            <text:p>-74.6715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-74.671" calcext:value-type="float">
            <text:p>-74.671</text:p>
          </table:table-cell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 office:value-type="float" office:value="-74.6704" calcext:value-type="float">
            <text:p>-74.6704</text:p>
          </table:table-cell>
        </table:table-row>
        <table:table-row table:style-name="ro1">
          <table:table-cell/>
          <table:table-cell office:value-type="float" office:value="6.32" calcext:value-type="float">
            <text:p>6.32</text:p>
          </table:table-cell>
          <table:table-cell office:value-type="float" office:value="-74.6698" calcext:value-type="float">
            <text:p>-74.6698</text:p>
          </table:table-cell>
        </table:table-row>
        <table:table-row table:style-name="ro1">
          <table:table-cell/>
          <table:table-cell office:value-type="float" office:value="6.33" calcext:value-type="float">
            <text:p>6.33</text:p>
          </table:table-cell>
          <table:table-cell office:value-type="float" office:value="-74.6693" calcext:value-type="float">
            <text:p>-74.6693</text:p>
          </table:table-cell>
        </table:table-row>
        <table:table-row table:style-name="ro1">
          <table:table-cell/>
          <table:table-cell office:value-type="float" office:value="6.34" calcext:value-type="float">
            <text:p>6.34</text:p>
          </table:table-cell>
          <table:table-cell office:value-type="float" office:value="-74.6687" calcext:value-type="float">
            <text:p>-74.6687</text:p>
          </table:table-cell>
        </table:table-row>
        <table:table-row table:style-name="ro1">
          <table:table-cell/>
          <table:table-cell office:value-type="float" office:value="6.35" calcext:value-type="float">
            <text:p>6.35</text:p>
          </table:table-cell>
          <table:table-cell office:value-type="float" office:value="-74.6681" calcext:value-type="float">
            <text:p>-74.6681</text:p>
          </table:table-cell>
        </table:table-row>
        <table:table-row table:style-name="ro1">
          <table:table-cell/>
          <table:table-cell office:value-type="float" office:value="6.36" calcext:value-type="float">
            <text:p>6.36</text:p>
          </table:table-cell>
          <table:table-cell office:value-type="float" office:value="-74.6676" calcext:value-type="float">
            <text:p>-74.6676</text:p>
          </table:table-cell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 office:value-type="float" office:value="-74.667" calcext:value-type="float">
            <text:p>-74.667</text:p>
          </table:table-cell>
        </table:table-row>
        <table:table-row table:style-name="ro1">
          <table:table-cell/>
          <table:table-cell office:value-type="float" office:value="6.38" calcext:value-type="float">
            <text:p>6.38</text:p>
          </table:table-cell>
          <table:table-cell office:value-type="float" office:value="-74.6664" calcext:value-type="float">
            <text:p>-74.6664</text:p>
          </table:table-cell>
        </table:table-row>
        <table:table-row table:style-name="ro1">
          <table:table-cell/>
          <table:table-cell office:value-type="float" office:value="6.39" calcext:value-type="float">
            <text:p>6.39</text:p>
          </table:table-cell>
          <table:table-cell office:value-type="float" office:value="-74.6659" calcext:value-type="float">
            <text:p>-74.6659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-74.6653" calcext:value-type="float">
            <text:p>-74.6653</text:p>
          </table:table-cell>
        </table:table-row>
        <table:table-row table:style-name="ro1">
          <table:table-cell/>
          <table:table-cell office:value-type="float" office:value="6.41" calcext:value-type="float">
            <text:p>6.41</text:p>
          </table:table-cell>
          <table:table-cell office:value-type="float" office:value="-74.6647" calcext:value-type="float">
            <text:p>-74.6647</text:p>
          </table:table-cell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office:value-type="float" office:value="-74.6642" calcext:value-type="float">
            <text:p>-74.6642</text:p>
          </table:table-cell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office:value-type="float" office:value="-74.6636" calcext:value-type="float">
            <text:p>-74.6636</text:p>
          </table:table-cell>
        </table:table-row>
        <table:table-row table:style-name="ro1">
          <table:table-cell/>
          <table:table-cell office:value-type="float" office:value="6.44" calcext:value-type="float">
            <text:p>6.44</text:p>
          </table:table-cell>
          <table:table-cell office:value-type="float" office:value="-74.6631" calcext:value-type="float">
            <text:p>-74.6631</text:p>
          </table:table-cell>
        </table:table-row>
        <table:table-row table:style-name="ro1">
          <table:table-cell/>
          <table:table-cell office:value-type="float" office:value="6.45" calcext:value-type="float">
            <text:p>6.45</text:p>
          </table:table-cell>
          <table:table-cell office:value-type="float" office:value="-74.6625" calcext:value-type="float">
            <text:p>-74.6625</text:p>
          </table:table-cell>
        </table:table-row>
        <table:table-row table:style-name="ro1">
          <table:table-cell/>
          <table:table-cell office:value-type="float" office:value="6.46" calcext:value-type="float">
            <text:p>6.46</text:p>
          </table:table-cell>
          <table:table-cell office:value-type="float" office:value="-74.662" calcext:value-type="float">
            <text:p>-74.662</text:p>
          </table:table-cell>
        </table:table-row>
        <table:table-row table:style-name="ro1">
          <table:table-cell/>
          <table:table-cell office:value-type="float" office:value="6.47" calcext:value-type="float">
            <text:p>6.47</text:p>
          </table:table-cell>
          <table:table-cell office:value-type="float" office:value="-74.6614" calcext:value-type="float">
            <text:p>-74.6614</text:p>
          </table:table-cell>
        </table:table-row>
        <table:table-row table:style-name="ro1">
          <table:table-cell/>
          <table:table-cell office:value-type="float" office:value="6.48" calcext:value-type="float">
            <text:p>6.48</text:p>
          </table:table-cell>
          <table:table-cell office:value-type="float" office:value="-74.6609" calcext:value-type="float">
            <text:p>-74.6609</text:p>
          </table:table-cell>
        </table:table-row>
        <table:table-row table:style-name="ro1">
          <table:table-cell/>
          <table:table-cell office:value-type="float" office:value="6.49" calcext:value-type="float">
            <text:p>6.49</text:p>
          </table:table-cell>
          <table:table-cell office:value-type="float" office:value="-74.6603" calcext:value-type="float">
            <text:p>-74.6603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-74.6598" calcext:value-type="float">
            <text:p>-74.6598</text:p>
          </table:table-cell>
        </table:table-row>
        <table:table-row table:style-name="ro1">
          <table:table-cell/>
          <table:table-cell office:value-type="float" office:value="6.51" calcext:value-type="float">
            <text:p>6.51</text:p>
          </table:table-cell>
          <table:table-cell office:value-type="float" office:value="-74.6592" calcext:value-type="float">
            <text:p>-74.6592</text:p>
          </table:table-cell>
        </table:table-row>
        <table:table-row table:style-name="ro1">
          <table:table-cell/>
          <table:table-cell office:value-type="float" office:value="6.52" calcext:value-type="float">
            <text:p>6.52</text:p>
          </table:table-cell>
          <table:table-cell office:value-type="float" office:value="-74.6587" calcext:value-type="float">
            <text:p>-74.6587</text:p>
          </table:table-cell>
        </table:table-row>
        <table:table-row table:style-name="ro1">
          <table:table-cell/>
          <table:table-cell office:value-type="float" office:value="6.53" calcext:value-type="float">
            <text:p>6.53</text:p>
          </table:table-cell>
          <table:table-cell office:value-type="float" office:value="-74.6581" calcext:value-type="float">
            <text:p>-74.6581</text:p>
          </table:table-cell>
        </table:table-row>
        <table:table-row table:style-name="ro1">
          <table:table-cell/>
          <table:table-cell office:value-type="float" office:value="6.54" calcext:value-type="float">
            <text:p>6.54</text:p>
          </table:table-cell>
          <table:table-cell office:value-type="float" office:value="-74.6576" calcext:value-type="float">
            <text:p>-74.6576</text:p>
          </table:table-cell>
        </table:table-row>
        <table:table-row table:style-name="ro1">
          <table:table-cell/>
          <table:table-cell office:value-type="float" office:value="6.55" calcext:value-type="float">
            <text:p>6.55</text:p>
          </table:table-cell>
          <table:table-cell office:value-type="float" office:value="-74.657" calcext:value-type="float">
            <text:p>-74.657</text:p>
          </table:table-cell>
        </table:table-row>
        <table:table-row table:style-name="ro1">
          <table:table-cell/>
          <table:table-cell office:value-type="float" office:value="6.56" calcext:value-type="float">
            <text:p>6.56</text:p>
          </table:table-cell>
          <table:table-cell office:value-type="float" office:value="-74.6565" calcext:value-type="float">
            <text:p>-74.6565</text:p>
          </table:table-cell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office:value-type="float" office:value="-74.656" calcext:value-type="float">
            <text:p>-74.656</text:p>
          </table:table-cell>
        </table:table-row>
        <table:table-row table:style-name="ro1">
          <table:table-cell/>
          <table:table-cell office:value-type="float" office:value="6.58" calcext:value-type="float">
            <text:p>6.58</text:p>
          </table:table-cell>
          <table:table-cell office:value-type="float" office:value="-74.6554" calcext:value-type="float">
            <text:p>-74.6554</text:p>
          </table:table-cell>
        </table:table-row>
        <table:table-row table:style-name="ro1">
          <table:table-cell/>
          <table:table-cell office:value-type="float" office:value="6.59" calcext:value-type="float">
            <text:p>6.59</text:p>
          </table:table-cell>
          <table:table-cell office:value-type="float" office:value="-74.6549" calcext:value-type="float">
            <text:p>-74.6549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-74.6543" calcext:value-type="float">
            <text:p>-74.6543</text:p>
          </table:table-cell>
        </table:table-row>
        <table:table-row table:style-name="ro1">
          <table:table-cell/>
          <table:table-cell office:value-type="float" office:value="6.61" calcext:value-type="float">
            <text:p>6.61</text:p>
          </table:table-cell>
          <table:table-cell office:value-type="float" office:value="-74.6538" calcext:value-type="float">
            <text:p>-74.6538</text:p>
          </table:table-cell>
        </table:table-row>
        <table:table-row table:style-name="ro1">
          <table:table-cell/>
          <table:table-cell office:value-type="float" office:value="6.62" calcext:value-type="float">
            <text:p>6.62</text:p>
          </table:table-cell>
          <table:table-cell office:value-type="float" office:value="-74.6533" calcext:value-type="float">
            <text:p>-74.6533</text:p>
          </table:table-cell>
        </table:table-row>
        <table:table-row table:style-name="ro1">
          <table:table-cell/>
          <table:table-cell office:value-type="float" office:value="6.63" calcext:value-type="float">
            <text:p>6.63</text:p>
          </table:table-cell>
          <table:table-cell office:value-type="float" office:value="-74.6527" calcext:value-type="float">
            <text:p>-74.6527</text:p>
          </table:table-cell>
        </table:table-row>
        <table:table-row table:style-name="ro1">
          <table:table-cell/>
          <table:table-cell office:value-type="float" office:value="6.64" calcext:value-type="float">
            <text:p>6.64</text:p>
          </table:table-cell>
          <table:table-cell office:value-type="float" office:value="-74.6522" calcext:value-type="float">
            <text:p>-74.6522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office:value-type="float" office:value="-74.6517" calcext:value-type="float">
            <text:p>-74.6517</text:p>
          </table:table-cell>
        </table:table-row>
        <table:table-row table:style-name="ro1">
          <table:table-cell/>
          <table:table-cell office:value-type="float" office:value="6.66" calcext:value-type="float">
            <text:p>6.66</text:p>
          </table:table-cell>
          <table:table-cell office:value-type="float" office:value="-74.6511" calcext:value-type="float">
            <text:p>-74.6511</text:p>
          </table:table-cell>
        </table:table-row>
        <table:table-row table:style-name="ro1">
          <table:table-cell/>
          <table:table-cell office:value-type="float" office:value="6.67" calcext:value-type="float">
            <text:p>6.67</text:p>
          </table:table-cell>
          <table:table-cell office:value-type="float" office:value="-74.6506" calcext:value-type="float">
            <text:p>-74.6506</text:p>
          </table:table-cell>
        </table:table-row>
        <table:table-row table:style-name="ro1">
          <table:table-cell/>
          <table:table-cell office:value-type="float" office:value="6.68" calcext:value-type="float">
            <text:p>6.68</text:p>
          </table:table-cell>
          <table:table-cell office:value-type="float" office:value="-74.6501" calcext:value-type="float">
            <text:p>-74.6501</text:p>
          </table:table-cell>
        </table:table-row>
        <table:table-row table:style-name="ro1">
          <table:table-cell/>
          <table:table-cell office:value-type="float" office:value="6.69" calcext:value-type="float">
            <text:p>6.69</text:p>
          </table:table-cell>
          <table:table-cell office:value-type="float" office:value="-74.6495" calcext:value-type="float">
            <text:p>-74.6495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-74.649" calcext:value-type="float">
            <text:p>-74.649</text:p>
          </table:table-cell>
        </table:table-row>
        <table:table-row table:style-name="ro1">
          <table:table-cell/>
          <table:table-cell office:value-type="float" office:value="6.71" calcext:value-type="float">
            <text:p>6.71</text:p>
          </table:table-cell>
          <table:table-cell office:value-type="float" office:value="-74.6485" calcext:value-type="float">
            <text:p>-74.6485</text:p>
          </table:table-cell>
        </table:table-row>
        <table:table-row table:style-name="ro1">
          <table:table-cell/>
          <table:table-cell office:value-type="float" office:value="6.72" calcext:value-type="float">
            <text:p>6.72</text:p>
          </table:table-cell>
          <table:table-cell office:value-type="float" office:value="-74.648" calcext:value-type="float">
            <text:p>-74.648</text:p>
          </table:table-cell>
        </table:table-row>
        <table:table-row table:style-name="ro1">
          <table:table-cell/>
          <table:table-cell office:value-type="float" office:value="6.73" calcext:value-type="float">
            <text:p>6.73</text:p>
          </table:table-cell>
          <table:table-cell office:value-type="float" office:value="-74.6474" calcext:value-type="float">
            <text:p>-74.6474</text:p>
          </table:table-cell>
        </table:table-row>
        <table:table-row table:style-name="ro1">
          <table:table-cell/>
          <table:table-cell office:value-type="float" office:value="6.74" calcext:value-type="float">
            <text:p>6.74</text:p>
          </table:table-cell>
          <table:table-cell office:value-type="float" office:value="-74.6469" calcext:value-type="float">
            <text:p>-74.6469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office:value-type="float" office:value="-74.6464" calcext:value-type="float">
            <text:p>-74.6464</text:p>
          </table:table-cell>
        </table:table-row>
        <table:table-row table:style-name="ro1">
          <table:table-cell/>
          <table:table-cell office:value-type="float" office:value="6.76" calcext:value-type="float">
            <text:p>6.76</text:p>
          </table:table-cell>
          <table:table-cell office:value-type="float" office:value="-74.6459" calcext:value-type="float">
            <text:p>-74.6459</text:p>
          </table:table-cell>
        </table:table-row>
        <table:table-row table:style-name="ro1">
          <table:table-cell/>
          <table:table-cell office:value-type="float" office:value="6.77" calcext:value-type="float">
            <text:p>6.77</text:p>
          </table:table-cell>
          <table:table-cell office:value-type="float" office:value="-74.6454" calcext:value-type="float">
            <text:p>-74.6454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office:value-type="float" office:value="-74.6448" calcext:value-type="float">
            <text:p>-74.6448</text:p>
          </table:table-cell>
        </table:table-row>
        <table:table-row table:style-name="ro1">
          <table:table-cell/>
          <table:table-cell office:value-type="float" office:value="6.79" calcext:value-type="float">
            <text:p>6.79</text:p>
          </table:table-cell>
          <table:table-cell office:value-type="float" office:value="-74.6443" calcext:value-type="float">
            <text:p>-74.6443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-74.6438" calcext:value-type="float">
            <text:p>-74.6438</text:p>
          </table:table-cell>
        </table:table-row>
        <table:table-row table:style-name="ro1">
          <table:table-cell/>
          <table:table-cell office:value-type="float" office:value="6.81" calcext:value-type="float">
            <text:p>6.81</text:p>
          </table:table-cell>
          <table:table-cell office:value-type="float" office:value="-74.6433" calcext:value-type="float">
            <text:p>-74.6433</text:p>
          </table:table-cell>
        </table:table-row>
        <table:table-row table:style-name="ro1">
          <table:table-cell/>
          <table:table-cell office:value-type="float" office:value="6.82" calcext:value-type="float">
            <text:p>6.82</text:p>
          </table:table-cell>
          <table:table-cell office:value-type="float" office:value="-74.6428" calcext:value-type="float">
            <text:p>-74.6428</text:p>
          </table:table-cell>
        </table:table-row>
        <table:table-row table:style-name="ro1">
          <table:table-cell/>
          <table:table-cell office:value-type="float" office:value="6.83" calcext:value-type="float">
            <text:p>6.83</text:p>
          </table:table-cell>
          <table:table-cell office:value-type="float" office:value="-74.6423" calcext:value-type="float">
            <text:p>-74.6423</text:p>
          </table:table-cell>
        </table:table-row>
        <table:table-row table:style-name="ro1">
          <table:table-cell/>
          <table:table-cell office:value-type="float" office:value="6.84" calcext:value-type="float">
            <text:p>6.84</text:p>
          </table:table-cell>
          <table:table-cell office:value-type="float" office:value="-74.6418" calcext:value-type="float">
            <text:p>-74.6418</text:p>
          </table:table-cell>
        </table:table-row>
        <table:table-row table:style-name="ro1">
          <table:table-cell/>
          <table:table-cell office:value-type="float" office:value="6.85" calcext:value-type="float">
            <text:p>6.85</text:p>
          </table:table-cell>
          <table:table-cell office:value-type="float" office:value="-74.6412" calcext:value-type="float">
            <text:p>-74.6412</text:p>
          </table:table-cell>
        </table:table-row>
        <table:table-row table:style-name="ro1">
          <table:table-cell/>
          <table:table-cell office:value-type="float" office:value="6.86" calcext:value-type="float">
            <text:p>6.86</text:p>
          </table:table-cell>
          <table:table-cell office:value-type="float" office:value="-74.6407" calcext:value-type="float">
            <text:p>-74.6407</text:p>
          </table:table-cell>
        </table:table-row>
        <table:table-row table:style-name="ro1">
          <table:table-cell/>
          <table:table-cell office:value-type="float" office:value="6.87" calcext:value-type="float">
            <text:p>6.87</text:p>
          </table:table-cell>
          <table:table-cell office:value-type="float" office:value="-74.6402" calcext:value-type="float">
            <text:p>-74.6402</text:p>
          </table:table-cell>
        </table:table-row>
        <table:table-row table:style-name="ro1">
          <table:table-cell/>
          <table:table-cell office:value-type="float" office:value="6.88" calcext:value-type="float">
            <text:p>6.88</text:p>
          </table:table-cell>
          <table:table-cell office:value-type="float" office:value="-74.6397" calcext:value-type="float">
            <text:p>-74.6397</text:p>
          </table:table-cell>
        </table:table-row>
        <table:table-row table:style-name="ro1">
          <table:table-cell/>
          <table:table-cell office:value-type="float" office:value="6.89" calcext:value-type="float">
            <text:p>6.89</text:p>
          </table:table-cell>
          <table:table-cell office:value-type="float" office:value="-74.6392" calcext:value-type="float">
            <text:p>-74.6392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-74.6387" calcext:value-type="float">
            <text:p>-74.6387</text:p>
          </table:table-cell>
        </table:table-row>
        <table:table-row table:style-name="ro1">
          <table:table-cell/>
          <table:table-cell office:value-type="float" office:value="6.91" calcext:value-type="float">
            <text:p>6.91</text:p>
          </table:table-cell>
          <table:table-cell office:value-type="float" office:value="-74.6382" calcext:value-type="float">
            <text:p>-74.6382</text:p>
          </table:table-cell>
        </table:table-row>
        <table:table-row table:style-name="ro1">
          <table:table-cell/>
          <table:table-cell office:value-type="float" office:value="6.92" calcext:value-type="float">
            <text:p>6.92</text:p>
          </table:table-cell>
          <table:table-cell office:value-type="float" office:value="-74.6377" calcext:value-type="float">
            <text:p>-74.6377</text:p>
          </table:table-cell>
        </table:table-row>
        <table:table-row table:style-name="ro1">
          <table:table-cell/>
          <table:table-cell office:value-type="float" office:value="6.93" calcext:value-type="float">
            <text:p>6.93</text:p>
          </table:table-cell>
          <table:table-cell office:value-type="float" office:value="-74.6372" calcext:value-type="float">
            <text:p>-74.6372</text:p>
          </table:table-cell>
        </table:table-row>
        <table:table-row table:style-name="ro1">
          <table:table-cell/>
          <table:table-cell office:value-type="float" office:value="6.94" calcext:value-type="float">
            <text:p>6.94</text:p>
          </table:table-cell>
          <table:table-cell office:value-type="float" office:value="-74.6367" calcext:value-type="float">
            <text:p>-74.6367</text:p>
          </table:table-cell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office:value-type="float" office:value="-74.6362" calcext:value-type="float">
            <text:p>-74.6362</text:p>
          </table:table-cell>
        </table:table-row>
        <table:table-row table:style-name="ro1">
          <table:table-cell/>
          <table:table-cell office:value-type="float" office:value="6.96" calcext:value-type="float">
            <text:p>6.96</text:p>
          </table:table-cell>
          <table:table-cell office:value-type="float" office:value="-74.6357" calcext:value-type="float">
            <text:p>-74.6357</text:p>
          </table:table-cell>
        </table:table-row>
        <table:table-row table:style-name="ro1">
          <table:table-cell/>
          <table:table-cell office:value-type="float" office:value="6.97" calcext:value-type="float">
            <text:p>6.97</text:p>
          </table:table-cell>
          <table:table-cell office:value-type="float" office:value="-74.6352" calcext:value-type="float">
            <text:p>-74.6352</text:p>
          </table:table-cell>
        </table:table-row>
        <table:table-row table:style-name="ro1">
          <table:table-cell/>
          <table:table-cell office:value-type="float" office:value="6.98" calcext:value-type="float">
            <text:p>6.98</text:p>
          </table:table-cell>
          <table:table-cell office:value-type="float" office:value="-74.6347" calcext:value-type="float">
            <text:p>-74.6347</text:p>
          </table:table-cell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-74.6342" calcext:value-type="float">
            <text:p>-74.63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74.6337" calcext:value-type="float">
            <text:p>-74.6337</text:p>
          </table:table-cell>
        </table:table-row>
        <table:table-row table:style-name="ro1">
          <table:table-cell/>
          <table:table-cell office:value-type="float" office:value="7.01" calcext:value-type="float">
            <text:p>7.01</text:p>
          </table:table-cell>
          <table:table-cell office:value-type="float" office:value="-74.6332" calcext:value-type="float">
            <text:p>-74.6332</text:p>
          </table:table-cell>
        </table:table-row>
        <table:table-row table:style-name="ro1">
          <table:table-cell/>
          <table:table-cell office:value-type="float" office:value="7.02" calcext:value-type="float">
            <text:p>7.02</text:p>
          </table:table-cell>
          <table:table-cell office:value-type="float" office:value="-74.6327" calcext:value-type="float">
            <text:p>-74.6327</text:p>
          </table:table-cell>
        </table:table-row>
        <table:table-row table:style-name="ro1">
          <table:table-cell/>
          <table:table-cell office:value-type="float" office:value="7.03" calcext:value-type="float">
            <text:p>7.03</text:p>
          </table:table-cell>
          <table:table-cell office:value-type="float" office:value="-74.6322" calcext:value-type="float">
            <text:p>-74.6322</text:p>
          </table:table-cell>
        </table:table-row>
        <table:table-row table:style-name="ro1">
          <table:table-cell/>
          <table:table-cell office:value-type="float" office:value="7.04" calcext:value-type="float">
            <text:p>7.04</text:p>
          </table:table-cell>
          <table:table-cell office:value-type="float" office:value="-74.6317" calcext:value-type="float">
            <text:p>-74.6317</text:p>
          </table:table-cell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office:value-type="float" office:value="-74.6312" calcext:value-type="float">
            <text:p>-74.6312</text:p>
          </table:table-cell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office:value-type="float" office:value="-74.6307" calcext:value-type="float">
            <text:p>-74.6307</text:p>
          </table:table-cell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-74.6302" calcext:value-type="float">
            <text:p>-74.6302</text:p>
          </table:table-cell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-74.6298" calcext:value-type="float">
            <text:p>-74.6298</text:p>
          </table:table-cell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-74.6293" calcext:value-type="float">
            <text:p>-74.6293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-74.6288" calcext:value-type="float">
            <text:p>-74.6288</text:p>
          </table:table-cell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-74.6283" calcext:value-type="float">
            <text:p>-74.6283</text:p>
          </table:table-cell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-74.6278" calcext:value-type="float">
            <text:p>-74.6278</text:p>
          </table:table-cell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-74.6273" calcext:value-type="float">
            <text:p>-74.6273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-74.6268" calcext:value-type="float">
            <text:p>-74.6268</text:p>
          </table:table-cell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office:value-type="float" office:value="-74.6264" calcext:value-type="float">
            <text:p>-74.6264</text:p>
          </table:table-cell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-74.6259" calcext:value-type="float">
            <text:p>-74.6259</text:p>
          </table:table-cell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office:value-type="float" office:value="-74.6254" calcext:value-type="float">
            <text:p>-74.6254</text:p>
          </table:table-cell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float" office:value="-74.6249" calcext:value-type="float">
            <text:p>-74.6249</text:p>
          </table:table-cell>
        </table:table-row>
        <table:table-row table:style-name="ro1">
          <table:table-cell/>
          <table:table-cell office:value-type="float" office:value="7.19" calcext:value-type="float">
            <text:p>7.19</text:p>
          </table:table-cell>
          <table:table-cell office:value-type="float" office:value="-74.6244" calcext:value-type="float">
            <text:p>-74.6244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-74.624" calcext:value-type="float">
            <text:p>-74.624</text:p>
          </table:table-cell>
        </table:table-row>
        <table:table-row table:style-name="ro1">
          <table:table-cell/>
          <table:table-cell office:value-type="float" office:value="7.21" calcext:value-type="float">
            <text:p>7.21</text:p>
          </table:table-cell>
          <table:table-cell office:value-type="float" office:value="-74.6235" calcext:value-type="float">
            <text:p>-74.6235</text:p>
          </table:table-cell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 office:value-type="float" office:value="-74.623" calcext:value-type="float">
            <text:p>-74.623</text:p>
          </table:table-cell>
        </table:table-row>
        <table:table-row table:style-name="ro1">
          <table:table-cell/>
          <table:table-cell office:value-type="float" office:value="7.23" calcext:value-type="float">
            <text:p>7.23</text:p>
          </table:table-cell>
          <table:table-cell office:value-type="float" office:value="-74.6225" calcext:value-type="float">
            <text:p>-74.6225</text:p>
          </table:table-cell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float" office:value="-74.6221" calcext:value-type="float">
            <text:p>-74.6221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office:value-type="float" office:value="-74.6216" calcext:value-type="float">
            <text:p>-74.6216</text:p>
          </table:table-cell>
        </table:table-row>
        <table:table-row table:style-name="ro1">
          <table:table-cell/>
          <table:table-cell office:value-type="float" office:value="7.26" calcext:value-type="float">
            <text:p>7.26</text:p>
          </table:table-cell>
          <table:table-cell office:value-type="float" office:value="-74.6211" calcext:value-type="float">
            <text:p>-74.6211</text:p>
          </table:table-cell>
        </table:table-row>
        <table:table-row table:style-name="ro1">
          <table:table-cell/>
          <table:table-cell office:value-type="float" office:value="7.27" calcext:value-type="float">
            <text:p>7.27</text:p>
          </table:table-cell>
          <table:table-cell office:value-type="float" office:value="-74.6207" calcext:value-type="float">
            <text:p>-74.6207</text:p>
          </table:table-cell>
        </table:table-row>
        <table:table-row table:style-name="ro1">
          <table:table-cell/>
          <table:table-cell office:value-type="float" office:value="7.28" calcext:value-type="float">
            <text:p>7.28</text:p>
          </table:table-cell>
          <table:table-cell office:value-type="float" office:value="-74.6202" calcext:value-type="float">
            <text:p>-74.6202</text:p>
          </table:table-cell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office:value-type="float" office:value="-74.6197" calcext:value-type="float">
            <text:p>-74.6197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-74.6192" calcext:value-type="float">
            <text:p>-74.6192</text:p>
          </table:table-cell>
        </table:table-row>
        <table:table-row table:style-name="ro1">
          <table:table-cell/>
          <table:table-cell office:value-type="float" office:value="7.31" calcext:value-type="float">
            <text:p>7.31</text:p>
          </table:table-cell>
          <table:table-cell office:value-type="float" office:value="-74.6188" calcext:value-type="float">
            <text:p>-74.6188</text:p>
          </table:table-cell>
        </table:table-row>
        <table:table-row table:style-name="ro1">
          <table:table-cell/>
          <table:table-cell office:value-type="float" office:value="7.32" calcext:value-type="float">
            <text:p>7.32</text:p>
          </table:table-cell>
          <table:table-cell office:value-type="float" office:value="-74.6183" calcext:value-type="float">
            <text:p>-74.6183</text:p>
          </table:table-cell>
        </table:table-row>
        <table:table-row table:style-name="ro1">
          <table:table-cell/>
          <table:table-cell office:value-type="float" office:value="7.33" calcext:value-type="float">
            <text:p>7.33</text:p>
          </table:table-cell>
          <table:table-cell office:value-type="float" office:value="-74.6178" calcext:value-type="float">
            <text:p>-74.6178</text:p>
          </table:table-cell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 office:value-type="float" office:value="-74.6174" calcext:value-type="float">
            <text:p>-74.6174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-74.6169" calcext:value-type="float">
            <text:p>-74.6169</text:p>
          </table:table-cell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float" office:value="-74.6165" calcext:value-type="float">
            <text:p>-74.6165</text:p>
          </table:table-cell>
        </table:table-row>
        <table:table-row table:style-name="ro1">
          <table:table-cell/>
          <table:table-cell office:value-type="float" office:value="7.37" calcext:value-type="float">
            <text:p>7.37</text:p>
          </table:table-cell>
          <table:table-cell office:value-type="float" office:value="-74.616" calcext:value-type="float">
            <text:p>-74.616</text:p>
          </table:table-cell>
        </table:table-row>
        <table:table-row table:style-name="ro1">
          <table:table-cell/>
          <table:table-cell office:value-type="float" office:value="7.38" calcext:value-type="float">
            <text:p>7.38</text:p>
          </table:table-cell>
          <table:table-cell office:value-type="float" office:value="-74.6155" calcext:value-type="float">
            <text:p>-74.6155</text:p>
          </table:table-cell>
        </table:table-row>
        <table:table-row table:style-name="ro1">
          <table:table-cell/>
          <table:table-cell office:value-type="float" office:value="7.39" calcext:value-type="float">
            <text:p>7.39</text:p>
          </table:table-cell>
          <table:table-cell office:value-type="float" office:value="-74.6151" calcext:value-type="float">
            <text:p>-74.6151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-74.6146" calcext:value-type="float">
            <text:p>-74.6146</text:p>
          </table:table-cell>
        </table:table-row>
        <table:table-row table:style-name="ro1">
          <table:table-cell/>
          <table:table-cell office:value-type="float" office:value="7.41" calcext:value-type="float">
            <text:p>7.41</text:p>
          </table:table-cell>
          <table:table-cell office:value-type="float" office:value="-74.6142" calcext:value-type="float">
            <text:p>-74.6142</text:p>
          </table:table-cell>
        </table:table-row>
        <table:table-row table:style-name="ro1">
          <table:table-cell/>
          <table:table-cell office:value-type="float" office:value="7.42" calcext:value-type="float">
            <text:p>7.42</text:p>
          </table:table-cell>
          <table:table-cell office:value-type="float" office:value="-74.6137" calcext:value-type="float">
            <text:p>-74.6137</text:p>
          </table:table-cell>
        </table:table-row>
        <table:table-row table:style-name="ro1">
          <table:table-cell/>
          <table:table-cell office:value-type="float" office:value="7.43" calcext:value-type="float">
            <text:p>7.43</text:p>
          </table:table-cell>
          <table:table-cell office:value-type="float" office:value="-74.6132" calcext:value-type="float">
            <text:p>-74.6132</text:p>
          </table:table-cell>
        </table:table-row>
        <table:table-row table:style-name="ro1">
          <table:table-cell/>
          <table:table-cell office:value-type="float" office:value="7.44" calcext:value-type="float">
            <text:p>7.44</text:p>
          </table:table-cell>
          <table:table-cell office:value-type="float" office:value="-74.6128" calcext:value-type="float">
            <text:p>-74.6128</text:p>
          </table:table-cell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office:value-type="float" office:value="-74.6123" calcext:value-type="float">
            <text:p>-74.6123</text:p>
          </table:table-cell>
        </table:table-row>
        <table:table-row table:style-name="ro1">
          <table:table-cell/>
          <table:table-cell office:value-type="float" office:value="7.46" calcext:value-type="float">
            <text:p>7.46</text:p>
          </table:table-cell>
          <table:table-cell office:value-type="float" office:value="-74.6119" calcext:value-type="float">
            <text:p>-74.6119</text:p>
          </table:table-cell>
        </table:table-row>
        <table:table-row table:style-name="ro1">
          <table:table-cell/>
          <table:table-cell office:value-type="float" office:value="7.47" calcext:value-type="float">
            <text:p>7.47</text:p>
          </table:table-cell>
          <table:table-cell office:value-type="float" office:value="-74.6114" calcext:value-type="float">
            <text:p>-74.6114</text:p>
          </table:table-cell>
        </table:table-row>
        <table:table-row table:style-name="ro1">
          <table:table-cell/>
          <table:table-cell office:value-type="float" office:value="7.48" calcext:value-type="float">
            <text:p>7.48</text:p>
          </table:table-cell>
          <table:table-cell office:value-type="float" office:value="-74.611" calcext:value-type="float">
            <text:p>-74.611</text:p>
          </table:table-cell>
        </table:table-row>
        <table:table-row table:style-name="ro1">
          <table:table-cell/>
          <table:table-cell office:value-type="float" office:value="7.49" calcext:value-type="float">
            <text:p>7.49</text:p>
          </table:table-cell>
          <table:table-cell office:value-type="float" office:value="-74.6105" calcext:value-type="float">
            <text:p>-74.6105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-74.6101" calcext:value-type="float">
            <text:p>-74.6101</text:p>
          </table:table-cell>
        </table:table-row>
        <table:table-row table:style-name="ro1">
          <table:table-cell/>
          <table:table-cell office:value-type="float" office:value="7.51" calcext:value-type="float">
            <text:p>7.51</text:p>
          </table:table-cell>
          <table:table-cell office:value-type="float" office:value="-74.6096" calcext:value-type="float">
            <text:p>-74.6096</text:p>
          </table:table-cell>
        </table:table-row>
        <table:table-row table:style-name="ro1">
          <table:table-cell/>
          <table:table-cell office:value-type="float" office:value="7.52" calcext:value-type="float">
            <text:p>7.52</text:p>
          </table:table-cell>
          <table:table-cell office:value-type="float" office:value="-74.6092" calcext:value-type="float">
            <text:p>-74.6092</text:p>
          </table:table-cell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 office:value-type="float" office:value="-74.6087" calcext:value-type="float">
            <text:p>-74.6087</text:p>
          </table:table-cell>
        </table:table-row>
        <table:table-row table:style-name="ro1">
          <table:table-cell/>
          <table:table-cell office:value-type="float" office:value="7.54" calcext:value-type="float">
            <text:p>7.54</text:p>
          </table:table-cell>
          <table:table-cell office:value-type="float" office:value="-74.6083" calcext:value-type="float">
            <text:p>-74.6083</text:p>
          </table:table-cell>
        </table:table-row>
        <table:table-row table:style-name="ro1">
          <table:table-cell/>
          <table:table-cell office:value-type="float" office:value="7.55" calcext:value-type="float">
            <text:p>7.55</text:p>
          </table:table-cell>
          <table:table-cell office:value-type="float" office:value="-74.6078" calcext:value-type="float">
            <text:p>-74.6078</text:p>
          </table:table-cell>
        </table:table-row>
        <table:table-row table:style-name="ro1">
          <table:table-cell/>
          <table:table-cell office:value-type="float" office:value="7.56" calcext:value-type="float">
            <text:p>7.56</text:p>
          </table:table-cell>
          <table:table-cell office:value-type="float" office:value="-74.6074" calcext:value-type="float">
            <text:p>-74.6074</text:p>
          </table:table-cell>
        </table:table-row>
        <table:table-row table:style-name="ro1">
          <table:table-cell/>
          <table:table-cell office:value-type="float" office:value="7.57" calcext:value-type="float">
            <text:p>7.57</text:p>
          </table:table-cell>
          <table:table-cell office:value-type="float" office:value="-74.607" calcext:value-type="float">
            <text:p>-74.607</text:p>
          </table:table-cell>
        </table:table-row>
        <table:table-row table:style-name="ro1">
          <table:table-cell/>
          <table:table-cell office:value-type="float" office:value="7.58" calcext:value-type="float">
            <text:p>7.58</text:p>
          </table:table-cell>
          <table:table-cell office:value-type="float" office:value="-74.6065" calcext:value-type="float">
            <text:p>-74.6065</text:p>
          </table:table-cell>
        </table:table-row>
        <table:table-row table:style-name="ro1">
          <table:table-cell/>
          <table:table-cell office:value-type="float" office:value="7.59" calcext:value-type="float">
            <text:p>7.59</text:p>
          </table:table-cell>
          <table:table-cell office:value-type="float" office:value="-74.6061" calcext:value-type="float">
            <text:p>-74.6061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-74.6056" calcext:value-type="float">
            <text:p>-74.6056</text:p>
          </table:table-cell>
        </table:table-row>
        <table:table-row table:style-name="ro1">
          <table:table-cell/>
          <table:table-cell office:value-type="float" office:value="7.61" calcext:value-type="float">
            <text:p>7.61</text:p>
          </table:table-cell>
          <table:table-cell office:value-type="float" office:value="-74.6052" calcext:value-type="float">
            <text:p>-74.6052</text:p>
          </table:table-cell>
        </table:table-row>
        <table:table-row table:style-name="ro1">
          <table:table-cell/>
          <table:table-cell office:value-type="float" office:value="7.62" calcext:value-type="float">
            <text:p>7.62</text:p>
          </table:table-cell>
          <table:table-cell office:value-type="float" office:value="-74.6047" calcext:value-type="float">
            <text:p>-74.6047</text:p>
          </table:table-cell>
        </table:table-row>
        <table:table-row table:style-name="ro1">
          <table:table-cell/>
          <table:table-cell office:value-type="float" office:value="7.63" calcext:value-type="float">
            <text:p>7.63</text:p>
          </table:table-cell>
          <table:table-cell office:value-type="float" office:value="-74.6043" calcext:value-type="float">
            <text:p>-74.6043</text:p>
          </table:table-cell>
        </table:table-row>
        <table:table-row table:style-name="ro1">
          <table:table-cell/>
          <table:table-cell office:value-type="float" office:value="7.64" calcext:value-type="float">
            <text:p>7.64</text:p>
          </table:table-cell>
          <table:table-cell office:value-type="float" office:value="-74.6039" calcext:value-type="float">
            <text:p>-74.6039</text:p>
          </table:table-cell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office:value-type="float" office:value="-74.6034" calcext:value-type="float">
            <text:p>-74.6034</text:p>
          </table:table-cell>
        </table:table-row>
        <table:table-row table:style-name="ro1">
          <table:table-cell/>
          <table:table-cell office:value-type="float" office:value="7.66" calcext:value-type="float">
            <text:p>7.66</text:p>
          </table:table-cell>
          <table:table-cell office:value-type="float" office:value="-74.603" calcext:value-type="float">
            <text:p>-74.603</text:p>
          </table:table-cell>
        </table:table-row>
        <table:table-row table:style-name="ro1">
          <table:table-cell/>
          <table:table-cell office:value-type="float" office:value="7.67" calcext:value-type="float">
            <text:p>7.67</text:p>
          </table:table-cell>
          <table:table-cell office:value-type="float" office:value="-74.6026" calcext:value-type="float">
            <text:p>-74.6026</text:p>
          </table:table-cell>
        </table:table-row>
        <table:table-row table:style-name="ro1">
          <table:table-cell/>
          <table:table-cell office:value-type="float" office:value="7.68" calcext:value-type="float">
            <text:p>7.68</text:p>
          </table:table-cell>
          <table:table-cell office:value-type="float" office:value="-74.6021" calcext:value-type="float">
            <text:p>-74.6021</text:p>
          </table:table-cell>
        </table:table-row>
        <table:table-row table:style-name="ro1">
          <table:table-cell/>
          <table:table-cell office:value-type="float" office:value="7.69" calcext:value-type="float">
            <text:p>7.69</text:p>
          </table:table-cell>
          <table:table-cell office:value-type="float" office:value="-74.6017" calcext:value-type="float">
            <text:p>-74.6017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-74.6013" calcext:value-type="float">
            <text:p>-74.6013</text:p>
          </table:table-cell>
        </table:table-row>
        <table:table-row table:style-name="ro1">
          <table:table-cell/>
          <table:table-cell office:value-type="float" office:value="7.71" calcext:value-type="float">
            <text:p>7.71</text:p>
          </table:table-cell>
          <table:table-cell office:value-type="float" office:value="-74.6008" calcext:value-type="float">
            <text:p>-74.6008</text:p>
          </table:table-cell>
        </table:table-row>
        <table:table-row table:style-name="ro1">
          <table:table-cell/>
          <table:table-cell office:value-type="float" office:value="7.72" calcext:value-type="float">
            <text:p>7.72</text:p>
          </table:table-cell>
          <table:table-cell office:value-type="float" office:value="-74.6004" calcext:value-type="float">
            <text:p>-74.6004</text:p>
          </table:table-cell>
        </table:table-row>
        <table:table-row table:style-name="ro1">
          <table:table-cell/>
          <table:table-cell office:value-type="float" office:value="7.73" calcext:value-type="float">
            <text:p>7.73</text:p>
          </table:table-cell>
          <table:table-cell office:value-type="float" office:value="-74.6" calcext:value-type="float">
            <text:p>-74.6</text:p>
          </table:table-cell>
        </table:table-row>
        <table:table-row table:style-name="ro1">
          <table:table-cell/>
          <table:table-cell office:value-type="float" office:value="7.74" calcext:value-type="float">
            <text:p>7.74</text:p>
          </table:table-cell>
          <table:table-cell office:value-type="float" office:value="-74.5995" calcext:value-type="float">
            <text:p>-74.5995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office:value-type="float" office:value="-74.5991" calcext:value-type="float">
            <text:p>-74.5991</text:p>
          </table:table-cell>
        </table:table-row>
        <table:table-row table:style-name="ro1">
          <table:table-cell/>
          <table:table-cell office:value-type="float" office:value="7.76" calcext:value-type="float">
            <text:p>7.76</text:p>
          </table:table-cell>
          <table:table-cell office:value-type="float" office:value="-74.5987" calcext:value-type="float">
            <text:p>-74.5987</text:p>
          </table:table-cell>
        </table:table-row>
        <table:table-row table:style-name="ro1">
          <table:table-cell/>
          <table:table-cell office:value-type="float" office:value="7.77" calcext:value-type="float">
            <text:p>7.77</text:p>
          </table:table-cell>
          <table:table-cell office:value-type="float" office:value="-74.5983" calcext:value-type="float">
            <text:p>-74.5983</text:p>
          </table:table-cell>
        </table:table-row>
        <table:table-row table:style-name="ro1">
          <table:table-cell/>
          <table:table-cell office:value-type="float" office:value="7.78" calcext:value-type="float">
            <text:p>7.78</text:p>
          </table:table-cell>
          <table:table-cell office:value-type="float" office:value="-74.5978" calcext:value-type="float">
            <text:p>-74.5978</text:p>
          </table:table-cell>
        </table:table-row>
        <table:table-row table:style-name="ro1">
          <table:table-cell/>
          <table:table-cell office:value-type="float" office:value="7.79" calcext:value-type="float">
            <text:p>7.79</text:p>
          </table:table-cell>
          <table:table-cell office:value-type="float" office:value="-74.5974" calcext:value-type="float">
            <text:p>-74.597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-74.597" calcext:value-type="float">
            <text:p>-74.597</text:p>
          </table:table-cell>
        </table:table-row>
        <table:table-row table:style-name="ro1">
          <table:table-cell/>
          <table:table-cell office:value-type="float" office:value="7.81" calcext:value-type="float">
            <text:p>7.81</text:p>
          </table:table-cell>
          <table:table-cell office:value-type="float" office:value="-74.5966" calcext:value-type="float">
            <text:p>-74.5966</text:p>
          </table:table-cell>
        </table:table-row>
        <table:table-row table:style-name="ro1">
          <table:table-cell/>
          <table:table-cell office:value-type="float" office:value="7.82" calcext:value-type="float">
            <text:p>7.82</text:p>
          </table:table-cell>
          <table:table-cell office:value-type="float" office:value="-74.5961" calcext:value-type="float">
            <text:p>-74.5961</text:p>
          </table:table-cell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 office:value-type="float" office:value="-74.5957" calcext:value-type="float">
            <text:p>-74.5957</text:p>
          </table:table-cell>
        </table:table-row>
        <table:table-row table:style-name="ro1">
          <table:table-cell/>
          <table:table-cell office:value-type="float" office:value="7.84" calcext:value-type="float">
            <text:p>7.84</text:p>
          </table:table-cell>
          <table:table-cell office:value-type="float" office:value="-74.5953" calcext:value-type="float">
            <text:p>-74.5953</text:p>
          </table:table-cell>
        </table:table-row>
        <table:table-row table:style-name="ro1">
          <table:table-cell/>
          <table:table-cell office:value-type="float" office:value="7.85" calcext:value-type="float">
            <text:p>7.85</text:p>
          </table:table-cell>
          <table:table-cell office:value-type="float" office:value="-74.5949" calcext:value-type="float">
            <text:p>-74.5949</text:p>
          </table:table-cell>
        </table:table-row>
        <table:table-row table:style-name="ro1">
          <table:table-cell/>
          <table:table-cell office:value-type="float" office:value="7.86" calcext:value-type="float">
            <text:p>7.86</text:p>
          </table:table-cell>
          <table:table-cell office:value-type="float" office:value="-74.5944" calcext:value-type="float">
            <text:p>-74.5944</text:p>
          </table:table-cell>
        </table:table-row>
        <table:table-row table:style-name="ro1">
          <table:table-cell/>
          <table:table-cell office:value-type="float" office:value="7.87" calcext:value-type="float">
            <text:p>7.87</text:p>
          </table:table-cell>
          <table:table-cell office:value-type="float" office:value="-74.594" calcext:value-type="float">
            <text:p>-74.594</text:p>
          </table:table-cell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 office:value-type="float" office:value="-74.5936" calcext:value-type="float">
            <text:p>-74.5936</text:p>
          </table:table-cell>
        </table:table-row>
        <table:table-row table:style-name="ro1">
          <table:table-cell/>
          <table:table-cell office:value-type="float" office:value="7.89" calcext:value-type="float">
            <text:p>7.89</text:p>
          </table:table-cell>
          <table:table-cell office:value-type="float" office:value="-74.5932" calcext:value-type="float">
            <text:p>-74.5932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-74.5928" calcext:value-type="float">
            <text:p>-74.5928</text:p>
          </table:table-cell>
        </table:table-row>
        <table:table-row table:style-name="ro1">
          <table:table-cell/>
          <table:table-cell office:value-type="float" office:value="7.91" calcext:value-type="float">
            <text:p>7.91</text:p>
          </table:table-cell>
          <table:table-cell office:value-type="float" office:value="-74.5924" calcext:value-type="float">
            <text:p>-74.5924</text:p>
          </table:table-cell>
        </table:table-row>
        <table:table-row table:style-name="ro1">
          <table:table-cell/>
          <table:table-cell office:value-type="float" office:value="7.92" calcext:value-type="float">
            <text:p>7.92</text:p>
          </table:table-cell>
          <table:table-cell office:value-type="float" office:value="-74.5919" calcext:value-type="float">
            <text:p>-74.5919</text:p>
          </table:table-cell>
        </table:table-row>
        <table:table-row table:style-name="ro1">
          <table:table-cell/>
          <table:table-cell office:value-type="float" office:value="7.93" calcext:value-type="float">
            <text:p>7.93</text:p>
          </table:table-cell>
          <table:table-cell office:value-type="float" office:value="-74.5915" calcext:value-type="float">
            <text:p>-74.5915</text:p>
          </table:table-cell>
        </table:table-row>
        <table:table-row table:style-name="ro1">
          <table:table-cell/>
          <table:table-cell office:value-type="float" office:value="7.94" calcext:value-type="float">
            <text:p>7.94</text:p>
          </table:table-cell>
          <table:table-cell office:value-type="float" office:value="-74.5911" calcext:value-type="float">
            <text:p>-74.5911</text:p>
          </table:table-cell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office:value-type="float" office:value="-74.5907" calcext:value-type="float">
            <text:p>-74.5907</text:p>
          </table:table-cell>
        </table:table-row>
        <table:table-row table:style-name="ro1">
          <table:table-cell/>
          <table:table-cell office:value-type="float" office:value="7.96" calcext:value-type="float">
            <text:p>7.96</text:p>
          </table:table-cell>
          <table:table-cell office:value-type="float" office:value="-74.5903" calcext:value-type="float">
            <text:p>-74.5903</text:p>
          </table:table-cell>
        </table:table-row>
        <table:table-row table:style-name="ro1">
          <table:table-cell/>
          <table:table-cell office:value-type="float" office:value="7.97" calcext:value-type="float">
            <text:p>7.97</text:p>
          </table:table-cell>
          <table:table-cell office:value-type="float" office:value="-74.5899" calcext:value-type="float">
            <text:p>-74.5899</text:p>
          </table:table-cell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 office:value-type="float" office:value="-74.5895" calcext:value-type="float">
            <text:p>-74.5895</text:p>
          </table:table-cell>
        </table:table-row>
        <table:table-row table:style-name="ro1">
          <table:table-cell/>
          <table:table-cell office:value-type="float" office:value="7.99" calcext:value-type="float">
            <text:p>7.99</text:p>
          </table:table-cell>
          <table:table-cell office:value-type="float" office:value="-74.5891" calcext:value-type="float">
            <text:p>-74.58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74.5887" calcext:value-type="float">
            <text:p>-74.5887</text:p>
          </table:table-cell>
        </table:table-row>
        <table:table-row table:style-name="ro1">
          <table:table-cell/>
          <table:table-cell office:value-type="float" office:value="8.01" calcext:value-type="float">
            <text:p>8.01</text:p>
          </table:table-cell>
          <table:table-cell office:value-type="float" office:value="-74.5882" calcext:value-type="float">
            <text:p>-74.5882</text:p>
          </table:table-cell>
        </table:table-row>
        <table:table-row table:style-name="ro1">
          <table:table-cell/>
          <table:table-cell office:value-type="float" office:value="8.02" calcext:value-type="float">
            <text:p>8.02</text:p>
          </table:table-cell>
          <table:table-cell office:value-type="float" office:value="-74.5878" calcext:value-type="float">
            <text:p>-74.5878</text:p>
          </table:table-cell>
        </table:table-row>
        <table:table-row table:style-name="ro1">
          <table:table-cell/>
          <table:table-cell office:value-type="float" office:value="8.03" calcext:value-type="float">
            <text:p>8.03</text:p>
          </table:table-cell>
          <table:table-cell office:value-type="float" office:value="-74.5874" calcext:value-type="float">
            <text:p>-74.5874</text:p>
          </table:table-cell>
        </table:table-row>
        <table:table-row table:style-name="ro1">
          <table:table-cell/>
          <table:table-cell office:value-type="float" office:value="8.04" calcext:value-type="float">
            <text:p>8.04</text:p>
          </table:table-cell>
          <table:table-cell office:value-type="float" office:value="-74.587" calcext:value-type="float">
            <text:p>-74.587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office:value-type="float" office:value="-74.5866" calcext:value-type="float">
            <text:p>-74.5866</text:p>
          </table:table-cell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 office:value-type="float" office:value="-74.5862" calcext:value-type="float">
            <text:p>-74.5862</text:p>
          </table:table-cell>
        </table:table-row>
        <table:table-row table:style-name="ro1">
          <table:table-cell/>
          <table:table-cell office:value-type="float" office:value="8.07" calcext:value-type="float">
            <text:p>8.07</text:p>
          </table:table-cell>
          <table:table-cell office:value-type="float" office:value="-74.5858" calcext:value-type="float">
            <text:p>-74.5858</text:p>
          </table:table-cell>
        </table:table-row>
        <table:table-row table:style-name="ro1">
          <table:table-cell/>
          <table:table-cell office:value-type="float" office:value="8.08" calcext:value-type="float">
            <text:p>8.08</text:p>
          </table:table-cell>
          <table:table-cell office:value-type="float" office:value="-74.5854" calcext:value-type="float">
            <text:p>-74.5854</text:p>
          </table:table-cell>
        </table:table-row>
        <table:table-row table:style-name="ro1">
          <table:table-cell/>
          <table:table-cell office:value-type="float" office:value="8.09" calcext:value-type="float">
            <text:p>8.09</text:p>
          </table:table-cell>
          <table:table-cell office:value-type="float" office:value="-74.585" calcext:value-type="float">
            <text:p>-74.585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-74.5846" calcext:value-type="float">
            <text:p>-74.5846</text:p>
          </table:table-cell>
        </table:table-row>
        <table:table-row table:style-name="ro1">
          <table:table-cell/>
          <table:table-cell office:value-type="float" office:value="8.11" calcext:value-type="float">
            <text:p>8.11</text:p>
          </table:table-cell>
          <table:table-cell office:value-type="float" office:value="-74.5842" calcext:value-type="float">
            <text:p>-74.5842</text:p>
          </table:table-cell>
        </table:table-row>
        <table:table-row table:style-name="ro1">
          <table:table-cell/>
          <table:table-cell office:value-type="float" office:value="8.12" calcext:value-type="float">
            <text:p>8.12</text:p>
          </table:table-cell>
          <table:table-cell office:value-type="float" office:value="-74.5838" calcext:value-type="float">
            <text:p>-74.5838</text:p>
          </table:table-cell>
        </table:table-row>
        <table:table-row table:style-name="ro1">
          <table:table-cell/>
          <table:table-cell office:value-type="float" office:value="8.13" calcext:value-type="float">
            <text:p>8.13</text:p>
          </table:table-cell>
          <table:table-cell office:value-type="float" office:value="-74.5834" calcext:value-type="float">
            <text:p>-74.5834</text:p>
          </table:table-cell>
        </table:table-row>
        <table:table-row table:style-name="ro1">
          <table:table-cell/>
          <table:table-cell office:value-type="float" office:value="8.14" calcext:value-type="float">
            <text:p>8.14</text:p>
          </table:table-cell>
          <table:table-cell office:value-type="float" office:value="-74.583" calcext:value-type="float">
            <text:p>-74.583</text:p>
          </table:table-cell>
        </table:table-row>
        <table:table-row table:style-name="ro1">
          <table:table-cell/>
          <table:table-cell office:value-type="float" office:value="8.15" calcext:value-type="float">
            <text:p>8.15</text:p>
          </table:table-cell>
          <table:table-cell office:value-type="float" office:value="-74.5826" calcext:value-type="float">
            <text:p>-74.5826</text:p>
          </table:table-cell>
        </table:table-row>
        <table:table-row table:style-name="ro1">
          <table:table-cell/>
          <table:table-cell office:value-type="float" office:value="8.16" calcext:value-type="float">
            <text:p>8.16</text:p>
          </table:table-cell>
          <table:table-cell office:value-type="float" office:value="-74.5822" calcext:value-type="float">
            <text:p>-74.5822</text:p>
          </table:table-cell>
        </table:table-row>
        <table:table-row table:style-name="ro1">
          <table:table-cell/>
          <table:table-cell office:value-type="float" office:value="8.17" calcext:value-type="float">
            <text:p>8.17</text:p>
          </table:table-cell>
          <table:table-cell office:value-type="float" office:value="-74.5818" calcext:value-type="float">
            <text:p>-74.5818</text:p>
          </table:table-cell>
        </table:table-row>
        <table:table-row table:style-name="ro1">
          <table:table-cell/>
          <table:table-cell office:value-type="float" office:value="8.18" calcext:value-type="float">
            <text:p>8.18</text:p>
          </table:table-cell>
          <table:table-cell office:value-type="float" office:value="-74.5814" calcext:value-type="float">
            <text:p>-74.5814</text:p>
          </table:table-cell>
        </table:table-row>
        <table:table-row table:style-name="ro1">
          <table:table-cell/>
          <table:table-cell office:value-type="float" office:value="8.19" calcext:value-type="float">
            <text:p>8.19</text:p>
          </table:table-cell>
          <table:table-cell office:value-type="float" office:value="-74.581" calcext:value-type="float">
            <text:p>-74.581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-74.5806" calcext:value-type="float">
            <text:p>-74.5806</text:p>
          </table:table-cell>
        </table:table-row>
        <table:table-row table:style-name="ro1">
          <table:table-cell/>
          <table:table-cell office:value-type="float" office:value="8.21" calcext:value-type="float">
            <text:p>8.21</text:p>
          </table:table-cell>
          <table:table-cell office:value-type="float" office:value="-74.5803" calcext:value-type="float">
            <text:p>-74.5803</text:p>
          </table:table-cell>
        </table:table-row>
        <table:table-row table:style-name="ro1">
          <table:table-cell/>
          <table:table-cell office:value-type="float" office:value="8.22" calcext:value-type="float">
            <text:p>8.22</text:p>
          </table:table-cell>
          <table:table-cell office:value-type="float" office:value="-74.5799" calcext:value-type="float">
            <text:p>-74.5799</text:p>
          </table:table-cell>
        </table:table-row>
        <table:table-row table:style-name="ro1">
          <table:table-cell/>
          <table:table-cell office:value-type="float" office:value="8.23" calcext:value-type="float">
            <text:p>8.23</text:p>
          </table:table-cell>
          <table:table-cell office:value-type="float" office:value="-74.5795" calcext:value-type="float">
            <text:p>-74.5795</text:p>
          </table:table-cell>
        </table:table-row>
        <table:table-row table:style-name="ro1">
          <table:table-cell/>
          <table:table-cell office:value-type="float" office:value="8.24" calcext:value-type="float">
            <text:p>8.24</text:p>
          </table:table-cell>
          <table:table-cell office:value-type="float" office:value="-74.5791" calcext:value-type="float">
            <text:p>-74.5791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office:value-type="float" office:value="-74.5787" calcext:value-type="float">
            <text:p>-74.5787</text:p>
          </table:table-cell>
        </table:table-row>
        <table:table-row table:style-name="ro1">
          <table:table-cell/>
          <table:table-cell office:value-type="float" office:value="8.26" calcext:value-type="float">
            <text:p>8.26</text:p>
          </table:table-cell>
          <table:table-cell office:value-type="float" office:value="-74.5783" calcext:value-type="float">
            <text:p>-74.5783</text:p>
          </table:table-cell>
        </table:table-row>
        <table:table-row table:style-name="ro1">
          <table:table-cell/>
          <table:table-cell office:value-type="float" office:value="8.27" calcext:value-type="float">
            <text:p>8.27</text:p>
          </table:table-cell>
          <table:table-cell office:value-type="float" office:value="-74.5779" calcext:value-type="float">
            <text:p>-74.5779</text:p>
          </table:table-cell>
        </table:table-row>
        <table:table-row table:style-name="ro1">
          <table:table-cell/>
          <table:table-cell office:value-type="float" office:value="8.28" calcext:value-type="float">
            <text:p>8.28</text:p>
          </table:table-cell>
          <table:table-cell office:value-type="float" office:value="-74.5775" calcext:value-type="float">
            <text:p>-74.5775</text:p>
          </table:table-cell>
        </table:table-row>
        <table:table-row table:style-name="ro1">
          <table:table-cell/>
          <table:table-cell office:value-type="float" office:value="8.29" calcext:value-type="float">
            <text:p>8.29</text:p>
          </table:table-cell>
          <table:table-cell office:value-type="float" office:value="-74.5771" calcext:value-type="float">
            <text:p>-74.5771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-74.5768" calcext:value-type="float">
            <text:p>-74.5768</text:p>
          </table:table-cell>
        </table:table-row>
        <table:table-row table:style-name="ro1">
          <table:table-cell/>
          <table:table-cell office:value-type="float" office:value="8.31" calcext:value-type="float">
            <text:p>8.31</text:p>
          </table:table-cell>
          <table:table-cell office:value-type="float" office:value="-74.5764" calcext:value-type="float">
            <text:p>-74.5764</text:p>
          </table:table-cell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office:value-type="float" office:value="-74.576" calcext:value-type="float">
            <text:p>-74.576</text:p>
          </table:table-cell>
        </table:table-row>
        <table:table-row table:style-name="ro1">
          <table:table-cell/>
          <table:table-cell office:value-type="float" office:value="8.33" calcext:value-type="float">
            <text:p>8.33</text:p>
          </table:table-cell>
          <table:table-cell office:value-type="float" office:value="-74.5756" calcext:value-type="float">
            <text:p>-74.5756</text:p>
          </table:table-cell>
        </table:table-row>
        <table:table-row table:style-name="ro1">
          <table:table-cell/>
          <table:table-cell office:value-type="float" office:value="8.34" calcext:value-type="float">
            <text:p>8.34</text:p>
          </table:table-cell>
          <table:table-cell office:value-type="float" office:value="-74.5752" calcext:value-type="float">
            <text:p>-74.5752</text:p>
          </table:table-cell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office:value-type="float" office:value="-74.5748" calcext:value-type="float">
            <text:p>-74.5748</text:p>
          </table:table-cell>
        </table:table-row>
        <table:table-row table:style-name="ro1">
          <table:table-cell/>
          <table:table-cell office:value-type="float" office:value="8.36" calcext:value-type="float">
            <text:p>8.36</text:p>
          </table:table-cell>
          <table:table-cell office:value-type="float" office:value="-74.5745" calcext:value-type="float">
            <text:p>-74.5745</text:p>
          </table:table-cell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office:value-type="float" office:value="-74.5741" calcext:value-type="float">
            <text:p>-74.5741</text:p>
          </table:table-cell>
        </table:table-row>
        <table:table-row table:style-name="ro1">
          <table:table-cell/>
          <table:table-cell office:value-type="float" office:value="8.38" calcext:value-type="float">
            <text:p>8.38</text:p>
          </table:table-cell>
          <table:table-cell office:value-type="float" office:value="-74.5737" calcext:value-type="float">
            <text:p>-74.5737</text:p>
          </table:table-cell>
        </table:table-row>
        <table:table-row table:style-name="ro1">
          <table:table-cell/>
          <table:table-cell office:value-type="float" office:value="8.39" calcext:value-type="float">
            <text:p>8.39</text:p>
          </table:table-cell>
          <table:table-cell office:value-type="float" office:value="-74.5733" calcext:value-type="float">
            <text:p>-74.5733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-74.5729" calcext:value-type="float">
            <text:p>-74.5729</text:p>
          </table:table-cell>
        </table:table-row>
        <table:table-row table:style-name="ro1">
          <table:table-cell/>
          <table:table-cell office:value-type="float" office:value="8.41" calcext:value-type="float">
            <text:p>8.41</text:p>
          </table:table-cell>
          <table:table-cell office:value-type="float" office:value="-74.5726" calcext:value-type="float">
            <text:p>-74.5726</text:p>
          </table:table-cell>
        </table:table-row>
        <table:table-row table:style-name="ro1">
          <table:table-cell/>
          <table:table-cell office:value-type="float" office:value="8.42" calcext:value-type="float">
            <text:p>8.42</text:p>
          </table:table-cell>
          <table:table-cell office:value-type="float" office:value="-74.5722" calcext:value-type="float">
            <text:p>-74.5722</text:p>
          </table:table-cell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office:value-type="float" office:value="-74.5718" calcext:value-type="float">
            <text:p>-74.5718</text:p>
          </table:table-cell>
        </table:table-row>
        <table:table-row table:style-name="ro1">
          <table:table-cell/>
          <table:table-cell office:value-type="float" office:value="8.44" calcext:value-type="float">
            <text:p>8.44</text:p>
          </table:table-cell>
          <table:table-cell office:value-type="float" office:value="-74.5714" calcext:value-type="float">
            <text:p>-74.5714</text:p>
          </table:table-cell>
        </table:table-row>
        <table:table-row table:style-name="ro1">
          <table:table-cell/>
          <table:table-cell office:value-type="float" office:value="8.45" calcext:value-type="float">
            <text:p>8.45</text:p>
          </table:table-cell>
          <table:table-cell office:value-type="float" office:value="-74.5711" calcext:value-type="float">
            <text:p>-74.5711</text:p>
          </table:table-cell>
        </table:table-row>
        <table:table-row table:style-name="ro1">
          <table:table-cell/>
          <table:table-cell office:value-type="float" office:value="8.46" calcext:value-type="float">
            <text:p>8.46</text:p>
          </table:table-cell>
          <table:table-cell office:value-type="float" office:value="-74.5707" calcext:value-type="float">
            <text:p>-74.5707</text:p>
          </table:table-cell>
        </table:table-row>
        <table:table-row table:style-name="ro1">
          <table:table-cell/>
          <table:table-cell office:value-type="float" office:value="8.47" calcext:value-type="float">
            <text:p>8.47</text:p>
          </table:table-cell>
          <table:table-cell office:value-type="float" office:value="-74.5703" calcext:value-type="float">
            <text:p>-74.5703</text:p>
          </table:table-cell>
        </table:table-row>
        <table:table-row table:style-name="ro1">
          <table:table-cell/>
          <table:table-cell office:value-type="float" office:value="8.48" calcext:value-type="float">
            <text:p>8.48</text:p>
          </table:table-cell>
          <table:table-cell office:value-type="float" office:value="-74.5699" calcext:value-type="float">
            <text:p>-74.5699</text:p>
          </table:table-cell>
        </table:table-row>
        <table:table-row table:style-name="ro1">
          <table:table-cell/>
          <table:table-cell office:value-type="float" office:value="8.49" calcext:value-type="float">
            <text:p>8.49</text:p>
          </table:table-cell>
          <table:table-cell office:value-type="float" office:value="-74.5696" calcext:value-type="float">
            <text:p>-74.5696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-74.5692" calcext:value-type="float">
            <text:p>-74.5692</text:p>
          </table:table-cell>
        </table:table-row>
        <table:table-row table:style-name="ro1">
          <table:table-cell/>
          <table:table-cell office:value-type="float" office:value="8.51" calcext:value-type="float">
            <text:p>8.51</text:p>
          </table:table-cell>
          <table:table-cell office:value-type="float" office:value="-74.5688" calcext:value-type="float">
            <text:p>-74.5688</text:p>
          </table:table-cell>
        </table:table-row>
        <table:table-row table:style-name="ro1">
          <table:table-cell/>
          <table:table-cell office:value-type="float" office:value="8.52" calcext:value-type="float">
            <text:p>8.52</text:p>
          </table:table-cell>
          <table:table-cell office:value-type="float" office:value="-74.5685" calcext:value-type="float">
            <text:p>-74.5685</text:p>
          </table:table-cell>
        </table:table-row>
        <table:table-row table:style-name="ro1">
          <table:table-cell/>
          <table:table-cell office:value-type="float" office:value="8.53" calcext:value-type="float">
            <text:p>8.53</text:p>
          </table:table-cell>
          <table:table-cell office:value-type="float" office:value="-74.5681" calcext:value-type="float">
            <text:p>-74.5681</text:p>
          </table:table-cell>
        </table:table-row>
        <table:table-row table:style-name="ro1">
          <table:table-cell/>
          <table:table-cell office:value-type="float" office:value="8.54" calcext:value-type="float">
            <text:p>8.54</text:p>
          </table:table-cell>
          <table:table-cell office:value-type="float" office:value="-74.5677" calcext:value-type="float">
            <text:p>-74.5677</text:p>
          </table:table-cell>
        </table:table-row>
        <table:table-row table:style-name="ro1">
          <table:table-cell/>
          <table:table-cell office:value-type="float" office:value="8.55" calcext:value-type="float">
            <text:p>8.55</text:p>
          </table:table-cell>
          <table:table-cell office:value-type="float" office:value="-74.5674" calcext:value-type="float">
            <text:p>-74.5674</text:p>
          </table:table-cell>
        </table:table-row>
        <table:table-row table:style-name="ro1">
          <table:table-cell/>
          <table:table-cell office:value-type="float" office:value="8.56" calcext:value-type="float">
            <text:p>8.56</text:p>
          </table:table-cell>
          <table:table-cell office:value-type="float" office:value="-74.567" calcext:value-type="float">
            <text:p>-74.567</text:p>
          </table:table-cell>
        </table:table-row>
        <table:table-row table:style-name="ro1">
          <table:table-cell/>
          <table:table-cell office:value-type="float" office:value="8.57" calcext:value-type="float">
            <text:p>8.57</text:p>
          </table:table-cell>
          <table:table-cell office:value-type="float" office:value="-74.5666" calcext:value-type="float">
            <text:p>-74.5666</text:p>
          </table:table-cell>
        </table:table-row>
        <table:table-row table:style-name="ro1">
          <table:table-cell/>
          <table:table-cell office:value-type="float" office:value="8.58" calcext:value-type="float">
            <text:p>8.58</text:p>
          </table:table-cell>
          <table:table-cell office:value-type="float" office:value="-74.5663" calcext:value-type="float">
            <text:p>-74.5663</text:p>
          </table:table-cell>
        </table:table-row>
        <table:table-row table:style-name="ro1">
          <table:table-cell/>
          <table:table-cell office:value-type="float" office:value="8.59" calcext:value-type="float">
            <text:p>8.59</text:p>
          </table:table-cell>
          <table:table-cell office:value-type="float" office:value="-74.5659" calcext:value-type="float">
            <text:p>-74.5659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-74.5655" calcext:value-type="float">
            <text:p>-74.5655</text:p>
          </table:table-cell>
        </table:table-row>
        <table:table-row table:style-name="ro1">
          <table:table-cell/>
          <table:table-cell office:value-type="float" office:value="8.61" calcext:value-type="float">
            <text:p>8.61</text:p>
          </table:table-cell>
          <table:table-cell office:value-type="float" office:value="-74.5652" calcext:value-type="float">
            <text:p>-74.5652</text:p>
          </table:table-cell>
        </table:table-row>
        <table:table-row table:style-name="ro1">
          <table:table-cell/>
          <table:table-cell office:value-type="float" office:value="8.62" calcext:value-type="float">
            <text:p>8.62</text:p>
          </table:table-cell>
          <table:table-cell office:value-type="float" office:value="-74.5648" calcext:value-type="float">
            <text:p>-74.5648</text:p>
          </table:table-cell>
        </table:table-row>
        <table:table-row table:style-name="ro1">
          <table:table-cell/>
          <table:table-cell office:value-type="float" office:value="8.63" calcext:value-type="float">
            <text:p>8.63</text:p>
          </table:table-cell>
          <table:table-cell office:value-type="float" office:value="-74.5644" calcext:value-type="float">
            <text:p>-74.5644</text:p>
          </table:table-cell>
        </table:table-row>
        <table:table-row table:style-name="ro1">
          <table:table-cell/>
          <table:table-cell office:value-type="float" office:value="8.64" calcext:value-type="float">
            <text:p>8.64</text:p>
          </table:table-cell>
          <table:table-cell office:value-type="float" office:value="-74.5641" calcext:value-type="float">
            <text:p>-74.5641</text:p>
          </table:table-cell>
        </table:table-row>
        <table:table-row table:style-name="ro1">
          <table:table-cell/>
          <table:table-cell office:value-type="float" office:value="8.65" calcext:value-type="float">
            <text:p>8.65</text:p>
          </table:table-cell>
          <table:table-cell office:value-type="float" office:value="-74.5637" calcext:value-type="float">
            <text:p>-74.5637</text:p>
          </table:table-cell>
        </table:table-row>
        <table:table-row table:style-name="ro1">
          <table:table-cell/>
          <table:table-cell office:value-type="float" office:value="8.66" calcext:value-type="float">
            <text:p>8.66</text:p>
          </table:table-cell>
          <table:table-cell office:value-type="float" office:value="-74.5634" calcext:value-type="float">
            <text:p>-74.5634</text:p>
          </table:table-cell>
        </table:table-row>
        <table:table-row table:style-name="ro1">
          <table:table-cell/>
          <table:table-cell office:value-type="float" office:value="8.67" calcext:value-type="float">
            <text:p>8.67</text:p>
          </table:table-cell>
          <table:table-cell office:value-type="float" office:value="-74.563" calcext:value-type="float">
            <text:p>-74.563</text:p>
          </table:table-cell>
        </table:table-row>
        <table:table-row table:style-name="ro1">
          <table:table-cell/>
          <table:table-cell office:value-type="float" office:value="8.68" calcext:value-type="float">
            <text:p>8.68</text:p>
          </table:table-cell>
          <table:table-cell office:value-type="float" office:value="-74.5626" calcext:value-type="float">
            <text:p>-74.5626</text:p>
          </table:table-cell>
        </table:table-row>
        <table:table-row table:style-name="ro1">
          <table:table-cell/>
          <table:table-cell office:value-type="float" office:value="8.69" calcext:value-type="float">
            <text:p>8.69</text:p>
          </table:table-cell>
          <table:table-cell office:value-type="float" office:value="-74.5623" calcext:value-type="float">
            <text:p>-74.5623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-74.5619" calcext:value-type="float">
            <text:p>-74.5619</text:p>
          </table:table-cell>
        </table:table-row>
        <table:table-row table:style-name="ro1">
          <table:table-cell/>
          <table:table-cell office:value-type="float" office:value="8.71" calcext:value-type="float">
            <text:p>8.71</text:p>
          </table:table-cell>
          <table:table-cell office:value-type="float" office:value="-74.5616" calcext:value-type="float">
            <text:p>-74.5616</text:p>
          </table:table-cell>
        </table:table-row>
        <table:table-row table:style-name="ro1">
          <table:table-cell/>
          <table:table-cell office:value-type="float" office:value="8.72" calcext:value-type="float">
            <text:p>8.72</text:p>
          </table:table-cell>
          <table:table-cell office:value-type="float" office:value="-74.5612" calcext:value-type="float">
            <text:p>-74.5612</text:p>
          </table:table-cell>
        </table:table-row>
        <table:table-row table:style-name="ro1">
          <table:table-cell/>
          <table:table-cell office:value-type="float" office:value="8.73" calcext:value-type="float">
            <text:p>8.73</text:p>
          </table:table-cell>
          <table:table-cell office:value-type="float" office:value="-74.5609" calcext:value-type="float">
            <text:p>-74.5609</text:p>
          </table:table-cell>
        </table:table-row>
        <table:table-row table:style-name="ro1">
          <table:table-cell/>
          <table:table-cell office:value-type="float" office:value="8.74" calcext:value-type="float">
            <text:p>8.74</text:p>
          </table:table-cell>
          <table:table-cell office:value-type="float" office:value="-74.5605" calcext:value-type="float">
            <text:p>-74.5605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-74.5601" calcext:value-type="float">
            <text:p>-74.5601</text:p>
          </table:table-cell>
        </table:table-row>
        <table:table-row table:style-name="ro1">
          <table:table-cell/>
          <table:table-cell office:value-type="float" office:value="8.76" calcext:value-type="float">
            <text:p>8.76</text:p>
          </table:table-cell>
          <table:table-cell office:value-type="float" office:value="-74.5598" calcext:value-type="float">
            <text:p>-74.5598</text:p>
          </table:table-cell>
        </table:table-row>
        <table:table-row table:style-name="ro1">
          <table:table-cell/>
          <table:table-cell office:value-type="float" office:value="8.77" calcext:value-type="float">
            <text:p>8.77</text:p>
          </table:table-cell>
          <table:table-cell office:value-type="float" office:value="-74.5594" calcext:value-type="float">
            <text:p>-74.5594</text:p>
          </table:table-cell>
        </table:table-row>
        <table:table-row table:style-name="ro1">
          <table:table-cell/>
          <table:table-cell office:value-type="float" office:value="8.78" calcext:value-type="float">
            <text:p>8.78</text:p>
          </table:table-cell>
          <table:table-cell office:value-type="float" office:value="-74.5591" calcext:value-type="float">
            <text:p>-74.5591</text:p>
          </table:table-cell>
        </table:table-row>
        <table:table-row table:style-name="ro1">
          <table:table-cell/>
          <table:table-cell office:value-type="float" office:value="8.79" calcext:value-type="float">
            <text:p>8.79</text:p>
          </table:table-cell>
          <table:table-cell office:value-type="float" office:value="-74.5587" calcext:value-type="float">
            <text:p>-74.5587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-74.5584" calcext:value-type="float">
            <text:p>-74.5584</text:p>
          </table:table-cell>
        </table:table-row>
        <table:table-row table:style-name="ro1">
          <table:table-cell/>
          <table:table-cell office:value-type="float" office:value="8.81" calcext:value-type="float">
            <text:p>8.81</text:p>
          </table:table-cell>
          <table:table-cell office:value-type="float" office:value="-74.558" calcext:value-type="float">
            <text:p>-74.558</text:p>
          </table:table-cell>
        </table:table-row>
        <table:table-row table:style-name="ro1">
          <table:table-cell/>
          <table:table-cell office:value-type="float" office:value="8.82" calcext:value-type="float">
            <text:p>8.82</text:p>
          </table:table-cell>
          <table:table-cell office:value-type="float" office:value="-74.5577" calcext:value-type="float">
            <text:p>-74.5577</text:p>
          </table:table-cell>
        </table:table-row>
        <table:table-row table:style-name="ro1">
          <table:table-cell/>
          <table:table-cell office:value-type="float" office:value="8.83" calcext:value-type="float">
            <text:p>8.83</text:p>
          </table:table-cell>
          <table:table-cell office:value-type="float" office:value="-74.5573" calcext:value-type="float">
            <text:p>-74.5573</text:p>
          </table:table-cell>
        </table:table-row>
        <table:table-row table:style-name="ro1">
          <table:table-cell/>
          <table:table-cell office:value-type="float" office:value="8.84" calcext:value-type="float">
            <text:p>8.84</text:p>
          </table:table-cell>
          <table:table-cell office:value-type="float" office:value="-74.557" calcext:value-type="float">
            <text:p>-74.557</text:p>
          </table:table-cell>
        </table:table-row>
        <table:table-row table:style-name="ro1">
          <table:table-cell/>
          <table:table-cell office:value-type="float" office:value="8.85" calcext:value-type="float">
            <text:p>8.85</text:p>
          </table:table-cell>
          <table:table-cell office:value-type="float" office:value="-74.5566" calcext:value-type="float">
            <text:p>-74.5566</text:p>
          </table:table-cell>
        </table:table-row>
        <table:table-row table:style-name="ro1">
          <table:table-cell/>
          <table:table-cell office:value-type="float" office:value="8.86" calcext:value-type="float">
            <text:p>8.86</text:p>
          </table:table-cell>
          <table:table-cell office:value-type="float" office:value="-74.5563" calcext:value-type="float">
            <text:p>-74.5563</text:p>
          </table:table-cell>
        </table:table-row>
        <table:table-row table:style-name="ro1">
          <table:table-cell/>
          <table:table-cell office:value-type="float" office:value="8.87" calcext:value-type="float">
            <text:p>8.87</text:p>
          </table:table-cell>
          <table:table-cell office:value-type="float" office:value="-74.556" calcext:value-type="float">
            <text:p>-74.556</text:p>
          </table:table-cell>
        </table:table-row>
        <table:table-row table:style-name="ro1">
          <table:table-cell/>
          <table:table-cell office:value-type="float" office:value="8.88" calcext:value-type="float">
            <text:p>8.88</text:p>
          </table:table-cell>
          <table:table-cell office:value-type="float" office:value="-74.5556" calcext:value-type="float">
            <text:p>-74.5556</text:p>
          </table:table-cell>
        </table:table-row>
        <table:table-row table:style-name="ro1">
          <table:table-cell/>
          <table:table-cell office:value-type="float" office:value="8.89" calcext:value-type="float">
            <text:p>8.89</text:p>
          </table:table-cell>
          <table:table-cell office:value-type="float" office:value="-74.5553" calcext:value-type="float">
            <text:p>-74.5553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-74.5549" calcext:value-type="float">
            <text:p>-74.5549</text:p>
          </table:table-cell>
        </table:table-row>
        <table:table-row table:style-name="ro1">
          <table:table-cell/>
          <table:table-cell office:value-type="float" office:value="8.91" calcext:value-type="float">
            <text:p>8.91</text:p>
          </table:table-cell>
          <table:table-cell office:value-type="float" office:value="-74.5546" calcext:value-type="float">
            <text:p>-74.5546</text:p>
          </table:table-cell>
        </table:table-row>
        <table:table-row table:style-name="ro1">
          <table:table-cell/>
          <table:table-cell office:value-type="float" office:value="8.92" calcext:value-type="float">
            <text:p>8.92</text:p>
          </table:table-cell>
          <table:table-cell office:value-type="float" office:value="-74.5542" calcext:value-type="float">
            <text:p>-74.5542</text:p>
          </table:table-cell>
        </table:table-row>
        <table:table-row table:style-name="ro1">
          <table:table-cell/>
          <table:table-cell office:value-type="float" office:value="8.93" calcext:value-type="float">
            <text:p>8.93</text:p>
          </table:table-cell>
          <table:table-cell office:value-type="float" office:value="-74.5539" calcext:value-type="float">
            <text:p>-74.5539</text:p>
          </table:table-cell>
        </table:table-row>
        <table:table-row table:style-name="ro1">
          <table:table-cell/>
          <table:table-cell office:value-type="float" office:value="8.94" calcext:value-type="float">
            <text:p>8.94</text:p>
          </table:table-cell>
          <table:table-cell office:value-type="float" office:value="-74.5535" calcext:value-type="float">
            <text:p>-74.5535</text:p>
          </table:table-cell>
        </table:table-row>
        <table:table-row table:style-name="ro1">
          <table:table-cell/>
          <table:table-cell office:value-type="float" office:value="8.95" calcext:value-type="float">
            <text:p>8.95</text:p>
          </table:table-cell>
          <table:table-cell office:value-type="float" office:value="-74.5532" calcext:value-type="float">
            <text:p>-74.5532</text:p>
          </table:table-cell>
        </table:table-row>
        <table:table-row table:style-name="ro1">
          <table:table-cell/>
          <table:table-cell office:value-type="float" office:value="8.96" calcext:value-type="float">
            <text:p>8.96</text:p>
          </table:table-cell>
          <table:table-cell office:value-type="float" office:value="-74.5529" calcext:value-type="float">
            <text:p>-74.5529</text:p>
          </table:table-cell>
        </table:table-row>
        <table:table-row table:style-name="ro1">
          <table:table-cell/>
          <table:table-cell office:value-type="float" office:value="8.97" calcext:value-type="float">
            <text:p>8.97</text:p>
          </table:table-cell>
          <table:table-cell office:value-type="float" office:value="-74.5525" calcext:value-type="float">
            <text:p>-74.5525</text:p>
          </table:table-cell>
        </table:table-row>
        <table:table-row table:style-name="ro1">
          <table:table-cell/>
          <table:table-cell office:value-type="float" office:value="8.98" calcext:value-type="float">
            <text:p>8.98</text:p>
          </table:table-cell>
          <table:table-cell office:value-type="float" office:value="-74.5522" calcext:value-type="float">
            <text:p>-74.5522</text:p>
          </table:table-cell>
        </table:table-row>
        <table:table-row table:style-name="ro1">
          <table:table-cell/>
          <table:table-cell office:value-type="float" office:value="8.99" calcext:value-type="float">
            <text:p>8.99</text:p>
          </table:table-cell>
          <table:table-cell office:value-type="float" office:value="-74.5519" calcext:value-type="float">
            <text:p>-74.55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74.5515" calcext:value-type="float">
            <text:p>-74.5515</text:p>
          </table:table-cell>
        </table:table-row>
        <table:table-row table:style-name="ro1">
          <table:table-cell/>
          <table:table-cell office:value-type="float" office:value="9.01" calcext:value-type="float">
            <text:p>9.01</text:p>
          </table:table-cell>
          <table:table-cell office:value-type="float" office:value="-74.5512" calcext:value-type="float">
            <text:p>-74.5512</text:p>
          </table:table-cell>
        </table:table-row>
        <table:table-row table:style-name="ro1">
          <table:table-cell/>
          <table:table-cell office:value-type="float" office:value="9.02" calcext:value-type="float">
            <text:p>9.02</text:p>
          </table:table-cell>
          <table:table-cell office:value-type="float" office:value="-74.5508" calcext:value-type="float">
            <text:p>-74.5508</text:p>
          </table:table-cell>
        </table:table-row>
        <table:table-row table:style-name="ro1">
          <table:table-cell/>
          <table:table-cell office:value-type="float" office:value="9.03" calcext:value-type="float">
            <text:p>9.03</text:p>
          </table:table-cell>
          <table:table-cell office:value-type="float" office:value="-74.5505" calcext:value-type="float">
            <text:p>-74.5505</text:p>
          </table:table-cell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 office:value-type="float" office:value="-74.5502" calcext:value-type="float">
            <text:p>-74.5502</text:p>
          </table:table-cell>
        </table:table-row>
        <table:table-row table:style-name="ro1">
          <table:table-cell/>
          <table:table-cell office:value-type="float" office:value="9.05" calcext:value-type="float">
            <text:p>9.05</text:p>
          </table:table-cell>
          <table:table-cell office:value-type="float" office:value="-74.5498" calcext:value-type="float">
            <text:p>-74.5498</text:p>
          </table:table-cell>
        </table:table-row>
        <table:table-row table:style-name="ro1">
          <table:table-cell/>
          <table:table-cell office:value-type="float" office:value="9.06" calcext:value-type="float">
            <text:p>9.06</text:p>
          </table:table-cell>
          <table:table-cell office:value-type="float" office:value="-74.5495" calcext:value-type="float">
            <text:p>-74.5495</text:p>
          </table:table-cell>
        </table:table-row>
        <table:table-row table:style-name="ro1">
          <table:table-cell/>
          <table:table-cell office:value-type="float" office:value="9.07" calcext:value-type="float">
            <text:p>9.07</text:p>
          </table:table-cell>
          <table:table-cell office:value-type="float" office:value="-74.5492" calcext:value-type="float">
            <text:p>-74.5492</text:p>
          </table:table-cell>
        </table:table-row>
        <table:table-row table:style-name="ro1">
          <table:table-cell/>
          <table:table-cell office:value-type="float" office:value="9.08" calcext:value-type="float">
            <text:p>9.08</text:p>
          </table:table-cell>
          <table:table-cell office:value-type="float" office:value="-74.5488" calcext:value-type="float">
            <text:p>-74.5488</text:p>
          </table:table-cell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 office:value-type="float" office:value="-74.5485" calcext:value-type="float">
            <text:p>-74.5485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-74.5482" calcext:value-type="float">
            <text:p>-74.5482</text:p>
          </table:table-cell>
        </table:table-row>
        <table:table-row table:style-name="ro1">
          <table:table-cell/>
          <table:table-cell office:value-type="float" office:value="9.11" calcext:value-type="float">
            <text:p>9.11</text:p>
          </table:table-cell>
          <table:table-cell office:value-type="float" office:value="-74.5478" calcext:value-type="float">
            <text:p>-74.5478</text:p>
          </table:table-cell>
        </table:table-row>
        <table:table-row table:style-name="ro1">
          <table:table-cell/>
          <table:table-cell office:value-type="float" office:value="9.12" calcext:value-type="float">
            <text:p>9.12</text:p>
          </table:table-cell>
          <table:table-cell office:value-type="float" office:value="-74.5475" calcext:value-type="float">
            <text:p>-74.5475</text:p>
          </table:table-cell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office:value-type="float" office:value="-74.5472" calcext:value-type="float">
            <text:p>-74.5472</text:p>
          </table:table-cell>
        </table:table-row>
        <table:table-row table:style-name="ro1">
          <table:table-cell/>
          <table:table-cell office:value-type="float" office:value="9.14" calcext:value-type="float">
            <text:p>9.14</text:p>
          </table:table-cell>
          <table:table-cell office:value-type="float" office:value="-74.5469" calcext:value-type="float">
            <text:p>-74.5469</text:p>
          </table:table-cell>
        </table:table-row>
        <table:table-row table:style-name="ro1">
          <table:table-cell/>
          <table:table-cell office:value-type="float" office:value="9.15" calcext:value-type="float">
            <text:p>9.15</text:p>
          </table:table-cell>
          <table:table-cell office:value-type="float" office:value="-74.5465" calcext:value-type="float">
            <text:p>-74.5465</text:p>
          </table:table-cell>
        </table:table-row>
        <table:table-row table:style-name="ro1">
          <table:table-cell/>
          <table:table-cell office:value-type="float" office:value="9.16" calcext:value-type="float">
            <text:p>9.16</text:p>
          </table:table-cell>
          <table:table-cell office:value-type="float" office:value="-74.5462" calcext:value-type="float">
            <text:p>-74.5462</text:p>
          </table:table-cell>
        </table:table-row>
        <table:table-row table:style-name="ro1">
          <table:table-cell/>
          <table:table-cell office:value-type="float" office:value="9.17" calcext:value-type="float">
            <text:p>9.17</text:p>
          </table:table-cell>
          <table:table-cell office:value-type="float" office:value="-74.5459" calcext:value-type="float">
            <text:p>-74.5459</text:p>
          </table:table-cell>
        </table:table-row>
        <table:table-row table:style-name="ro1">
          <table:table-cell/>
          <table:table-cell office:value-type="float" office:value="9.18" calcext:value-type="float">
            <text:p>9.18</text:p>
          </table:table-cell>
          <table:table-cell office:value-type="float" office:value="-74.5455" calcext:value-type="float">
            <text:p>-74.5455</text:p>
          </table:table-cell>
        </table:table-row>
        <table:table-row table:style-name="ro1">
          <table:table-cell/>
          <table:table-cell office:value-type="float" office:value="9.19" calcext:value-type="float">
            <text:p>9.19</text:p>
          </table:table-cell>
          <table:table-cell office:value-type="float" office:value="-74.5452" calcext:value-type="float">
            <text:p>-74.5452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-74.5449" calcext:value-type="float">
            <text:p>-74.5449</text:p>
          </table:table-cell>
        </table:table-row>
        <table:table-row table:style-name="ro1">
          <table:table-cell/>
          <table:table-cell office:value-type="float" office:value="9.21" calcext:value-type="float">
            <text:p>9.21</text:p>
          </table:table-cell>
          <table:table-cell office:value-type="float" office:value="-74.5446" calcext:value-type="float">
            <text:p>-74.5446</text:p>
          </table:table-cell>
        </table:table-row>
        <table:table-row table:style-name="ro1">
          <table:table-cell/>
          <table:table-cell office:value-type="float" office:value="9.22" calcext:value-type="float">
            <text:p>9.22</text:p>
          </table:table-cell>
          <table:table-cell office:value-type="float" office:value="-74.5442" calcext:value-type="float">
            <text:p>-74.5442</text:p>
          </table:table-cell>
        </table:table-row>
        <table:table-row table:style-name="ro1">
          <table:table-cell/>
          <table:table-cell office:value-type="float" office:value="9.23" calcext:value-type="float">
            <text:p>9.23</text:p>
          </table:table-cell>
          <table:table-cell office:value-type="float" office:value="-74.5439" calcext:value-type="float">
            <text:p>-74.5439</text:p>
          </table:table-cell>
        </table:table-row>
        <table:table-row table:style-name="ro1">
          <table:table-cell/>
          <table:table-cell office:value-type="float" office:value="9.24" calcext:value-type="float">
            <text:p>9.24</text:p>
          </table:table-cell>
          <table:table-cell office:value-type="float" office:value="-74.5436" calcext:value-type="float">
            <text:p>-74.5436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office:value-type="float" office:value="-74.5433" calcext:value-type="float">
            <text:p>-74.5433</text:p>
          </table:table-cell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float" office:value="-74.543" calcext:value-type="float">
            <text:p>-74.543</text:p>
          </table:table-cell>
        </table:table-row>
        <table:table-row table:style-name="ro1">
          <table:table-cell/>
          <table:table-cell office:value-type="float" office:value="9.27" calcext:value-type="float">
            <text:p>9.27</text:p>
          </table:table-cell>
          <table:table-cell office:value-type="float" office:value="-74.5426" calcext:value-type="float">
            <text:p>-74.5426</text:p>
          </table:table-cell>
        </table:table-row>
        <table:table-row table:style-name="ro1">
          <table:table-cell/>
          <table:table-cell office:value-type="float" office:value="9.28" calcext:value-type="float">
            <text:p>9.28</text:p>
          </table:table-cell>
          <table:table-cell office:value-type="float" office:value="-74.5423" calcext:value-type="float">
            <text:p>-74.5423</text:p>
          </table:table-cell>
        </table:table-row>
        <table:table-row table:style-name="ro1">
          <table:table-cell/>
          <table:table-cell office:value-type="float" office:value="9.29" calcext:value-type="float">
            <text:p>9.29</text:p>
          </table:table-cell>
          <table:table-cell office:value-type="float" office:value="-74.542" calcext:value-type="float">
            <text:p>-74.542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-74.5417" calcext:value-type="float">
            <text:p>-74.5417</text:p>
          </table:table-cell>
        </table:table-row>
        <table:table-row table:style-name="ro1">
          <table:table-cell/>
          <table:table-cell office:value-type="float" office:value="9.31" calcext:value-type="float">
            <text:p>9.31</text:p>
          </table:table-cell>
          <table:table-cell office:value-type="float" office:value="-74.5414" calcext:value-type="float">
            <text:p>-74.5414</text:p>
          </table:table-cell>
        </table:table-row>
        <table:table-row table:style-name="ro1">
          <table:table-cell/>
          <table:table-cell office:value-type="float" office:value="9.32" calcext:value-type="float">
            <text:p>9.32</text:p>
          </table:table-cell>
          <table:table-cell office:value-type="float" office:value="-74.541" calcext:value-type="float">
            <text:p>-74.541</text:p>
          </table:table-cell>
        </table:table-row>
        <table:table-row table:style-name="ro1">
          <table:table-cell/>
          <table:table-cell office:value-type="float" office:value="9.33" calcext:value-type="float">
            <text:p>9.33</text:p>
          </table:table-cell>
          <table:table-cell office:value-type="float" office:value="-74.5407" calcext:value-type="float">
            <text:p>-74.5407</text:p>
          </table:table-cell>
        </table:table-row>
        <table:table-row table:style-name="ro1">
          <table:table-cell/>
          <table:table-cell office:value-type="float" office:value="9.34" calcext:value-type="float">
            <text:p>9.34</text:p>
          </table:table-cell>
          <table:table-cell office:value-type="float" office:value="-74.5404" calcext:value-type="float">
            <text:p>-74.5404</text:p>
          </table:table-cell>
        </table:table-row>
        <table:table-row table:style-name="ro1">
          <table:table-cell/>
          <table:table-cell office:value-type="float" office:value="9.35" calcext:value-type="float">
            <text:p>9.35</text:p>
          </table:table-cell>
          <table:table-cell office:value-type="float" office:value="-74.5401" calcext:value-type="float">
            <text:p>-74.5401</text:p>
          </table:table-cell>
        </table:table-row>
        <table:table-row table:style-name="ro1">
          <table:table-cell/>
          <table:table-cell office:value-type="float" office:value="9.36" calcext:value-type="float">
            <text:p>9.36</text:p>
          </table:table-cell>
          <table:table-cell office:value-type="float" office:value="-74.5398" calcext:value-type="float">
            <text:p>-74.5398</text:p>
          </table:table-cell>
        </table:table-row>
        <table:table-row table:style-name="ro1">
          <table:table-cell/>
          <table:table-cell office:value-type="float" office:value="9.37" calcext:value-type="float">
            <text:p>9.37</text:p>
          </table:table-cell>
          <table:table-cell office:value-type="float" office:value="-74.5395" calcext:value-type="float">
            <text:p>-74.5395</text:p>
          </table:table-cell>
        </table:table-row>
        <table:table-row table:style-name="ro1">
          <table:table-cell/>
          <table:table-cell office:value-type="float" office:value="9.38" calcext:value-type="float">
            <text:p>9.38</text:p>
          </table:table-cell>
          <table:table-cell office:value-type="float" office:value="-74.5391" calcext:value-type="float">
            <text:p>-74.5391</text:p>
          </table:table-cell>
        </table:table-row>
        <table:table-row table:style-name="ro1">
          <table:table-cell/>
          <table:table-cell office:value-type="float" office:value="9.39" calcext:value-type="float">
            <text:p>9.39</text:p>
          </table:table-cell>
          <table:table-cell office:value-type="float" office:value="-74.5388" calcext:value-type="float">
            <text:p>-74.5388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-74.5385" calcext:value-type="float">
            <text:p>-74.5385</text:p>
          </table:table-cell>
        </table:table-row>
        <table:table-row table:style-name="ro1">
          <table:table-cell/>
          <table:table-cell office:value-type="float" office:value="9.41" calcext:value-type="float">
            <text:p>9.41</text:p>
          </table:table-cell>
          <table:table-cell office:value-type="float" office:value="-74.5382" calcext:value-type="float">
            <text:p>-74.5382</text:p>
          </table:table-cell>
        </table:table-row>
        <table:table-row table:style-name="ro1">
          <table:table-cell/>
          <table:table-cell office:value-type="float" office:value="9.42" calcext:value-type="float">
            <text:p>9.42</text:p>
          </table:table-cell>
          <table:table-cell office:value-type="float" office:value="-74.5379" calcext:value-type="float">
            <text:p>-74.5379</text:p>
          </table:table-cell>
        </table:table-row>
        <table:table-row table:style-name="ro1">
          <table:table-cell/>
          <table:table-cell office:value-type="float" office:value="9.43" calcext:value-type="float">
            <text:p>9.43</text:p>
          </table:table-cell>
          <table:table-cell office:value-type="float" office:value="-74.5376" calcext:value-type="float">
            <text:p>-74.5376</text:p>
          </table:table-cell>
        </table:table-row>
        <table:table-row table:style-name="ro1">
          <table:table-cell/>
          <table:table-cell office:value-type="float" office:value="9.44" calcext:value-type="float">
            <text:p>9.44</text:p>
          </table:table-cell>
          <table:table-cell office:value-type="float" office:value="-74.5373" calcext:value-type="float">
            <text:p>-74.5373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office:value-type="float" office:value="-74.537" calcext:value-type="float">
            <text:p>-74.537</text:p>
          </table:table-cell>
        </table:table-row>
        <table:table-row table:style-name="ro1">
          <table:table-cell/>
          <table:table-cell office:value-type="float" office:value="9.46" calcext:value-type="float">
            <text:p>9.46</text:p>
          </table:table-cell>
          <table:table-cell office:value-type="float" office:value="-74.5367" calcext:value-type="float">
            <text:p>-74.5367</text:p>
          </table:table-cell>
        </table:table-row>
        <table:table-row table:style-name="ro1">
          <table:table-cell/>
          <table:table-cell office:value-type="float" office:value="9.47" calcext:value-type="float">
            <text:p>9.47</text:p>
          </table:table-cell>
          <table:table-cell office:value-type="float" office:value="-74.5363" calcext:value-type="float">
            <text:p>-74.5363</text:p>
          </table:table-cell>
        </table:table-row>
        <table:table-row table:style-name="ro1">
          <table:table-cell/>
          <table:table-cell office:value-type="float" office:value="9.48" calcext:value-type="float">
            <text:p>9.48</text:p>
          </table:table-cell>
          <table:table-cell office:value-type="float" office:value="-74.536" calcext:value-type="float">
            <text:p>-74.536</text:p>
          </table:table-cell>
        </table:table-row>
        <table:table-row table:style-name="ro1">
          <table:table-cell/>
          <table:table-cell office:value-type="float" office:value="9.49" calcext:value-type="float">
            <text:p>9.49</text:p>
          </table:table-cell>
          <table:table-cell office:value-type="float" office:value="-74.5357" calcext:value-type="float">
            <text:p>-74.5357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-74.5354" calcext:value-type="float">
            <text:p>-74.5354</text:p>
          </table:table-cell>
        </table:table-row>
        <table:table-row table:style-name="ro1">
          <table:table-cell/>
          <table:table-cell office:value-type="float" office:value="9.51" calcext:value-type="float">
            <text:p>9.51</text:p>
          </table:table-cell>
          <table:table-cell office:value-type="float" office:value="-74.5351" calcext:value-type="float">
            <text:p>-74.5351</text:p>
          </table:table-cell>
        </table:table-row>
        <table:table-row table:style-name="ro1">
          <table:table-cell/>
          <table:table-cell office:value-type="float" office:value="9.52" calcext:value-type="float">
            <text:p>9.52</text:p>
          </table:table-cell>
          <table:table-cell office:value-type="float" office:value="-74.5348" calcext:value-type="float">
            <text:p>-74.5348</text:p>
          </table:table-cell>
        </table:table-row>
        <table:table-row table:style-name="ro1">
          <table:table-cell/>
          <table:table-cell office:value-type="float" office:value="9.53" calcext:value-type="float">
            <text:p>9.53</text:p>
          </table:table-cell>
          <table:table-cell office:value-type="float" office:value="-74.5345" calcext:value-type="float">
            <text:p>-74.5345</text:p>
          </table:table-cell>
        </table:table-row>
        <table:table-row table:style-name="ro1">
          <table:table-cell/>
          <table:table-cell office:value-type="float" office:value="9.54" calcext:value-type="float">
            <text:p>9.54</text:p>
          </table:table-cell>
          <table:table-cell office:value-type="float" office:value="-74.5342" calcext:value-type="float">
            <text:p>-74.5342</text:p>
          </table:table-cell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office:value-type="float" office:value="-74.5339" calcext:value-type="float">
            <text:p>-74.5339</text:p>
          </table:table-cell>
        </table:table-row>
        <table:table-row table:style-name="ro1">
          <table:table-cell/>
          <table:table-cell office:value-type="float" office:value="9.56" calcext:value-type="float">
            <text:p>9.56</text:p>
          </table:table-cell>
          <table:table-cell office:value-type="float" office:value="-74.5336" calcext:value-type="float">
            <text:p>-74.5336</text:p>
          </table:table-cell>
        </table:table-row>
        <table:table-row table:style-name="ro1">
          <table:table-cell/>
          <table:table-cell office:value-type="float" office:value="9.57" calcext:value-type="float">
            <text:p>9.57</text:p>
          </table:table-cell>
          <table:table-cell office:value-type="float" office:value="-74.5333" calcext:value-type="float">
            <text:p>-74.5333</text:p>
          </table:table-cell>
        </table:table-row>
        <table:table-row table:style-name="ro1">
          <table:table-cell/>
          <table:table-cell office:value-type="float" office:value="9.58" calcext:value-type="float">
            <text:p>9.58</text:p>
          </table:table-cell>
          <table:table-cell office:value-type="float" office:value="-74.533" calcext:value-type="float">
            <text:p>-74.533</text:p>
          </table:table-cell>
        </table:table-row>
        <table:table-row table:style-name="ro1">
          <table:table-cell/>
          <table:table-cell office:value-type="float" office:value="9.59" calcext:value-type="float">
            <text:p>9.59</text:p>
          </table:table-cell>
          <table:table-cell office:value-type="float" office:value="-74.5327" calcext:value-type="float">
            <text:p>-74.5327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-74.5324" calcext:value-type="float">
            <text:p>-74.5324</text:p>
          </table:table-cell>
        </table:table-row>
        <table:table-row table:style-name="ro1">
          <table:table-cell/>
          <table:table-cell office:value-type="float" office:value="9.61" calcext:value-type="float">
            <text:p>9.61</text:p>
          </table:table-cell>
          <table:table-cell office:value-type="float" office:value="-74.5321" calcext:value-type="float">
            <text:p>-74.5321</text:p>
          </table:table-cell>
        </table:table-row>
        <table:table-row table:style-name="ro1">
          <table:table-cell/>
          <table:table-cell office:value-type="float" office:value="9.62" calcext:value-type="float">
            <text:p>9.62</text:p>
          </table:table-cell>
          <table:table-cell office:value-type="float" office:value="-74.5318" calcext:value-type="float">
            <text:p>-74.5318</text:p>
          </table:table-cell>
        </table:table-row>
        <table:table-row table:style-name="ro1">
          <table:table-cell/>
          <table:table-cell office:value-type="float" office:value="9.63" calcext:value-type="float">
            <text:p>9.63</text:p>
          </table:table-cell>
          <table:table-cell office:value-type="float" office:value="-74.5315" calcext:value-type="float">
            <text:p>-74.5315</text:p>
          </table:table-cell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-74.5312" calcext:value-type="float">
            <text:p>-74.5312</text:p>
          </table:table-cell>
        </table:table-row>
        <table:table-row table:style-name="ro1">
          <table:table-cell/>
          <table:table-cell office:value-type="float" office:value="9.65" calcext:value-type="float">
            <text:p>9.65</text:p>
          </table:table-cell>
          <table:table-cell office:value-type="float" office:value="-74.5309" calcext:value-type="float">
            <text:p>-74.5309</text:p>
          </table:table-cell>
        </table:table-row>
        <table:table-row table:style-name="ro1">
          <table:table-cell/>
          <table:table-cell office:value-type="float" office:value="9.66" calcext:value-type="float">
            <text:p>9.66</text:p>
          </table:table-cell>
          <table:table-cell office:value-type="float" office:value="-74.5306" calcext:value-type="float">
            <text:p>-74.5306</text:p>
          </table:table-cell>
        </table:table-row>
        <table:table-row table:style-name="ro1">
          <table:table-cell/>
          <table:table-cell office:value-type="float" office:value="9.67" calcext:value-type="float">
            <text:p>9.67</text:p>
          </table:table-cell>
          <table:table-cell office:value-type="float" office:value="-74.5303" calcext:value-type="float">
            <text:p>-74.5303</text:p>
          </table:table-cell>
        </table:table-row>
        <table:table-row table:style-name="ro1">
          <table:table-cell/>
          <table:table-cell office:value-type="float" office:value="9.68" calcext:value-type="float">
            <text:p>9.68</text:p>
          </table:table-cell>
          <table:table-cell office:value-type="float" office:value="-74.53" calcext:value-type="float">
            <text:p>-74.53</text:p>
          </table:table-cell>
        </table:table-row>
        <table:table-row table:style-name="ro1">
          <table:table-cell/>
          <table:table-cell office:value-type="float" office:value="9.69" calcext:value-type="float">
            <text:p>9.69</text:p>
          </table:table-cell>
          <table:table-cell office:value-type="float" office:value="-74.5297" calcext:value-type="float">
            <text:p>-74.5297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-74.5294" calcext:value-type="float">
            <text:p>-74.5294</text:p>
          </table:table-cell>
        </table:table-row>
        <table:table-row table:style-name="ro1">
          <table:table-cell/>
          <table:table-cell office:value-type="float" office:value="9.71" calcext:value-type="float">
            <text:p>9.71</text:p>
          </table:table-cell>
          <table:table-cell office:value-type="float" office:value="-74.5291" calcext:value-type="float">
            <text:p>-74.5291</text:p>
          </table:table-cell>
        </table:table-row>
        <table:table-row table:style-name="ro1">
          <table:table-cell/>
          <table:table-cell office:value-type="float" office:value="9.72" calcext:value-type="float">
            <text:p>9.72</text:p>
          </table:table-cell>
          <table:table-cell office:value-type="float" office:value="-74.5288" calcext:value-type="float">
            <text:p>-74.5288</text:p>
          </table:table-cell>
        </table:table-row>
        <table:table-row table:style-name="ro1">
          <table:table-cell/>
          <table:table-cell office:value-type="float" office:value="9.73" calcext:value-type="float">
            <text:p>9.73</text:p>
          </table:table-cell>
          <table:table-cell office:value-type="float" office:value="-74.5285" calcext:value-type="float">
            <text:p>-74.5285</text:p>
          </table:table-cell>
        </table:table-row>
        <table:table-row table:style-name="ro1">
          <table:table-cell/>
          <table:table-cell office:value-type="float" office:value="9.74" calcext:value-type="float">
            <text:p>9.74</text:p>
          </table:table-cell>
          <table:table-cell office:value-type="float" office:value="-74.5282" calcext:value-type="float">
            <text:p>-74.5282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office:value-type="float" office:value="-74.5279" calcext:value-type="float">
            <text:p>-74.5279</text:p>
          </table:table-cell>
        </table:table-row>
        <table:table-row table:style-name="ro1">
          <table:table-cell/>
          <table:table-cell office:value-type="float" office:value="9.76" calcext:value-type="float">
            <text:p>9.76</text:p>
          </table:table-cell>
          <table:table-cell office:value-type="float" office:value="-74.5276" calcext:value-type="float">
            <text:p>-74.5276</text:p>
          </table:table-cell>
        </table:table-row>
        <table:table-row table:style-name="ro1">
          <table:table-cell/>
          <table:table-cell office:value-type="float" office:value="9.77" calcext:value-type="float">
            <text:p>9.77</text:p>
          </table:table-cell>
          <table:table-cell office:value-type="float" office:value="-74.5273" calcext:value-type="float">
            <text:p>-74.5273</text:p>
          </table:table-cell>
        </table:table-row>
        <table:table-row table:style-name="ro1">
          <table:table-cell/>
          <table:table-cell office:value-type="float" office:value="9.78" calcext:value-type="float">
            <text:p>9.78</text:p>
          </table:table-cell>
          <table:table-cell office:value-type="float" office:value="-74.5271" calcext:value-type="float">
            <text:p>-74.5271</text:p>
          </table:table-cell>
        </table:table-row>
        <table:table-row table:style-name="ro1">
          <table:table-cell/>
          <table:table-cell office:value-type="float" office:value="9.79" calcext:value-type="float">
            <text:p>9.79</text:p>
          </table:table-cell>
          <table:table-cell office:value-type="float" office:value="-74.5268" calcext:value-type="float">
            <text:p>-74.5268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-74.5265" calcext:value-type="float">
            <text:p>-74.5265</text:p>
          </table:table-cell>
        </table:table-row>
        <table:table-row table:style-name="ro1">
          <table:table-cell/>
          <table:table-cell office:value-type="float" office:value="9.81" calcext:value-type="float">
            <text:p>9.81</text:p>
          </table:table-cell>
          <table:table-cell office:value-type="float" office:value="-74.5262" calcext:value-type="float">
            <text:p>-74.5262</text:p>
          </table:table-cell>
        </table:table-row>
        <table:table-row table:style-name="ro1">
          <table:table-cell/>
          <table:table-cell office:value-type="float" office:value="9.82" calcext:value-type="float">
            <text:p>9.82</text:p>
          </table:table-cell>
          <table:table-cell office:value-type="float" office:value="-74.5259" calcext:value-type="float">
            <text:p>-74.5259</text:p>
          </table:table-cell>
        </table:table-row>
        <table:table-row table:style-name="ro1">
          <table:table-cell/>
          <table:table-cell office:value-type="float" office:value="9.83" calcext:value-type="float">
            <text:p>9.83</text:p>
          </table:table-cell>
          <table:table-cell office:value-type="float" office:value="-74.5256" calcext:value-type="float">
            <text:p>-74.5256</text:p>
          </table:table-cell>
        </table:table-row>
        <table:table-row table:style-name="ro1">
          <table:table-cell/>
          <table:table-cell office:value-type="float" office:value="9.84" calcext:value-type="float">
            <text:p>9.84</text:p>
          </table:table-cell>
          <table:table-cell office:value-type="float" office:value="-74.5253" calcext:value-type="float">
            <text:p>-74.5253</text:p>
          </table:table-cell>
        </table:table-row>
        <table:table-row table:style-name="ro1">
          <table:table-cell/>
          <table:table-cell office:value-type="float" office:value="9.85" calcext:value-type="float">
            <text:p>9.85</text:p>
          </table:table-cell>
          <table:table-cell office:value-type="float" office:value="-74.525" calcext:value-type="float">
            <text:p>-74.525</text:p>
          </table:table-cell>
        </table:table-row>
        <table:table-row table:style-name="ro1">
          <table:table-cell/>
          <table:table-cell office:value-type="float" office:value="9.86" calcext:value-type="float">
            <text:p>9.86</text:p>
          </table:table-cell>
          <table:table-cell office:value-type="float" office:value="-74.5247" calcext:value-type="float">
            <text:p>-74.5247</text:p>
          </table:table-cell>
        </table:table-row>
        <table:table-row table:style-name="ro1">
          <table:table-cell/>
          <table:table-cell office:value-type="float" office:value="9.87" calcext:value-type="float">
            <text:p>9.87</text:p>
          </table:table-cell>
          <table:table-cell office:value-type="float" office:value="-74.5245" calcext:value-type="float">
            <text:p>-74.5245</text:p>
          </table:table-cell>
        </table:table-row>
        <table:table-row table:style-name="ro1">
          <table:table-cell/>
          <table:table-cell office:value-type="float" office:value="9.88" calcext:value-type="float">
            <text:p>9.88</text:p>
          </table:table-cell>
          <table:table-cell office:value-type="float" office:value="-74.5242" calcext:value-type="float">
            <text:p>-74.5242</text:p>
          </table:table-cell>
        </table:table-row>
        <table:table-row table:style-name="ro1">
          <table:table-cell/>
          <table:table-cell office:value-type="float" office:value="9.89" calcext:value-type="float">
            <text:p>9.89</text:p>
          </table:table-cell>
          <table:table-cell office:value-type="float" office:value="-74.5239" calcext:value-type="float">
            <text:p>-74.5239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-74.5236" calcext:value-type="float">
            <text:p>-74.5236</text:p>
          </table:table-cell>
        </table:table-row>
        <table:table-row table:style-name="ro1">
          <table:table-cell/>
          <table:table-cell office:value-type="float" office:value="9.91" calcext:value-type="float">
            <text:p>9.91</text:p>
          </table:table-cell>
          <table:table-cell office:value-type="float" office:value="-74.5233" calcext:value-type="float">
            <text:p>-74.5233</text:p>
          </table:table-cell>
        </table:table-row>
        <table:table-row table:style-name="ro1">
          <table:table-cell/>
          <table:table-cell office:value-type="float" office:value="9.92" calcext:value-type="float">
            <text:p>9.92</text:p>
          </table:table-cell>
          <table:table-cell office:value-type="float" office:value="-74.523" calcext:value-type="float">
            <text:p>-74.523</text:p>
          </table:table-cell>
        </table:table-row>
        <table:table-row table:style-name="ro1">
          <table:table-cell/>
          <table:table-cell office:value-type="float" office:value="9.93" calcext:value-type="float">
            <text:p>9.93</text:p>
          </table:table-cell>
          <table:table-cell office:value-type="float" office:value="-74.5227" calcext:value-type="float">
            <text:p>-74.5227</text:p>
          </table:table-cell>
        </table:table-row>
        <table:table-row table:style-name="ro1">
          <table:table-cell/>
          <table:table-cell office:value-type="float" office:value="9.94" calcext:value-type="float">
            <text:p>9.94</text:p>
          </table:table-cell>
          <table:table-cell office:value-type="float" office:value="-74.5225" calcext:value-type="float">
            <text:p>-74.5225</text:p>
          </table:table-cell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office:value-type="float" office:value="-74.5222" calcext:value-type="float">
            <text:p>-74.5222</text:p>
          </table:table-cell>
        </table:table-row>
        <table:table-row table:style-name="ro1">
          <table:table-cell/>
          <table:table-cell office:value-type="float" office:value="9.96" calcext:value-type="float">
            <text:p>9.96</text:p>
          </table:table-cell>
          <table:table-cell office:value-type="float" office:value="-74.5219" calcext:value-type="float">
            <text:p>-74.5219</text:p>
          </table:table-cell>
        </table:table-row>
        <table:table-row table:style-name="ro1">
          <table:table-cell/>
          <table:table-cell office:value-type="float" office:value="9.97" calcext:value-type="float">
            <text:p>9.97</text:p>
          </table:table-cell>
          <table:table-cell office:value-type="float" office:value="-74.5216" calcext:value-type="float">
            <text:p>-74.5216</text:p>
          </table:table-cell>
        </table:table-row>
        <table:table-row table:style-name="ro1">
          <table:table-cell/>
          <table:table-cell office:value-type="float" office:value="9.98" calcext:value-type="float">
            <text:p>9.98</text:p>
          </table:table-cell>
          <table:table-cell office:value-type="float" office:value="-74.5213" calcext:value-type="float">
            <text:p>-74.5213</text:p>
          </table:table-cell>
        </table:table-row>
        <table:table-row table:style-name="ro1">
          <table:table-cell/>
          <table:table-cell office:value-type="float" office:value="9.99" calcext:value-type="float">
            <text:p>9.99</text:p>
          </table:table-cell>
          <table:table-cell office:value-type="float" office:value="-74.5211" calcext:value-type="float">
            <text:p>-74.52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74.5208" calcext:value-type="float">
            <text:p>-74.5208</text:p>
          </table:table-cell>
        </table:table-row>
        <table:table-row table:style-name="ro1">
          <table:table-cell/>
          <table:table-cell office:value-type="float" office:value="10.01" calcext:value-type="float">
            <text:p>10.01</text:p>
          </table:table-cell>
          <table:table-cell office:value-type="float" office:value="-74.9716" calcext:value-type="float">
            <text:p>-74.9716</text:p>
          </table:table-cell>
        </table:table-row>
        <table:table-row table:style-name="ro1">
          <table:table-cell/>
          <table:table-cell office:value-type="float" office:value="10.02" calcext:value-type="float">
            <text:p>10.02</text:p>
          </table:table-cell>
          <table:table-cell office:value-type="float" office:value="-75.3782" calcext:value-type="float">
            <text:p>-75.3782</text:p>
          </table:table-cell>
        </table:table-row>
        <table:table-row table:style-name="ro1">
          <table:table-cell/>
          <table:table-cell office:value-type="float" office:value="10.03" calcext:value-type="float">
            <text:p>10.03</text:p>
          </table:table-cell>
          <table:table-cell office:value-type="float" office:value="-75.745" calcext:value-type="float">
            <text:p>-75.745</text:p>
          </table:table-cell>
        </table:table-row>
        <table:table-row table:style-name="ro1">
          <table:table-cell/>
          <table:table-cell office:value-type="float" office:value="10.04" calcext:value-type="float">
            <text:p>10.04</text:p>
          </table:table-cell>
          <table:table-cell office:value-type="float" office:value="-76.0757" calcext:value-type="float">
            <text:p>-76.0757</text:p>
          </table:table-cell>
        </table:table-row>
        <table:table-row table:style-name="ro1">
          <table:table-cell/>
          <table:table-cell office:value-type="float" office:value="10.05" calcext:value-type="float">
            <text:p>10.05</text:p>
          </table:table-cell>
          <table:table-cell office:value-type="float" office:value="-76.374" calcext:value-type="float">
            <text:p>-76.374</text:p>
          </table:table-cell>
        </table:table-row>
        <table:table-row table:style-name="ro1">
          <table:table-cell/>
          <table:table-cell office:value-type="float" office:value="10.06" calcext:value-type="float">
            <text:p>10.06</text:p>
          </table:table-cell>
          <table:table-cell office:value-type="float" office:value="-76.6428" calcext:value-type="float">
            <text:p>-76.6428</text:p>
          </table:table-cell>
        </table:table-row>
        <table:table-row table:style-name="ro1">
          <table:table-cell/>
          <table:table-cell office:value-type="float" office:value="10.07" calcext:value-type="float">
            <text:p>10.07</text:p>
          </table:table-cell>
          <table:table-cell office:value-type="float" office:value="-76.8851" calcext:value-type="float">
            <text:p>-76.8851</text:p>
          </table:table-cell>
        </table:table-row>
        <table:table-row table:style-name="ro1">
          <table:table-cell/>
          <table:table-cell office:value-type="float" office:value="10.08" calcext:value-type="float">
            <text:p>10.08</text:p>
          </table:table-cell>
          <table:table-cell office:value-type="float" office:value="-77.1035" calcext:value-type="float">
            <text:p>-77.1035</text:p>
          </table:table-cell>
        </table:table-row>
        <table:table-row table:style-name="ro1">
          <table:table-cell/>
          <table:table-cell office:value-type="float" office:value="10.09" calcext:value-type="float">
            <text:p>10.09</text:p>
          </table:table-cell>
          <table:table-cell office:value-type="float" office:value="-77.3001" calcext:value-type="float">
            <text:p>-77.3001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office:value-type="float" office:value="-77.4772" calcext:value-type="float">
            <text:p>-77.4772</text:p>
          </table:table-cell>
        </table:table-row>
        <table:table-row table:style-name="ro1">
          <table:table-cell/>
          <table:table-cell office:value-type="float" office:value="10.11" calcext:value-type="float">
            <text:p>10.11</text:p>
          </table:table-cell>
          <table:table-cell office:value-type="float" office:value="-77.6366" calcext:value-type="float">
            <text:p>-77.6366</text:p>
          </table:table-cell>
        </table:table-row>
        <table:table-row table:style-name="ro1">
          <table:table-cell/>
          <table:table-cell office:value-type="float" office:value="10.12" calcext:value-type="float">
            <text:p>10.12</text:p>
          </table:table-cell>
          <table:table-cell office:value-type="float" office:value="-77.7801" calcext:value-type="float">
            <text:p>-77.7801</text:p>
          </table:table-cell>
        </table:table-row>
        <table:table-row table:style-name="ro1">
          <table:table-cell/>
          <table:table-cell office:value-type="float" office:value="10.13" calcext:value-type="float">
            <text:p>10.13</text:p>
          </table:table-cell>
          <table:table-cell office:value-type="float" office:value="-77.909" calcext:value-type="float">
            <text:p>-77.909</text:p>
          </table:table-cell>
        </table:table-row>
        <table:table-row table:style-name="ro1">
          <table:table-cell/>
          <table:table-cell office:value-type="float" office:value="10.14" calcext:value-type="float">
            <text:p>10.14</text:p>
          </table:table-cell>
          <table:table-cell office:value-type="float" office:value="-78.0249" calcext:value-type="float">
            <text:p>-78.0249</text:p>
          </table:table-cell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office:value-type="float" office:value="-78.1291" calcext:value-type="float">
            <text:p>-78.1291</text:p>
          </table:table-cell>
        </table:table-row>
        <table:table-row table:style-name="ro1">
          <table:table-cell/>
          <table:table-cell office:value-type="float" office:value="10.16" calcext:value-type="float">
            <text:p>10.16</text:p>
          </table:table-cell>
          <table:table-cell office:value-type="float" office:value="-78.2225" calcext:value-type="float">
            <text:p>-78.2225</text:p>
          </table:table-cell>
        </table:table-row>
        <table:table-row table:style-name="ro1">
          <table:table-cell/>
          <table:table-cell office:value-type="float" office:value="10.17" calcext:value-type="float">
            <text:p>10.17</text:p>
          </table:table-cell>
          <table:table-cell office:value-type="float" office:value="-78.3064" calcext:value-type="float">
            <text:p>-78.3064</text:p>
          </table:table-cell>
        </table:table-row>
        <table:table-row table:style-name="ro1">
          <table:table-cell/>
          <table:table-cell office:value-type="float" office:value="10.18" calcext:value-type="float">
            <text:p>10.18</text:p>
          </table:table-cell>
          <table:table-cell office:value-type="float" office:value="-78.3815" calcext:value-type="float">
            <text:p>-78.3815</text:p>
          </table:table-cell>
        </table:table-row>
        <table:table-row table:style-name="ro1">
          <table:table-cell/>
          <table:table-cell office:value-type="float" office:value="10.19" calcext:value-type="float">
            <text:p>10.19</text:p>
          </table:table-cell>
          <table:table-cell office:value-type="float" office:value="-78.4488" calcext:value-type="float">
            <text:p>-78.4488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-78.5089" calcext:value-type="float">
            <text:p>-78.5089</text:p>
          </table:table-cell>
        </table:table-row>
        <table:table-row table:style-name="ro1">
          <table:table-cell/>
          <table:table-cell office:value-type="float" office:value="10.21" calcext:value-type="float">
            <text:p>10.21</text:p>
          </table:table-cell>
          <table:table-cell office:value-type="float" office:value="-78.5627" calcext:value-type="float">
            <text:p>-78.5627</text:p>
          </table:table-cell>
        </table:table-row>
        <table:table-row table:style-name="ro1">
          <table:table-cell/>
          <table:table-cell office:value-type="float" office:value="10.22" calcext:value-type="float">
            <text:p>10.22</text:p>
          </table:table-cell>
          <table:table-cell office:value-type="float" office:value="-78.6106" calcext:value-type="float">
            <text:p>-78.6106</text:p>
          </table:table-cell>
        </table:table-row>
        <table:table-row table:style-name="ro1">
          <table:table-cell/>
          <table:table-cell office:value-type="float" office:value="10.23" calcext:value-type="float">
            <text:p>10.23</text:p>
          </table:table-cell>
          <table:table-cell office:value-type="float" office:value="-78.6533" calcext:value-type="float">
            <text:p>-78.6533</text:p>
          </table:table-cell>
        </table:table-row>
        <table:table-row table:style-name="ro1">
          <table:table-cell/>
          <table:table-cell office:value-type="float" office:value="10.24" calcext:value-type="float">
            <text:p>10.24</text:p>
          </table:table-cell>
          <table:table-cell office:value-type="float" office:value="-78.6913" calcext:value-type="float">
            <text:p>-78.6913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office:value-type="float" office:value="-78.725" calcext:value-type="float">
            <text:p>-78.725</text:p>
          </table:table-cell>
        </table:table-row>
        <table:table-row table:style-name="ro1">
          <table:table-cell/>
          <table:table-cell office:value-type="float" office:value="10.26" calcext:value-type="float">
            <text:p>10.26</text:p>
          </table:table-cell>
          <table:table-cell office:value-type="float" office:value="-78.7548" calcext:value-type="float">
            <text:p>-78.7548</text:p>
          </table:table-cell>
        </table:table-row>
        <table:table-row table:style-name="ro1">
          <table:table-cell/>
          <table:table-cell office:value-type="float" office:value="10.27" calcext:value-type="float">
            <text:p>10.27</text:p>
          </table:table-cell>
          <table:table-cell office:value-type="float" office:value="-78.7812" calcext:value-type="float">
            <text:p>-78.7812</text:p>
          </table:table-cell>
        </table:table-row>
        <table:table-row table:style-name="ro1">
          <table:table-cell/>
          <table:table-cell office:value-type="float" office:value="10.28" calcext:value-type="float">
            <text:p>10.28</text:p>
          </table:table-cell>
          <table:table-cell office:value-type="float" office:value="-78.8044" calcext:value-type="float">
            <text:p>-78.8044</text:p>
          </table:table-cell>
        </table:table-row>
        <table:table-row table:style-name="ro1">
          <table:table-cell/>
          <table:table-cell office:value-type="float" office:value="10.29" calcext:value-type="float">
            <text:p>10.29</text:p>
          </table:table-cell>
          <table:table-cell office:value-type="float" office:value="-78.8248" calcext:value-type="float">
            <text:p>-78.8248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-78.8426" calcext:value-type="float">
            <text:p>-78.8426</text:p>
          </table:table-cell>
        </table:table-row>
        <table:table-row table:style-name="ro1">
          <table:table-cell/>
          <table:table-cell office:value-type="float" office:value="10.31" calcext:value-type="float">
            <text:p>10.31</text:p>
          </table:table-cell>
          <table:table-cell office:value-type="float" office:value="-78.8581" calcext:value-type="float">
            <text:p>-78.8581</text:p>
          </table:table-cell>
        </table:table-row>
        <table:table-row table:style-name="ro1">
          <table:table-cell/>
          <table:table-cell office:value-type="float" office:value="10.32" calcext:value-type="float">
            <text:p>10.32</text:p>
          </table:table-cell>
          <table:table-cell office:value-type="float" office:value="-78.8715" calcext:value-type="float">
            <text:p>-78.8715</text:p>
          </table:table-cell>
        </table:table-row>
        <table:table-row table:style-name="ro1">
          <table:table-cell/>
          <table:table-cell office:value-type="float" office:value="10.33" calcext:value-type="float">
            <text:p>10.33</text:p>
          </table:table-cell>
          <table:table-cell office:value-type="float" office:value="-78.883" calcext:value-type="float">
            <text:p>-78.883</text:p>
          </table:table-cell>
        </table:table-row>
        <table:table-row table:style-name="ro1">
          <table:table-cell/>
          <table:table-cell office:value-type="float" office:value="10.34" calcext:value-type="float">
            <text:p>10.34</text:p>
          </table:table-cell>
          <table:table-cell office:value-type="float" office:value="-78.8928" calcext:value-type="float">
            <text:p>-78.8928</text:p>
          </table:table-cell>
        </table:table-row>
        <table:table-row table:style-name="ro1">
          <table:table-cell/>
          <table:table-cell office:value-type="float" office:value="10.35" calcext:value-type="float">
            <text:p>10.35</text:p>
          </table:table-cell>
          <table:table-cell office:value-type="float" office:value="-78.9011" calcext:value-type="float">
            <text:p>-78.9011</text:p>
          </table:table-cell>
        </table:table-row>
        <table:table-row table:style-name="ro1">
          <table:table-cell/>
          <table:table-cell office:value-type="float" office:value="10.36" calcext:value-type="float">
            <text:p>10.36</text:p>
          </table:table-cell>
          <table:table-cell office:value-type="float" office:value="-78.908" calcext:value-type="float">
            <text:p>-78.908</text:p>
          </table:table-cell>
        </table:table-row>
        <table:table-row table:style-name="ro1">
          <table:table-cell/>
          <table:table-cell office:value-type="float" office:value="10.37" calcext:value-type="float">
            <text:p>10.37</text:p>
          </table:table-cell>
          <table:table-cell office:value-type="float" office:value="-78.9137" calcext:value-type="float">
            <text:p>-78.9137</text:p>
          </table:table-cell>
        </table:table-row>
        <table:table-row table:style-name="ro1">
          <table:table-cell/>
          <table:table-cell office:value-type="float" office:value="10.38" calcext:value-type="float">
            <text:p>10.38</text:p>
          </table:table-cell>
          <table:table-cell office:value-type="float" office:value="-78.9182" calcext:value-type="float">
            <text:p>-78.9182</text:p>
          </table:table-cell>
        </table:table-row>
        <table:table-row table:style-name="ro1">
          <table:table-cell/>
          <table:table-cell office:value-type="float" office:value="10.39" calcext:value-type="float">
            <text:p>10.39</text:p>
          </table:table-cell>
          <table:table-cell office:value-type="float" office:value="-78.9217" calcext:value-type="float">
            <text:p>-78.9217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-78.9244" calcext:value-type="float">
            <text:p>-78.9244</text:p>
          </table:table-cell>
        </table:table-row>
        <table:table-row table:style-name="ro1">
          <table:table-cell/>
          <table:table-cell office:value-type="float" office:value="10.41" calcext:value-type="float">
            <text:p>10.41</text:p>
          </table:table-cell>
          <table:table-cell office:value-type="float" office:value="-78.9261" calcext:value-type="float">
            <text:p>-78.9261</text:p>
          </table:table-cell>
        </table:table-row>
        <table:table-row table:style-name="ro1">
          <table:table-cell/>
          <table:table-cell office:value-type="float" office:value="10.42" calcext:value-type="float">
            <text:p>10.42</text:p>
          </table:table-cell>
          <table:table-cell office:value-type="float" office:value="-78.9272" calcext:value-type="float">
            <text:p>-78.9272</text:p>
          </table:table-cell>
        </table:table-row>
        <table:table-row table:style-name="ro1">
          <table:table-cell/>
          <table:table-cell office:value-type="float" office:value="10.43" calcext:value-type="float">
            <text:p>10.43</text:p>
          </table:table-cell>
          <table:table-cell office:value-type="float" office:value="-78.9276" calcext:value-type="float">
            <text:p>-78.9276</text:p>
          </table:table-cell>
        </table:table-row>
        <table:table-row table:style-name="ro1">
          <table:table-cell/>
          <table:table-cell office:value-type="float" office:value="10.44" calcext:value-type="float">
            <text:p>10.44</text:p>
          </table:table-cell>
          <table:table-cell office:value-type="float" office:value="-78.9274" calcext:value-type="float">
            <text:p>-78.9274</text:p>
          </table:table-cell>
        </table:table-row>
        <table:table-row table:style-name="ro1">
          <table:table-cell/>
          <table:table-cell office:value-type="float" office:value="10.45" calcext:value-type="float">
            <text:p>10.45</text:p>
          </table:table-cell>
          <table:table-cell office:value-type="float" office:value="-78.9266" calcext:value-type="float">
            <text:p>-78.9266</text:p>
          </table:table-cell>
        </table:table-row>
        <table:table-row table:style-name="ro1">
          <table:table-cell/>
          <table:table-cell office:value-type="float" office:value="10.46" calcext:value-type="float">
            <text:p>10.46</text:p>
          </table:table-cell>
          <table:table-cell office:value-type="float" office:value="-78.9254" calcext:value-type="float">
            <text:p>-78.9254</text:p>
          </table:table-cell>
        </table:table-row>
        <table:table-row table:style-name="ro1">
          <table:table-cell/>
          <table:table-cell office:value-type="float" office:value="10.47" calcext:value-type="float">
            <text:p>10.47</text:p>
          </table:table-cell>
          <table:table-cell office:value-type="float" office:value="-78.9237" calcext:value-type="float">
            <text:p>-78.9237</text:p>
          </table:table-cell>
        </table:table-row>
        <table:table-row table:style-name="ro1">
          <table:table-cell/>
          <table:table-cell office:value-type="float" office:value="10.48" calcext:value-type="float">
            <text:p>10.48</text:p>
          </table:table-cell>
          <table:table-cell office:value-type="float" office:value="-78.9217" calcext:value-type="float">
            <text:p>-78.9217</text:p>
          </table:table-cell>
        </table:table-row>
        <table:table-row table:style-name="ro1">
          <table:table-cell/>
          <table:table-cell office:value-type="float" office:value="10.49" calcext:value-type="float">
            <text:p>10.49</text:p>
          </table:table-cell>
          <table:table-cell office:value-type="float" office:value="-78.9193" calcext:value-type="float">
            <text:p>-78.919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-78.9165" calcext:value-type="float">
            <text:p>-78.9165</text:p>
          </table:table-cell>
        </table:table-row>
        <table:table-row table:style-name="ro1">
          <table:table-cell/>
          <table:table-cell office:value-type="float" office:value="10.51" calcext:value-type="float">
            <text:p>10.51</text:p>
          </table:table-cell>
          <table:table-cell office:value-type="float" office:value="-78.9135" calcext:value-type="float">
            <text:p>-78.9135</text:p>
          </table:table-cell>
        </table:table-row>
        <table:table-row table:style-name="ro1">
          <table:table-cell/>
          <table:table-cell office:value-type="float" office:value="10.52" calcext:value-type="float">
            <text:p>10.52</text:p>
          </table:table-cell>
          <table:table-cell office:value-type="float" office:value="-78.9103" calcext:value-type="float">
            <text:p>-78.9103</text:p>
          </table:table-cell>
        </table:table-row>
        <table:table-row table:style-name="ro1">
          <table:table-cell/>
          <table:table-cell office:value-type="float" office:value="10.53" calcext:value-type="float">
            <text:p>10.53</text:p>
          </table:table-cell>
          <table:table-cell office:value-type="float" office:value="-78.9068" calcext:value-type="float">
            <text:p>-78.9068</text:p>
          </table:table-cell>
        </table:table-row>
        <table:table-row table:style-name="ro1">
          <table:table-cell/>
          <table:table-cell office:value-type="float" office:value="10.54" calcext:value-type="float">
            <text:p>10.54</text:p>
          </table:table-cell>
          <table:table-cell office:value-type="float" office:value="-78.9031" calcext:value-type="float">
            <text:p>-78.9031</text:p>
          </table:table-cell>
        </table:table-row>
        <table:table-row table:style-name="ro1">
          <table:table-cell/>
          <table:table-cell office:value-type="float" office:value="10.55" calcext:value-type="float">
            <text:p>10.55</text:p>
          </table:table-cell>
          <table:table-cell office:value-type="float" office:value="-78.8992" calcext:value-type="float">
            <text:p>-78.8992</text:p>
          </table:table-cell>
        </table:table-row>
        <table:table-row table:style-name="ro1">
          <table:table-cell/>
          <table:table-cell office:value-type="float" office:value="10.56" calcext:value-type="float">
            <text:p>10.56</text:p>
          </table:table-cell>
          <table:table-cell office:value-type="float" office:value="-78.8952" calcext:value-type="float">
            <text:p>-78.8952</text:p>
          </table:table-cell>
        </table:table-row>
        <table:table-row table:style-name="ro1">
          <table:table-cell/>
          <table:table-cell office:value-type="float" office:value="10.57" calcext:value-type="float">
            <text:p>10.57</text:p>
          </table:table-cell>
          <table:table-cell office:value-type="float" office:value="-78.891" calcext:value-type="float">
            <text:p>-78.891</text:p>
          </table:table-cell>
        </table:table-row>
        <table:table-row table:style-name="ro1">
          <table:table-cell/>
          <table:table-cell office:value-type="float" office:value="10.58" calcext:value-type="float">
            <text:p>10.58</text:p>
          </table:table-cell>
          <table:table-cell office:value-type="float" office:value="-78.8867" calcext:value-type="float">
            <text:p>-78.8867</text:p>
          </table:table-cell>
        </table:table-row>
        <table:table-row table:style-name="ro1">
          <table:table-cell/>
          <table:table-cell office:value-type="float" office:value="10.59" calcext:value-type="float">
            <text:p>10.59</text:p>
          </table:table-cell>
          <table:table-cell office:value-type="float" office:value="-78.8823" calcext:value-type="float">
            <text:p>-78.882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office:value-type="float" office:value="-78.8778" calcext:value-type="float">
            <text:p>-78.8778</text:p>
          </table:table-cell>
        </table:table-row>
        <table:table-row table:style-name="ro1">
          <table:table-cell/>
          <table:table-cell office:value-type="float" office:value="10.61" calcext:value-type="float">
            <text:p>10.61</text:p>
          </table:table-cell>
          <table:table-cell office:value-type="float" office:value="-78.8732" calcext:value-type="float">
            <text:p>-78.8732</text:p>
          </table:table-cell>
        </table:table-row>
        <table:table-row table:style-name="ro1">
          <table:table-cell/>
          <table:table-cell office:value-type="float" office:value="10.62" calcext:value-type="float">
            <text:p>10.62</text:p>
          </table:table-cell>
          <table:table-cell office:value-type="float" office:value="-78.8685" calcext:value-type="float">
            <text:p>-78.8685</text:p>
          </table:table-cell>
        </table:table-row>
        <table:table-row table:style-name="ro1">
          <table:table-cell/>
          <table:table-cell office:value-type="float" office:value="10.63" calcext:value-type="float">
            <text:p>10.63</text:p>
          </table:table-cell>
          <table:table-cell office:value-type="float" office:value="-78.8638" calcext:value-type="float">
            <text:p>-78.8638</text:p>
          </table:table-cell>
        </table:table-row>
        <table:table-row table:style-name="ro1">
          <table:table-cell/>
          <table:table-cell office:value-type="float" office:value="10.64" calcext:value-type="float">
            <text:p>10.64</text:p>
          </table:table-cell>
          <table:table-cell office:value-type="float" office:value="-78.859" calcext:value-type="float">
            <text:p>-78.859</text:p>
          </table:table-cell>
        </table:table-row>
        <table:table-row table:style-name="ro1">
          <table:table-cell/>
          <table:table-cell office:value-type="float" office:value="10.65" calcext:value-type="float">
            <text:p>10.65</text:p>
          </table:table-cell>
          <table:table-cell office:value-type="float" office:value="-78.8541" calcext:value-type="float">
            <text:p>-78.8541</text:p>
          </table:table-cell>
        </table:table-row>
        <table:table-row table:style-name="ro1">
          <table:table-cell/>
          <table:table-cell office:value-type="float" office:value="10.66" calcext:value-type="float">
            <text:p>10.66</text:p>
          </table:table-cell>
          <table:table-cell office:value-type="float" office:value="-78.8492" calcext:value-type="float">
            <text:p>-78.8492</text:p>
          </table:table-cell>
        </table:table-row>
        <table:table-row table:style-name="ro1">
          <table:table-cell/>
          <table:table-cell office:value-type="float" office:value="10.67" calcext:value-type="float">
            <text:p>10.67</text:p>
          </table:table-cell>
          <table:table-cell office:value-type="float" office:value="-78.8443" calcext:value-type="float">
            <text:p>-78.8443</text:p>
          </table:table-cell>
        </table:table-row>
        <table:table-row table:style-name="ro1">
          <table:table-cell/>
          <table:table-cell office:value-type="float" office:value="10.68" calcext:value-type="float">
            <text:p>10.68</text:p>
          </table:table-cell>
          <table:table-cell office:value-type="float" office:value="-78.8393" calcext:value-type="float">
            <text:p>-78.8393</text:p>
          </table:table-cell>
        </table:table-row>
        <table:table-row table:style-name="ro1">
          <table:table-cell/>
          <table:table-cell office:value-type="float" office:value="10.69" calcext:value-type="float">
            <text:p>10.69</text:p>
          </table:table-cell>
          <table:table-cell office:value-type="float" office:value="-78.8343" calcext:value-type="float">
            <text:p>-78.8343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office:value-type="float" office:value="-78.8293" calcext:value-type="float">
            <text:p>-78.8293</text:p>
          </table:table-cell>
        </table:table-row>
        <table:table-row table:style-name="ro1">
          <table:table-cell/>
          <table:table-cell office:value-type="float" office:value="10.71" calcext:value-type="float">
            <text:p>10.71</text:p>
          </table:table-cell>
          <table:table-cell office:value-type="float" office:value="-78.8242" calcext:value-type="float">
            <text:p>-78.8242</text:p>
          </table:table-cell>
        </table:table-row>
        <table:table-row table:style-name="ro1">
          <table:table-cell/>
          <table:table-cell office:value-type="float" office:value="10.72" calcext:value-type="float">
            <text:p>10.72</text:p>
          </table:table-cell>
          <table:table-cell office:value-type="float" office:value="-78.8192" calcext:value-type="float">
            <text:p>-78.8192</text:p>
          </table:table-cell>
        </table:table-row>
        <table:table-row table:style-name="ro1">
          <table:table-cell/>
          <table:table-cell office:value-type="float" office:value="10.73" calcext:value-type="float">
            <text:p>10.73</text:p>
          </table:table-cell>
          <table:table-cell office:value-type="float" office:value="-78.8141" calcext:value-type="float">
            <text:p>-78.8141</text:p>
          </table:table-cell>
        </table:table-row>
        <table:table-row table:style-name="ro1">
          <table:table-cell/>
          <table:table-cell office:value-type="float" office:value="10.74" calcext:value-type="float">
            <text:p>10.74</text:p>
          </table:table-cell>
          <table:table-cell office:value-type="float" office:value="-78.809" calcext:value-type="float">
            <text:p>-78.809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office:value-type="float" office:value="-78.8039" calcext:value-type="float">
            <text:p>-78.8039</text:p>
          </table:table-cell>
        </table:table-row>
        <table:table-row table:style-name="ro1">
          <table:table-cell/>
          <table:table-cell office:value-type="float" office:value="10.76" calcext:value-type="float">
            <text:p>10.76</text:p>
          </table:table-cell>
          <table:table-cell office:value-type="float" office:value="-78.7988" calcext:value-type="float">
            <text:p>-78.7988</text:p>
          </table:table-cell>
        </table:table-row>
        <table:table-row table:style-name="ro1">
          <table:table-cell/>
          <table:table-cell office:value-type="float" office:value="10.77" calcext:value-type="float">
            <text:p>10.77</text:p>
          </table:table-cell>
          <table:table-cell office:value-type="float" office:value="-78.7937" calcext:value-type="float">
            <text:p>-78.7937</text:p>
          </table:table-cell>
        </table:table-row>
        <table:table-row table:style-name="ro1">
          <table:table-cell/>
          <table:table-cell office:value-type="float" office:value="10.78" calcext:value-type="float">
            <text:p>10.78</text:p>
          </table:table-cell>
          <table:table-cell office:value-type="float" office:value="-78.7886" calcext:value-type="float">
            <text:p>-78.7886</text:p>
          </table:table-cell>
        </table:table-row>
        <table:table-row table:style-name="ro1">
          <table:table-cell/>
          <table:table-cell office:value-type="float" office:value="10.79" calcext:value-type="float">
            <text:p>10.79</text:p>
          </table:table-cell>
          <table:table-cell office:value-type="float" office:value="-78.7835" calcext:value-type="float">
            <text:p>-78.7835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-78.7784" calcext:value-type="float">
            <text:p>-78.7784</text:p>
          </table:table-cell>
        </table:table-row>
        <table:table-row table:style-name="ro1">
          <table:table-cell/>
          <table:table-cell office:value-type="float" office:value="10.81" calcext:value-type="float">
            <text:p>10.81</text:p>
          </table:table-cell>
          <table:table-cell office:value-type="float" office:value="-78.7733" calcext:value-type="float">
            <text:p>-78.7733</text:p>
          </table:table-cell>
        </table:table-row>
        <table:table-row table:style-name="ro1">
          <table:table-cell/>
          <table:table-cell office:value-type="float" office:value="10.82" calcext:value-type="float">
            <text:p>10.82</text:p>
          </table:table-cell>
          <table:table-cell office:value-type="float" office:value="-78.7682" calcext:value-type="float">
            <text:p>-78.7682</text:p>
          </table:table-cell>
        </table:table-row>
        <table:table-row table:style-name="ro1">
          <table:table-cell/>
          <table:table-cell office:value-type="float" office:value="10.83" calcext:value-type="float">
            <text:p>10.83</text:p>
          </table:table-cell>
          <table:table-cell office:value-type="float" office:value="-78.7631" calcext:value-type="float">
            <text:p>-78.7631</text:p>
          </table:table-cell>
        </table:table-row>
        <table:table-row table:style-name="ro1">
          <table:table-cell/>
          <table:table-cell office:value-type="float" office:value="10.84" calcext:value-type="float">
            <text:p>10.84</text:p>
          </table:table-cell>
          <table:table-cell office:value-type="float" office:value="-78.7581" calcext:value-type="float">
            <text:p>-78.7581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-78.753" calcext:value-type="float">
            <text:p>-78.753</text:p>
          </table:table-cell>
        </table:table-row>
        <table:table-row table:style-name="ro1">
          <table:table-cell/>
          <table:table-cell office:value-type="float" office:value="10.86" calcext:value-type="float">
            <text:p>10.86</text:p>
          </table:table-cell>
          <table:table-cell office:value-type="float" office:value="-78.7479" calcext:value-type="float">
            <text:p>-78.7479</text:p>
          </table:table-cell>
        </table:table-row>
        <table:table-row table:style-name="ro1">
          <table:table-cell/>
          <table:table-cell office:value-type="float" office:value="10.87" calcext:value-type="float">
            <text:p>10.87</text:p>
          </table:table-cell>
          <table:table-cell office:value-type="float" office:value="-78.7429" calcext:value-type="float">
            <text:p>-78.7429</text:p>
          </table:table-cell>
        </table:table-row>
        <table:table-row table:style-name="ro1">
          <table:table-cell/>
          <table:table-cell office:value-type="float" office:value="10.88" calcext:value-type="float">
            <text:p>10.88</text:p>
          </table:table-cell>
          <table:table-cell office:value-type="float" office:value="-78.7378" calcext:value-type="float">
            <text:p>-78.7378</text:p>
          </table:table-cell>
        </table:table-row>
        <table:table-row table:style-name="ro1">
          <table:table-cell/>
          <table:table-cell office:value-type="float" office:value="10.89" calcext:value-type="float">
            <text:p>10.89</text:p>
          </table:table-cell>
          <table:table-cell office:value-type="float" office:value="-78.7328" calcext:value-type="float">
            <text:p>-78.7328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office:value-type="float" office:value="-78.7278" calcext:value-type="float">
            <text:p>-78.7278</text:p>
          </table:table-cell>
        </table:table-row>
        <table:table-row table:style-name="ro1">
          <table:table-cell/>
          <table:table-cell office:value-type="float" office:value="10.91" calcext:value-type="float">
            <text:p>10.91</text:p>
          </table:table-cell>
          <table:table-cell office:value-type="float" office:value="-78.7228" calcext:value-type="float">
            <text:p>-78.7228</text:p>
          </table:table-cell>
        </table:table-row>
        <table:table-row table:style-name="ro1">
          <table:table-cell/>
          <table:table-cell office:value-type="float" office:value="10.92" calcext:value-type="float">
            <text:p>10.92</text:p>
          </table:table-cell>
          <table:table-cell office:value-type="float" office:value="-78.7178" calcext:value-type="float">
            <text:p>-78.7178</text:p>
          </table:table-cell>
        </table:table-row>
        <table:table-row table:style-name="ro1">
          <table:table-cell/>
          <table:table-cell office:value-type="float" office:value="10.93" calcext:value-type="float">
            <text:p>10.93</text:p>
          </table:table-cell>
          <table:table-cell office:value-type="float" office:value="-78.7128" calcext:value-type="float">
            <text:p>-78.7128</text:p>
          </table:table-cell>
        </table:table-row>
        <table:table-row table:style-name="ro1">
          <table:table-cell/>
          <table:table-cell office:value-type="float" office:value="10.94" calcext:value-type="float">
            <text:p>10.94</text:p>
          </table:table-cell>
          <table:table-cell office:value-type="float" office:value="-78.7078" calcext:value-type="float">
            <text:p>-78.7078</text:p>
          </table:table-cell>
        </table:table-row>
        <table:table-row table:style-name="ro1">
          <table:table-cell/>
          <table:table-cell office:value-type="float" office:value="10.95" calcext:value-type="float">
            <text:p>10.95</text:p>
          </table:table-cell>
          <table:table-cell office:value-type="float" office:value="-78.7029" calcext:value-type="float">
            <text:p>-78.7029</text:p>
          </table:table-cell>
        </table:table-row>
        <table:table-row table:style-name="ro1">
          <table:table-cell/>
          <table:table-cell office:value-type="float" office:value="10.96" calcext:value-type="float">
            <text:p>10.96</text:p>
          </table:table-cell>
          <table:table-cell office:value-type="float" office:value="-78.698" calcext:value-type="float">
            <text:p>-78.698</text:p>
          </table:table-cell>
        </table:table-row>
        <table:table-row table:style-name="ro1">
          <table:table-cell/>
          <table:table-cell office:value-type="float" office:value="10.97" calcext:value-type="float">
            <text:p>10.97</text:p>
          </table:table-cell>
          <table:table-cell office:value-type="float" office:value="-78.693" calcext:value-type="float">
            <text:p>-78.693</text:p>
          </table:table-cell>
        </table:table-row>
        <table:table-row table:style-name="ro1">
          <table:table-cell/>
          <table:table-cell office:value-type="float" office:value="10.98" calcext:value-type="float">
            <text:p>10.98</text:p>
          </table:table-cell>
          <table:table-cell office:value-type="float" office:value="-78.6881" calcext:value-type="float">
            <text:p>-78.6881</text:p>
          </table:table-cell>
        </table:table-row>
        <table:table-row table:style-name="ro1">
          <table:table-cell/>
          <table:table-cell office:value-type="float" office:value="10.99" calcext:value-type="float">
            <text:p>10.99</text:p>
          </table:table-cell>
          <table:table-cell office:value-type="float" office:value="-78.6832" calcext:value-type="float">
            <text:p>-78.683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78.6783" calcext:value-type="float">
            <text:p>-78.6783</text:p>
          </table:table-cell>
        </table:table-row>
        <table:table-row table:style-name="ro1">
          <table:table-cell/>
          <table:table-cell office:value-type="float" office:value="11.01" calcext:value-type="float">
            <text:p>11.01</text:p>
          </table:table-cell>
          <table:table-cell office:value-type="float" office:value="-78.6735" calcext:value-type="float">
            <text:p>-78.6735</text:p>
          </table:table-cell>
        </table:table-row>
        <table:table-row table:style-name="ro1">
          <table:table-cell/>
          <table:table-cell office:value-type="float" office:value="11.02" calcext:value-type="float">
            <text:p>11.02</text:p>
          </table:table-cell>
          <table:table-cell office:value-type="float" office:value="-78.6686" calcext:value-type="float">
            <text:p>-78.6686</text:p>
          </table:table-cell>
        </table:table-row>
        <table:table-row table:style-name="ro1">
          <table:table-cell/>
          <table:table-cell office:value-type="float" office:value="11.03" calcext:value-type="float">
            <text:p>11.03</text:p>
          </table:table-cell>
          <table:table-cell office:value-type="float" office:value="-78.6638" calcext:value-type="float">
            <text:p>-78.6638</text:p>
          </table:table-cell>
        </table:table-row>
        <table:table-row table:style-name="ro1">
          <table:table-cell/>
          <table:table-cell office:value-type="float" office:value="11.04" calcext:value-type="float">
            <text:p>11.04</text:p>
          </table:table-cell>
          <table:table-cell office:value-type="float" office:value="-78.6589" calcext:value-type="float">
            <text:p>-78.6589</text:p>
          </table:table-cell>
        </table:table-row>
        <table:table-row table:style-name="ro1">
          <table:table-cell/>
          <table:table-cell office:value-type="float" office:value="11.05" calcext:value-type="float">
            <text:p>11.05</text:p>
          </table:table-cell>
          <table:table-cell office:value-type="float" office:value="-78.6541" calcext:value-type="float">
            <text:p>-78.6541</text:p>
          </table:table-cell>
        </table:table-row>
        <table:table-row table:style-name="ro1">
          <table:table-cell/>
          <table:table-cell office:value-type="float" office:value="11.06" calcext:value-type="float">
            <text:p>11.06</text:p>
          </table:table-cell>
          <table:table-cell office:value-type="float" office:value="-78.6493" calcext:value-type="float">
            <text:p>-78.6493</text:p>
          </table:table-cell>
        </table:table-row>
        <table:table-row table:style-name="ro1">
          <table:table-cell/>
          <table:table-cell office:value-type="float" office:value="11.07" calcext:value-type="float">
            <text:p>11.07</text:p>
          </table:table-cell>
          <table:table-cell office:value-type="float" office:value="-78.6445" calcext:value-type="float">
            <text:p>-78.6445</text:p>
          </table:table-cell>
        </table:table-row>
        <table:table-row table:style-name="ro1">
          <table:table-cell/>
          <table:table-cell office:value-type="float" office:value="11.08" calcext:value-type="float">
            <text:p>11.08</text:p>
          </table:table-cell>
          <table:table-cell office:value-type="float" office:value="-78.6398" calcext:value-type="float">
            <text:p>-78.6398</text:p>
          </table:table-cell>
        </table:table-row>
        <table:table-row table:style-name="ro1">
          <table:table-cell/>
          <table:table-cell office:value-type="float" office:value="11.09" calcext:value-type="float">
            <text:p>11.09</text:p>
          </table:table-cell>
          <table:table-cell office:value-type="float" office:value="-78.635" calcext:value-type="float">
            <text:p>-78.635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-78.6303" calcext:value-type="float">
            <text:p>-78.6303</text:p>
          </table:table-cell>
        </table:table-row>
        <table:table-row table:style-name="ro1">
          <table:table-cell/>
          <table:table-cell office:value-type="float" office:value="11.11" calcext:value-type="float">
            <text:p>11.11</text:p>
          </table:table-cell>
          <table:table-cell office:value-type="float" office:value="-78.6255" calcext:value-type="float">
            <text:p>-78.6255</text:p>
          </table:table-cell>
        </table:table-row>
        <table:table-row table:style-name="ro1">
          <table:table-cell/>
          <table:table-cell office:value-type="float" office:value="11.12" calcext:value-type="float">
            <text:p>11.12</text:p>
          </table:table-cell>
          <table:table-cell office:value-type="float" office:value="-78.6208" calcext:value-type="float">
            <text:p>-78.6208</text:p>
          </table:table-cell>
        </table:table-row>
        <table:table-row table:style-name="ro1">
          <table:table-cell/>
          <table:table-cell office:value-type="float" office:value="11.13" calcext:value-type="float">
            <text:p>11.13</text:p>
          </table:table-cell>
          <table:table-cell office:value-type="float" office:value="-78.6161" calcext:value-type="float">
            <text:p>-78.6161</text:p>
          </table:table-cell>
        </table:table-row>
        <table:table-row table:style-name="ro1">
          <table:table-cell/>
          <table:table-cell office:value-type="float" office:value="11.14" calcext:value-type="float">
            <text:p>11.14</text:p>
          </table:table-cell>
          <table:table-cell office:value-type="float" office:value="-78.6114" calcext:value-type="float">
            <text:p>-78.6114</text:p>
          </table:table-cell>
        </table:table-row>
        <table:table-row table:style-name="ro1">
          <table:table-cell/>
          <table:table-cell office:value-type="float" office:value="11.15" calcext:value-type="float">
            <text:p>11.15</text:p>
          </table:table-cell>
          <table:table-cell office:value-type="float" office:value="-78.6068" calcext:value-type="float">
            <text:p>-78.6068</text:p>
          </table:table-cell>
        </table:table-row>
        <table:table-row table:style-name="ro1">
          <table:table-cell/>
          <table:table-cell office:value-type="float" office:value="11.16" calcext:value-type="float">
            <text:p>11.16</text:p>
          </table:table-cell>
          <table:table-cell office:value-type="float" office:value="-78.6021" calcext:value-type="float">
            <text:p>-78.6021</text:p>
          </table:table-cell>
        </table:table-row>
        <table:table-row table:style-name="ro1">
          <table:table-cell/>
          <table:table-cell office:value-type="float" office:value="11.17" calcext:value-type="float">
            <text:p>11.17</text:p>
          </table:table-cell>
          <table:table-cell office:value-type="float" office:value="-78.5975" calcext:value-type="float">
            <text:p>-78.5975</text:p>
          </table:table-cell>
        </table:table-row>
        <table:table-row table:style-name="ro1">
          <table:table-cell/>
          <table:table-cell office:value-type="float" office:value="11.18" calcext:value-type="float">
            <text:p>11.18</text:p>
          </table:table-cell>
          <table:table-cell office:value-type="float" office:value="-78.5928" calcext:value-type="float">
            <text:p>-78.5928</text:p>
          </table:table-cell>
        </table:table-row>
        <table:table-row table:style-name="ro1">
          <table:table-cell/>
          <table:table-cell office:value-type="float" office:value="11.19" calcext:value-type="float">
            <text:p>11.19</text:p>
          </table:table-cell>
          <table:table-cell office:value-type="float" office:value="-78.5882" calcext:value-type="float">
            <text:p>-78.5882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-78.5836" calcext:value-type="float">
            <text:p>-78.5836</text:p>
          </table:table-cell>
        </table:table-row>
        <table:table-row table:style-name="ro1">
          <table:table-cell/>
          <table:table-cell office:value-type="float" office:value="11.21" calcext:value-type="float">
            <text:p>11.21</text:p>
          </table:table-cell>
          <table:table-cell office:value-type="float" office:value="-78.5791" calcext:value-type="float">
            <text:p>-78.5791</text:p>
          </table:table-cell>
        </table:table-row>
        <table:table-row table:style-name="ro1">
          <table:table-cell/>
          <table:table-cell office:value-type="float" office:value="11.22" calcext:value-type="float">
            <text:p>11.22</text:p>
          </table:table-cell>
          <table:table-cell office:value-type="float" office:value="-78.5745" calcext:value-type="float">
            <text:p>-78.5745</text:p>
          </table:table-cell>
        </table:table-row>
        <table:table-row table:style-name="ro1">
          <table:table-cell/>
          <table:table-cell office:value-type="float" office:value="11.23" calcext:value-type="float">
            <text:p>11.23</text:p>
          </table:table-cell>
          <table:table-cell office:value-type="float" office:value="-78.5699" calcext:value-type="float">
            <text:p>-78.5699</text:p>
          </table:table-cell>
        </table:table-row>
        <table:table-row table:style-name="ro1">
          <table:table-cell/>
          <table:table-cell office:value-type="float" office:value="11.24" calcext:value-type="float">
            <text:p>11.24</text:p>
          </table:table-cell>
          <table:table-cell office:value-type="float" office:value="-78.5654" calcext:value-type="float">
            <text:p>-78.5654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office:value-type="float" office:value="-78.5609" calcext:value-type="float">
            <text:p>-78.5609</text:p>
          </table:table-cell>
        </table:table-row>
        <table:table-row table:style-name="ro1">
          <table:table-cell/>
          <table:table-cell office:value-type="float" office:value="11.26" calcext:value-type="float">
            <text:p>11.26</text:p>
          </table:table-cell>
          <table:table-cell office:value-type="float" office:value="-78.5564" calcext:value-type="float">
            <text:p>-78.5564</text:p>
          </table:table-cell>
        </table:table-row>
        <table:table-row table:style-name="ro1">
          <table:table-cell/>
          <table:table-cell office:value-type="float" office:value="11.27" calcext:value-type="float">
            <text:p>11.27</text:p>
          </table:table-cell>
          <table:table-cell office:value-type="float" office:value="-78.5519" calcext:value-type="float">
            <text:p>-78.5519</text:p>
          </table:table-cell>
        </table:table-row>
        <table:table-row table:style-name="ro1">
          <table:table-cell/>
          <table:table-cell office:value-type="float" office:value="11.28" calcext:value-type="float">
            <text:p>11.28</text:p>
          </table:table-cell>
          <table:table-cell office:value-type="float" office:value="-78.5474" calcext:value-type="float">
            <text:p>-78.5474</text:p>
          </table:table-cell>
        </table:table-row>
        <table:table-row table:style-name="ro1">
          <table:table-cell/>
          <table:table-cell office:value-type="float" office:value="11.29" calcext:value-type="float">
            <text:p>11.29</text:p>
          </table:table-cell>
          <table:table-cell office:value-type="float" office:value="-78.5429" calcext:value-type="float">
            <text:p>-78.5429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-78.5385" calcext:value-type="float">
            <text:p>-78.5385</text:p>
          </table:table-cell>
        </table:table-row>
        <table:table-row table:style-name="ro1">
          <table:table-cell/>
          <table:table-cell office:value-type="float" office:value="11.31" calcext:value-type="float">
            <text:p>11.31</text:p>
          </table:table-cell>
          <table:table-cell office:value-type="float" office:value="-78.534" calcext:value-type="float">
            <text:p>-78.534</text:p>
          </table:table-cell>
        </table:table-row>
        <table:table-row table:style-name="ro1">
          <table:table-cell/>
          <table:table-cell office:value-type="float" office:value="11.32" calcext:value-type="float">
            <text:p>11.32</text:p>
          </table:table-cell>
          <table:table-cell office:value-type="float" office:value="-78.5296" calcext:value-type="float">
            <text:p>-78.5296</text:p>
          </table:table-cell>
        </table:table-row>
        <table:table-row table:style-name="ro1">
          <table:table-cell/>
          <table:table-cell office:value-type="float" office:value="11.33" calcext:value-type="float">
            <text:p>11.33</text:p>
          </table:table-cell>
          <table:table-cell office:value-type="float" office:value="-78.5252" calcext:value-type="float">
            <text:p>-78.5252</text:p>
          </table:table-cell>
        </table:table-row>
        <table:table-row table:style-name="ro1">
          <table:table-cell/>
          <table:table-cell office:value-type="float" office:value="11.34" calcext:value-type="float">
            <text:p>11.34</text:p>
          </table:table-cell>
          <table:table-cell office:value-type="float" office:value="-78.5208" calcext:value-type="float">
            <text:p>-78.5208</text:p>
          </table:table-cell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 office:value-type="float" office:value="-78.5164" calcext:value-type="float">
            <text:p>-78.5164</text:p>
          </table:table-cell>
        </table:table-row>
        <table:table-row table:style-name="ro1">
          <table:table-cell/>
          <table:table-cell office:value-type="float" office:value="11.36" calcext:value-type="float">
            <text:p>11.36</text:p>
          </table:table-cell>
          <table:table-cell office:value-type="float" office:value="-78.512" calcext:value-type="float">
            <text:p>-78.512</text:p>
          </table:table-cell>
        </table:table-row>
        <table:table-row table:style-name="ro1">
          <table:table-cell/>
          <table:table-cell office:value-type="float" office:value="11.37" calcext:value-type="float">
            <text:p>11.37</text:p>
          </table:table-cell>
          <table:table-cell office:value-type="float" office:value="-78.5077" calcext:value-type="float">
            <text:p>-78.5077</text:p>
          </table:table-cell>
        </table:table-row>
        <table:table-row table:style-name="ro1">
          <table:table-cell/>
          <table:table-cell office:value-type="float" office:value="11.38" calcext:value-type="float">
            <text:p>11.38</text:p>
          </table:table-cell>
          <table:table-cell office:value-type="float" office:value="-78.5033" calcext:value-type="float">
            <text:p>-78.5033</text:p>
          </table:table-cell>
        </table:table-row>
        <table:table-row table:style-name="ro1">
          <table:table-cell/>
          <table:table-cell office:value-type="float" office:value="11.39" calcext:value-type="float">
            <text:p>11.39</text:p>
          </table:table-cell>
          <table:table-cell office:value-type="float" office:value="-78.499" calcext:value-type="float">
            <text:p>-78.499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-78.4947" calcext:value-type="float">
            <text:p>-78.4947</text:p>
          </table:table-cell>
        </table:table-row>
        <table:table-row table:style-name="ro1">
          <table:table-cell/>
          <table:table-cell office:value-type="float" office:value="11.41" calcext:value-type="float">
            <text:p>11.41</text:p>
          </table:table-cell>
          <table:table-cell office:value-type="float" office:value="-78.4903" calcext:value-type="float">
            <text:p>-78.4903</text:p>
          </table:table-cell>
        </table:table-row>
        <table:table-row table:style-name="ro1">
          <table:table-cell/>
          <table:table-cell office:value-type="float" office:value="11.42" calcext:value-type="float">
            <text:p>11.42</text:p>
          </table:table-cell>
          <table:table-cell office:value-type="float" office:value="-78.4861" calcext:value-type="float">
            <text:p>-78.4861</text:p>
          </table:table-cell>
        </table:table-row>
        <table:table-row table:style-name="ro1">
          <table:table-cell/>
          <table:table-cell office:value-type="float" office:value="11.43" calcext:value-type="float">
            <text:p>11.43</text:p>
          </table:table-cell>
          <table:table-cell office:value-type="float" office:value="-78.4818" calcext:value-type="float">
            <text:p>-78.4818</text:p>
          </table:table-cell>
        </table:table-row>
        <table:table-row table:style-name="ro1">
          <table:table-cell/>
          <table:table-cell office:value-type="float" office:value="11.44" calcext:value-type="float">
            <text:p>11.44</text:p>
          </table:table-cell>
          <table:table-cell office:value-type="float" office:value="-78.4775" calcext:value-type="float">
            <text:p>-78.4775</text:p>
          </table:table-cell>
        </table:table-row>
        <table:table-row table:style-name="ro1">
          <table:table-cell/>
          <table:table-cell office:value-type="float" office:value="11.45" calcext:value-type="float">
            <text:p>11.45</text:p>
          </table:table-cell>
          <table:table-cell office:value-type="float" office:value="-78.4733" calcext:value-type="float">
            <text:p>-78.4733</text:p>
          </table:table-cell>
        </table:table-row>
        <table:table-row table:style-name="ro1">
          <table:table-cell/>
          <table:table-cell office:value-type="float" office:value="11.46" calcext:value-type="float">
            <text:p>11.46</text:p>
          </table:table-cell>
          <table:table-cell office:value-type="float" office:value="-78.469" calcext:value-type="float">
            <text:p>-78.469</text:p>
          </table:table-cell>
        </table:table-row>
        <table:table-row table:style-name="ro1">
          <table:table-cell/>
          <table:table-cell office:value-type="float" office:value="11.47" calcext:value-type="float">
            <text:p>11.47</text:p>
          </table:table-cell>
          <table:table-cell office:value-type="float" office:value="-78.4648" calcext:value-type="float">
            <text:p>-78.4648</text:p>
          </table:table-cell>
        </table:table-row>
        <table:table-row table:style-name="ro1">
          <table:table-cell/>
          <table:table-cell office:value-type="float" office:value="11.48" calcext:value-type="float">
            <text:p>11.48</text:p>
          </table:table-cell>
          <table:table-cell office:value-type="float" office:value="-78.4606" calcext:value-type="float">
            <text:p>-78.4606</text:p>
          </table:table-cell>
        </table:table-row>
        <table:table-row table:style-name="ro1">
          <table:table-cell/>
          <table:table-cell office:value-type="float" office:value="11.49" calcext:value-type="float">
            <text:p>11.49</text:p>
          </table:table-cell>
          <table:table-cell office:value-type="float" office:value="-78.4564" calcext:value-type="float">
            <text:p>-78.4564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-78.4522" calcext:value-type="float">
            <text:p>-78.4522</text:p>
          </table:table-cell>
        </table:table-row>
        <table:table-row table:style-name="ro1">
          <table:table-cell/>
          <table:table-cell office:value-type="float" office:value="11.51" calcext:value-type="float">
            <text:p>11.51</text:p>
          </table:table-cell>
          <table:table-cell office:value-type="float" office:value="-78.448" calcext:value-type="float">
            <text:p>-78.448</text:p>
          </table:table-cell>
        </table:table-row>
        <table:table-row table:style-name="ro1">
          <table:table-cell/>
          <table:table-cell office:value-type="float" office:value="11.52" calcext:value-type="float">
            <text:p>11.52</text:p>
          </table:table-cell>
          <table:table-cell office:value-type="float" office:value="-78.4439" calcext:value-type="float">
            <text:p>-78.4439</text:p>
          </table:table-cell>
        </table:table-row>
        <table:table-row table:style-name="ro1">
          <table:table-cell/>
          <table:table-cell office:value-type="float" office:value="11.53" calcext:value-type="float">
            <text:p>11.53</text:p>
          </table:table-cell>
          <table:table-cell office:value-type="float" office:value="-78.4397" calcext:value-type="float">
            <text:p>-78.4397</text:p>
          </table:table-cell>
        </table:table-row>
        <table:table-row table:style-name="ro1">
          <table:table-cell/>
          <table:table-cell office:value-type="float" office:value="11.54" calcext:value-type="float">
            <text:p>11.54</text:p>
          </table:table-cell>
          <table:table-cell office:value-type="float" office:value="-78.4356" calcext:value-type="float">
            <text:p>-78.4356</text:p>
          </table:table-cell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office:value-type="float" office:value="-78.4314" calcext:value-type="float">
            <text:p>-78.4314</text:p>
          </table:table-cell>
        </table:table-row>
        <table:table-row table:style-name="ro1">
          <table:table-cell/>
          <table:table-cell office:value-type="float" office:value="11.56" calcext:value-type="float">
            <text:p>11.56</text:p>
          </table:table-cell>
          <table:table-cell office:value-type="float" office:value="-78.4273" calcext:value-type="float">
            <text:p>-78.4273</text:p>
          </table:table-cell>
        </table:table-row>
        <table:table-row table:style-name="ro1">
          <table:table-cell/>
          <table:table-cell office:value-type="float" office:value="11.57" calcext:value-type="float">
            <text:p>11.57</text:p>
          </table:table-cell>
          <table:table-cell office:value-type="float" office:value="-78.4232" calcext:value-type="float">
            <text:p>-78.4232</text:p>
          </table:table-cell>
        </table:table-row>
        <table:table-row table:style-name="ro1">
          <table:table-cell/>
          <table:table-cell office:value-type="float" office:value="11.58" calcext:value-type="float">
            <text:p>11.58</text:p>
          </table:table-cell>
          <table:table-cell office:value-type="float" office:value="-78.4191" calcext:value-type="float">
            <text:p>-78.4191</text:p>
          </table:table-cell>
        </table:table-row>
        <table:table-row table:style-name="ro1">
          <table:table-cell/>
          <table:table-cell office:value-type="float" office:value="11.59" calcext:value-type="float">
            <text:p>11.59</text:p>
          </table:table-cell>
          <table:table-cell office:value-type="float" office:value="-78.4151" calcext:value-type="float">
            <text:p>-78.4151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-78.411" calcext:value-type="float">
            <text:p>-78.411</text:p>
          </table:table-cell>
        </table:table-row>
        <table:table-row table:style-name="ro1">
          <table:table-cell/>
          <table:table-cell office:value-type="float" office:value="11.61" calcext:value-type="float">
            <text:p>11.61</text:p>
          </table:table-cell>
          <table:table-cell office:value-type="float" office:value="-78.407" calcext:value-type="float">
            <text:p>-78.407</text:p>
          </table:table-cell>
        </table:table-row>
        <table:table-row table:style-name="ro1">
          <table:table-cell/>
          <table:table-cell office:value-type="float" office:value="11.62" calcext:value-type="float">
            <text:p>11.62</text:p>
          </table:table-cell>
          <table:table-cell office:value-type="float" office:value="-78.4029" calcext:value-type="float">
            <text:p>-78.4029</text:p>
          </table:table-cell>
        </table:table-row>
        <table:table-row table:style-name="ro1">
          <table:table-cell/>
          <table:table-cell office:value-type="float" office:value="11.63" calcext:value-type="float">
            <text:p>11.63</text:p>
          </table:table-cell>
          <table:table-cell office:value-type="float" office:value="-78.3989" calcext:value-type="float">
            <text:p>-78.3989</text:p>
          </table:table-cell>
        </table:table-row>
        <table:table-row table:style-name="ro1">
          <table:table-cell/>
          <table:table-cell office:value-type="float" office:value="11.64" calcext:value-type="float">
            <text:p>11.64</text:p>
          </table:table-cell>
          <table:table-cell office:value-type="float" office:value="-78.3949" calcext:value-type="float">
            <text:p>-78.3949</text:p>
          </table:table-cell>
        </table:table-row>
        <table:table-row table:style-name="ro1">
          <table:table-cell/>
          <table:table-cell office:value-type="float" office:value="11.65" calcext:value-type="float">
            <text:p>11.65</text:p>
          </table:table-cell>
          <table:table-cell office:value-type="float" office:value="-78.3909" calcext:value-type="float">
            <text:p>-78.3909</text:p>
          </table:table-cell>
        </table:table-row>
        <table:table-row table:style-name="ro1">
          <table:table-cell/>
          <table:table-cell office:value-type="float" office:value="11.66" calcext:value-type="float">
            <text:p>11.66</text:p>
          </table:table-cell>
          <table:table-cell office:value-type="float" office:value="-78.3869" calcext:value-type="float">
            <text:p>-78.3869</text:p>
          </table:table-cell>
        </table:table-row>
        <table:table-row table:style-name="ro1">
          <table:table-cell/>
          <table:table-cell office:value-type="float" office:value="11.67" calcext:value-type="float">
            <text:p>11.67</text:p>
          </table:table-cell>
          <table:table-cell office:value-type="float" office:value="-78.3829" calcext:value-type="float">
            <text:p>-78.3829</text:p>
          </table:table-cell>
        </table:table-row>
        <table:table-row table:style-name="ro1">
          <table:table-cell/>
          <table:table-cell office:value-type="float" office:value="11.68" calcext:value-type="float">
            <text:p>11.68</text:p>
          </table:table-cell>
          <table:table-cell office:value-type="float" office:value="-78.379" calcext:value-type="float">
            <text:p>-78.379</text:p>
          </table:table-cell>
        </table:table-row>
        <table:table-row table:style-name="ro1">
          <table:table-cell/>
          <table:table-cell office:value-type="float" office:value="11.69" calcext:value-type="float">
            <text:p>11.69</text:p>
          </table:table-cell>
          <table:table-cell office:value-type="float" office:value="-78.375" calcext:value-type="float">
            <text:p>-78.375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-78.3711" calcext:value-type="float">
            <text:p>-78.3711</text:p>
          </table:table-cell>
        </table:table-row>
        <table:table-row table:style-name="ro1">
          <table:table-cell/>
          <table:table-cell office:value-type="float" office:value="11.71" calcext:value-type="float">
            <text:p>11.71</text:p>
          </table:table-cell>
          <table:table-cell office:value-type="float" office:value="-78.3671" calcext:value-type="float">
            <text:p>-78.3671</text:p>
          </table:table-cell>
        </table:table-row>
        <table:table-row table:style-name="ro1">
          <table:table-cell/>
          <table:table-cell office:value-type="float" office:value="11.72" calcext:value-type="float">
            <text:p>11.72</text:p>
          </table:table-cell>
          <table:table-cell office:value-type="float" office:value="-78.3632" calcext:value-type="float">
            <text:p>-78.3632</text:p>
          </table:table-cell>
        </table:table-row>
        <table:table-row table:style-name="ro1">
          <table:table-cell/>
          <table:table-cell office:value-type="float" office:value="11.73" calcext:value-type="float">
            <text:p>11.73</text:p>
          </table:table-cell>
          <table:table-cell office:value-type="float" office:value="-78.3593" calcext:value-type="float">
            <text:p>-78.3593</text:p>
          </table:table-cell>
        </table:table-row>
        <table:table-row table:style-name="ro1">
          <table:table-cell/>
          <table:table-cell office:value-type="float" office:value="11.74" calcext:value-type="float">
            <text:p>11.74</text:p>
          </table:table-cell>
          <table:table-cell office:value-type="float" office:value="-78.3554" calcext:value-type="float">
            <text:p>-78.3554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office:value-type="float" office:value="-78.3515" calcext:value-type="float">
            <text:p>-78.3515</text:p>
          </table:table-cell>
        </table:table-row>
        <table:table-row table:style-name="ro1">
          <table:table-cell/>
          <table:table-cell office:value-type="float" office:value="11.76" calcext:value-type="float">
            <text:p>11.76</text:p>
          </table:table-cell>
          <table:table-cell office:value-type="float" office:value="-78.3477" calcext:value-type="float">
            <text:p>-78.3477</text:p>
          </table:table-cell>
        </table:table-row>
        <table:table-row table:style-name="ro1">
          <table:table-cell/>
          <table:table-cell office:value-type="float" office:value="11.77" calcext:value-type="float">
            <text:p>11.77</text:p>
          </table:table-cell>
          <table:table-cell office:value-type="float" office:value="-78.3438" calcext:value-type="float">
            <text:p>-78.3438</text:p>
          </table:table-cell>
        </table:table-row>
        <table:table-row table:style-name="ro1">
          <table:table-cell/>
          <table:table-cell office:value-type="float" office:value="11.78" calcext:value-type="float">
            <text:p>11.78</text:p>
          </table:table-cell>
          <table:table-cell office:value-type="float" office:value="-78.34" calcext:value-type="float">
            <text:p>-78.34</text:p>
          </table:table-cell>
        </table:table-row>
        <table:table-row table:style-name="ro1">
          <table:table-cell/>
          <table:table-cell office:value-type="float" office:value="11.79" calcext:value-type="float">
            <text:p>11.79</text:p>
          </table:table-cell>
          <table:table-cell office:value-type="float" office:value="-78.3361" calcext:value-type="float">
            <text:p>-78.3361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-78.3323" calcext:value-type="float">
            <text:p>-78.3323</text:p>
          </table:table-cell>
        </table:table-row>
        <table:table-row table:style-name="ro1">
          <table:table-cell/>
          <table:table-cell office:value-type="float" office:value="11.81" calcext:value-type="float">
            <text:p>11.81</text:p>
          </table:table-cell>
          <table:table-cell office:value-type="float" office:value="-78.3285" calcext:value-type="float">
            <text:p>-78.3285</text:p>
          </table:table-cell>
        </table:table-row>
        <table:table-row table:style-name="ro1">
          <table:table-cell/>
          <table:table-cell office:value-type="float" office:value="11.82" calcext:value-type="float">
            <text:p>11.82</text:p>
          </table:table-cell>
          <table:table-cell office:value-type="float" office:value="-78.3247" calcext:value-type="float">
            <text:p>-78.3247</text:p>
          </table:table-cell>
        </table:table-row>
        <table:table-row table:style-name="ro1">
          <table:table-cell/>
          <table:table-cell office:value-type="float" office:value="11.83" calcext:value-type="float">
            <text:p>11.83</text:p>
          </table:table-cell>
          <table:table-cell office:value-type="float" office:value="-78.3209" calcext:value-type="float">
            <text:p>-78.3209</text:p>
          </table:table-cell>
        </table:table-row>
        <table:table-row table:style-name="ro1">
          <table:table-cell/>
          <table:table-cell office:value-type="float" office:value="11.84" calcext:value-type="float">
            <text:p>11.84</text:p>
          </table:table-cell>
          <table:table-cell office:value-type="float" office:value="-78.3171" calcext:value-type="float">
            <text:p>-78.3171</text:p>
          </table:table-cell>
        </table:table-row>
        <table:table-row table:style-name="ro1">
          <table:table-cell/>
          <table:table-cell office:value-type="float" office:value="11.85" calcext:value-type="float">
            <text:p>11.85</text:p>
          </table:table-cell>
          <table:table-cell office:value-type="float" office:value="-78.3134" calcext:value-type="float">
            <text:p>-78.3134</text:p>
          </table:table-cell>
        </table:table-row>
        <table:table-row table:style-name="ro1">
          <table:table-cell/>
          <table:table-cell office:value-type="float" office:value="11.86" calcext:value-type="float">
            <text:p>11.86</text:p>
          </table:table-cell>
          <table:table-cell office:value-type="float" office:value="-78.3096" calcext:value-type="float">
            <text:p>-78.3096</text:p>
          </table:table-cell>
        </table:table-row>
        <table:table-row table:style-name="ro1">
          <table:table-cell/>
          <table:table-cell office:value-type="float" office:value="11.87" calcext:value-type="float">
            <text:p>11.87</text:p>
          </table:table-cell>
          <table:table-cell office:value-type="float" office:value="-78.3059" calcext:value-type="float">
            <text:p>-78.3059</text:p>
          </table:table-cell>
        </table:table-row>
        <table:table-row table:style-name="ro1">
          <table:table-cell/>
          <table:table-cell office:value-type="float" office:value="11.88" calcext:value-type="float">
            <text:p>11.88</text:p>
          </table:table-cell>
          <table:table-cell office:value-type="float" office:value="-78.3021" calcext:value-type="float">
            <text:p>-78.3021</text:p>
          </table:table-cell>
        </table:table-row>
        <table:table-row table:style-name="ro1">
          <table:table-cell/>
          <table:table-cell office:value-type="float" office:value="11.89" calcext:value-type="float">
            <text:p>11.89</text:p>
          </table:table-cell>
          <table:table-cell office:value-type="float" office:value="-78.2984" calcext:value-type="float">
            <text:p>-78.2984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-78.2947" calcext:value-type="float">
            <text:p>-78.2947</text:p>
          </table:table-cell>
        </table:table-row>
        <table:table-row table:style-name="ro1">
          <table:table-cell/>
          <table:table-cell office:value-type="float" office:value="11.91" calcext:value-type="float">
            <text:p>11.91</text:p>
          </table:table-cell>
          <table:table-cell office:value-type="float" office:value="-78.291" calcext:value-type="float">
            <text:p>-78.291</text:p>
          </table:table-cell>
        </table:table-row>
        <table:table-row table:style-name="ro1">
          <table:table-cell/>
          <table:table-cell office:value-type="float" office:value="11.92" calcext:value-type="float">
            <text:p>11.92</text:p>
          </table:table-cell>
          <table:table-cell office:value-type="float" office:value="-78.2873" calcext:value-type="float">
            <text:p>-78.2873</text:p>
          </table:table-cell>
        </table:table-row>
        <table:table-row table:style-name="ro1">
          <table:table-cell/>
          <table:table-cell office:value-type="float" office:value="11.93" calcext:value-type="float">
            <text:p>11.93</text:p>
          </table:table-cell>
          <table:table-cell office:value-type="float" office:value="-78.2836" calcext:value-type="float">
            <text:p>-78.2836</text:p>
          </table:table-cell>
        </table:table-row>
        <table:table-row table:style-name="ro1">
          <table:table-cell/>
          <table:table-cell office:value-type="float" office:value="11.94" calcext:value-type="float">
            <text:p>11.94</text:p>
          </table:table-cell>
          <table:table-cell office:value-type="float" office:value="-78.28" calcext:value-type="float">
            <text:p>-78.28</text:p>
          </table:table-cell>
        </table:table-row>
        <table:table-row table:style-name="ro1">
          <table:table-cell/>
          <table:table-cell office:value-type="float" office:value="11.95" calcext:value-type="float">
            <text:p>11.95</text:p>
          </table:table-cell>
          <table:table-cell office:value-type="float" office:value="-78.2763" calcext:value-type="float">
            <text:p>-78.2763</text:p>
          </table:table-cell>
        </table:table-row>
        <table:table-row table:style-name="ro1">
          <table:table-cell/>
          <table:table-cell office:value-type="float" office:value="11.96" calcext:value-type="float">
            <text:p>11.96</text:p>
          </table:table-cell>
          <table:table-cell office:value-type="float" office:value="-78.2727" calcext:value-type="float">
            <text:p>-78.2727</text:p>
          </table:table-cell>
        </table:table-row>
        <table:table-row table:style-name="ro1">
          <table:table-cell/>
          <table:table-cell office:value-type="float" office:value="11.97" calcext:value-type="float">
            <text:p>11.97</text:p>
          </table:table-cell>
          <table:table-cell office:value-type="float" office:value="-78.269" calcext:value-type="float">
            <text:p>-78.269</text:p>
          </table:table-cell>
        </table:table-row>
        <table:table-row table:style-name="ro1">
          <table:table-cell/>
          <table:table-cell office:value-type="float" office:value="11.98" calcext:value-type="float">
            <text:p>11.98</text:p>
          </table:table-cell>
          <table:table-cell office:value-type="float" office:value="-78.2654" calcext:value-type="float">
            <text:p>-78.2654</text:p>
          </table:table-cell>
        </table:table-row>
        <table:table-row table:style-name="ro1">
          <table:table-cell/>
          <table:table-cell office:value-type="float" office:value="11.99" calcext:value-type="float">
            <text:p>11.99</text:p>
          </table:table-cell>
          <table:table-cell office:value-type="float" office:value="-78.2618" calcext:value-type="float">
            <text:p>-78.26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78.2582" calcext:value-type="float">
            <text:p>-78.2582</text:p>
          </table:table-cell>
        </table:table-row>
        <table:table-row table:style-name="ro1">
          <table:table-cell/>
          <table:table-cell office:value-type="float" office:value="12.01" calcext:value-type="float">
            <text:p>12.01</text:p>
          </table:table-cell>
          <table:table-cell office:value-type="float" office:value="-78.2546" calcext:value-type="float">
            <text:p>-78.2546</text:p>
          </table:table-cell>
        </table:table-row>
        <table:table-row table:style-name="ro1">
          <table:table-cell/>
          <table:table-cell office:value-type="float" office:value="12.02" calcext:value-type="float">
            <text:p>12.02</text:p>
          </table:table-cell>
          <table:table-cell office:value-type="float" office:value="-78.251" calcext:value-type="float">
            <text:p>-78.251</text:p>
          </table:table-cell>
        </table:table-row>
        <table:table-row table:style-name="ro1">
          <table:table-cell/>
          <table:table-cell office:value-type="float" office:value="12.03" calcext:value-type="float">
            <text:p>12.03</text:p>
          </table:table-cell>
          <table:table-cell office:value-type="float" office:value="-78.2474" calcext:value-type="float">
            <text:p>-78.2474</text:p>
          </table:table-cell>
        </table:table-row>
        <table:table-row table:style-name="ro1">
          <table:table-cell/>
          <table:table-cell office:value-type="float" office:value="12.04" calcext:value-type="float">
            <text:p>12.04</text:p>
          </table:table-cell>
          <table:table-cell office:value-type="float" office:value="-78.2439" calcext:value-type="float">
            <text:p>-78.2439</text:p>
          </table:table-cell>
        </table:table-row>
        <table:table-row table:style-name="ro1">
          <table:table-cell/>
          <table:table-cell office:value-type="float" office:value="12.05" calcext:value-type="float">
            <text:p>12.05</text:p>
          </table:table-cell>
          <table:table-cell office:value-type="float" office:value="-78.2403" calcext:value-type="float">
            <text:p>-78.2403</text:p>
          </table:table-cell>
        </table:table-row>
        <table:table-row table:style-name="ro1">
          <table:table-cell/>
          <table:table-cell office:value-type="float" office:value="12.06" calcext:value-type="float">
            <text:p>12.06</text:p>
          </table:table-cell>
          <table:table-cell office:value-type="float" office:value="-78.2368" calcext:value-type="float">
            <text:p>-78.2368</text:p>
          </table:table-cell>
        </table:table-row>
        <table:table-row table:style-name="ro1">
          <table:table-cell/>
          <table:table-cell office:value-type="float" office:value="12.07" calcext:value-type="float">
            <text:p>12.07</text:p>
          </table:table-cell>
          <table:table-cell office:value-type="float" office:value="-78.2333" calcext:value-type="float">
            <text:p>-78.2333</text:p>
          </table:table-cell>
        </table:table-row>
        <table:table-row table:style-name="ro1">
          <table:table-cell/>
          <table:table-cell office:value-type="float" office:value="12.08" calcext:value-type="float">
            <text:p>12.08</text:p>
          </table:table-cell>
          <table:table-cell office:value-type="float" office:value="-78.2297" calcext:value-type="float">
            <text:p>-78.2297</text:p>
          </table:table-cell>
        </table:table-row>
        <table:table-row table:style-name="ro1">
          <table:table-cell/>
          <table:table-cell office:value-type="float" office:value="12.09" calcext:value-type="float">
            <text:p>12.09</text:p>
          </table:table-cell>
          <table:table-cell office:value-type="float" office:value="-78.2262" calcext:value-type="float">
            <text:p>-78.2262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-78.2227" calcext:value-type="float">
            <text:p>-78.2227</text:p>
          </table:table-cell>
        </table:table-row>
        <table:table-row table:style-name="ro1">
          <table:table-cell/>
          <table:table-cell office:value-type="float" office:value="12.11" calcext:value-type="float">
            <text:p>12.11</text:p>
          </table:table-cell>
          <table:table-cell office:value-type="float" office:value="-78.2192" calcext:value-type="float">
            <text:p>-78.2192</text:p>
          </table:table-cell>
        </table:table-row>
        <table:table-row table:style-name="ro1">
          <table:table-cell/>
          <table:table-cell office:value-type="float" office:value="12.12" calcext:value-type="float">
            <text:p>12.12</text:p>
          </table:table-cell>
          <table:table-cell office:value-type="float" office:value="-78.2158" calcext:value-type="float">
            <text:p>-78.2158</text:p>
          </table:table-cell>
        </table:table-row>
        <table:table-row table:style-name="ro1">
          <table:table-cell/>
          <table:table-cell office:value-type="float" office:value="12.13" calcext:value-type="float">
            <text:p>12.13</text:p>
          </table:table-cell>
          <table:table-cell office:value-type="float" office:value="-78.2123" calcext:value-type="float">
            <text:p>-78.2123</text:p>
          </table:table-cell>
        </table:table-row>
        <table:table-row table:style-name="ro1">
          <table:table-cell/>
          <table:table-cell office:value-type="float" office:value="12.14" calcext:value-type="float">
            <text:p>12.14</text:p>
          </table:table-cell>
          <table:table-cell office:value-type="float" office:value="-78.2088" calcext:value-type="float">
            <text:p>-78.2088</text:p>
          </table:table-cell>
        </table:table-row>
        <table:table-row table:style-name="ro1">
          <table:table-cell/>
          <table:table-cell office:value-type="float" office:value="12.15" calcext:value-type="float">
            <text:p>12.15</text:p>
          </table:table-cell>
          <table:table-cell office:value-type="float" office:value="-78.2054" calcext:value-type="float">
            <text:p>-78.2054</text:p>
          </table:table-cell>
        </table:table-row>
        <table:table-row table:style-name="ro1">
          <table:table-cell/>
          <table:table-cell office:value-type="float" office:value="12.16" calcext:value-type="float">
            <text:p>12.16</text:p>
          </table:table-cell>
          <table:table-cell office:value-type="float" office:value="-78.2019" calcext:value-type="float">
            <text:p>-78.2019</text:p>
          </table:table-cell>
        </table:table-row>
        <table:table-row table:style-name="ro1">
          <table:table-cell/>
          <table:table-cell office:value-type="float" office:value="12.17" calcext:value-type="float">
            <text:p>12.17</text:p>
          </table:table-cell>
          <table:table-cell office:value-type="float" office:value="-78.1985" calcext:value-type="float">
            <text:p>-78.1985</text:p>
          </table:table-cell>
        </table:table-row>
        <table:table-row table:style-name="ro1">
          <table:table-cell/>
          <table:table-cell office:value-type="float" office:value="12.18" calcext:value-type="float">
            <text:p>12.18</text:p>
          </table:table-cell>
          <table:table-cell office:value-type="float" office:value="-78.1951" calcext:value-type="float">
            <text:p>-78.1951</text:p>
          </table:table-cell>
        </table:table-row>
        <table:table-row table:style-name="ro1">
          <table:table-cell/>
          <table:table-cell office:value-type="float" office:value="12.19" calcext:value-type="float">
            <text:p>12.19</text:p>
          </table:table-cell>
          <table:table-cell office:value-type="float" office:value="-78.1917" calcext:value-type="float">
            <text:p>-78.1917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-78.1883" calcext:value-type="float">
            <text:p>-78.1883</text:p>
          </table:table-cell>
        </table:table-row>
        <table:table-row table:style-name="ro1">
          <table:table-cell/>
          <table:table-cell office:value-type="float" office:value="12.21" calcext:value-type="float">
            <text:p>12.21</text:p>
          </table:table-cell>
          <table:table-cell office:value-type="float" office:value="-78.1849" calcext:value-type="float">
            <text:p>-78.1849</text:p>
          </table:table-cell>
        </table:table-row>
        <table:table-row table:style-name="ro1">
          <table:table-cell/>
          <table:table-cell office:value-type="float" office:value="12.22" calcext:value-type="float">
            <text:p>12.22</text:p>
          </table:table-cell>
          <table:table-cell office:value-type="float" office:value="-78.1815" calcext:value-type="float">
            <text:p>-78.1815</text:p>
          </table:table-cell>
        </table:table-row>
        <table:table-row table:style-name="ro1">
          <table:table-cell/>
          <table:table-cell office:value-type="float" office:value="12.23" calcext:value-type="float">
            <text:p>12.23</text:p>
          </table:table-cell>
          <table:table-cell office:value-type="float" office:value="-78.1782" calcext:value-type="float">
            <text:p>-78.1782</text:p>
          </table:table-cell>
        </table:table-row>
        <table:table-row table:style-name="ro1">
          <table:table-cell/>
          <table:table-cell office:value-type="float" office:value="12.24" calcext:value-type="float">
            <text:p>12.24</text:p>
          </table:table-cell>
          <table:table-cell office:value-type="float" office:value="-78.1748" calcext:value-type="float">
            <text:p>-78.1748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office:value-type="float" office:value="-78.1715" calcext:value-type="float">
            <text:p>-78.1715</text:p>
          </table:table-cell>
        </table:table-row>
        <table:table-row table:style-name="ro1">
          <table:table-cell/>
          <table:table-cell office:value-type="float" office:value="12.26" calcext:value-type="float">
            <text:p>12.26</text:p>
          </table:table-cell>
          <table:table-cell office:value-type="float" office:value="-78.1681" calcext:value-type="float">
            <text:p>-78.1681</text:p>
          </table:table-cell>
        </table:table-row>
        <table:table-row table:style-name="ro1">
          <table:table-cell/>
          <table:table-cell office:value-type="float" office:value="12.27" calcext:value-type="float">
            <text:p>12.27</text:p>
          </table:table-cell>
          <table:table-cell office:value-type="float" office:value="-78.1648" calcext:value-type="float">
            <text:p>-78.1648</text:p>
          </table:table-cell>
        </table:table-row>
        <table:table-row table:style-name="ro1">
          <table:table-cell/>
          <table:table-cell office:value-type="float" office:value="12.28" calcext:value-type="float">
            <text:p>12.28</text:p>
          </table:table-cell>
          <table:table-cell office:value-type="float" office:value="-78.1615" calcext:value-type="float">
            <text:p>-78.1615</text:p>
          </table:table-cell>
        </table:table-row>
        <table:table-row table:style-name="ro1">
          <table:table-cell/>
          <table:table-cell office:value-type="float" office:value="12.29" calcext:value-type="float">
            <text:p>12.29</text:p>
          </table:table-cell>
          <table:table-cell office:value-type="float" office:value="-78.1581" calcext:value-type="float">
            <text:p>-78.1581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-78.1548" calcext:value-type="float">
            <text:p>-78.1548</text:p>
          </table:table-cell>
        </table:table-row>
        <table:table-row table:style-name="ro1">
          <table:table-cell/>
          <table:table-cell office:value-type="float" office:value="12.31" calcext:value-type="float">
            <text:p>12.31</text:p>
          </table:table-cell>
          <table:table-cell office:value-type="float" office:value="-78.1516" calcext:value-type="float">
            <text:p>-78.1516</text:p>
          </table:table-cell>
        </table:table-row>
        <table:table-row table:style-name="ro1">
          <table:table-cell/>
          <table:table-cell office:value-type="float" office:value="12.32" calcext:value-type="float">
            <text:p>12.32</text:p>
          </table:table-cell>
          <table:table-cell office:value-type="float" office:value="-78.1483" calcext:value-type="float">
            <text:p>-78.1483</text:p>
          </table:table-cell>
        </table:table-row>
        <table:table-row table:style-name="ro1">
          <table:table-cell/>
          <table:table-cell office:value-type="float" office:value="12.33" calcext:value-type="float">
            <text:p>12.33</text:p>
          </table:table-cell>
          <table:table-cell office:value-type="float" office:value="-78.145" calcext:value-type="float">
            <text:p>-78.145</text:p>
          </table:table-cell>
        </table:table-row>
        <table:table-row table:style-name="ro1">
          <table:table-cell/>
          <table:table-cell office:value-type="float" office:value="12.34" calcext:value-type="float">
            <text:p>12.34</text:p>
          </table:table-cell>
          <table:table-cell office:value-type="float" office:value="-78.1417" calcext:value-type="float">
            <text:p>-78.1417</text:p>
          </table:table-cell>
        </table:table-row>
        <table:table-row table:style-name="ro1">
          <table:table-cell/>
          <table:table-cell office:value-type="float" office:value="12.35" calcext:value-type="float">
            <text:p>12.35</text:p>
          </table:table-cell>
          <table:table-cell office:value-type="float" office:value="-78.1385" calcext:value-type="float">
            <text:p>-78.1385</text:p>
          </table:table-cell>
        </table:table-row>
        <table:table-row table:style-name="ro1">
          <table:table-cell/>
          <table:table-cell office:value-type="float" office:value="12.36" calcext:value-type="float">
            <text:p>12.36</text:p>
          </table:table-cell>
          <table:table-cell office:value-type="float" office:value="-78.1352" calcext:value-type="float">
            <text:p>-78.1352</text:p>
          </table:table-cell>
        </table:table-row>
        <table:table-row table:style-name="ro1">
          <table:table-cell/>
          <table:table-cell office:value-type="float" office:value="12.37" calcext:value-type="float">
            <text:p>12.37</text:p>
          </table:table-cell>
          <table:table-cell office:value-type="float" office:value="-78.132" calcext:value-type="float">
            <text:p>-78.132</text:p>
          </table:table-cell>
        </table:table-row>
        <table:table-row table:style-name="ro1">
          <table:table-cell/>
          <table:table-cell office:value-type="float" office:value="12.38" calcext:value-type="float">
            <text:p>12.38</text:p>
          </table:table-cell>
          <table:table-cell office:value-type="float" office:value="-78.1288" calcext:value-type="float">
            <text:p>-78.1288</text:p>
          </table:table-cell>
        </table:table-row>
        <table:table-row table:style-name="ro1">
          <table:table-cell/>
          <table:table-cell office:value-type="float" office:value="12.39" calcext:value-type="float">
            <text:p>12.39</text:p>
          </table:table-cell>
          <table:table-cell office:value-type="float" office:value="-78.1256" calcext:value-type="float">
            <text:p>-78.1256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-78.1223" calcext:value-type="float">
            <text:p>-78.1223</text:p>
          </table:table-cell>
        </table:table-row>
        <table:table-row table:style-name="ro1">
          <table:table-cell/>
          <table:table-cell office:value-type="float" office:value="12.41" calcext:value-type="float">
            <text:p>12.41</text:p>
          </table:table-cell>
          <table:table-cell office:value-type="float" office:value="-78.1191" calcext:value-type="float">
            <text:p>-78.1191</text:p>
          </table:table-cell>
        </table:table-row>
        <table:table-row table:style-name="ro1">
          <table:table-cell/>
          <table:table-cell office:value-type="float" office:value="12.42" calcext:value-type="float">
            <text:p>12.42</text:p>
          </table:table-cell>
          <table:table-cell office:value-type="float" office:value="-78.116" calcext:value-type="float">
            <text:p>-78.116</text:p>
          </table:table-cell>
        </table:table-row>
        <table:table-row table:style-name="ro1">
          <table:table-cell/>
          <table:table-cell office:value-type="float" office:value="12.43" calcext:value-type="float">
            <text:p>12.43</text:p>
          </table:table-cell>
          <table:table-cell office:value-type="float" office:value="-78.1128" calcext:value-type="float">
            <text:p>-78.1128</text:p>
          </table:table-cell>
        </table:table-row>
        <table:table-row table:style-name="ro1">
          <table:table-cell/>
          <table:table-cell office:value-type="float" office:value="12.44" calcext:value-type="float">
            <text:p>12.44</text:p>
          </table:table-cell>
          <table:table-cell office:value-type="float" office:value="-78.1096" calcext:value-type="float">
            <text:p>-78.1096</text:p>
          </table:table-cell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office:value-type="float" office:value="-78.1064" calcext:value-type="float">
            <text:p>-78.1064</text:p>
          </table:table-cell>
        </table:table-row>
        <table:table-row table:style-name="ro1">
          <table:table-cell/>
          <table:table-cell office:value-type="float" office:value="12.46" calcext:value-type="float">
            <text:p>12.46</text:p>
          </table:table-cell>
          <table:table-cell office:value-type="float" office:value="-78.1033" calcext:value-type="float">
            <text:p>-78.1033</text:p>
          </table:table-cell>
        </table:table-row>
        <table:table-row table:style-name="ro1">
          <table:table-cell/>
          <table:table-cell office:value-type="float" office:value="12.47" calcext:value-type="float">
            <text:p>12.47</text:p>
          </table:table-cell>
          <table:table-cell office:value-type="float" office:value="-78.1001" calcext:value-type="float">
            <text:p>-78.1001</text:p>
          </table:table-cell>
        </table:table-row>
        <table:table-row table:style-name="ro1">
          <table:table-cell/>
          <table:table-cell office:value-type="float" office:value="12.48" calcext:value-type="float">
            <text:p>12.48</text:p>
          </table:table-cell>
          <table:table-cell office:value-type="float" office:value="-78.097" calcext:value-type="float">
            <text:p>-78.097</text:p>
          </table:table-cell>
        </table:table-row>
        <table:table-row table:style-name="ro1">
          <table:table-cell/>
          <table:table-cell office:value-type="float" office:value="12.49" calcext:value-type="float">
            <text:p>12.49</text:p>
          </table:table-cell>
          <table:table-cell office:value-type="float" office:value="-78.0939" calcext:value-type="float">
            <text:p>-78.0939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-78.0908" calcext:value-type="float">
            <text:p>-78.0908</text:p>
          </table:table-cell>
        </table:table-row>
        <table:table-row table:style-name="ro1">
          <table:table-cell/>
          <table:table-cell office:value-type="float" office:value="12.51" calcext:value-type="float">
            <text:p>12.51</text:p>
          </table:table-cell>
          <table:table-cell office:value-type="float" office:value="-78.0876" calcext:value-type="float">
            <text:p>-78.0876</text:p>
          </table:table-cell>
        </table:table-row>
        <table:table-row table:style-name="ro1">
          <table:table-cell/>
          <table:table-cell office:value-type="float" office:value="12.52" calcext:value-type="float">
            <text:p>12.52</text:p>
          </table:table-cell>
          <table:table-cell office:value-type="float" office:value="-78.0845" calcext:value-type="float">
            <text:p>-78.0845</text:p>
          </table:table-cell>
        </table:table-row>
        <table:table-row table:style-name="ro1">
          <table:table-cell/>
          <table:table-cell office:value-type="float" office:value="12.53" calcext:value-type="float">
            <text:p>12.53</text:p>
          </table:table-cell>
          <table:table-cell office:value-type="float" office:value="-78.0815" calcext:value-type="float">
            <text:p>-78.0815</text:p>
          </table:table-cell>
        </table:table-row>
        <table:table-row table:style-name="ro1">
          <table:table-cell/>
          <table:table-cell office:value-type="float" office:value="12.54" calcext:value-type="float">
            <text:p>12.54</text:p>
          </table:table-cell>
          <table:table-cell office:value-type="float" office:value="-78.0784" calcext:value-type="float">
            <text:p>-78.0784</text:p>
          </table:table-cell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office:value-type="float" office:value="-78.0753" calcext:value-type="float">
            <text:p>-78.0753</text:p>
          </table:table-cell>
        </table:table-row>
        <table:table-row table:style-name="ro1">
          <table:table-cell/>
          <table:table-cell office:value-type="float" office:value="12.56" calcext:value-type="float">
            <text:p>12.56</text:p>
          </table:table-cell>
          <table:table-cell office:value-type="float" office:value="-78.0722" calcext:value-type="float">
            <text:p>-78.0722</text:p>
          </table:table-cell>
        </table:table-row>
        <table:table-row table:style-name="ro1">
          <table:table-cell/>
          <table:table-cell office:value-type="float" office:value="12.57" calcext:value-type="float">
            <text:p>12.57</text:p>
          </table:table-cell>
          <table:table-cell office:value-type="float" office:value="-78.0692" calcext:value-type="float">
            <text:p>-78.0692</text:p>
          </table:table-cell>
        </table:table-row>
        <table:table-row table:style-name="ro1">
          <table:table-cell/>
          <table:table-cell office:value-type="float" office:value="12.58" calcext:value-type="float">
            <text:p>12.58</text:p>
          </table:table-cell>
          <table:table-cell office:value-type="float" office:value="-78.0661" calcext:value-type="float">
            <text:p>-78.0661</text:p>
          </table:table-cell>
        </table:table-row>
        <table:table-row table:style-name="ro1">
          <table:table-cell/>
          <table:table-cell office:value-type="float" office:value="12.59" calcext:value-type="float">
            <text:p>12.59</text:p>
          </table:table-cell>
          <table:table-cell office:value-type="float" office:value="-78.0631" calcext:value-type="float">
            <text:p>-78.0631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-78.06" calcext:value-type="float">
            <text:p>-78.06</text:p>
          </table:table-cell>
        </table:table-row>
        <table:table-row table:style-name="ro1">
          <table:table-cell/>
          <table:table-cell office:value-type="float" office:value="12.61" calcext:value-type="float">
            <text:p>12.61</text:p>
          </table:table-cell>
          <table:table-cell office:value-type="float" office:value="-78.057" calcext:value-type="float">
            <text:p>-78.057</text:p>
          </table:table-cell>
        </table:table-row>
        <table:table-row table:style-name="ro1">
          <table:table-cell/>
          <table:table-cell office:value-type="float" office:value="12.62" calcext:value-type="float">
            <text:p>12.62</text:p>
          </table:table-cell>
          <table:table-cell office:value-type="float" office:value="-78.054" calcext:value-type="float">
            <text:p>-78.054</text:p>
          </table:table-cell>
        </table:table-row>
        <table:table-row table:style-name="ro1">
          <table:table-cell/>
          <table:table-cell office:value-type="float" office:value="12.63" calcext:value-type="float">
            <text:p>12.63</text:p>
          </table:table-cell>
          <table:table-cell office:value-type="float" office:value="-78.051" calcext:value-type="float">
            <text:p>-78.051</text:p>
          </table:table-cell>
        </table:table-row>
        <table:table-row table:style-name="ro1">
          <table:table-cell/>
          <table:table-cell office:value-type="float" office:value="12.64" calcext:value-type="float">
            <text:p>12.64</text:p>
          </table:table-cell>
          <table:table-cell office:value-type="float" office:value="-78.048" calcext:value-type="float">
            <text:p>-78.048</text:p>
          </table:table-cell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office:value-type="float" office:value="-78.045" calcext:value-type="float">
            <text:p>-78.045</text:p>
          </table:table-cell>
        </table:table-row>
        <table:table-row table:style-name="ro1">
          <table:table-cell/>
          <table:table-cell office:value-type="float" office:value="12.66" calcext:value-type="float">
            <text:p>12.66</text:p>
          </table:table-cell>
          <table:table-cell office:value-type="float" office:value="-78.042" calcext:value-type="float">
            <text:p>-78.042</text:p>
          </table:table-cell>
        </table:table-row>
        <table:table-row table:style-name="ro1">
          <table:table-cell/>
          <table:table-cell office:value-type="float" office:value="12.67" calcext:value-type="float">
            <text:p>12.67</text:p>
          </table:table-cell>
          <table:table-cell office:value-type="float" office:value="-78.0391" calcext:value-type="float">
            <text:p>-78.0391</text:p>
          </table:table-cell>
        </table:table-row>
        <table:table-row table:style-name="ro1">
          <table:table-cell/>
          <table:table-cell office:value-type="float" office:value="12.68" calcext:value-type="float">
            <text:p>12.68</text:p>
          </table:table-cell>
          <table:table-cell office:value-type="float" office:value="-78.0361" calcext:value-type="float">
            <text:p>-78.0361</text:p>
          </table:table-cell>
        </table:table-row>
        <table:table-row table:style-name="ro1">
          <table:table-cell/>
          <table:table-cell office:value-type="float" office:value="12.69" calcext:value-type="float">
            <text:p>12.69</text:p>
          </table:table-cell>
          <table:table-cell office:value-type="float" office:value="-78.0331" calcext:value-type="float">
            <text:p>-78.0331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office:value-type="float" office:value="-78.0302" calcext:value-type="float">
            <text:p>-78.0302</text:p>
          </table:table-cell>
        </table:table-row>
        <table:table-row table:style-name="ro1">
          <table:table-cell/>
          <table:table-cell office:value-type="float" office:value="12.71" calcext:value-type="float">
            <text:p>12.71</text:p>
          </table:table-cell>
          <table:table-cell office:value-type="float" office:value="-78.0273" calcext:value-type="float">
            <text:p>-78.0273</text:p>
          </table:table-cell>
        </table:table-row>
        <table:table-row table:style-name="ro1">
          <table:table-cell/>
          <table:table-cell office:value-type="float" office:value="12.72" calcext:value-type="float">
            <text:p>12.72</text:p>
          </table:table-cell>
          <table:table-cell office:value-type="float" office:value="-78.0243" calcext:value-type="float">
            <text:p>-78.0243</text:p>
          </table:table-cell>
        </table:table-row>
        <table:table-row table:style-name="ro1">
          <table:table-cell/>
          <table:table-cell office:value-type="float" office:value="12.73" calcext:value-type="float">
            <text:p>12.73</text:p>
          </table:table-cell>
          <table:table-cell office:value-type="float" office:value="-78.0214" calcext:value-type="float">
            <text:p>-78.0214</text:p>
          </table:table-cell>
        </table:table-row>
        <table:table-row table:style-name="ro1">
          <table:table-cell/>
          <table:table-cell office:value-type="float" office:value="12.74" calcext:value-type="float">
            <text:p>12.74</text:p>
          </table:table-cell>
          <table:table-cell office:value-type="float" office:value="-78.0185" calcext:value-type="float">
            <text:p>-78.0185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office:value-type="float" office:value="-78.0156" calcext:value-type="float">
            <text:p>-78.0156</text:p>
          </table:table-cell>
        </table:table-row>
        <table:table-row table:style-name="ro1">
          <table:table-cell/>
          <table:table-cell office:value-type="float" office:value="12.76" calcext:value-type="float">
            <text:p>12.76</text:p>
          </table:table-cell>
          <table:table-cell office:value-type="float" office:value="-78.0127" calcext:value-type="float">
            <text:p>-78.0127</text:p>
          </table:table-cell>
        </table:table-row>
        <table:table-row table:style-name="ro1">
          <table:table-cell/>
          <table:table-cell office:value-type="float" office:value="12.77" calcext:value-type="float">
            <text:p>12.77</text:p>
          </table:table-cell>
          <table:table-cell office:value-type="float" office:value="-78.0098" calcext:value-type="float">
            <text:p>-78.0098</text:p>
          </table:table-cell>
        </table:table-row>
        <table:table-row table:style-name="ro1">
          <table:table-cell/>
          <table:table-cell office:value-type="float" office:value="12.78" calcext:value-type="float">
            <text:p>12.78</text:p>
          </table:table-cell>
          <table:table-cell office:value-type="float" office:value="-78.0069" calcext:value-type="float">
            <text:p>-78.0069</text:p>
          </table:table-cell>
        </table:table-row>
        <table:table-row table:style-name="ro1">
          <table:table-cell/>
          <table:table-cell office:value-type="float" office:value="12.79" calcext:value-type="float">
            <text:p>12.79</text:p>
          </table:table-cell>
          <table:table-cell office:value-type="float" office:value="-78.004" calcext:value-type="float">
            <text:p>-78.004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-78.0012" calcext:value-type="float">
            <text:p>-78.0012</text:p>
          </table:table-cell>
        </table:table-row>
        <table:table-row table:style-name="ro1">
          <table:table-cell/>
          <table:table-cell office:value-type="float" office:value="12.81" calcext:value-type="float">
            <text:p>12.81</text:p>
          </table:table-cell>
          <table:table-cell office:value-type="float" office:value="-77.9983" calcext:value-type="float">
            <text:p>-77.9983</text:p>
          </table:table-cell>
        </table:table-row>
        <table:table-row table:style-name="ro1">
          <table:table-cell/>
          <table:table-cell office:value-type="float" office:value="12.82" calcext:value-type="float">
            <text:p>12.82</text:p>
          </table:table-cell>
          <table:table-cell office:value-type="float" office:value="-77.9954" calcext:value-type="float">
            <text:p>-77.9954</text:p>
          </table:table-cell>
        </table:table-row>
        <table:table-row table:style-name="ro1">
          <table:table-cell/>
          <table:table-cell office:value-type="float" office:value="12.83" calcext:value-type="float">
            <text:p>12.83</text:p>
          </table:table-cell>
          <table:table-cell office:value-type="float" office:value="-77.9926" calcext:value-type="float">
            <text:p>-77.9926</text:p>
          </table:table-cell>
        </table:table-row>
        <table:table-row table:style-name="ro1">
          <table:table-cell/>
          <table:table-cell office:value-type="float" office:value="12.84" calcext:value-type="float">
            <text:p>12.84</text:p>
          </table:table-cell>
          <table:table-cell office:value-type="float" office:value="-77.9898" calcext:value-type="float">
            <text:p>-77.9898</text:p>
          </table:table-cell>
        </table:table-row>
        <table:table-row table:style-name="ro1">
          <table:table-cell/>
          <table:table-cell office:value-type="float" office:value="12.85" calcext:value-type="float">
            <text:p>12.85</text:p>
          </table:table-cell>
          <table:table-cell office:value-type="float" office:value="-77.9869" calcext:value-type="float">
            <text:p>-77.9869</text:p>
          </table:table-cell>
        </table:table-row>
        <table:table-row table:style-name="ro1">
          <table:table-cell/>
          <table:table-cell office:value-type="float" office:value="12.86" calcext:value-type="float">
            <text:p>12.86</text:p>
          </table:table-cell>
          <table:table-cell office:value-type="float" office:value="-77.9841" calcext:value-type="float">
            <text:p>-77.9841</text:p>
          </table:table-cell>
        </table:table-row>
        <table:table-row table:style-name="ro1">
          <table:table-cell/>
          <table:table-cell office:value-type="float" office:value="12.87" calcext:value-type="float">
            <text:p>12.87</text:p>
          </table:table-cell>
          <table:table-cell office:value-type="float" office:value="-77.9813" calcext:value-type="float">
            <text:p>-77.9813</text:p>
          </table:table-cell>
        </table:table-row>
        <table:table-row table:style-name="ro1">
          <table:table-cell/>
          <table:table-cell office:value-type="float" office:value="12.88" calcext:value-type="float">
            <text:p>12.88</text:p>
          </table:table-cell>
          <table:table-cell office:value-type="float" office:value="-77.9785" calcext:value-type="float">
            <text:p>-77.9785</text:p>
          </table:table-cell>
        </table:table-row>
        <table:table-row table:style-name="ro1">
          <table:table-cell/>
          <table:table-cell office:value-type="float" office:value="12.89" calcext:value-type="float">
            <text:p>12.89</text:p>
          </table:table-cell>
          <table:table-cell office:value-type="float" office:value="-77.9757" calcext:value-type="float">
            <text:p>-77.9757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office:value-type="float" office:value="-77.9729" calcext:value-type="float">
            <text:p>-77.9729</text:p>
          </table:table-cell>
        </table:table-row>
        <table:table-row table:style-name="ro1">
          <table:table-cell/>
          <table:table-cell office:value-type="float" office:value="12.91" calcext:value-type="float">
            <text:p>12.91</text:p>
          </table:table-cell>
          <table:table-cell office:value-type="float" office:value="-77.9701" calcext:value-type="float">
            <text:p>-77.9701</text:p>
          </table:table-cell>
        </table:table-row>
        <table:table-row table:style-name="ro1">
          <table:table-cell/>
          <table:table-cell office:value-type="float" office:value="12.92" calcext:value-type="float">
            <text:p>12.92</text:p>
          </table:table-cell>
          <table:table-cell office:value-type="float" office:value="-77.9674" calcext:value-type="float">
            <text:p>-77.9674</text:p>
          </table:table-cell>
        </table:table-row>
        <table:table-row table:style-name="ro1">
          <table:table-cell/>
          <table:table-cell office:value-type="float" office:value="12.93" calcext:value-type="float">
            <text:p>12.93</text:p>
          </table:table-cell>
          <table:table-cell office:value-type="float" office:value="-77.9646" calcext:value-type="float">
            <text:p>-77.9646</text:p>
          </table:table-cell>
        </table:table-row>
        <table:table-row table:style-name="ro1">
          <table:table-cell/>
          <table:table-cell office:value-type="float" office:value="12.94" calcext:value-type="float">
            <text:p>12.94</text:p>
          </table:table-cell>
          <table:table-cell office:value-type="float" office:value="-77.9618" calcext:value-type="float">
            <text:p>-77.9618</text:p>
          </table:table-cell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office:value-type="float" office:value="-77.9591" calcext:value-type="float">
            <text:p>-77.9591</text:p>
          </table:table-cell>
        </table:table-row>
        <table:table-row table:style-name="ro1">
          <table:table-cell/>
          <table:table-cell office:value-type="float" office:value="12.96" calcext:value-type="float">
            <text:p>12.96</text:p>
          </table:table-cell>
          <table:table-cell office:value-type="float" office:value="-77.9563" calcext:value-type="float">
            <text:p>-77.9563</text:p>
          </table:table-cell>
        </table:table-row>
        <table:table-row table:style-name="ro1">
          <table:table-cell/>
          <table:table-cell office:value-type="float" office:value="12.97" calcext:value-type="float">
            <text:p>12.97</text:p>
          </table:table-cell>
          <table:table-cell office:value-type="float" office:value="-77.9536" calcext:value-type="float">
            <text:p>-77.9536</text:p>
          </table:table-cell>
        </table:table-row>
        <table:table-row table:style-name="ro1">
          <table:table-cell/>
          <table:table-cell office:value-type="float" office:value="12.98" calcext:value-type="float">
            <text:p>12.98</text:p>
          </table:table-cell>
          <table:table-cell office:value-type="float" office:value="-77.9509" calcext:value-type="float">
            <text:p>-77.9509</text:p>
          </table:table-cell>
        </table:table-row>
        <table:table-row table:style-name="ro1">
          <table:table-cell/>
          <table:table-cell office:value-type="float" office:value="12.99" calcext:value-type="float">
            <text:p>12.99</text:p>
          </table:table-cell>
          <table:table-cell office:value-type="float" office:value="-77.9482" calcext:value-type="float">
            <text:p>-77.94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77.9454" calcext:value-type="float">
            <text:p>-77.9454</text:p>
          </table:table-cell>
        </table:table-row>
        <table:table-row table:style-name="ro1">
          <table:table-cell/>
          <table:table-cell office:value-type="float" office:value="13.01" calcext:value-type="float">
            <text:p>13.01</text:p>
          </table:table-cell>
          <table:table-cell office:value-type="float" office:value="-77.9427" calcext:value-type="float">
            <text:p>-77.9427</text:p>
          </table:table-cell>
        </table:table-row>
        <table:table-row table:style-name="ro1">
          <table:table-cell/>
          <table:table-cell office:value-type="float" office:value="13.02" calcext:value-type="float">
            <text:p>13.02</text:p>
          </table:table-cell>
          <table:table-cell office:value-type="float" office:value="-77.94" calcext:value-type="float">
            <text:p>-77.94</text:p>
          </table:table-cell>
        </table:table-row>
        <table:table-row table:style-name="ro1">
          <table:table-cell/>
          <table:table-cell office:value-type="float" office:value="13.03" calcext:value-type="float">
            <text:p>13.03</text:p>
          </table:table-cell>
          <table:table-cell office:value-type="float" office:value="-77.9374" calcext:value-type="float">
            <text:p>-77.9374</text:p>
          </table:table-cell>
        </table:table-row>
        <table:table-row table:style-name="ro1">
          <table:table-cell/>
          <table:table-cell office:value-type="float" office:value="13.04" calcext:value-type="float">
            <text:p>13.04</text:p>
          </table:table-cell>
          <table:table-cell office:value-type="float" office:value="-77.9347" calcext:value-type="float">
            <text:p>-77.9347</text:p>
          </table:table-cell>
        </table:table-row>
        <table:table-row table:style-name="ro1">
          <table:table-cell/>
          <table:table-cell office:value-type="float" office:value="13.05" calcext:value-type="float">
            <text:p>13.05</text:p>
          </table:table-cell>
          <table:table-cell office:value-type="float" office:value="-77.932" calcext:value-type="float">
            <text:p>-77.932</text:p>
          </table:table-cell>
        </table:table-row>
        <table:table-row table:style-name="ro1">
          <table:table-cell/>
          <table:table-cell office:value-type="float" office:value="13.06" calcext:value-type="float">
            <text:p>13.06</text:p>
          </table:table-cell>
          <table:table-cell office:value-type="float" office:value="-77.9293" calcext:value-type="float">
            <text:p>-77.9293</text:p>
          </table:table-cell>
        </table:table-row>
        <table:table-row table:style-name="ro1">
          <table:table-cell/>
          <table:table-cell office:value-type="float" office:value="13.07" calcext:value-type="float">
            <text:p>13.07</text:p>
          </table:table-cell>
          <table:table-cell office:value-type="float" office:value="-77.9267" calcext:value-type="float">
            <text:p>-77.9267</text:p>
          </table:table-cell>
        </table:table-row>
        <table:table-row table:style-name="ro1">
          <table:table-cell/>
          <table:table-cell office:value-type="float" office:value="13.08" calcext:value-type="float">
            <text:p>13.08</text:p>
          </table:table-cell>
          <table:table-cell office:value-type="float" office:value="-77.924" calcext:value-type="float">
            <text:p>-77.924</text:p>
          </table:table-cell>
        </table:table-row>
        <table:table-row table:style-name="ro1">
          <table:table-cell/>
          <table:table-cell office:value-type="float" office:value="13.09" calcext:value-type="float">
            <text:p>13.09</text:p>
          </table:table-cell>
          <table:table-cell office:value-type="float" office:value="-77.9214" calcext:value-type="float">
            <text:p>-77.9214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-77.9187" calcext:value-type="float">
            <text:p>-77.9187</text:p>
          </table:table-cell>
        </table:table-row>
        <table:table-row table:style-name="ro1">
          <table:table-cell/>
          <table:table-cell office:value-type="float" office:value="13.11" calcext:value-type="float">
            <text:p>13.11</text:p>
          </table:table-cell>
          <table:table-cell office:value-type="float" office:value="-77.9161" calcext:value-type="float">
            <text:p>-77.9161</text:p>
          </table:table-cell>
        </table:table-row>
        <table:table-row table:style-name="ro1">
          <table:table-cell/>
          <table:table-cell office:value-type="float" office:value="13.12" calcext:value-type="float">
            <text:p>13.12</text:p>
          </table:table-cell>
          <table:table-cell office:value-type="float" office:value="-77.9135" calcext:value-type="float">
            <text:p>-77.9135</text:p>
          </table:table-cell>
        </table:table-row>
        <table:table-row table:style-name="ro1">
          <table:table-cell/>
          <table:table-cell office:value-type="float" office:value="13.13" calcext:value-type="float">
            <text:p>13.13</text:p>
          </table:table-cell>
          <table:table-cell office:value-type="float" office:value="-77.9108" calcext:value-type="float">
            <text:p>-77.9108</text:p>
          </table:table-cell>
        </table:table-row>
        <table:table-row table:style-name="ro1">
          <table:table-cell/>
          <table:table-cell office:value-type="float" office:value="13.14" calcext:value-type="float">
            <text:p>13.14</text:p>
          </table:table-cell>
          <table:table-cell office:value-type="float" office:value="-77.9082" calcext:value-type="float">
            <text:p>-77.9082</text:p>
          </table:table-cell>
        </table:table-row>
        <table:table-row table:style-name="ro1">
          <table:table-cell/>
          <table:table-cell office:value-type="float" office:value="13.15" calcext:value-type="float">
            <text:p>13.15</text:p>
          </table:table-cell>
          <table:table-cell office:value-type="float" office:value="-77.9056" calcext:value-type="float">
            <text:p>-77.9056</text:p>
          </table:table-cell>
        </table:table-row>
        <table:table-row table:style-name="ro1">
          <table:table-cell/>
          <table:table-cell office:value-type="float" office:value="13.16" calcext:value-type="float">
            <text:p>13.16</text:p>
          </table:table-cell>
          <table:table-cell office:value-type="float" office:value="-77.903" calcext:value-type="float">
            <text:p>-77.903</text:p>
          </table:table-cell>
        </table:table-row>
        <table:table-row table:style-name="ro1">
          <table:table-cell/>
          <table:table-cell office:value-type="float" office:value="13.17" calcext:value-type="float">
            <text:p>13.17</text:p>
          </table:table-cell>
          <table:table-cell office:value-type="float" office:value="-77.9004" calcext:value-type="float">
            <text:p>-77.9004</text:p>
          </table:table-cell>
        </table:table-row>
        <table:table-row table:style-name="ro1">
          <table:table-cell/>
          <table:table-cell office:value-type="float" office:value="13.18" calcext:value-type="float">
            <text:p>13.18</text:p>
          </table:table-cell>
          <table:table-cell office:value-type="float" office:value="-77.8979" calcext:value-type="float">
            <text:p>-77.8979</text:p>
          </table:table-cell>
        </table:table-row>
        <table:table-row table:style-name="ro1">
          <table:table-cell/>
          <table:table-cell office:value-type="float" office:value="13.19" calcext:value-type="float">
            <text:p>13.19</text:p>
          </table:table-cell>
          <table:table-cell office:value-type="float" office:value="-77.8953" calcext:value-type="float">
            <text:p>-77.8953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-77.8927" calcext:value-type="float">
            <text:p>-77.8927</text:p>
          </table:table-cell>
        </table:table-row>
        <table:table-row table:style-name="ro1">
          <table:table-cell/>
          <table:table-cell office:value-type="float" office:value="13.21" calcext:value-type="float">
            <text:p>13.21</text:p>
          </table:table-cell>
          <table:table-cell office:value-type="float" office:value="-77.8901" calcext:value-type="float">
            <text:p>-77.8901</text:p>
          </table:table-cell>
        </table:table-row>
        <table:table-row table:style-name="ro1">
          <table:table-cell/>
          <table:table-cell office:value-type="float" office:value="13.22" calcext:value-type="float">
            <text:p>13.22</text:p>
          </table:table-cell>
          <table:table-cell office:value-type="float" office:value="-77.8876" calcext:value-type="float">
            <text:p>-77.8876</text:p>
          </table:table-cell>
        </table:table-row>
        <table:table-row table:style-name="ro1">
          <table:table-cell/>
          <table:table-cell office:value-type="float" office:value="13.23" calcext:value-type="float">
            <text:p>13.23</text:p>
          </table:table-cell>
          <table:table-cell office:value-type="float" office:value="-77.885" calcext:value-type="float">
            <text:p>-77.885</text:p>
          </table:table-cell>
        </table:table-row>
        <table:table-row table:style-name="ro1">
          <table:table-cell/>
          <table:table-cell office:value-type="float" office:value="13.24" calcext:value-type="float">
            <text:p>13.24</text:p>
          </table:table-cell>
          <table:table-cell office:value-type="float" office:value="-77.8825" calcext:value-type="float">
            <text:p>-77.8825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office:value-type="float" office:value="-77.88" calcext:value-type="float">
            <text:p>-77.88</text:p>
          </table:table-cell>
        </table:table-row>
        <table:table-row table:style-name="ro1">
          <table:table-cell/>
          <table:table-cell office:value-type="float" office:value="13.26" calcext:value-type="float">
            <text:p>13.26</text:p>
          </table:table-cell>
          <table:table-cell office:value-type="float" office:value="-77.8774" calcext:value-type="float">
            <text:p>-77.8774</text:p>
          </table:table-cell>
        </table:table-row>
        <table:table-row table:style-name="ro1">
          <table:table-cell/>
          <table:table-cell office:value-type="float" office:value="13.27" calcext:value-type="float">
            <text:p>13.27</text:p>
          </table:table-cell>
          <table:table-cell office:value-type="float" office:value="-77.8749" calcext:value-type="float">
            <text:p>-77.8749</text:p>
          </table:table-cell>
        </table:table-row>
        <table:table-row table:style-name="ro1">
          <table:table-cell/>
          <table:table-cell office:value-type="float" office:value="13.28" calcext:value-type="float">
            <text:p>13.28</text:p>
          </table:table-cell>
          <table:table-cell office:value-type="float" office:value="-77.8724" calcext:value-type="float">
            <text:p>-77.8724</text:p>
          </table:table-cell>
        </table:table-row>
        <table:table-row table:style-name="ro1">
          <table:table-cell/>
          <table:table-cell office:value-type="float" office:value="13.29" calcext:value-type="float">
            <text:p>13.29</text:p>
          </table:table-cell>
          <table:table-cell office:value-type="float" office:value="-77.8699" calcext:value-type="float">
            <text:p>-77.8699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-77.8674" calcext:value-type="float">
            <text:p>-77.8674</text:p>
          </table:table-cell>
        </table:table-row>
        <table:table-row table:style-name="ro1">
          <table:table-cell/>
          <table:table-cell office:value-type="float" office:value="13.31" calcext:value-type="float">
            <text:p>13.31</text:p>
          </table:table-cell>
          <table:table-cell office:value-type="float" office:value="-77.8649" calcext:value-type="float">
            <text:p>-77.8649</text:p>
          </table:table-cell>
        </table:table-row>
        <table:table-row table:style-name="ro1">
          <table:table-cell/>
          <table:table-cell office:value-type="float" office:value="13.32" calcext:value-type="float">
            <text:p>13.32</text:p>
          </table:table-cell>
          <table:table-cell office:value-type="float" office:value="-77.8624" calcext:value-type="float">
            <text:p>-77.8624</text:p>
          </table:table-cell>
        </table:table-row>
        <table:table-row table:style-name="ro1">
          <table:table-cell/>
          <table:table-cell office:value-type="float" office:value="13.33" calcext:value-type="float">
            <text:p>13.33</text:p>
          </table:table-cell>
          <table:table-cell office:value-type="float" office:value="-77.8599" calcext:value-type="float">
            <text:p>-77.8599</text:p>
          </table:table-cell>
        </table:table-row>
        <table:table-row table:style-name="ro1">
          <table:table-cell/>
          <table:table-cell office:value-type="float" office:value="13.34" calcext:value-type="float">
            <text:p>13.34</text:p>
          </table:table-cell>
          <table:table-cell office:value-type="float" office:value="-77.8574" calcext:value-type="float">
            <text:p>-77.8574</text:p>
          </table:table-cell>
        </table:table-row>
        <table:table-row table:style-name="ro1">
          <table:table-cell/>
          <table:table-cell office:value-type="float" office:value="13.35" calcext:value-type="float">
            <text:p>13.35</text:p>
          </table:table-cell>
          <table:table-cell office:value-type="float" office:value="-77.855" calcext:value-type="float">
            <text:p>-77.855</text:p>
          </table:table-cell>
        </table:table-row>
        <table:table-row table:style-name="ro1">
          <table:table-cell/>
          <table:table-cell office:value-type="float" office:value="13.36" calcext:value-type="float">
            <text:p>13.36</text:p>
          </table:table-cell>
          <table:table-cell office:value-type="float" office:value="-77.8525" calcext:value-type="float">
            <text:p>-77.8525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-77.8501" calcext:value-type="float">
            <text:p>-77.8501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-77.8476" calcext:value-type="float">
            <text:p>-77.8476</text:p>
          </table:table-cell>
        </table:table-row>
        <table:table-row table:style-name="ro1">
          <table:table-cell/>
          <table:table-cell office:value-type="float" office:value="13.39" calcext:value-type="float">
            <text:p>13.39</text:p>
          </table:table-cell>
          <table:table-cell office:value-type="float" office:value="-77.8452" calcext:value-type="float">
            <text:p>-77.8452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office:value-type="float" office:value="-77.8427" calcext:value-type="float">
            <text:p>-77.8427</text:p>
          </table:table-cell>
        </table:table-row>
        <table:table-row table:style-name="ro1">
          <table:table-cell/>
          <table:table-cell office:value-type="float" office:value="13.41" calcext:value-type="float">
            <text:p>13.41</text:p>
          </table:table-cell>
          <table:table-cell office:value-type="float" office:value="-77.8403" calcext:value-type="float">
            <text:p>-77.8403</text:p>
          </table:table-cell>
        </table:table-row>
        <table:table-row table:style-name="ro1">
          <table:table-cell/>
          <table:table-cell office:value-type="float" office:value="13.42" calcext:value-type="float">
            <text:p>13.42</text:p>
          </table:table-cell>
          <table:table-cell office:value-type="float" office:value="-77.8379" calcext:value-type="float">
            <text:p>-77.8379</text:p>
          </table:table-cell>
        </table:table-row>
        <table:table-row table:style-name="ro1">
          <table:table-cell/>
          <table:table-cell office:value-type="float" office:value="13.43" calcext:value-type="float">
            <text:p>13.43</text:p>
          </table:table-cell>
          <table:table-cell office:value-type="float" office:value="-77.8355" calcext:value-type="float">
            <text:p>-77.8355</text:p>
          </table:table-cell>
        </table:table-row>
        <table:table-row table:style-name="ro1">
          <table:table-cell/>
          <table:table-cell office:value-type="float" office:value="13.44" calcext:value-type="float">
            <text:p>13.44</text:p>
          </table:table-cell>
          <table:table-cell office:value-type="float" office:value="-77.8331" calcext:value-type="float">
            <text:p>-77.8331</text:p>
          </table:table-cell>
        </table:table-row>
        <table:table-row table:style-name="ro1">
          <table:table-cell/>
          <table:table-cell office:value-type="float" office:value="13.45" calcext:value-type="float">
            <text:p>13.45</text:p>
          </table:table-cell>
          <table:table-cell office:value-type="float" office:value="-77.8307" calcext:value-type="float">
            <text:p>-77.8307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-77.8283" calcext:value-type="float">
            <text:p>-77.8283</text:p>
          </table:table-cell>
        </table:table-row>
        <table:table-row table:style-name="ro1">
          <table:table-cell/>
          <table:table-cell office:value-type="float" office:value="13.47" calcext:value-type="float">
            <text:p>13.47</text:p>
          </table:table-cell>
          <table:table-cell office:value-type="float" office:value="-77.8259" calcext:value-type="float">
            <text:p>-77.8259</text:p>
          </table:table-cell>
        </table:table-row>
        <table:table-row table:style-name="ro1">
          <table:table-cell/>
          <table:table-cell office:value-type="float" office:value="13.48" calcext:value-type="float">
            <text:p>13.48</text:p>
          </table:table-cell>
          <table:table-cell office:value-type="float" office:value="-77.8235" calcext:value-type="float">
            <text:p>-77.8235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-77.8211" calcext:value-type="float">
            <text:p>-77.8211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-77.8187" calcext:value-type="float">
            <text:p>-77.8187</text:p>
          </table:table-cell>
        </table:table-row>
        <table:table-row table:style-name="ro1">
          <table:table-cell/>
          <table:table-cell office:value-type="float" office:value="13.51" calcext:value-type="float">
            <text:p>13.51</text:p>
          </table:table-cell>
          <table:table-cell office:value-type="float" office:value="-77.8164" calcext:value-type="float">
            <text:p>-77.8164</text:p>
          </table:table-cell>
        </table:table-row>
        <table:table-row table:style-name="ro1">
          <table:table-cell/>
          <table:table-cell office:value-type="float" office:value="13.52" calcext:value-type="float">
            <text:p>13.52</text:p>
          </table:table-cell>
          <table:table-cell office:value-type="float" office:value="-77.814" calcext:value-type="float">
            <text:p>-77.814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-77.8117" calcext:value-type="float">
            <text:p>-77.8117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-77.8093" calcext:value-type="float">
            <text:p>-77.8093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-77.807" calcext:value-type="float">
            <text:p>-77.807</text:p>
          </table:table-cell>
        </table:table-row>
        <table:table-row table:style-name="ro1">
          <table:table-cell/>
          <table:table-cell office:value-type="float" office:value="13.56" calcext:value-type="float">
            <text:p>13.56</text:p>
          </table:table-cell>
          <table:table-cell office:value-type="float" office:value="-77.8046" calcext:value-type="float">
            <text:p>-77.8046</text:p>
          </table:table-cell>
        </table:table-row>
        <table:table-row table:style-name="ro1">
          <table:table-cell/>
          <table:table-cell office:value-type="float" office:value="13.57" calcext:value-type="float">
            <text:p>13.57</text:p>
          </table:table-cell>
          <table:table-cell office:value-type="float" office:value="-77.8023" calcext:value-type="float">
            <text:p>-77.8023</text:p>
          </table:table-cell>
        </table:table-row>
        <table:table-row table:style-name="ro1">
          <table:table-cell/>
          <table:table-cell office:value-type="float" office:value="13.58" calcext:value-type="float">
            <text:p>13.58</text:p>
          </table:table-cell>
          <table:table-cell office:value-type="float" office:value="-77.8" calcext:value-type="float">
            <text:p>-77.8</text:p>
          </table:table-cell>
        </table:table-row>
        <table:table-row table:style-name="ro1">
          <table:table-cell/>
          <table:table-cell office:value-type="float" office:value="13.59" calcext:value-type="float">
            <text:p>13.59</text:p>
          </table:table-cell>
          <table:table-cell office:value-type="float" office:value="-77.7977" calcext:value-type="float">
            <text:p>-77.7977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-77.7954" calcext:value-type="float">
            <text:p>-77.7954</text:p>
          </table:table-cell>
        </table:table-row>
        <table:table-row table:style-name="ro1">
          <table:table-cell/>
          <table:table-cell office:value-type="float" office:value="13.61" calcext:value-type="float">
            <text:p>13.61</text:p>
          </table:table-cell>
          <table:table-cell office:value-type="float" office:value="-77.7931" calcext:value-type="float">
            <text:p>-77.7931</text:p>
          </table:table-cell>
        </table:table-row>
        <table:table-row table:style-name="ro1">
          <table:table-cell/>
          <table:table-cell office:value-type="float" office:value="13.62" calcext:value-type="float">
            <text:p>13.62</text:p>
          </table:table-cell>
          <table:table-cell office:value-type="float" office:value="-77.7908" calcext:value-type="float">
            <text:p>-77.7908</text:p>
          </table:table-cell>
        </table:table-row>
        <table:table-row table:style-name="ro1">
          <table:table-cell/>
          <table:table-cell office:value-type="float" office:value="13.63" calcext:value-type="float">
            <text:p>13.63</text:p>
          </table:table-cell>
          <table:table-cell office:value-type="float" office:value="-77.7885" calcext:value-type="float">
            <text:p>-77.7885</text:p>
          </table:table-cell>
        </table:table-row>
        <table:table-row table:style-name="ro1">
          <table:table-cell/>
          <table:table-cell office:value-type="float" office:value="13.64" calcext:value-type="float">
            <text:p>13.64</text:p>
          </table:table-cell>
          <table:table-cell office:value-type="float" office:value="-77.7862" calcext:value-type="float">
            <text:p>-77.7862</text:p>
          </table:table-cell>
        </table:table-row>
        <table:table-row table:style-name="ro1">
          <table:table-cell/>
          <table:table-cell office:value-type="float" office:value="13.65" calcext:value-type="float">
            <text:p>13.65</text:p>
          </table:table-cell>
          <table:table-cell office:value-type="float" office:value="-77.7839" calcext:value-type="float">
            <text:p>-77.7839</text:p>
          </table:table-cell>
        </table:table-row>
        <table:table-row table:style-name="ro1">
          <table:table-cell/>
          <table:table-cell office:value-type="float" office:value="13.66" calcext:value-type="float">
            <text:p>13.66</text:p>
          </table:table-cell>
          <table:table-cell office:value-type="float" office:value="-77.7816" calcext:value-type="float">
            <text:p>-77.7816</text:p>
          </table:table-cell>
        </table:table-row>
        <table:table-row table:style-name="ro1">
          <table:table-cell/>
          <table:table-cell office:value-type="float" office:value="13.67" calcext:value-type="float">
            <text:p>13.67</text:p>
          </table:table-cell>
          <table:table-cell office:value-type="float" office:value="-77.7794" calcext:value-type="float">
            <text:p>-77.7794</text:p>
          </table:table-cell>
        </table:table-row>
        <table:table-row table:style-name="ro1">
          <table:table-cell/>
          <table:table-cell office:value-type="float" office:value="13.68" calcext:value-type="float">
            <text:p>13.68</text:p>
          </table:table-cell>
          <table:table-cell office:value-type="float" office:value="-77.7771" calcext:value-type="float">
            <text:p>-77.7771</text:p>
          </table:table-cell>
        </table:table-row>
        <table:table-row table:style-name="ro1">
          <table:table-cell/>
          <table:table-cell office:value-type="float" office:value="13.69" calcext:value-type="float">
            <text:p>13.69</text:p>
          </table:table-cell>
          <table:table-cell office:value-type="float" office:value="-77.7748" calcext:value-type="float">
            <text:p>-77.7748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office:value-type="float" office:value="-77.7726" calcext:value-type="float">
            <text:p>-77.7726</text:p>
          </table:table-cell>
        </table:table-row>
        <table:table-row table:style-name="ro1">
          <table:table-cell/>
          <table:table-cell office:value-type="float" office:value="13.71" calcext:value-type="float">
            <text:p>13.71</text:p>
          </table:table-cell>
          <table:table-cell office:value-type="float" office:value="-77.7703" calcext:value-type="float">
            <text:p>-77.7703</text:p>
          </table:table-cell>
        </table:table-row>
        <table:table-row table:style-name="ro1">
          <table:table-cell/>
          <table:table-cell office:value-type="float" office:value="13.72" calcext:value-type="float">
            <text:p>13.72</text:p>
          </table:table-cell>
          <table:table-cell office:value-type="float" office:value="-77.7681" calcext:value-type="float">
            <text:p>-77.7681</text:p>
          </table:table-cell>
        </table:table-row>
        <table:table-row table:style-name="ro1">
          <table:table-cell/>
          <table:table-cell office:value-type="float" office:value="13.73" calcext:value-type="float">
            <text:p>13.73</text:p>
          </table:table-cell>
          <table:table-cell office:value-type="float" office:value="-77.7659" calcext:value-type="float">
            <text:p>-77.7659</text:p>
          </table:table-cell>
        </table:table-row>
        <table:table-row table:style-name="ro1">
          <table:table-cell/>
          <table:table-cell office:value-type="float" office:value="13.74" calcext:value-type="float">
            <text:p>13.74</text:p>
          </table:table-cell>
          <table:table-cell office:value-type="float" office:value="-77.7637" calcext:value-type="float">
            <text:p>-77.7637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office:value-type="float" office:value="-77.7614" calcext:value-type="float">
            <text:p>-77.7614</text:p>
          </table:table-cell>
        </table:table-row>
        <table:table-row table:style-name="ro1">
          <table:table-cell/>
          <table:table-cell office:value-type="float" office:value="13.76" calcext:value-type="float">
            <text:p>13.76</text:p>
          </table:table-cell>
          <table:table-cell office:value-type="float" office:value="-77.7592" calcext:value-type="float">
            <text:p>-77.7592</text:p>
          </table:table-cell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-77.757" calcext:value-type="float">
            <text:p>-77.757</text:p>
          </table:table-cell>
        </table:table-row>
        <table:table-row table:style-name="ro1">
          <table:table-cell/>
          <table:table-cell office:value-type="float" office:value="13.78" calcext:value-type="float">
            <text:p>13.78</text:p>
          </table:table-cell>
          <table:table-cell office:value-type="float" office:value="-77.7548" calcext:value-type="float">
            <text:p>-77.7548</text:p>
          </table:table-cell>
        </table:table-row>
        <table:table-row table:style-name="ro1">
          <table:table-cell/>
          <table:table-cell office:value-type="float" office:value="13.79" calcext:value-type="float">
            <text:p>13.79</text:p>
          </table:table-cell>
          <table:table-cell office:value-type="float" office:value="-77.7526" calcext:value-type="float">
            <text:p>-77.7526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office:value-type="float" office:value="-77.7504" calcext:value-type="float">
            <text:p>-77.7504</text:p>
          </table:table-cell>
        </table:table-row>
        <table:table-row table:style-name="ro1">
          <table:table-cell/>
          <table:table-cell office:value-type="float" office:value="13.81" calcext:value-type="float">
            <text:p>13.81</text:p>
          </table:table-cell>
          <table:table-cell office:value-type="float" office:value="-77.7482" calcext:value-type="float">
            <text:p>-77.7482</text:p>
          </table:table-cell>
        </table:table-row>
        <table:table-row table:style-name="ro1">
          <table:table-cell/>
          <table:table-cell office:value-type="float" office:value="13.82" calcext:value-type="float">
            <text:p>13.82</text:p>
          </table:table-cell>
          <table:table-cell office:value-type="float" office:value="-77.746" calcext:value-type="float">
            <text:p>-77.746</text:p>
          </table:table-cell>
        </table:table-row>
        <table:table-row table:style-name="ro1">
          <table:table-cell/>
          <table:table-cell office:value-type="float" office:value="13.83" calcext:value-type="float">
            <text:p>13.83</text:p>
          </table:table-cell>
          <table:table-cell office:value-type="float" office:value="-77.7439" calcext:value-type="float">
            <text:p>-77.7439</text:p>
          </table:table-cell>
        </table:table-row>
        <table:table-row table:style-name="ro1">
          <table:table-cell/>
          <table:table-cell office:value-type="float" office:value="13.84" calcext:value-type="float">
            <text:p>13.84</text:p>
          </table:table-cell>
          <table:table-cell office:value-type="float" office:value="-77.7417" calcext:value-type="float">
            <text:p>-77.7417</text:p>
          </table:table-cell>
        </table:table-row>
        <table:table-row table:style-name="ro1">
          <table:table-cell/>
          <table:table-cell office:value-type="float" office:value="13.85" calcext:value-type="float">
            <text:p>13.85</text:p>
          </table:table-cell>
          <table:table-cell office:value-type="float" office:value="-77.7395" calcext:value-type="float">
            <text:p>-77.7395</text:p>
          </table:table-cell>
        </table:table-row>
        <table:table-row table:style-name="ro1">
          <table:table-cell/>
          <table:table-cell office:value-type="float" office:value="13.86" calcext:value-type="float">
            <text:p>13.86</text:p>
          </table:table-cell>
          <table:table-cell office:value-type="float" office:value="-77.7374" calcext:value-type="float">
            <text:p>-77.7374</text:p>
          </table:table-cell>
        </table:table-row>
        <table:table-row table:style-name="ro1">
          <table:table-cell/>
          <table:table-cell office:value-type="float" office:value="13.87" calcext:value-type="float">
            <text:p>13.87</text:p>
          </table:table-cell>
          <table:table-cell office:value-type="float" office:value="-77.7352" calcext:value-type="float">
            <text:p>-77.7352</text:p>
          </table:table-cell>
        </table:table-row>
        <table:table-row table:style-name="ro1">
          <table:table-cell/>
          <table:table-cell office:value-type="float" office:value="13.88" calcext:value-type="float">
            <text:p>13.88</text:p>
          </table:table-cell>
          <table:table-cell office:value-type="float" office:value="-77.7331" calcext:value-type="float">
            <text:p>-77.7331</text:p>
          </table:table-cell>
        </table:table-row>
        <table:table-row table:style-name="ro1">
          <table:table-cell/>
          <table:table-cell office:value-type="float" office:value="13.89" calcext:value-type="float">
            <text:p>13.89</text:p>
          </table:table-cell>
          <table:table-cell office:value-type="float" office:value="-77.7309" calcext:value-type="float">
            <text:p>-77.7309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office:value-type="float" office:value="-77.7288" calcext:value-type="float">
            <text:p>-77.7288</text:p>
          </table:table-cell>
        </table:table-row>
        <table:table-row table:style-name="ro1">
          <table:table-cell/>
          <table:table-cell office:value-type="float" office:value="13.91" calcext:value-type="float">
            <text:p>13.91</text:p>
          </table:table-cell>
          <table:table-cell office:value-type="float" office:value="-77.7267" calcext:value-type="float">
            <text:p>-77.7267</text:p>
          </table:table-cell>
        </table:table-row>
        <table:table-row table:style-name="ro1">
          <table:table-cell/>
          <table:table-cell office:value-type="float" office:value="13.92" calcext:value-type="float">
            <text:p>13.92</text:p>
          </table:table-cell>
          <table:table-cell office:value-type="float" office:value="-77.7246" calcext:value-type="float">
            <text:p>-77.7246</text:p>
          </table:table-cell>
        </table:table-row>
        <table:table-row table:style-name="ro1">
          <table:table-cell/>
          <table:table-cell office:value-type="float" office:value="13.93" calcext:value-type="float">
            <text:p>13.93</text:p>
          </table:table-cell>
          <table:table-cell office:value-type="float" office:value="-77.7224" calcext:value-type="float">
            <text:p>-77.7224</text:p>
          </table:table-cell>
        </table:table-row>
        <table:table-row table:style-name="ro1">
          <table:table-cell/>
          <table:table-cell office:value-type="float" office:value="13.94" calcext:value-type="float">
            <text:p>13.94</text:p>
          </table:table-cell>
          <table:table-cell office:value-type="float" office:value="-77.7203" calcext:value-type="float">
            <text:p>-77.7203</text:p>
          </table:table-cell>
        </table:table-row>
        <table:table-row table:style-name="ro1">
          <table:table-cell/>
          <table:table-cell office:value-type="float" office:value="13.95" calcext:value-type="float">
            <text:p>13.95</text:p>
          </table:table-cell>
          <table:table-cell office:value-type="float" office:value="-77.7182" calcext:value-type="float">
            <text:p>-77.7182</text:p>
          </table:table-cell>
        </table:table-row>
        <table:table-row table:style-name="ro1">
          <table:table-cell/>
          <table:table-cell office:value-type="float" office:value="13.96" calcext:value-type="float">
            <text:p>13.96</text:p>
          </table:table-cell>
          <table:table-cell office:value-type="float" office:value="-77.7161" calcext:value-type="float">
            <text:p>-77.7161</text:p>
          </table:table-cell>
        </table:table-row>
        <table:table-row table:style-name="ro1">
          <table:table-cell/>
          <table:table-cell office:value-type="float" office:value="13.97" calcext:value-type="float">
            <text:p>13.97</text:p>
          </table:table-cell>
          <table:table-cell office:value-type="float" office:value="-77.714" calcext:value-type="float">
            <text:p>-77.714</text:p>
          </table:table-cell>
        </table:table-row>
        <table:table-row table:style-name="ro1">
          <table:table-cell/>
          <table:table-cell office:value-type="float" office:value="13.98" calcext:value-type="float">
            <text:p>13.98</text:p>
          </table:table-cell>
          <table:table-cell office:value-type="float" office:value="-77.7119" calcext:value-type="float">
            <text:p>-77.7119</text:p>
          </table:table-cell>
        </table:table-row>
        <table:table-row table:style-name="ro1">
          <table:table-cell/>
          <table:table-cell office:value-type="float" office:value="13.99" calcext:value-type="float">
            <text:p>13.99</text:p>
          </table:table-cell>
          <table:table-cell office:value-type="float" office:value="-77.7098" calcext:value-type="float">
            <text:p>-77.709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77.7078" calcext:value-type="float">
            <text:p>-77.7078</text:p>
          </table:table-cell>
        </table:table-row>
        <table:table-row table:style-name="ro1">
          <table:table-cell/>
          <table:table-cell office:value-type="float" office:value="14.01" calcext:value-type="float">
            <text:p>14.01</text:p>
          </table:table-cell>
          <table:table-cell office:value-type="float" office:value="-77.7057" calcext:value-type="float">
            <text:p>-77.7057</text:p>
          </table:table-cell>
        </table:table-row>
        <table:table-row table:style-name="ro1">
          <table:table-cell/>
          <table:table-cell office:value-type="float" office:value="14.02" calcext:value-type="float">
            <text:p>14.02</text:p>
          </table:table-cell>
          <table:table-cell office:value-type="float" office:value="-77.7036" calcext:value-type="float">
            <text:p>-77.7036</text:p>
          </table:table-cell>
        </table:table-row>
        <table:table-row table:style-name="ro1">
          <table:table-cell/>
          <table:table-cell office:value-type="float" office:value="14.03" calcext:value-type="float">
            <text:p>14.03</text:p>
          </table:table-cell>
          <table:table-cell office:value-type="float" office:value="-77.7015" calcext:value-type="float">
            <text:p>-77.7015</text:p>
          </table:table-cell>
        </table:table-row>
        <table:table-row table:style-name="ro1">
          <table:table-cell/>
          <table:table-cell office:value-type="float" office:value="14.04" calcext:value-type="float">
            <text:p>14.04</text:p>
          </table:table-cell>
          <table:table-cell office:value-type="float" office:value="-77.6995" calcext:value-type="float">
            <text:p>-77.6995</text:p>
          </table:table-cell>
        </table:table-row>
        <table:table-row table:style-name="ro1">
          <table:table-cell/>
          <table:table-cell office:value-type="float" office:value="14.05" calcext:value-type="float">
            <text:p>14.05</text:p>
          </table:table-cell>
          <table:table-cell office:value-type="float" office:value="-77.6974" calcext:value-type="float">
            <text:p>-77.6974</text:p>
          </table:table-cell>
        </table:table-row>
        <table:table-row table:style-name="ro1">
          <table:table-cell/>
          <table:table-cell office:value-type="float" office:value="14.06" calcext:value-type="float">
            <text:p>14.06</text:p>
          </table:table-cell>
          <table:table-cell office:value-type="float" office:value="-77.6954" calcext:value-type="float">
            <text:p>-77.6954</text:p>
          </table:table-cell>
        </table:table-row>
        <table:table-row table:style-name="ro1">
          <table:table-cell/>
          <table:table-cell office:value-type="float" office:value="14.07" calcext:value-type="float">
            <text:p>14.07</text:p>
          </table:table-cell>
          <table:table-cell office:value-type="float" office:value="-77.6933" calcext:value-type="float">
            <text:p>-77.6933</text:p>
          </table:table-cell>
        </table:table-row>
        <table:table-row table:style-name="ro1">
          <table:table-cell/>
          <table:table-cell office:value-type="float" office:value="14.08" calcext:value-type="float">
            <text:p>14.08</text:p>
          </table:table-cell>
          <table:table-cell office:value-type="float" office:value="-77.6913" calcext:value-type="float">
            <text:p>-77.6913</text:p>
          </table:table-cell>
        </table:table-row>
        <table:table-row table:style-name="ro1">
          <table:table-cell/>
          <table:table-cell office:value-type="float" office:value="14.09" calcext:value-type="float">
            <text:p>14.09</text:p>
          </table:table-cell>
          <table:table-cell office:value-type="float" office:value="-77.6893" calcext:value-type="float">
            <text:p>-77.6893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-77.6872" calcext:value-type="float">
            <text:p>-77.6872</text:p>
          </table:table-cell>
        </table:table-row>
        <table:table-row table:style-name="ro1">
          <table:table-cell/>
          <table:table-cell office:value-type="float" office:value="14.11" calcext:value-type="float">
            <text:p>14.11</text:p>
          </table:table-cell>
          <table:table-cell office:value-type="float" office:value="-77.6852" calcext:value-type="float">
            <text:p>-77.6852</text:p>
          </table:table-cell>
        </table:table-row>
        <table:table-row table:style-name="ro1">
          <table:table-cell/>
          <table:table-cell office:value-type="float" office:value="14.12" calcext:value-type="float">
            <text:p>14.12</text:p>
          </table:table-cell>
          <table:table-cell office:value-type="float" office:value="-77.6832" calcext:value-type="float">
            <text:p>-77.6832</text:p>
          </table:table-cell>
        </table:table-row>
        <table:table-row table:style-name="ro1">
          <table:table-cell/>
          <table:table-cell office:value-type="float" office:value="14.13" calcext:value-type="float">
            <text:p>14.13</text:p>
          </table:table-cell>
          <table:table-cell office:value-type="float" office:value="-77.6812" calcext:value-type="float">
            <text:p>-77.6812</text:p>
          </table:table-cell>
        </table:table-row>
        <table:table-row table:style-name="ro1">
          <table:table-cell/>
          <table:table-cell office:value-type="float" office:value="14.14" calcext:value-type="float">
            <text:p>14.14</text:p>
          </table:table-cell>
          <table:table-cell office:value-type="float" office:value="-77.6792" calcext:value-type="float">
            <text:p>-77.6792</text:p>
          </table:table-cell>
        </table:table-row>
        <table:table-row table:style-name="ro1">
          <table:table-cell/>
          <table:table-cell office:value-type="float" office:value="14.15" calcext:value-type="float">
            <text:p>14.15</text:p>
          </table:table-cell>
          <table:table-cell office:value-type="float" office:value="-77.6772" calcext:value-type="float">
            <text:p>-77.6772</text:p>
          </table:table-cell>
        </table:table-row>
        <table:table-row table:style-name="ro1">
          <table:table-cell/>
          <table:table-cell office:value-type="float" office:value="14.16" calcext:value-type="float">
            <text:p>14.16</text:p>
          </table:table-cell>
          <table:table-cell office:value-type="float" office:value="-77.6752" calcext:value-type="float">
            <text:p>-77.6752</text:p>
          </table:table-cell>
        </table:table-row>
        <table:table-row table:style-name="ro1">
          <table:table-cell/>
          <table:table-cell office:value-type="float" office:value="14.17" calcext:value-type="float">
            <text:p>14.17</text:p>
          </table:table-cell>
          <table:table-cell office:value-type="float" office:value="-77.6732" calcext:value-type="float">
            <text:p>-77.6732</text:p>
          </table:table-cell>
        </table:table-row>
        <table:table-row table:style-name="ro1">
          <table:table-cell/>
          <table:table-cell office:value-type="float" office:value="14.18" calcext:value-type="float">
            <text:p>14.18</text:p>
          </table:table-cell>
          <table:table-cell office:value-type="float" office:value="-77.6712" calcext:value-type="float">
            <text:p>-77.6712</text:p>
          </table:table-cell>
        </table:table-row>
        <table:table-row table:style-name="ro1">
          <table:table-cell/>
          <table:table-cell office:value-type="float" office:value="14.19" calcext:value-type="float">
            <text:p>14.19</text:p>
          </table:table-cell>
          <table:table-cell office:value-type="float" office:value="-77.6692" calcext:value-type="float">
            <text:p>-77.6692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office:value-type="float" office:value="-77.6672" calcext:value-type="float">
            <text:p>-77.6672</text:p>
          </table:table-cell>
        </table:table-row>
        <table:table-row table:style-name="ro1">
          <table:table-cell/>
          <table:table-cell office:value-type="float" office:value="14.21" calcext:value-type="float">
            <text:p>14.21</text:p>
          </table:table-cell>
          <table:table-cell office:value-type="float" office:value="-77.6653" calcext:value-type="float">
            <text:p>-77.6653</text:p>
          </table:table-cell>
        </table:table-row>
        <table:table-row table:style-name="ro1">
          <table:table-cell/>
          <table:table-cell office:value-type="float" office:value="14.22" calcext:value-type="float">
            <text:p>14.22</text:p>
          </table:table-cell>
          <table:table-cell office:value-type="float" office:value="-77.6633" calcext:value-type="float">
            <text:p>-77.6633</text:p>
          </table:table-cell>
        </table:table-row>
        <table:table-row table:style-name="ro1">
          <table:table-cell/>
          <table:table-cell office:value-type="float" office:value="14.23" calcext:value-type="float">
            <text:p>14.23</text:p>
          </table:table-cell>
          <table:table-cell office:value-type="float" office:value="-77.6613" calcext:value-type="float">
            <text:p>-77.6613</text:p>
          </table:table-cell>
        </table:table-row>
        <table:table-row table:style-name="ro1">
          <table:table-cell/>
          <table:table-cell office:value-type="float" office:value="14.24" calcext:value-type="float">
            <text:p>14.24</text:p>
          </table:table-cell>
          <table:table-cell office:value-type="float" office:value="-77.6594" calcext:value-type="float">
            <text:p>-77.6594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office:value-type="float" office:value="-77.6574" calcext:value-type="float">
            <text:p>-77.6574</text:p>
          </table:table-cell>
        </table:table-row>
        <table:table-row table:style-name="ro1">
          <table:table-cell/>
          <table:table-cell office:value-type="float" office:value="14.26" calcext:value-type="float">
            <text:p>14.26</text:p>
          </table:table-cell>
          <table:table-cell office:value-type="float" office:value="-77.6555" calcext:value-type="float">
            <text:p>-77.6555</text:p>
          </table:table-cell>
        </table:table-row>
        <table:table-row table:style-name="ro1">
          <table:table-cell/>
          <table:table-cell office:value-type="float" office:value="14.27" calcext:value-type="float">
            <text:p>14.27</text:p>
          </table:table-cell>
          <table:table-cell office:value-type="float" office:value="-77.6535" calcext:value-type="float">
            <text:p>-77.6535</text:p>
          </table:table-cell>
        </table:table-row>
        <table:table-row table:style-name="ro1">
          <table:table-cell/>
          <table:table-cell office:value-type="float" office:value="14.28" calcext:value-type="float">
            <text:p>14.28</text:p>
          </table:table-cell>
          <table:table-cell office:value-type="float" office:value="-77.6516" calcext:value-type="float">
            <text:p>-77.6516</text:p>
          </table:table-cell>
        </table:table-row>
        <table:table-row table:style-name="ro1">
          <table:table-cell/>
          <table:table-cell office:value-type="float" office:value="14.29" calcext:value-type="float">
            <text:p>14.29</text:p>
          </table:table-cell>
          <table:table-cell office:value-type="float" office:value="-77.6497" calcext:value-type="float">
            <text:p>-77.6497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-77.6477" calcext:value-type="float">
            <text:p>-77.6477</text:p>
          </table:table-cell>
        </table:table-row>
        <table:table-row table:style-name="ro1">
          <table:table-cell/>
          <table:table-cell office:value-type="float" office:value="14.31" calcext:value-type="float">
            <text:p>14.31</text:p>
          </table:table-cell>
          <table:table-cell office:value-type="float" office:value="-77.6458" calcext:value-type="float">
            <text:p>-77.6458</text:p>
          </table:table-cell>
        </table:table-row>
        <table:table-row table:style-name="ro1">
          <table:table-cell/>
          <table:table-cell office:value-type="float" office:value="14.32" calcext:value-type="float">
            <text:p>14.32</text:p>
          </table:table-cell>
          <table:table-cell office:value-type="float" office:value="-77.6439" calcext:value-type="float">
            <text:p>-77.6439</text:p>
          </table:table-cell>
        </table:table-row>
        <table:table-row table:style-name="ro1">
          <table:table-cell/>
          <table:table-cell office:value-type="float" office:value="14.33" calcext:value-type="float">
            <text:p>14.33</text:p>
          </table:table-cell>
          <table:table-cell office:value-type="float" office:value="-77.642" calcext:value-type="float">
            <text:p>-77.642</text:p>
          </table:table-cell>
        </table:table-row>
        <table:table-row table:style-name="ro1">
          <table:table-cell/>
          <table:table-cell office:value-type="float" office:value="14.34" calcext:value-type="float">
            <text:p>14.34</text:p>
          </table:table-cell>
          <table:table-cell office:value-type="float" office:value="-77.6401" calcext:value-type="float">
            <text:p>-77.6401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office:value-type="float" office:value="-77.6382" calcext:value-type="float">
            <text:p>-77.6382</text:p>
          </table:table-cell>
        </table:table-row>
        <table:table-row table:style-name="ro1">
          <table:table-cell/>
          <table:table-cell office:value-type="float" office:value="14.36" calcext:value-type="float">
            <text:p>14.36</text:p>
          </table:table-cell>
          <table:table-cell office:value-type="float" office:value="-77.6363" calcext:value-type="float">
            <text:p>-77.6363</text:p>
          </table:table-cell>
        </table:table-row>
        <table:table-row table:style-name="ro1">
          <table:table-cell/>
          <table:table-cell office:value-type="float" office:value="14.37" calcext:value-type="float">
            <text:p>14.37</text:p>
          </table:table-cell>
          <table:table-cell office:value-type="float" office:value="-77.6344" calcext:value-type="float">
            <text:p>-77.6344</text:p>
          </table:table-cell>
        </table:table-row>
        <table:table-row table:style-name="ro1">
          <table:table-cell/>
          <table:table-cell office:value-type="float" office:value="14.38" calcext:value-type="float">
            <text:p>14.38</text:p>
          </table:table-cell>
          <table:table-cell office:value-type="float" office:value="-77.6325" calcext:value-type="float">
            <text:p>-77.6325</text:p>
          </table:table-cell>
        </table:table-row>
        <table:table-row table:style-name="ro1">
          <table:table-cell/>
          <table:table-cell office:value-type="float" office:value="14.39" calcext:value-type="float">
            <text:p>14.39</text:p>
          </table:table-cell>
          <table:table-cell office:value-type="float" office:value="-77.6306" calcext:value-type="float">
            <text:p>-77.6306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-77.6287" calcext:value-type="float">
            <text:p>-77.6287</text:p>
          </table:table-cell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 office:value-type="float" office:value="-77.6269" calcext:value-type="float">
            <text:p>-77.6269</text:p>
          </table:table-cell>
        </table:table-row>
        <table:table-row table:style-name="ro1">
          <table:table-cell/>
          <table:table-cell office:value-type="float" office:value="14.42" calcext:value-type="float">
            <text:p>14.42</text:p>
          </table:table-cell>
          <table:table-cell office:value-type="float" office:value="-77.625" calcext:value-type="float">
            <text:p>-77.625</text:p>
          </table:table-cell>
        </table:table-row>
        <table:table-row table:style-name="ro1">
          <table:table-cell/>
          <table:table-cell office:value-type="float" office:value="14.43" calcext:value-type="float">
            <text:p>14.43</text:p>
          </table:table-cell>
          <table:table-cell office:value-type="float" office:value="-77.6231" calcext:value-type="float">
            <text:p>-77.6231</text:p>
          </table:table-cell>
        </table:table-row>
        <table:table-row table:style-name="ro1">
          <table:table-cell/>
          <table:table-cell office:value-type="float" office:value="14.44" calcext:value-type="float">
            <text:p>14.44</text:p>
          </table:table-cell>
          <table:table-cell office:value-type="float" office:value="-77.6213" calcext:value-type="float">
            <text:p>-77.6213</text:p>
          </table:table-cell>
        </table:table-row>
        <table:table-row table:style-name="ro1">
          <table:table-cell/>
          <table:table-cell office:value-type="float" office:value="14.45" calcext:value-type="float">
            <text:p>14.45</text:p>
          </table:table-cell>
          <table:table-cell office:value-type="float" office:value="-77.6194" calcext:value-type="float">
            <text:p>-77.6194</text:p>
          </table:table-cell>
        </table:table-row>
        <table:table-row table:style-name="ro1">
          <table:table-cell/>
          <table:table-cell office:value-type="float" office:value="14.46" calcext:value-type="float">
            <text:p>14.46</text:p>
          </table:table-cell>
          <table:table-cell office:value-type="float" office:value="-77.6176" calcext:value-type="float">
            <text:p>-77.6176</text:p>
          </table:table-cell>
        </table:table-row>
        <table:table-row table:style-name="ro1">
          <table:table-cell/>
          <table:table-cell office:value-type="float" office:value="14.47" calcext:value-type="float">
            <text:p>14.47</text:p>
          </table:table-cell>
          <table:table-cell office:value-type="float" office:value="-77.6157" calcext:value-type="float">
            <text:p>-77.6157</text:p>
          </table:table-cell>
        </table:table-row>
        <table:table-row table:style-name="ro1">
          <table:table-cell/>
          <table:table-cell office:value-type="float" office:value="14.48" calcext:value-type="float">
            <text:p>14.48</text:p>
          </table:table-cell>
          <table:table-cell office:value-type="float" office:value="-77.6139" calcext:value-type="float">
            <text:p>-77.6139</text:p>
          </table:table-cell>
        </table:table-row>
        <table:table-row table:style-name="ro1">
          <table:table-cell/>
          <table:table-cell office:value-type="float" office:value="14.49" calcext:value-type="float">
            <text:p>14.49</text:p>
          </table:table-cell>
          <table:table-cell office:value-type="float" office:value="-77.612" calcext:value-type="float">
            <text:p>-77.6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-77.6102" calcext:value-type="float">
            <text:p>-77.6102</text:p>
          </table:table-cell>
        </table:table-row>
        <table:table-row table:style-name="ro1">
          <table:table-cell/>
          <table:table-cell office:value-type="float" office:value="14.51" calcext:value-type="float">
            <text:p>14.51</text:p>
          </table:table-cell>
          <table:table-cell office:value-type="float" office:value="-77.6084" calcext:value-type="float">
            <text:p>-77.6084</text:p>
          </table:table-cell>
        </table:table-row>
        <table:table-row table:style-name="ro1">
          <table:table-cell/>
          <table:table-cell office:value-type="float" office:value="14.52" calcext:value-type="float">
            <text:p>14.52</text:p>
          </table:table-cell>
          <table:table-cell office:value-type="float" office:value="-77.6066" calcext:value-type="float">
            <text:p>-77.6066</text:p>
          </table:table-cell>
        </table:table-row>
        <table:table-row table:style-name="ro1">
          <table:table-cell/>
          <table:table-cell office:value-type="float" office:value="14.53" calcext:value-type="float">
            <text:p>14.53</text:p>
          </table:table-cell>
          <table:table-cell office:value-type="float" office:value="-77.6047" calcext:value-type="float">
            <text:p>-77.6047</text:p>
          </table:table-cell>
        </table:table-row>
        <table:table-row table:style-name="ro1">
          <table:table-cell/>
          <table:table-cell office:value-type="float" office:value="14.54" calcext:value-type="float">
            <text:p>14.54</text:p>
          </table:table-cell>
          <table:table-cell office:value-type="float" office:value="-77.6029" calcext:value-type="float">
            <text:p>-77.6029</text:p>
          </table:table-cell>
        </table:table-row>
        <table:table-row table:style-name="ro1">
          <table:table-cell/>
          <table:table-cell office:value-type="float" office:value="14.55" calcext:value-type="float">
            <text:p>14.55</text:p>
          </table:table-cell>
          <table:table-cell office:value-type="float" office:value="-77.6011" calcext:value-type="float">
            <text:p>-77.6011</text:p>
          </table:table-cell>
        </table:table-row>
        <table:table-row table:style-name="ro1">
          <table:table-cell/>
          <table:table-cell office:value-type="float" office:value="14.56" calcext:value-type="float">
            <text:p>14.56</text:p>
          </table:table-cell>
          <table:table-cell office:value-type="float" office:value="-77.5993" calcext:value-type="float">
            <text:p>-77.5993</text:p>
          </table:table-cell>
        </table:table-row>
        <table:table-row table:style-name="ro1">
          <table:table-cell/>
          <table:table-cell office:value-type="float" office:value="14.57" calcext:value-type="float">
            <text:p>14.57</text:p>
          </table:table-cell>
          <table:table-cell office:value-type="float" office:value="-77.5975" calcext:value-type="float">
            <text:p>-77.5975</text:p>
          </table:table-cell>
        </table:table-row>
        <table:table-row table:style-name="ro1">
          <table:table-cell/>
          <table:table-cell office:value-type="float" office:value="14.58" calcext:value-type="float">
            <text:p>14.58</text:p>
          </table:table-cell>
          <table:table-cell office:value-type="float" office:value="-77.5957" calcext:value-type="float">
            <text:p>-77.5957</text:p>
          </table:table-cell>
        </table:table-row>
        <table:table-row table:style-name="ro1">
          <table:table-cell/>
          <table:table-cell office:value-type="float" office:value="14.59" calcext:value-type="float">
            <text:p>14.59</text:p>
          </table:table-cell>
          <table:table-cell office:value-type="float" office:value="-77.5939" calcext:value-type="float">
            <text:p>-77.5939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-77.5921" calcext:value-type="float">
            <text:p>-77.5921</text:p>
          </table:table-cell>
        </table:table-row>
        <table:table-row table:style-name="ro1">
          <table:table-cell/>
          <table:table-cell office:value-type="float" office:value="14.61" calcext:value-type="float">
            <text:p>14.61</text:p>
          </table:table-cell>
          <table:table-cell office:value-type="float" office:value="-77.5904" calcext:value-type="float">
            <text:p>-77.5904</text:p>
          </table:table-cell>
        </table:table-row>
        <table:table-row table:style-name="ro1">
          <table:table-cell/>
          <table:table-cell office:value-type="float" office:value="14.62" calcext:value-type="float">
            <text:p>14.62</text:p>
          </table:table-cell>
          <table:table-cell office:value-type="float" office:value="-77.5886" calcext:value-type="float">
            <text:p>-77.5886</text:p>
          </table:table-cell>
        </table:table-row>
        <table:table-row table:style-name="ro1">
          <table:table-cell/>
          <table:table-cell office:value-type="float" office:value="14.63" calcext:value-type="float">
            <text:p>14.63</text:p>
          </table:table-cell>
          <table:table-cell office:value-type="float" office:value="-77.5868" calcext:value-type="float">
            <text:p>-77.5868</text:p>
          </table:table-cell>
        </table:table-row>
        <table:table-row table:style-name="ro1">
          <table:table-cell/>
          <table:table-cell office:value-type="float" office:value="14.64" calcext:value-type="float">
            <text:p>14.64</text:p>
          </table:table-cell>
          <table:table-cell office:value-type="float" office:value="-77.585" calcext:value-type="float">
            <text:p>-77.585</text:p>
          </table:table-cell>
        </table:table-row>
        <table:table-row table:style-name="ro1">
          <table:table-cell/>
          <table:table-cell office:value-type="float" office:value="14.65" calcext:value-type="float">
            <text:p>14.65</text:p>
          </table:table-cell>
          <table:table-cell office:value-type="float" office:value="-77.5833" calcext:value-type="float">
            <text:p>-77.5833</text:p>
          </table:table-cell>
        </table:table-row>
        <table:table-row table:style-name="ro1">
          <table:table-cell/>
          <table:table-cell office:value-type="float" office:value="14.66" calcext:value-type="float">
            <text:p>14.66</text:p>
          </table:table-cell>
          <table:table-cell office:value-type="float" office:value="-77.5815" calcext:value-type="float">
            <text:p>-77.5815</text:p>
          </table:table-cell>
        </table:table-row>
        <table:table-row table:style-name="ro1">
          <table:table-cell/>
          <table:table-cell office:value-type="float" office:value="14.67" calcext:value-type="float">
            <text:p>14.67</text:p>
          </table:table-cell>
          <table:table-cell office:value-type="float" office:value="-77.5798" calcext:value-type="float">
            <text:p>-77.5798</text:p>
          </table:table-cell>
        </table:table-row>
        <table:table-row table:style-name="ro1">
          <table:table-cell/>
          <table:table-cell office:value-type="float" office:value="14.68" calcext:value-type="float">
            <text:p>14.68</text:p>
          </table:table-cell>
          <table:table-cell office:value-type="float" office:value="-77.578" calcext:value-type="float">
            <text:p>-77.578</text:p>
          </table:table-cell>
        </table:table-row>
        <table:table-row table:style-name="ro1">
          <table:table-cell/>
          <table:table-cell office:value-type="float" office:value="14.69" calcext:value-type="float">
            <text:p>14.69</text:p>
          </table:table-cell>
          <table:table-cell office:value-type="float" office:value="-77.5763" calcext:value-type="float">
            <text:p>-77.5763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-77.5745" calcext:value-type="float">
            <text:p>-77.5745</text:p>
          </table:table-cell>
        </table:table-row>
        <table:table-row table:style-name="ro1">
          <table:table-cell/>
          <table:table-cell office:value-type="float" office:value="14.71" calcext:value-type="float">
            <text:p>14.71</text:p>
          </table:table-cell>
          <table:table-cell office:value-type="float" office:value="-77.5728" calcext:value-type="float">
            <text:p>-77.5728</text:p>
          </table:table-cell>
        </table:table-row>
        <table:table-row table:style-name="ro1">
          <table:table-cell/>
          <table:table-cell office:value-type="float" office:value="14.72" calcext:value-type="float">
            <text:p>14.72</text:p>
          </table:table-cell>
          <table:table-cell office:value-type="float" office:value="-77.571" calcext:value-type="float">
            <text:p>-77.571</text:p>
          </table:table-cell>
        </table:table-row>
        <table:table-row table:style-name="ro1">
          <table:table-cell/>
          <table:table-cell office:value-type="float" office:value="14.73" calcext:value-type="float">
            <text:p>14.73</text:p>
          </table:table-cell>
          <table:table-cell office:value-type="float" office:value="-77.5693" calcext:value-type="float">
            <text:p>-77.5693</text:p>
          </table:table-cell>
        </table:table-row>
        <table:table-row table:style-name="ro1">
          <table:table-cell/>
          <table:table-cell office:value-type="float" office:value="14.74" calcext:value-type="float">
            <text:p>14.74</text:p>
          </table:table-cell>
          <table:table-cell office:value-type="float" office:value="-77.5676" calcext:value-type="float">
            <text:p>-77.5676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office:value-type="float" office:value="-77.5659" calcext:value-type="float">
            <text:p>-77.5659</text:p>
          </table:table-cell>
        </table:table-row>
        <table:table-row table:style-name="ro1">
          <table:table-cell/>
          <table:table-cell office:value-type="float" office:value="14.76" calcext:value-type="float">
            <text:p>14.76</text:p>
          </table:table-cell>
          <table:table-cell office:value-type="float" office:value="-77.5642" calcext:value-type="float">
            <text:p>-77.5642</text:p>
          </table:table-cell>
        </table:table-row>
        <table:table-row table:style-name="ro1">
          <table:table-cell/>
          <table:table-cell office:value-type="float" office:value="14.77" calcext:value-type="float">
            <text:p>14.77</text:p>
          </table:table-cell>
          <table:table-cell office:value-type="float" office:value="-77.5624" calcext:value-type="float">
            <text:p>-77.5624</text:p>
          </table:table-cell>
        </table:table-row>
        <table:table-row table:style-name="ro1">
          <table:table-cell/>
          <table:table-cell office:value-type="float" office:value="14.78" calcext:value-type="float">
            <text:p>14.78</text:p>
          </table:table-cell>
          <table:table-cell office:value-type="float" office:value="-77.5607" calcext:value-type="float">
            <text:p>-77.5607</text:p>
          </table:table-cell>
        </table:table-row>
        <table:table-row table:style-name="ro1">
          <table:table-cell/>
          <table:table-cell office:value-type="float" office:value="14.79" calcext:value-type="float">
            <text:p>14.79</text:p>
          </table:table-cell>
          <table:table-cell office:value-type="float" office:value="-77.559" calcext:value-type="float">
            <text:p>-77.559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-77.5573" calcext:value-type="float">
            <text:p>-77.5573</text:p>
          </table:table-cell>
        </table:table-row>
        <table:table-row table:style-name="ro1">
          <table:table-cell/>
          <table:table-cell office:value-type="float" office:value="14.81" calcext:value-type="float">
            <text:p>14.81</text:p>
          </table:table-cell>
          <table:table-cell office:value-type="float" office:value="-77.5556" calcext:value-type="float">
            <text:p>-77.5556</text:p>
          </table:table-cell>
        </table:table-row>
        <table:table-row table:style-name="ro1">
          <table:table-cell/>
          <table:table-cell office:value-type="float" office:value="14.82" calcext:value-type="float">
            <text:p>14.82</text:p>
          </table:table-cell>
          <table:table-cell office:value-type="float" office:value="-77.5539" calcext:value-type="float">
            <text:p>-77.5539</text:p>
          </table:table-cell>
        </table:table-row>
        <table:table-row table:style-name="ro1">
          <table:table-cell/>
          <table:table-cell office:value-type="float" office:value="14.83" calcext:value-type="float">
            <text:p>14.83</text:p>
          </table:table-cell>
          <table:table-cell office:value-type="float" office:value="-77.5523" calcext:value-type="float">
            <text:p>-77.5523</text:p>
          </table:table-cell>
        </table:table-row>
        <table:table-row table:style-name="ro1">
          <table:table-cell/>
          <table:table-cell office:value-type="float" office:value="14.84" calcext:value-type="float">
            <text:p>14.84</text:p>
          </table:table-cell>
          <table:table-cell office:value-type="float" office:value="-77.5506" calcext:value-type="float">
            <text:p>-77.5506</text:p>
          </table:table-cell>
        </table:table-row>
        <table:table-row table:style-name="ro1">
          <table:table-cell/>
          <table:table-cell office:value-type="float" office:value="14.85" calcext:value-type="float">
            <text:p>14.85</text:p>
          </table:table-cell>
          <table:table-cell office:value-type="float" office:value="-77.5489" calcext:value-type="float">
            <text:p>-77.5489</text:p>
          </table:table-cell>
        </table:table-row>
        <table:table-row table:style-name="ro1">
          <table:table-cell/>
          <table:table-cell office:value-type="float" office:value="14.86" calcext:value-type="float">
            <text:p>14.86</text:p>
          </table:table-cell>
          <table:table-cell office:value-type="float" office:value="-77.5472" calcext:value-type="float">
            <text:p>-77.5472</text:p>
          </table:table-cell>
        </table:table-row>
        <table:table-row table:style-name="ro1">
          <table:table-cell/>
          <table:table-cell office:value-type="float" office:value="14.87" calcext:value-type="float">
            <text:p>14.87</text:p>
          </table:table-cell>
          <table:table-cell office:value-type="float" office:value="-77.5455" calcext:value-type="float">
            <text:p>-77.5455</text:p>
          </table:table-cell>
        </table:table-row>
        <table:table-row table:style-name="ro1">
          <table:table-cell/>
          <table:table-cell office:value-type="float" office:value="14.88" calcext:value-type="float">
            <text:p>14.88</text:p>
          </table:table-cell>
          <table:table-cell office:value-type="float" office:value="-77.5439" calcext:value-type="float">
            <text:p>-77.5439</text:p>
          </table:table-cell>
        </table:table-row>
        <table:table-row table:style-name="ro1">
          <table:table-cell/>
          <table:table-cell office:value-type="float" office:value="14.89" calcext:value-type="float">
            <text:p>14.89</text:p>
          </table:table-cell>
          <table:table-cell office:value-type="float" office:value="-77.5422" calcext:value-type="float">
            <text:p>-77.5422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office:value-type="float" office:value="-77.5406" calcext:value-type="float">
            <text:p>-77.5406</text:p>
          </table:table-cell>
        </table:table-row>
        <table:table-row table:style-name="ro1">
          <table:table-cell/>
          <table:table-cell office:value-type="float" office:value="14.91" calcext:value-type="float">
            <text:p>14.91</text:p>
          </table:table-cell>
          <table:table-cell office:value-type="float" office:value="-77.5389" calcext:value-type="float">
            <text:p>-77.5389</text:p>
          </table:table-cell>
        </table:table-row>
        <table:table-row table:style-name="ro1">
          <table:table-cell/>
          <table:table-cell office:value-type="float" office:value="14.92" calcext:value-type="float">
            <text:p>14.92</text:p>
          </table:table-cell>
          <table:table-cell office:value-type="float" office:value="-77.5373" calcext:value-type="float">
            <text:p>-77.5373</text:p>
          </table:table-cell>
        </table:table-row>
        <table:table-row table:style-name="ro1">
          <table:table-cell/>
          <table:table-cell office:value-type="float" office:value="14.93" calcext:value-type="float">
            <text:p>14.93</text:p>
          </table:table-cell>
          <table:table-cell office:value-type="float" office:value="-77.5356" calcext:value-type="float">
            <text:p>-77.5356</text:p>
          </table:table-cell>
        </table:table-row>
        <table:table-row table:style-name="ro1">
          <table:table-cell/>
          <table:table-cell office:value-type="float" office:value="14.94" calcext:value-type="float">
            <text:p>14.94</text:p>
          </table:table-cell>
          <table:table-cell office:value-type="float" office:value="-77.534" calcext:value-type="float">
            <text:p>-77.534</text:p>
          </table:table-cell>
        </table:table-row>
        <table:table-row table:style-name="ro1">
          <table:table-cell/>
          <table:table-cell office:value-type="float" office:value="14.95" calcext:value-type="float">
            <text:p>14.95</text:p>
          </table:table-cell>
          <table:table-cell office:value-type="float" office:value="-77.5323" calcext:value-type="float">
            <text:p>-77.5323</text:p>
          </table:table-cell>
        </table:table-row>
        <table:table-row table:style-name="ro1">
          <table:table-cell/>
          <table:table-cell office:value-type="float" office:value="14.96" calcext:value-type="float">
            <text:p>14.96</text:p>
          </table:table-cell>
          <table:table-cell office:value-type="float" office:value="-77.5307" calcext:value-type="float">
            <text:p>-77.5307</text:p>
          </table:table-cell>
        </table:table-row>
        <table:table-row table:style-name="ro1">
          <table:table-cell/>
          <table:table-cell office:value-type="float" office:value="14.97" calcext:value-type="float">
            <text:p>14.97</text:p>
          </table:table-cell>
          <table:table-cell office:value-type="float" office:value="-77.5291" calcext:value-type="float">
            <text:p>-77.5291</text:p>
          </table:table-cell>
        </table:table-row>
        <table:table-row table:style-name="ro1">
          <table:table-cell/>
          <table:table-cell office:value-type="float" office:value="14.98" calcext:value-type="float">
            <text:p>14.98</text:p>
          </table:table-cell>
          <table:table-cell office:value-type="float" office:value="-77.5274" calcext:value-type="float">
            <text:p>-77.5274</text:p>
          </table:table-cell>
        </table:table-row>
        <table:table-row table:style-name="ro1">
          <table:table-cell/>
          <table:table-cell office:value-type="float" office:value="14.99" calcext:value-type="float">
            <text:p>14.99</text:p>
          </table:table-cell>
          <table:table-cell office:value-type="float" office:value="-77.5258" calcext:value-type="float">
            <text:p>-77.52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77.5242" calcext:value-type="float">
            <text:p>-77.5242</text:p>
          </table:table-cell>
        </table:table-row>
        <table:table-row table:style-name="ro1">
          <table:table-cell/>
          <table:table-cell office:value-type="float" office:value="15.01" calcext:value-type="float">
            <text:p>15.01</text:p>
          </table:table-cell>
          <table:table-cell office:value-type="float" office:value="-77.0829" calcext:value-type="float">
            <text:p>-77.0829</text:p>
          </table:table-cell>
        </table:table-row>
        <table:table-row table:style-name="ro1">
          <table:table-cell/>
          <table:table-cell office:value-type="float" office:value="15.02" calcext:value-type="float">
            <text:p>15.02</text:p>
          </table:table-cell>
          <table:table-cell office:value-type="float" office:value="-76.6948" calcext:value-type="float">
            <text:p>-76.6948</text:p>
          </table:table-cell>
        </table:table-row>
        <table:table-row table:style-name="ro1">
          <table:table-cell/>
          <table:table-cell office:value-type="float" office:value="15.03" calcext:value-type="float">
            <text:p>15.03</text:p>
          </table:table-cell>
          <table:table-cell office:value-type="float" office:value="-76.3533" calcext:value-type="float">
            <text:p>-76.3533</text:p>
          </table:table-cell>
        </table:table-row>
        <table:table-row table:style-name="ro1">
          <table:table-cell/>
          <table:table-cell office:value-type="float" office:value="15.04" calcext:value-type="float">
            <text:p>15.04</text:p>
          </table:table-cell>
          <table:table-cell office:value-type="float" office:value="-76.0531" calcext:value-type="float">
            <text:p>-76.0531</text:p>
          </table:table-cell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office:value-type="float" office:value="-75.789" calcext:value-type="float">
            <text:p>-75.789</text:p>
          </table:table-cell>
        </table:table-row>
        <table:table-row table:style-name="ro1">
          <table:table-cell/>
          <table:table-cell office:value-type="float" office:value="15.06" calcext:value-type="float">
            <text:p>15.06</text:p>
          </table:table-cell>
          <table:table-cell office:value-type="float" office:value="-75.5568" calcext:value-type="float">
            <text:p>-75.5568</text:p>
          </table:table-cell>
        </table:table-row>
        <table:table-row table:style-name="ro1">
          <table:table-cell/>
          <table:table-cell office:value-type="float" office:value="15.07" calcext:value-type="float">
            <text:p>15.07</text:p>
          </table:table-cell>
          <table:table-cell office:value-type="float" office:value="-75.3527" calcext:value-type="float">
            <text:p>-75.3527</text:p>
          </table:table-cell>
        </table:table-row>
        <table:table-row table:style-name="ro1">
          <table:table-cell/>
          <table:table-cell office:value-type="float" office:value="15.08" calcext:value-type="float">
            <text:p>15.08</text:p>
          </table:table-cell>
          <table:table-cell office:value-type="float" office:value="-75.1732" calcext:value-type="float">
            <text:p>-75.1732</text:p>
          </table:table-cell>
        </table:table-row>
        <table:table-row table:style-name="ro1">
          <table:table-cell/>
          <table:table-cell office:value-type="float" office:value="15.09" calcext:value-type="float">
            <text:p>15.09</text:p>
          </table:table-cell>
          <table:table-cell office:value-type="float" office:value="-75.0154" calcext:value-type="float">
            <text:p>-75.0154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office:value-type="float" office:value="-74.8766" calcext:value-type="float">
            <text:p>-74.8766</text:p>
          </table:table-cell>
        </table:table-row>
        <table:table-row table:style-name="ro1">
          <table:table-cell/>
          <table:table-cell office:value-type="float" office:value="15.11" calcext:value-type="float">
            <text:p>15.11</text:p>
          </table:table-cell>
          <table:table-cell office:value-type="float" office:value="-74.7547" calcext:value-type="float">
            <text:p>-74.7547</text:p>
          </table:table-cell>
        </table:table-row>
        <table:table-row table:style-name="ro1">
          <table:table-cell/>
          <table:table-cell office:value-type="float" office:value="15.12" calcext:value-type="float">
            <text:p>15.12</text:p>
          </table:table-cell>
          <table:table-cell office:value-type="float" office:value="-74.6475" calcext:value-type="float">
            <text:p>-74.6475</text:p>
          </table:table-cell>
        </table:table-row>
        <table:table-row table:style-name="ro1">
          <table:table-cell/>
          <table:table-cell office:value-type="float" office:value="15.13" calcext:value-type="float">
            <text:p>15.13</text:p>
          </table:table-cell>
          <table:table-cell office:value-type="float" office:value="-74.5533" calcext:value-type="float">
            <text:p>-74.5533</text:p>
          </table:table-cell>
        </table:table-row>
        <table:table-row table:style-name="ro1">
          <table:table-cell/>
          <table:table-cell office:value-type="float" office:value="15.14" calcext:value-type="float">
            <text:p>15.14</text:p>
          </table:table-cell>
          <table:table-cell office:value-type="float" office:value="-74.4705" calcext:value-type="float">
            <text:p>-74.4705</text:p>
          </table:table-cell>
        </table:table-row>
        <table:table-row table:style-name="ro1">
          <table:table-cell/>
          <table:table-cell office:value-type="float" office:value="15.15" calcext:value-type="float">
            <text:p>15.15</text:p>
          </table:table-cell>
          <table:table-cell office:value-type="float" office:value="-74.3977" calcext:value-type="float">
            <text:p>-74.3977</text:p>
          </table:table-cell>
        </table:table-row>
        <table:table-row table:style-name="ro1">
          <table:table-cell/>
          <table:table-cell office:value-type="float" office:value="15.16" calcext:value-type="float">
            <text:p>15.16</text:p>
          </table:table-cell>
          <table:table-cell office:value-type="float" office:value="-74.3338" calcext:value-type="float">
            <text:p>-74.3338</text:p>
          </table:table-cell>
        </table:table-row>
        <table:table-row table:style-name="ro1">
          <table:table-cell/>
          <table:table-cell office:value-type="float" office:value="15.17" calcext:value-type="float">
            <text:p>15.17</text:p>
          </table:table-cell>
          <table:table-cell office:value-type="float" office:value="-74.2777" calcext:value-type="float">
            <text:p>-74.2777</text:p>
          </table:table-cell>
        </table:table-row>
        <table:table-row table:style-name="ro1">
          <table:table-cell/>
          <table:table-cell office:value-type="float" office:value="15.18" calcext:value-type="float">
            <text:p>15.18</text:p>
          </table:table-cell>
          <table:table-cell office:value-type="float" office:value="-74.2283" calcext:value-type="float">
            <text:p>-74.2283</text:p>
          </table:table-cell>
        </table:table-row>
        <table:table-row table:style-name="ro1">
          <table:table-cell/>
          <table:table-cell office:value-type="float" office:value="15.19" calcext:value-type="float">
            <text:p>15.19</text:p>
          </table:table-cell>
          <table:table-cell office:value-type="float" office:value="-74.185" calcext:value-type="float">
            <text:p>-74.18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-74.147" calcext:value-type="float">
            <text:p>-74.147</text:p>
          </table:table-cell>
        </table:table-row>
        <table:table-row table:style-name="ro1">
          <table:table-cell/>
          <table:table-cell office:value-type="float" office:value="15.21" calcext:value-type="float">
            <text:p>15.21</text:p>
          </table:table-cell>
          <table:table-cell office:value-type="float" office:value="-74.1136" calcext:value-type="float">
            <text:p>-74.1136</text:p>
          </table:table-cell>
        </table:table-row>
        <table:table-row table:style-name="ro1">
          <table:table-cell/>
          <table:table-cell office:value-type="float" office:value="15.22" calcext:value-type="float">
            <text:p>15.22</text:p>
          </table:table-cell>
          <table:table-cell office:value-type="float" office:value="-74.0843" calcext:value-type="float">
            <text:p>-74.0843</text:p>
          </table:table-cell>
        </table:table-row>
        <table:table-row table:style-name="ro1">
          <table:table-cell/>
          <table:table-cell office:value-type="float" office:value="15.23" calcext:value-type="float">
            <text:p>15.23</text:p>
          </table:table-cell>
          <table:table-cell office:value-type="float" office:value="-74.0586" calcext:value-type="float">
            <text:p>-74.0586</text:p>
          </table:table-cell>
        </table:table-row>
        <table:table-row table:style-name="ro1">
          <table:table-cell/>
          <table:table-cell office:value-type="float" office:value="15.24" calcext:value-type="float">
            <text:p>15.24</text:p>
          </table:table-cell>
          <table:table-cell office:value-type="float" office:value="-74.0361" calcext:value-type="float">
            <text:p>-74.0361</text:p>
          </table:table-cell>
        </table:table-row>
        <table:table-row table:style-name="ro1">
          <table:table-cell/>
          <table:table-cell office:value-type="float" office:value="15.25" calcext:value-type="float">
            <text:p>15.25</text:p>
          </table:table-cell>
          <table:table-cell office:value-type="float" office:value="-74.0163" calcext:value-type="float">
            <text:p>-74.0163</text:p>
          </table:table-cell>
        </table:table-row>
        <table:table-row table:style-name="ro1">
          <table:table-cell/>
          <table:table-cell office:value-type="float" office:value="15.26" calcext:value-type="float">
            <text:p>15.26</text:p>
          </table:table-cell>
          <table:table-cell office:value-type="float" office:value="-73.999" calcext:value-type="float">
            <text:p>-73.999</text:p>
          </table:table-cell>
        </table:table-row>
        <table:table-row table:style-name="ro1">
          <table:table-cell/>
          <table:table-cell office:value-type="float" office:value="15.27" calcext:value-type="float">
            <text:p>15.27</text:p>
          </table:table-cell>
          <table:table-cell office:value-type="float" office:value="-73.9839" calcext:value-type="float">
            <text:p>-73.9839</text:p>
          </table:table-cell>
        </table:table-row>
        <table:table-row table:style-name="ro1">
          <table:table-cell/>
          <table:table-cell office:value-type="float" office:value="15.28" calcext:value-type="float">
            <text:p>15.28</text:p>
          </table:table-cell>
          <table:table-cell office:value-type="float" office:value="-73.9706" calcext:value-type="float">
            <text:p>-73.9706</text:p>
          </table:table-cell>
        </table:table-row>
        <table:table-row table:style-name="ro1">
          <table:table-cell/>
          <table:table-cell office:value-type="float" office:value="15.29" calcext:value-type="float">
            <text:p>15.29</text:p>
          </table:table-cell>
          <table:table-cell office:value-type="float" office:value="-73.959" calcext:value-type="float">
            <text:p>-73.959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office:value-type="float" office:value="-73.9489" calcext:value-type="float">
            <text:p>-73.9489</text:p>
          </table:table-cell>
        </table:table-row>
        <table:table-row table:style-name="ro1">
          <table:table-cell/>
          <table:table-cell office:value-type="float" office:value="15.31" calcext:value-type="float">
            <text:p>15.31</text:p>
          </table:table-cell>
          <table:table-cell office:value-type="float" office:value="-73.94" calcext:value-type="float">
            <text:p>-73.94</text:p>
          </table:table-cell>
        </table:table-row>
        <table:table-row table:style-name="ro1">
          <table:table-cell/>
          <table:table-cell office:value-type="float" office:value="15.32" calcext:value-type="float">
            <text:p>15.32</text:p>
          </table:table-cell>
          <table:table-cell office:value-type="float" office:value="-73.9323" calcext:value-type="float">
            <text:p>-73.9323</text:p>
          </table:table-cell>
        </table:table-row>
        <table:table-row table:style-name="ro1">
          <table:table-cell/>
          <table:table-cell office:value-type="float" office:value="15.33" calcext:value-type="float">
            <text:p>15.33</text:p>
          </table:table-cell>
          <table:table-cell office:value-type="float" office:value="-73.9256" calcext:value-type="float">
            <text:p>-73.9256</text:p>
          </table:table-cell>
        </table:table-row>
        <table:table-row table:style-name="ro1">
          <table:table-cell/>
          <table:table-cell office:value-type="float" office:value="15.34" calcext:value-type="float">
            <text:p>15.34</text:p>
          </table:table-cell>
          <table:table-cell office:value-type="float" office:value="-73.9198" calcext:value-type="float">
            <text:p>-73.9198</text:p>
          </table:table-cell>
        </table:table-row>
        <table:table-row table:style-name="ro1">
          <table:table-cell/>
          <table:table-cell office:value-type="float" office:value="15.35" calcext:value-type="float">
            <text:p>15.35</text:p>
          </table:table-cell>
          <table:table-cell office:value-type="float" office:value="-73.9147" calcext:value-type="float">
            <text:p>-73.9147</text:p>
          </table:table-cell>
        </table:table-row>
        <table:table-row table:style-name="ro1">
          <table:table-cell/>
          <table:table-cell office:value-type="float" office:value="15.36" calcext:value-type="float">
            <text:p>15.36</text:p>
          </table:table-cell>
          <table:table-cell office:value-type="float" office:value="-73.9104" calcext:value-type="float">
            <text:p>-73.9104</text:p>
          </table:table-cell>
        </table:table-row>
        <table:table-row table:style-name="ro1">
          <table:table-cell/>
          <table:table-cell office:value-type="float" office:value="15.37" calcext:value-type="float">
            <text:p>15.37</text:p>
          </table:table-cell>
          <table:table-cell office:value-type="float" office:value="-73.9066" calcext:value-type="float">
            <text:p>-73.9066</text:p>
          </table:table-cell>
        </table:table-row>
        <table:table-row table:style-name="ro1">
          <table:table-cell/>
          <table:table-cell office:value-type="float" office:value="15.38" calcext:value-type="float">
            <text:p>15.38</text:p>
          </table:table-cell>
          <table:table-cell office:value-type="float" office:value="-73.9033" calcext:value-type="float">
            <text:p>-73.9033</text:p>
          </table:table-cell>
        </table:table-row>
        <table:table-row table:style-name="ro1">
          <table:table-cell/>
          <table:table-cell office:value-type="float" office:value="15.39" calcext:value-type="float">
            <text:p>15.39</text:p>
          </table:table-cell>
          <table:table-cell office:value-type="float" office:value="-73.9006" calcext:value-type="float">
            <text:p>-73.9006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-73.8982" calcext:value-type="float">
            <text:p>-73.8982</text:p>
          </table:table-cell>
        </table:table-row>
        <table:table-row table:style-name="ro1">
          <table:table-cell/>
          <table:table-cell office:value-type="float" office:value="15.41" calcext:value-type="float">
            <text:p>15.41</text:p>
          </table:table-cell>
          <table:table-cell office:value-type="float" office:value="-73.8962" calcext:value-type="float">
            <text:p>-73.8962</text:p>
          </table:table-cell>
        </table:table-row>
        <table:table-row table:style-name="ro1">
          <table:table-cell/>
          <table:table-cell office:value-type="float" office:value="15.42" calcext:value-type="float">
            <text:p>15.42</text:p>
          </table:table-cell>
          <table:table-cell office:value-type="float" office:value="-73.8945" calcext:value-type="float">
            <text:p>-73.8945</text:p>
          </table:table-cell>
        </table:table-row>
        <table:table-row table:style-name="ro1">
          <table:table-cell/>
          <table:table-cell office:value-type="float" office:value="15.43" calcext:value-type="float">
            <text:p>15.43</text:p>
          </table:table-cell>
          <table:table-cell office:value-type="float" office:value="-73.8931" calcext:value-type="float">
            <text:p>-73.8931</text:p>
          </table:table-cell>
        </table:table-row>
        <table:table-row table:style-name="ro1">
          <table:table-cell/>
          <table:table-cell office:value-type="float" office:value="15.44" calcext:value-type="float">
            <text:p>15.44</text:p>
          </table:table-cell>
          <table:table-cell office:value-type="float" office:value="-73.8919" calcext:value-type="float">
            <text:p>-73.8919</text:p>
          </table:table-cell>
        </table:table-row>
        <table:table-row table:style-name="ro1">
          <table:table-cell/>
          <table:table-cell office:value-type="float" office:value="15.45" calcext:value-type="float">
            <text:p>15.45</text:p>
          </table:table-cell>
          <table:table-cell office:value-type="float" office:value="-73.891" calcext:value-type="float">
            <text:p>-73.891</text:p>
          </table:table-cell>
        </table:table-row>
        <table:table-row table:style-name="ro1">
          <table:table-cell/>
          <table:table-cell office:value-type="float" office:value="15.46" calcext:value-type="float">
            <text:p>15.46</text:p>
          </table:table-cell>
          <table:table-cell office:value-type="float" office:value="-73.8902" calcext:value-type="float">
            <text:p>-73.8902</text:p>
          </table:table-cell>
        </table:table-row>
        <table:table-row table:style-name="ro1">
          <table:table-cell/>
          <table:table-cell office:value-type="float" office:value="15.47" calcext:value-type="float">
            <text:p>15.47</text:p>
          </table:table-cell>
          <table:table-cell office:value-type="float" office:value="-73.8896" calcext:value-type="float">
            <text:p>-73.8896</text:p>
          </table:table-cell>
        </table:table-row>
        <table:table-row table:style-name="ro1">
          <table:table-cell/>
          <table:table-cell office:value-type="float" office:value="15.48" calcext:value-type="float">
            <text:p>15.48</text:p>
          </table:table-cell>
          <table:table-cell office:value-type="float" office:value="-73.8892" calcext:value-type="float">
            <text:p>-73.8892</text:p>
          </table:table-cell>
        </table:table-row>
        <table:table-row table:style-name="ro1">
          <table:table-cell/>
          <table:table-cell office:value-type="float" office:value="15.49" calcext:value-type="float">
            <text:p>15.49</text:p>
          </table:table-cell>
          <table:table-cell office:value-type="float" office:value="-73.8889" calcext:value-type="float">
            <text:p>-73.8889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-73.8887" calcext:value-type="float">
            <text:p>-73.8887</text:p>
          </table:table-cell>
        </table:table-row>
        <table:table-row table:style-name="ro1">
          <table:table-cell/>
          <table:table-cell office:value-type="float" office:value="15.51" calcext:value-type="float">
            <text:p>15.51</text:p>
          </table:table-cell>
          <table:table-cell office:value-type="float" office:value="-73.8886" calcext:value-type="float">
            <text:p>-73.8886</text:p>
          </table:table-cell>
        </table:table-row>
        <table:table-row table:style-name="ro1">
          <table:table-cell/>
          <table:table-cell office:value-type="float" office:value="15.52" calcext:value-type="float">
            <text:p>15.52</text:p>
          </table:table-cell>
          <table:table-cell office:value-type="float" office:value="-73.8886" calcext:value-type="float">
            <text:p>-73.8886</text:p>
          </table:table-cell>
        </table:table-row>
        <table:table-row table:style-name="ro1">
          <table:table-cell/>
          <table:table-cell office:value-type="float" office:value="15.53" calcext:value-type="float">
            <text:p>15.53</text:p>
          </table:table-cell>
          <table:table-cell office:value-type="float" office:value="-73.8886" calcext:value-type="float">
            <text:p>-73.8886</text:p>
          </table:table-cell>
        </table:table-row>
        <table:table-row table:style-name="ro1">
          <table:table-cell/>
          <table:table-cell office:value-type="float" office:value="15.54" calcext:value-type="float">
            <text:p>15.54</text:p>
          </table:table-cell>
          <table:table-cell office:value-type="float" office:value="-73.8888" calcext:value-type="float">
            <text:p>-73.8888</text:p>
          </table:table-cell>
        </table:table-row>
        <table:table-row table:style-name="ro1">
          <table:table-cell/>
          <table:table-cell office:value-type="float" office:value="15.55" calcext:value-type="float">
            <text:p>15.55</text:p>
          </table:table-cell>
          <table:table-cell office:value-type="float" office:value="-73.889" calcext:value-type="float">
            <text:p>-73.889</text:p>
          </table:table-cell>
        </table:table-row>
        <table:table-row table:style-name="ro1">
          <table:table-cell/>
          <table:table-cell office:value-type="float" office:value="15.56" calcext:value-type="float">
            <text:p>15.56</text:p>
          </table:table-cell>
          <table:table-cell office:value-type="float" office:value="-73.8892" calcext:value-type="float">
            <text:p>-73.8892</text:p>
          </table:table-cell>
        </table:table-row>
        <table:table-row table:style-name="ro1">
          <table:table-cell/>
          <table:table-cell office:value-type="float" office:value="15.57" calcext:value-type="float">
            <text:p>15.57</text:p>
          </table:table-cell>
          <table:table-cell office:value-type="float" office:value="-73.8895" calcext:value-type="float">
            <text:p>-73.8895</text:p>
          </table:table-cell>
        </table:table-row>
        <table:table-row table:style-name="ro1">
          <table:table-cell/>
          <table:table-cell office:value-type="float" office:value="15.58" calcext:value-type="float">
            <text:p>15.58</text:p>
          </table:table-cell>
          <table:table-cell office:value-type="float" office:value="-73.8899" calcext:value-type="float">
            <text:p>-73.8899</text:p>
          </table:table-cell>
        </table:table-row>
        <table:table-row table:style-name="ro1">
          <table:table-cell/>
          <table:table-cell office:value-type="float" office:value="15.59" calcext:value-type="float">
            <text:p>15.59</text:p>
          </table:table-cell>
          <table:table-cell office:value-type="float" office:value="-73.8903" calcext:value-type="float">
            <text:p>-73.890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-73.8907" calcext:value-type="float">
            <text:p>-73.8907</text:p>
          </table:table-cell>
        </table:table-row>
        <table:table-row table:style-name="ro1">
          <table:table-cell/>
          <table:table-cell office:value-type="float" office:value="15.61" calcext:value-type="float">
            <text:p>15.61</text:p>
          </table:table-cell>
          <table:table-cell office:value-type="float" office:value="-73.8911" calcext:value-type="float">
            <text:p>-73.8911</text:p>
          </table:table-cell>
        </table:table-row>
        <table:table-row table:style-name="ro1">
          <table:table-cell/>
          <table:table-cell office:value-type="float" office:value="15.62" calcext:value-type="float">
            <text:p>15.62</text:p>
          </table:table-cell>
          <table:table-cell office:value-type="float" office:value="-73.8916" calcext:value-type="float">
            <text:p>-73.8916</text:p>
          </table:table-cell>
        </table:table-row>
        <table:table-row table:style-name="ro1">
          <table:table-cell/>
          <table:table-cell office:value-type="float" office:value="15.63" calcext:value-type="float">
            <text:p>15.63</text:p>
          </table:table-cell>
          <table:table-cell office:value-type="float" office:value="-73.8921" calcext:value-type="float">
            <text:p>-73.8921</text:p>
          </table:table-cell>
        </table:table-row>
        <table:table-row table:style-name="ro1">
          <table:table-cell/>
          <table:table-cell office:value-type="float" office:value="15.64" calcext:value-type="float">
            <text:p>15.64</text:p>
          </table:table-cell>
          <table:table-cell office:value-type="float" office:value="-73.8926" calcext:value-type="float">
            <text:p>-73.8926</text:p>
          </table:table-cell>
        </table:table-row>
        <table:table-row table:style-name="ro1">
          <table:table-cell/>
          <table:table-cell office:value-type="float" office:value="15.65" calcext:value-type="float">
            <text:p>15.65</text:p>
          </table:table-cell>
          <table:table-cell office:value-type="float" office:value="-73.8932" calcext:value-type="float">
            <text:p>-73.8932</text:p>
          </table:table-cell>
        </table:table-row>
        <table:table-row table:style-name="ro1">
          <table:table-cell/>
          <table:table-cell office:value-type="float" office:value="15.66" calcext:value-type="float">
            <text:p>15.66</text:p>
          </table:table-cell>
          <table:table-cell office:value-type="float" office:value="-73.8937" calcext:value-type="float">
            <text:p>-73.8937</text:p>
          </table:table-cell>
        </table:table-row>
        <table:table-row table:style-name="ro1">
          <table:table-cell/>
          <table:table-cell office:value-type="float" office:value="15.67" calcext:value-type="float">
            <text:p>15.67</text:p>
          </table:table-cell>
          <table:table-cell office:value-type="float" office:value="-73.8943" calcext:value-type="float">
            <text:p>-73.8943</text:p>
          </table:table-cell>
        </table:table-row>
        <table:table-row table:style-name="ro1">
          <table:table-cell/>
          <table:table-cell office:value-type="float" office:value="15.68" calcext:value-type="float">
            <text:p>15.68</text:p>
          </table:table-cell>
          <table:table-cell office:value-type="float" office:value="-73.8948" calcext:value-type="float">
            <text:p>-73.8948</text:p>
          </table:table-cell>
        </table:table-row>
        <table:table-row table:style-name="ro1">
          <table:table-cell/>
          <table:table-cell office:value-type="float" office:value="15.69" calcext:value-type="float">
            <text:p>15.69</text:p>
          </table:table-cell>
          <table:table-cell office:value-type="float" office:value="-73.8954" calcext:value-type="float">
            <text:p>-73.8954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office:value-type="float" office:value="-73.896" calcext:value-type="float">
            <text:p>-73.896</text:p>
          </table:table-cell>
        </table:table-row>
        <table:table-row table:style-name="ro1">
          <table:table-cell/>
          <table:table-cell office:value-type="float" office:value="15.71" calcext:value-type="float">
            <text:p>15.71</text:p>
          </table:table-cell>
          <table:table-cell office:value-type="float" office:value="-73.8966" calcext:value-type="float">
            <text:p>-73.8966</text:p>
          </table:table-cell>
        </table:table-row>
        <table:table-row table:style-name="ro1">
          <table:table-cell/>
          <table:table-cell office:value-type="float" office:value="15.72" calcext:value-type="float">
            <text:p>15.72</text:p>
          </table:table-cell>
          <table:table-cell office:value-type="float" office:value="-73.8972" calcext:value-type="float">
            <text:p>-73.8972</text:p>
          </table:table-cell>
        </table:table-row>
        <table:table-row table:style-name="ro1">
          <table:table-cell/>
          <table:table-cell office:value-type="float" office:value="15.73" calcext:value-type="float">
            <text:p>15.73</text:p>
          </table:table-cell>
          <table:table-cell office:value-type="float" office:value="-73.8979" calcext:value-type="float">
            <text:p>-73.8979</text:p>
          </table:table-cell>
        </table:table-row>
        <table:table-row table:style-name="ro1">
          <table:table-cell/>
          <table:table-cell office:value-type="float" office:value="15.74" calcext:value-type="float">
            <text:p>15.74</text:p>
          </table:table-cell>
          <table:table-cell office:value-type="float" office:value="-73.8985" calcext:value-type="float">
            <text:p>-73.8985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office:value-type="float" office:value="-73.8991" calcext:value-type="float">
            <text:p>-73.8991</text:p>
          </table:table-cell>
        </table:table-row>
        <table:table-row table:style-name="ro1">
          <table:table-cell/>
          <table:table-cell office:value-type="float" office:value="15.76" calcext:value-type="float">
            <text:p>15.76</text:p>
          </table:table-cell>
          <table:table-cell office:value-type="float" office:value="-73.8997" calcext:value-type="float">
            <text:p>-73.8997</text:p>
          </table:table-cell>
        </table:table-row>
        <table:table-row table:style-name="ro1">
          <table:table-cell/>
          <table:table-cell office:value-type="float" office:value="15.77" calcext:value-type="float">
            <text:p>15.77</text:p>
          </table:table-cell>
          <table:table-cell office:value-type="float" office:value="-73.9004" calcext:value-type="float">
            <text:p>-73.9004</text:p>
          </table:table-cell>
        </table:table-row>
        <table:table-row table:style-name="ro1">
          <table:table-cell/>
          <table:table-cell office:value-type="float" office:value="15.78" calcext:value-type="float">
            <text:p>15.78</text:p>
          </table:table-cell>
          <table:table-cell office:value-type="float" office:value="-73.901" calcext:value-type="float">
            <text:p>-73.901</text:p>
          </table:table-cell>
        </table:table-row>
        <table:table-row table:style-name="ro1">
          <table:table-cell/>
          <table:table-cell office:value-type="float" office:value="15.79" calcext:value-type="float">
            <text:p>15.79</text:p>
          </table:table-cell>
          <table:table-cell office:value-type="float" office:value="-73.9017" calcext:value-type="float">
            <text:p>-73.901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-73.9023" calcext:value-type="float">
            <text:p>-73.9023</text:p>
          </table:table-cell>
        </table:table-row>
        <table:table-row table:style-name="ro1">
          <table:table-cell/>
          <table:table-cell office:value-type="float" office:value="15.81" calcext:value-type="float">
            <text:p>15.81</text:p>
          </table:table-cell>
          <table:table-cell office:value-type="float" office:value="-73.903" calcext:value-type="float">
            <text:p>-73.903</text:p>
          </table:table-cell>
        </table:table-row>
        <table:table-row table:style-name="ro1">
          <table:table-cell/>
          <table:table-cell office:value-type="float" office:value="15.82" calcext:value-type="float">
            <text:p>15.82</text:p>
          </table:table-cell>
          <table:table-cell office:value-type="float" office:value="-73.9036" calcext:value-type="float">
            <text:p>-73.9036</text:p>
          </table:table-cell>
        </table:table-row>
        <table:table-row table:style-name="ro1">
          <table:table-cell/>
          <table:table-cell office:value-type="float" office:value="15.83" calcext:value-type="float">
            <text:p>15.83</text:p>
          </table:table-cell>
          <table:table-cell office:value-type="float" office:value="-73.9043" calcext:value-type="float">
            <text:p>-73.9043</text:p>
          </table:table-cell>
        </table:table-row>
        <table:table-row table:style-name="ro1">
          <table:table-cell/>
          <table:table-cell office:value-type="float" office:value="15.84" calcext:value-type="float">
            <text:p>15.84</text:p>
          </table:table-cell>
          <table:table-cell office:value-type="float" office:value="-73.9049" calcext:value-type="float">
            <text:p>-73.9049</text:p>
          </table:table-cell>
        </table:table-row>
        <table:table-row table:style-name="ro1">
          <table:table-cell/>
          <table:table-cell office:value-type="float" office:value="15.85" calcext:value-type="float">
            <text:p>15.85</text:p>
          </table:table-cell>
          <table:table-cell office:value-type="float" office:value="-73.9056" calcext:value-type="float">
            <text:p>-73.9056</text:p>
          </table:table-cell>
        </table:table-row>
        <table:table-row table:style-name="ro1">
          <table:table-cell/>
          <table:table-cell office:value-type="float" office:value="15.86" calcext:value-type="float">
            <text:p>15.86</text:p>
          </table:table-cell>
          <table:table-cell office:value-type="float" office:value="-73.9062" calcext:value-type="float">
            <text:p>-73.9062</text:p>
          </table:table-cell>
        </table:table-row>
        <table:table-row table:style-name="ro1">
          <table:table-cell/>
          <table:table-cell office:value-type="float" office:value="15.87" calcext:value-type="float">
            <text:p>15.87</text:p>
          </table:table-cell>
          <table:table-cell office:value-type="float" office:value="-73.9069" calcext:value-type="float">
            <text:p>-73.9069</text:p>
          </table:table-cell>
        </table:table-row>
        <table:table-row table:style-name="ro1">
          <table:table-cell/>
          <table:table-cell office:value-type="float" office:value="15.88" calcext:value-type="float">
            <text:p>15.88</text:p>
          </table:table-cell>
          <table:table-cell office:value-type="float" office:value="-73.9075" calcext:value-type="float">
            <text:p>-73.9075</text:p>
          </table:table-cell>
        </table:table-row>
        <table:table-row table:style-name="ro1">
          <table:table-cell/>
          <table:table-cell office:value-type="float" office:value="15.89" calcext:value-type="float">
            <text:p>15.89</text:p>
          </table:table-cell>
          <table:table-cell office:value-type="float" office:value="-73.9082" calcext:value-type="float">
            <text:p>-73.9082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-73.9089" calcext:value-type="float">
            <text:p>-73.9089</text:p>
          </table:table-cell>
        </table:table-row>
        <table:table-row table:style-name="ro1">
          <table:table-cell/>
          <table:table-cell office:value-type="float" office:value="15.91" calcext:value-type="float">
            <text:p>15.91</text:p>
          </table:table-cell>
          <table:table-cell office:value-type="float" office:value="-73.9095" calcext:value-type="float">
            <text:p>-73.9095</text:p>
          </table:table-cell>
        </table:table-row>
        <table:table-row table:style-name="ro1">
          <table:table-cell/>
          <table:table-cell office:value-type="float" office:value="15.92" calcext:value-type="float">
            <text:p>15.92</text:p>
          </table:table-cell>
          <table:table-cell office:value-type="float" office:value="-73.9102" calcext:value-type="float">
            <text:p>-73.9102</text:p>
          </table:table-cell>
        </table:table-row>
        <table:table-row table:style-name="ro1">
          <table:table-cell/>
          <table:table-cell office:value-type="float" office:value="15.93" calcext:value-type="float">
            <text:p>15.93</text:p>
          </table:table-cell>
          <table:table-cell office:value-type="float" office:value="-73.9108" calcext:value-type="float">
            <text:p>-73.9108</text:p>
          </table:table-cell>
        </table:table-row>
        <table:table-row table:style-name="ro1">
          <table:table-cell/>
          <table:table-cell office:value-type="float" office:value="15.94" calcext:value-type="float">
            <text:p>15.94</text:p>
          </table:table-cell>
          <table:table-cell office:value-type="float" office:value="-73.9115" calcext:value-type="float">
            <text:p>-73.9115</text:p>
          </table:table-cell>
        </table:table-row>
        <table:table-row table:style-name="ro1">
          <table:table-cell/>
          <table:table-cell office:value-type="float" office:value="15.95" calcext:value-type="float">
            <text:p>15.95</text:p>
          </table:table-cell>
          <table:table-cell office:value-type="float" office:value="-73.9121" calcext:value-type="float">
            <text:p>-73.9121</text:p>
          </table:table-cell>
        </table:table-row>
        <table:table-row table:style-name="ro1">
          <table:table-cell/>
          <table:table-cell office:value-type="float" office:value="15.96" calcext:value-type="float">
            <text:p>15.96</text:p>
          </table:table-cell>
          <table:table-cell office:value-type="float" office:value="-73.9128" calcext:value-type="float">
            <text:p>-73.9128</text:p>
          </table:table-cell>
        </table:table-row>
        <table:table-row table:style-name="ro1">
          <table:table-cell/>
          <table:table-cell office:value-type="float" office:value="15.97" calcext:value-type="float">
            <text:p>15.97</text:p>
          </table:table-cell>
          <table:table-cell office:value-type="float" office:value="-73.9135" calcext:value-type="float">
            <text:p>-73.9135</text:p>
          </table:table-cell>
        </table:table-row>
        <table:table-row table:style-name="ro1">
          <table:table-cell/>
          <table:table-cell office:value-type="float" office:value="15.98" calcext:value-type="float">
            <text:p>15.98</text:p>
          </table:table-cell>
          <table:table-cell office:value-type="float" office:value="-73.9141" calcext:value-type="float">
            <text:p>-73.9141</text:p>
          </table:table-cell>
        </table:table-row>
        <table:table-row table:style-name="ro1">
          <table:table-cell/>
          <table:table-cell office:value-type="float" office:value="15.99" calcext:value-type="float">
            <text:p>15.99</text:p>
          </table:table-cell>
          <table:table-cell office:value-type="float" office:value="-73.9148" calcext:value-type="float">
            <text:p>-73.91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73.9154" calcext:value-type="float">
            <text:p>-73.9154</text:p>
          </table:table-cell>
        </table:table-row>
        <table:table-row table:style-name="ro1">
          <table:table-cell/>
          <table:table-cell office:value-type="float" office:value="16.01" calcext:value-type="float">
            <text:p>16.01</text:p>
          </table:table-cell>
          <table:table-cell office:value-type="float" office:value="-73.9161" calcext:value-type="float">
            <text:p>-73.9161</text:p>
          </table:table-cell>
        </table:table-row>
        <table:table-row table:style-name="ro1">
          <table:table-cell/>
          <table:table-cell office:value-type="float" office:value="16.02" calcext:value-type="float">
            <text:p>16.02</text:p>
          </table:table-cell>
          <table:table-cell office:value-type="float" office:value="-73.9168" calcext:value-type="float">
            <text:p>-73.9168</text:p>
          </table:table-cell>
        </table:table-row>
        <table:table-row table:style-name="ro1">
          <table:table-cell/>
          <table:table-cell office:value-type="float" office:value="16.03" calcext:value-type="float">
            <text:p>16.03</text:p>
          </table:table-cell>
          <table:table-cell office:value-type="float" office:value="-73.9174" calcext:value-type="float">
            <text:p>-73.9174</text:p>
          </table:table-cell>
        </table:table-row>
        <table:table-row table:style-name="ro1">
          <table:table-cell/>
          <table:table-cell office:value-type="float" office:value="16.04" calcext:value-type="float">
            <text:p>16.04</text:p>
          </table:table-cell>
          <table:table-cell office:value-type="float" office:value="-73.9181" calcext:value-type="float">
            <text:p>-73.9181</text:p>
          </table:table-cell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office:value-type="float" office:value="-73.9187" calcext:value-type="float">
            <text:p>-73.9187</text:p>
          </table:table-cell>
        </table:table-row>
        <table:table-row table:style-name="ro1">
          <table:table-cell/>
          <table:table-cell office:value-type="float" office:value="16.06" calcext:value-type="float">
            <text:p>16.06</text:p>
          </table:table-cell>
          <table:table-cell office:value-type="float" office:value="-73.9194" calcext:value-type="float">
            <text:p>-73.9194</text:p>
          </table:table-cell>
        </table:table-row>
        <table:table-row table:style-name="ro1">
          <table:table-cell/>
          <table:table-cell office:value-type="float" office:value="16.07" calcext:value-type="float">
            <text:p>16.07</text:p>
          </table:table-cell>
          <table:table-cell office:value-type="float" office:value="-73.92" calcext:value-type="float">
            <text:p>-73.92</text:p>
          </table:table-cell>
        </table:table-row>
        <table:table-row table:style-name="ro1">
          <table:table-cell/>
          <table:table-cell office:value-type="float" office:value="16.08" calcext:value-type="float">
            <text:p>16.08</text:p>
          </table:table-cell>
          <table:table-cell office:value-type="float" office:value="-73.9207" calcext:value-type="float">
            <text:p>-73.9207</text:p>
          </table:table-cell>
        </table:table-row>
        <table:table-row table:style-name="ro1">
          <table:table-cell/>
          <table:table-cell office:value-type="float" office:value="16.09" calcext:value-type="float">
            <text:p>16.09</text:p>
          </table:table-cell>
          <table:table-cell office:value-type="float" office:value="-73.9213" calcext:value-type="float">
            <text:p>-73.9213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-73.922" calcext:value-type="float">
            <text:p>-73.922</text:p>
          </table:table-cell>
        </table:table-row>
        <table:table-row table:style-name="ro1">
          <table:table-cell/>
          <table:table-cell office:value-type="float" office:value="16.11" calcext:value-type="float">
            <text:p>16.11</text:p>
          </table:table-cell>
          <table:table-cell office:value-type="float" office:value="-73.9226" calcext:value-type="float">
            <text:p>-73.9226</text:p>
          </table:table-cell>
        </table:table-row>
        <table:table-row table:style-name="ro1">
          <table:table-cell/>
          <table:table-cell office:value-type="float" office:value="16.12" calcext:value-type="float">
            <text:p>16.12</text:p>
          </table:table-cell>
          <table:table-cell office:value-type="float" office:value="-73.9233" calcext:value-type="float">
            <text:p>-73.9233</text:p>
          </table:table-cell>
        </table:table-row>
        <table:table-row table:style-name="ro1">
          <table:table-cell/>
          <table:table-cell office:value-type="float" office:value="16.13" calcext:value-type="float">
            <text:p>16.13</text:p>
          </table:table-cell>
          <table:table-cell office:value-type="float" office:value="-73.924" calcext:value-type="float">
            <text:p>-73.924</text:p>
          </table:table-cell>
        </table:table-row>
        <table:table-row table:style-name="ro1">
          <table:table-cell/>
          <table:table-cell office:value-type="float" office:value="16.14" calcext:value-type="float">
            <text:p>16.14</text:p>
          </table:table-cell>
          <table:table-cell office:value-type="float" office:value="-73.9246" calcext:value-type="float">
            <text:p>-73.9246</text:p>
          </table:table-cell>
        </table:table-row>
        <table:table-row table:style-name="ro1">
          <table:table-cell/>
          <table:table-cell office:value-type="float" office:value="16.15" calcext:value-type="float">
            <text:p>16.15</text:p>
          </table:table-cell>
          <table:table-cell office:value-type="float" office:value="-73.9253" calcext:value-type="float">
            <text:p>-73.9253</text:p>
          </table:table-cell>
        </table:table-row>
        <table:table-row table:style-name="ro1">
          <table:table-cell/>
          <table:table-cell office:value-type="float" office:value="16.16" calcext:value-type="float">
            <text:p>16.16</text:p>
          </table:table-cell>
          <table:table-cell office:value-type="float" office:value="-73.9259" calcext:value-type="float">
            <text:p>-73.9259</text:p>
          </table:table-cell>
        </table:table-row>
        <table:table-row table:style-name="ro1">
          <table:table-cell/>
          <table:table-cell office:value-type="float" office:value="16.17" calcext:value-type="float">
            <text:p>16.17</text:p>
          </table:table-cell>
          <table:table-cell office:value-type="float" office:value="-73.9266" calcext:value-type="float">
            <text:p>-73.9266</text:p>
          </table:table-cell>
        </table:table-row>
        <table:table-row table:style-name="ro1">
          <table:table-cell/>
          <table:table-cell office:value-type="float" office:value="16.18" calcext:value-type="float">
            <text:p>16.18</text:p>
          </table:table-cell>
          <table:table-cell office:value-type="float" office:value="-73.9272" calcext:value-type="float">
            <text:p>-73.9272</text:p>
          </table:table-cell>
        </table:table-row>
        <table:table-row table:style-name="ro1">
          <table:table-cell/>
          <table:table-cell office:value-type="float" office:value="16.19" calcext:value-type="float">
            <text:p>16.19</text:p>
          </table:table-cell>
          <table:table-cell office:value-type="float" office:value="-73.9278" calcext:value-type="float">
            <text:p>-73.9278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office:value-type="float" office:value="-73.9285" calcext:value-type="float">
            <text:p>-73.9285</text:p>
          </table:table-cell>
        </table:table-row>
        <table:table-row table:style-name="ro1">
          <table:table-cell/>
          <table:table-cell office:value-type="float" office:value="16.21" calcext:value-type="float">
            <text:p>16.21</text:p>
          </table:table-cell>
          <table:table-cell office:value-type="float" office:value="-73.9291" calcext:value-type="float">
            <text:p>-73.9291</text:p>
          </table:table-cell>
        </table:table-row>
        <table:table-row table:style-name="ro1">
          <table:table-cell/>
          <table:table-cell office:value-type="float" office:value="16.22" calcext:value-type="float">
            <text:p>16.22</text:p>
          </table:table-cell>
          <table:table-cell office:value-type="float" office:value="-73.9298" calcext:value-type="float">
            <text:p>-73.9298</text:p>
          </table:table-cell>
        </table:table-row>
        <table:table-row table:style-name="ro1">
          <table:table-cell/>
          <table:table-cell office:value-type="float" office:value="16.23" calcext:value-type="float">
            <text:p>16.23</text:p>
          </table:table-cell>
          <table:table-cell office:value-type="float" office:value="-73.9304" calcext:value-type="float">
            <text:p>-73.9304</text:p>
          </table:table-cell>
        </table:table-row>
        <table:table-row table:style-name="ro1">
          <table:table-cell/>
          <table:table-cell office:value-type="float" office:value="16.24" calcext:value-type="float">
            <text:p>16.24</text:p>
          </table:table-cell>
          <table:table-cell office:value-type="float" office:value="-73.9311" calcext:value-type="float">
            <text:p>-73.9311</text:p>
          </table:table-cell>
        </table:table-row>
        <table:table-row table:style-name="ro1">
          <table:table-cell/>
          <table:table-cell office:value-type="float" office:value="16.25" calcext:value-type="float">
            <text:p>16.25</text:p>
          </table:table-cell>
          <table:table-cell office:value-type="float" office:value="-73.9317" calcext:value-type="float">
            <text:p>-73.9317</text:p>
          </table:table-cell>
        </table:table-row>
        <table:table-row table:style-name="ro1">
          <table:table-cell/>
          <table:table-cell office:value-type="float" office:value="16.26" calcext:value-type="float">
            <text:p>16.26</text:p>
          </table:table-cell>
          <table:table-cell office:value-type="float" office:value="-73.9324" calcext:value-type="float">
            <text:p>-73.9324</text:p>
          </table:table-cell>
        </table:table-row>
        <table:table-row table:style-name="ro1">
          <table:table-cell/>
          <table:table-cell office:value-type="float" office:value="16.27" calcext:value-type="float">
            <text:p>16.27</text:p>
          </table:table-cell>
          <table:table-cell office:value-type="float" office:value="-73.933" calcext:value-type="float">
            <text:p>-73.933</text:p>
          </table:table-cell>
        </table:table-row>
        <table:table-row table:style-name="ro1">
          <table:table-cell/>
          <table:table-cell office:value-type="float" office:value="16.28" calcext:value-type="float">
            <text:p>16.28</text:p>
          </table:table-cell>
          <table:table-cell office:value-type="float" office:value="-73.9336" calcext:value-type="float">
            <text:p>-73.9336</text:p>
          </table:table-cell>
        </table:table-row>
        <table:table-row table:style-name="ro1">
          <table:table-cell/>
          <table:table-cell office:value-type="float" office:value="16.29" calcext:value-type="float">
            <text:p>16.29</text:p>
          </table:table-cell>
          <table:table-cell office:value-type="float" office:value="-73.9343" calcext:value-type="float">
            <text:p>-73.9343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office:value-type="float" office:value="-73.9349" calcext:value-type="float">
            <text:p>-73.9349</text:p>
          </table:table-cell>
        </table:table-row>
        <table:table-row table:style-name="ro1">
          <table:table-cell/>
          <table:table-cell office:value-type="float" office:value="16.31" calcext:value-type="float">
            <text:p>16.31</text:p>
          </table:table-cell>
          <table:table-cell office:value-type="float" office:value="-73.9356" calcext:value-type="float">
            <text:p>-73.9356</text:p>
          </table:table-cell>
        </table:table-row>
        <table:table-row table:style-name="ro1">
          <table:table-cell/>
          <table:table-cell office:value-type="float" office:value="16.32" calcext:value-type="float">
            <text:p>16.32</text:p>
          </table:table-cell>
          <table:table-cell office:value-type="float" office:value="-73.9362" calcext:value-type="float">
            <text:p>-73.9362</text:p>
          </table:table-cell>
        </table:table-row>
        <table:table-row table:style-name="ro1">
          <table:table-cell/>
          <table:table-cell office:value-type="float" office:value="16.33" calcext:value-type="float">
            <text:p>16.33</text:p>
          </table:table-cell>
          <table:table-cell office:value-type="float" office:value="-73.9368" calcext:value-type="float">
            <text:p>-73.9368</text:p>
          </table:table-cell>
        </table:table-row>
        <table:table-row table:style-name="ro1">
          <table:table-cell/>
          <table:table-cell office:value-type="float" office:value="16.34" calcext:value-type="float">
            <text:p>16.34</text:p>
          </table:table-cell>
          <table:table-cell office:value-type="float" office:value="-73.9375" calcext:value-type="float">
            <text:p>-73.9375</text:p>
          </table:table-cell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office:value-type="float" office:value="-73.9381" calcext:value-type="float">
            <text:p>-73.9381</text:p>
          </table:table-cell>
        </table:table-row>
        <table:table-row table:style-name="ro1">
          <table:table-cell/>
          <table:table-cell office:value-type="float" office:value="16.36" calcext:value-type="float">
            <text:p>16.36</text:p>
          </table:table-cell>
          <table:table-cell office:value-type="float" office:value="-73.9388" calcext:value-type="float">
            <text:p>-73.9388</text:p>
          </table:table-cell>
        </table:table-row>
        <table:table-row table:style-name="ro1">
          <table:table-cell/>
          <table:table-cell office:value-type="float" office:value="16.37" calcext:value-type="float">
            <text:p>16.37</text:p>
          </table:table-cell>
          <table:table-cell office:value-type="float" office:value="-73.9394" calcext:value-type="float">
            <text:p>-73.9394</text:p>
          </table:table-cell>
        </table:table-row>
        <table:table-row table:style-name="ro1">
          <table:table-cell/>
          <table:table-cell office:value-type="float" office:value="16.38" calcext:value-type="float">
            <text:p>16.38</text:p>
          </table:table-cell>
          <table:table-cell office:value-type="float" office:value="-73.94" calcext:value-type="float">
            <text:p>-73.94</text:p>
          </table:table-cell>
        </table:table-row>
        <table:table-row table:style-name="ro1">
          <table:table-cell/>
          <table:table-cell office:value-type="float" office:value="16.39" calcext:value-type="float">
            <text:p>16.39</text:p>
          </table:table-cell>
          <table:table-cell office:value-type="float" office:value="-73.9407" calcext:value-type="float">
            <text:p>-73.9407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-73.9413" calcext:value-type="float">
            <text:p>-73.9413</text:p>
          </table:table-cell>
        </table:table-row>
        <table:table-row table:style-name="ro1">
          <table:table-cell/>
          <table:table-cell office:value-type="float" office:value="16.41" calcext:value-type="float">
            <text:p>16.41</text:p>
          </table:table-cell>
          <table:table-cell office:value-type="float" office:value="-73.9419" calcext:value-type="float">
            <text:p>-73.9419</text:p>
          </table:table-cell>
        </table:table-row>
        <table:table-row table:style-name="ro1">
          <table:table-cell/>
          <table:table-cell office:value-type="float" office:value="16.42" calcext:value-type="float">
            <text:p>16.42</text:p>
          </table:table-cell>
          <table:table-cell office:value-type="float" office:value="-73.9425" calcext:value-type="float">
            <text:p>-73.9425</text:p>
          </table:table-cell>
        </table:table-row>
        <table:table-row table:style-name="ro1">
          <table:table-cell/>
          <table:table-cell office:value-type="float" office:value="16.43" calcext:value-type="float">
            <text:p>16.43</text:p>
          </table:table-cell>
          <table:table-cell office:value-type="float" office:value="-73.9432" calcext:value-type="float">
            <text:p>-73.9432</text:p>
          </table:table-cell>
        </table:table-row>
        <table:table-row table:style-name="ro1">
          <table:table-cell/>
          <table:table-cell office:value-type="float" office:value="16.44" calcext:value-type="float">
            <text:p>16.44</text:p>
          </table:table-cell>
          <table:table-cell office:value-type="float" office:value="-73.9438" calcext:value-type="float">
            <text:p>-73.9438</text:p>
          </table:table-cell>
        </table:table-row>
        <table:table-row table:style-name="ro1">
          <table:table-cell/>
          <table:table-cell office:value-type="float" office:value="16.45" calcext:value-type="float">
            <text:p>16.45</text:p>
          </table:table-cell>
          <table:table-cell office:value-type="float" office:value="-73.9444" calcext:value-type="float">
            <text:p>-73.9444</text:p>
          </table:table-cell>
        </table:table-row>
        <table:table-row table:style-name="ro1">
          <table:table-cell/>
          <table:table-cell office:value-type="float" office:value="16.46" calcext:value-type="float">
            <text:p>16.46</text:p>
          </table:table-cell>
          <table:table-cell office:value-type="float" office:value="-73.9451" calcext:value-type="float">
            <text:p>-73.9451</text:p>
          </table:table-cell>
        </table:table-row>
        <table:table-row table:style-name="ro1">
          <table:table-cell/>
          <table:table-cell office:value-type="float" office:value="16.47" calcext:value-type="float">
            <text:p>16.47</text:p>
          </table:table-cell>
          <table:table-cell office:value-type="float" office:value="-73.9457" calcext:value-type="float">
            <text:p>-73.9457</text:p>
          </table:table-cell>
        </table:table-row>
        <table:table-row table:style-name="ro1">
          <table:table-cell/>
          <table:table-cell office:value-type="float" office:value="16.48" calcext:value-type="float">
            <text:p>16.48</text:p>
          </table:table-cell>
          <table:table-cell office:value-type="float" office:value="-73.9463" calcext:value-type="float">
            <text:p>-73.9463</text:p>
          </table:table-cell>
        </table:table-row>
        <table:table-row table:style-name="ro1">
          <table:table-cell/>
          <table:table-cell office:value-type="float" office:value="16.49" calcext:value-type="float">
            <text:p>16.49</text:p>
          </table:table-cell>
          <table:table-cell office:value-type="float" office:value="-73.9469" calcext:value-type="float">
            <text:p>-73.946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-73.9476" calcext:value-type="float">
            <text:p>-73.9476</text:p>
          </table:table-cell>
        </table:table-row>
        <table:table-row table:style-name="ro1">
          <table:table-cell/>
          <table:table-cell office:value-type="float" office:value="16.51" calcext:value-type="float">
            <text:p>16.51</text:p>
          </table:table-cell>
          <table:table-cell office:value-type="float" office:value="-73.9482" calcext:value-type="float">
            <text:p>-73.9482</text:p>
          </table:table-cell>
        </table:table-row>
        <table:table-row table:style-name="ro1">
          <table:table-cell/>
          <table:table-cell office:value-type="float" office:value="16.52" calcext:value-type="float">
            <text:p>16.52</text:p>
          </table:table-cell>
          <table:table-cell office:value-type="float" office:value="-73.9488" calcext:value-type="float">
            <text:p>-73.9488</text:p>
          </table:table-cell>
        </table:table-row>
        <table:table-row table:style-name="ro1">
          <table:table-cell/>
          <table:table-cell office:value-type="float" office:value="16.53" calcext:value-type="float">
            <text:p>16.53</text:p>
          </table:table-cell>
          <table:table-cell office:value-type="float" office:value="-73.9494" calcext:value-type="float">
            <text:p>-73.9494</text:p>
          </table:table-cell>
        </table:table-row>
        <table:table-row table:style-name="ro1">
          <table:table-cell/>
          <table:table-cell office:value-type="float" office:value="16.54" calcext:value-type="float">
            <text:p>16.54</text:p>
          </table:table-cell>
          <table:table-cell office:value-type="float" office:value="-73.9501" calcext:value-type="float">
            <text:p>-73.9501</text:p>
          </table:table-cell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office:value-type="float" office:value="-73.9507" calcext:value-type="float">
            <text:p>-73.9507</text:p>
          </table:table-cell>
        </table:table-row>
        <table:table-row table:style-name="ro1">
          <table:table-cell/>
          <table:table-cell office:value-type="float" office:value="16.56" calcext:value-type="float">
            <text:p>16.56</text:p>
          </table:table-cell>
          <table:table-cell office:value-type="float" office:value="-73.9513" calcext:value-type="float">
            <text:p>-73.9513</text:p>
          </table:table-cell>
        </table:table-row>
        <table:table-row table:style-name="ro1">
          <table:table-cell/>
          <table:table-cell office:value-type="float" office:value="16.57" calcext:value-type="float">
            <text:p>16.57</text:p>
          </table:table-cell>
          <table:table-cell office:value-type="float" office:value="-73.9519" calcext:value-type="float">
            <text:p>-73.9519</text:p>
          </table:table-cell>
        </table:table-row>
        <table:table-row table:style-name="ro1">
          <table:table-cell/>
          <table:table-cell office:value-type="float" office:value="16.58" calcext:value-type="float">
            <text:p>16.58</text:p>
          </table:table-cell>
          <table:table-cell office:value-type="float" office:value="-73.9525" calcext:value-type="float">
            <text:p>-73.9525</text:p>
          </table:table-cell>
        </table:table-row>
        <table:table-row table:style-name="ro1">
          <table:table-cell/>
          <table:table-cell office:value-type="float" office:value="16.59" calcext:value-type="float">
            <text:p>16.59</text:p>
          </table:table-cell>
          <table:table-cell office:value-type="float" office:value="-73.9532" calcext:value-type="float">
            <text:p>-73.9532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-73.9538" calcext:value-type="float">
            <text:p>-73.9538</text:p>
          </table:table-cell>
        </table:table-row>
        <table:table-row table:style-name="ro1">
          <table:table-cell/>
          <table:table-cell office:value-type="float" office:value="16.61" calcext:value-type="float">
            <text:p>16.61</text:p>
          </table:table-cell>
          <table:table-cell office:value-type="float" office:value="-73.9544" calcext:value-type="float">
            <text:p>-73.9544</text:p>
          </table:table-cell>
        </table:table-row>
        <table:table-row table:style-name="ro1">
          <table:table-cell/>
          <table:table-cell office:value-type="float" office:value="16.62" calcext:value-type="float">
            <text:p>16.62</text:p>
          </table:table-cell>
          <table:table-cell office:value-type="float" office:value="-73.955" calcext:value-type="float">
            <text:p>-73.955</text:p>
          </table:table-cell>
        </table:table-row>
        <table:table-row table:style-name="ro1">
          <table:table-cell/>
          <table:table-cell office:value-type="float" office:value="16.63" calcext:value-type="float">
            <text:p>16.63</text:p>
          </table:table-cell>
          <table:table-cell office:value-type="float" office:value="-73.9556" calcext:value-type="float">
            <text:p>-73.9556</text:p>
          </table:table-cell>
        </table:table-row>
        <table:table-row table:style-name="ro1">
          <table:table-cell/>
          <table:table-cell office:value-type="float" office:value="16.64" calcext:value-type="float">
            <text:p>16.64</text:p>
          </table:table-cell>
          <table:table-cell office:value-type="float" office:value="-73.9562" calcext:value-type="float">
            <text:p>-73.9562</text:p>
          </table:table-cell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office:value-type="float" office:value="-73.9568" calcext:value-type="float">
            <text:p>-73.9568</text:p>
          </table:table-cell>
        </table:table-row>
        <table:table-row table:style-name="ro1">
          <table:table-cell/>
          <table:table-cell office:value-type="float" office:value="16.66" calcext:value-type="float">
            <text:p>16.66</text:p>
          </table:table-cell>
          <table:table-cell office:value-type="float" office:value="-73.9575" calcext:value-type="float">
            <text:p>-73.9575</text:p>
          </table:table-cell>
        </table:table-row>
        <table:table-row table:style-name="ro1">
          <table:table-cell/>
          <table:table-cell office:value-type="float" office:value="16.67" calcext:value-type="float">
            <text:p>16.67</text:p>
          </table:table-cell>
          <table:table-cell office:value-type="float" office:value="-73.9581" calcext:value-type="float">
            <text:p>-73.9581</text:p>
          </table:table-cell>
        </table:table-row>
        <table:table-row table:style-name="ro1">
          <table:table-cell/>
          <table:table-cell office:value-type="float" office:value="16.68" calcext:value-type="float">
            <text:p>16.68</text:p>
          </table:table-cell>
          <table:table-cell office:value-type="float" office:value="-73.9587" calcext:value-type="float">
            <text:p>-73.9587</text:p>
          </table:table-cell>
        </table:table-row>
        <table:table-row table:style-name="ro1">
          <table:table-cell/>
          <table:table-cell office:value-type="float" office:value="16.69" calcext:value-type="float">
            <text:p>16.69</text:p>
          </table:table-cell>
          <table:table-cell office:value-type="float" office:value="-73.9593" calcext:value-type="float">
            <text:p>-73.9593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-73.9599" calcext:value-type="float">
            <text:p>-73.9599</text:p>
          </table:table-cell>
        </table:table-row>
        <table:table-row table:style-name="ro1">
          <table:table-cell/>
          <table:table-cell office:value-type="float" office:value="16.71" calcext:value-type="float">
            <text:p>16.71</text:p>
          </table:table-cell>
          <table:table-cell office:value-type="float" office:value="-73.9605" calcext:value-type="float">
            <text:p>-73.9605</text:p>
          </table:table-cell>
        </table:table-row>
        <table:table-row table:style-name="ro1">
          <table:table-cell/>
          <table:table-cell office:value-type="float" office:value="16.72" calcext:value-type="float">
            <text:p>16.72</text:p>
          </table:table-cell>
          <table:table-cell office:value-type="float" office:value="-73.9611" calcext:value-type="float">
            <text:p>-73.9611</text:p>
          </table:table-cell>
        </table:table-row>
        <table:table-row table:style-name="ro1">
          <table:table-cell/>
          <table:table-cell office:value-type="float" office:value="16.73" calcext:value-type="float">
            <text:p>16.73</text:p>
          </table:table-cell>
          <table:table-cell office:value-type="float" office:value="-73.9617" calcext:value-type="float">
            <text:p>-73.9617</text:p>
          </table:table-cell>
        </table:table-row>
        <table:table-row table:style-name="ro1">
          <table:table-cell/>
          <table:table-cell office:value-type="float" office:value="16.74" calcext:value-type="float">
            <text:p>16.74</text:p>
          </table:table-cell>
          <table:table-cell office:value-type="float" office:value="-73.9623" calcext:value-type="float">
            <text:p>-73.9623</text:p>
          </table:table-cell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office:value-type="float" office:value="-73.9629" calcext:value-type="float">
            <text:p>-73.9629</text:p>
          </table:table-cell>
        </table:table-row>
        <table:table-row table:style-name="ro1">
          <table:table-cell/>
          <table:table-cell office:value-type="float" office:value="16.76" calcext:value-type="float">
            <text:p>16.76</text:p>
          </table:table-cell>
          <table:table-cell office:value-type="float" office:value="-73.9635" calcext:value-type="float">
            <text:p>-73.9635</text:p>
          </table:table-cell>
        </table:table-row>
        <table:table-row table:style-name="ro1">
          <table:table-cell/>
          <table:table-cell office:value-type="float" office:value="16.77" calcext:value-type="float">
            <text:p>16.77</text:p>
          </table:table-cell>
          <table:table-cell office:value-type="float" office:value="-73.9641" calcext:value-type="float">
            <text:p>-73.9641</text:p>
          </table:table-cell>
        </table:table-row>
        <table:table-row table:style-name="ro1">
          <table:table-cell/>
          <table:table-cell office:value-type="float" office:value="16.78" calcext:value-type="float">
            <text:p>16.78</text:p>
          </table:table-cell>
          <table:table-cell office:value-type="float" office:value="-73.9647" calcext:value-type="float">
            <text:p>-73.9647</text:p>
          </table:table-cell>
        </table:table-row>
        <table:table-row table:style-name="ro1">
          <table:table-cell/>
          <table:table-cell office:value-type="float" office:value="16.79" calcext:value-type="float">
            <text:p>16.79</text:p>
          </table:table-cell>
          <table:table-cell office:value-type="float" office:value="-73.9653" calcext:value-type="float">
            <text:p>-73.9653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-73.9659" calcext:value-type="float">
            <text:p>-73.9659</text:p>
          </table:table-cell>
        </table:table-row>
        <table:table-row table:style-name="ro1">
          <table:table-cell/>
          <table:table-cell office:value-type="float" office:value="16.81" calcext:value-type="float">
            <text:p>16.81</text:p>
          </table:table-cell>
          <table:table-cell office:value-type="float" office:value="-73.9665" calcext:value-type="float">
            <text:p>-73.9665</text:p>
          </table:table-cell>
        </table:table-row>
        <table:table-row table:style-name="ro1">
          <table:table-cell/>
          <table:table-cell office:value-type="float" office:value="16.82" calcext:value-type="float">
            <text:p>16.82</text:p>
          </table:table-cell>
          <table:table-cell office:value-type="float" office:value="-73.9671" calcext:value-type="float">
            <text:p>-73.9671</text:p>
          </table:table-cell>
        </table:table-row>
        <table:table-row table:style-name="ro1">
          <table:table-cell/>
          <table:table-cell office:value-type="float" office:value="16.83" calcext:value-type="float">
            <text:p>16.83</text:p>
          </table:table-cell>
          <table:table-cell office:value-type="float" office:value="-73.9677" calcext:value-type="float">
            <text:p>-73.9677</text:p>
          </table:table-cell>
        </table:table-row>
        <table:table-row table:style-name="ro1">
          <table:table-cell/>
          <table:table-cell office:value-type="float" office:value="16.84" calcext:value-type="float">
            <text:p>16.84</text:p>
          </table:table-cell>
          <table:table-cell office:value-type="float" office:value="-73.9683" calcext:value-type="float">
            <text:p>-73.9683</text:p>
          </table:table-cell>
        </table:table-row>
        <table:table-row table:style-name="ro1">
          <table:table-cell/>
          <table:table-cell office:value-type="float" office:value="16.85" calcext:value-type="float">
            <text:p>16.85</text:p>
          </table:table-cell>
          <table:table-cell office:value-type="float" office:value="-73.9689" calcext:value-type="float">
            <text:p>-73.9689</text:p>
          </table:table-cell>
        </table:table-row>
        <table:table-row table:style-name="ro1">
          <table:table-cell/>
          <table:table-cell office:value-type="float" office:value="16.86" calcext:value-type="float">
            <text:p>16.86</text:p>
          </table:table-cell>
          <table:table-cell office:value-type="float" office:value="-73.9695" calcext:value-type="float">
            <text:p>-73.9695</text:p>
          </table:table-cell>
        </table:table-row>
        <table:table-row table:style-name="ro1">
          <table:table-cell/>
          <table:table-cell office:value-type="float" office:value="16.87" calcext:value-type="float">
            <text:p>16.87</text:p>
          </table:table-cell>
          <table:table-cell office:value-type="float" office:value="-73.9701" calcext:value-type="float">
            <text:p>-73.9701</text:p>
          </table:table-cell>
        </table:table-row>
        <table:table-row table:style-name="ro1">
          <table:table-cell/>
          <table:table-cell office:value-type="float" office:value="16.88" calcext:value-type="float">
            <text:p>16.88</text:p>
          </table:table-cell>
          <table:table-cell office:value-type="float" office:value="-73.9707" calcext:value-type="float">
            <text:p>-73.9707</text:p>
          </table:table-cell>
        </table:table-row>
        <table:table-row table:style-name="ro1">
          <table:table-cell/>
          <table:table-cell office:value-type="float" office:value="16.89" calcext:value-type="float">
            <text:p>16.89</text:p>
          </table:table-cell>
          <table:table-cell office:value-type="float" office:value="-73.9713" calcext:value-type="float">
            <text:p>-73.9713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office:value-type="float" office:value="-73.9719" calcext:value-type="float">
            <text:p>-73.9719</text:p>
          </table:table-cell>
        </table:table-row>
        <table:table-row table:style-name="ro1">
          <table:table-cell/>
          <table:table-cell office:value-type="float" office:value="16.91" calcext:value-type="float">
            <text:p>16.91</text:p>
          </table:table-cell>
          <table:table-cell office:value-type="float" office:value="-73.9725" calcext:value-type="float">
            <text:p>-73.9725</text:p>
          </table:table-cell>
        </table:table-row>
        <table:table-row table:style-name="ro1">
          <table:table-cell/>
          <table:table-cell office:value-type="float" office:value="16.92" calcext:value-type="float">
            <text:p>16.92</text:p>
          </table:table-cell>
          <table:table-cell office:value-type="float" office:value="-73.9731" calcext:value-type="float">
            <text:p>-73.9731</text:p>
          </table:table-cell>
        </table:table-row>
        <table:table-row table:style-name="ro1">
          <table:table-cell/>
          <table:table-cell office:value-type="float" office:value="16.93" calcext:value-type="float">
            <text:p>16.93</text:p>
          </table:table-cell>
          <table:table-cell office:value-type="float" office:value="-73.9737" calcext:value-type="float">
            <text:p>-73.9737</text:p>
          </table:table-cell>
        </table:table-row>
        <table:table-row table:style-name="ro1">
          <table:table-cell/>
          <table:table-cell office:value-type="float" office:value="16.94" calcext:value-type="float">
            <text:p>16.94</text:p>
          </table:table-cell>
          <table:table-cell office:value-type="float" office:value="-73.9743" calcext:value-type="float">
            <text:p>-73.9743</text:p>
          </table:table-cell>
        </table:table-row>
        <table:table-row table:style-name="ro1">
          <table:table-cell/>
          <table:table-cell office:value-type="float" office:value="16.95" calcext:value-type="float">
            <text:p>16.95</text:p>
          </table:table-cell>
          <table:table-cell office:value-type="float" office:value="-73.9749" calcext:value-type="float">
            <text:p>-73.9749</text:p>
          </table:table-cell>
        </table:table-row>
        <table:table-row table:style-name="ro1">
          <table:table-cell/>
          <table:table-cell office:value-type="float" office:value="16.96" calcext:value-type="float">
            <text:p>16.96</text:p>
          </table:table-cell>
          <table:table-cell office:value-type="float" office:value="-73.9755" calcext:value-type="float">
            <text:p>-73.9755</text:p>
          </table:table-cell>
        </table:table-row>
        <table:table-row table:style-name="ro1">
          <table:table-cell/>
          <table:table-cell office:value-type="float" office:value="16.97" calcext:value-type="float">
            <text:p>16.97</text:p>
          </table:table-cell>
          <table:table-cell office:value-type="float" office:value="-73.976" calcext:value-type="float">
            <text:p>-73.976</text:p>
          </table:table-cell>
        </table:table-row>
        <table:table-row table:style-name="ro1">
          <table:table-cell/>
          <table:table-cell office:value-type="float" office:value="16.98" calcext:value-type="float">
            <text:p>16.98</text:p>
          </table:table-cell>
          <table:table-cell office:value-type="float" office:value="-73.9766" calcext:value-type="float">
            <text:p>-73.9766</text:p>
          </table:table-cell>
        </table:table-row>
        <table:table-row table:style-name="ro1">
          <table:table-cell/>
          <table:table-cell office:value-type="float" office:value="16.99" calcext:value-type="float">
            <text:p>16.99</text:p>
          </table:table-cell>
          <table:table-cell office:value-type="float" office:value="-73.9772" calcext:value-type="float">
            <text:p>-73.977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73.9778" calcext:value-type="float">
            <text:p>-73.9778</text:p>
          </table:table-cell>
        </table:table-row>
        <table:table-row table:style-name="ro1">
          <table:table-cell/>
          <table:table-cell office:value-type="float" office:value="17.01" calcext:value-type="float">
            <text:p>17.01</text:p>
          </table:table-cell>
          <table:table-cell office:value-type="float" office:value="-73.9784" calcext:value-type="float">
            <text:p>-73.9784</text:p>
          </table:table-cell>
        </table:table-row>
        <table:table-row table:style-name="ro1">
          <table:table-cell/>
          <table:table-cell office:value-type="float" office:value="17.02" calcext:value-type="float">
            <text:p>17.02</text:p>
          </table:table-cell>
          <table:table-cell office:value-type="float" office:value="-73.979" calcext:value-type="float">
            <text:p>-73.979</text:p>
          </table:table-cell>
        </table:table-row>
        <table:table-row table:style-name="ro1">
          <table:table-cell/>
          <table:table-cell office:value-type="float" office:value="17.03" calcext:value-type="float">
            <text:p>17.03</text:p>
          </table:table-cell>
          <table:table-cell office:value-type="float" office:value="-73.9796" calcext:value-type="float">
            <text:p>-73.9796</text:p>
          </table:table-cell>
        </table:table-row>
        <table:table-row table:style-name="ro1">
          <table:table-cell/>
          <table:table-cell office:value-type="float" office:value="17.04" calcext:value-type="float">
            <text:p>17.04</text:p>
          </table:table-cell>
          <table:table-cell office:value-type="float" office:value="-73.9801" calcext:value-type="float">
            <text:p>-73.9801</text:p>
          </table:table-cell>
        </table:table-row>
        <table:table-row table:style-name="ro1">
          <table:table-cell/>
          <table:table-cell office:value-type="float" office:value="17.05" calcext:value-type="float">
            <text:p>17.05</text:p>
          </table:table-cell>
          <table:table-cell office:value-type="float" office:value="-73.9807" calcext:value-type="float">
            <text:p>-73.9807</text:p>
          </table:table-cell>
        </table:table-row>
        <table:table-row table:style-name="ro1">
          <table:table-cell/>
          <table:table-cell office:value-type="float" office:value="17.06" calcext:value-type="float">
            <text:p>17.06</text:p>
          </table:table-cell>
          <table:table-cell office:value-type="float" office:value="-73.9813" calcext:value-type="float">
            <text:p>-73.9813</text:p>
          </table:table-cell>
        </table:table-row>
        <table:table-row table:style-name="ro1">
          <table:table-cell/>
          <table:table-cell office:value-type="float" office:value="17.07" calcext:value-type="float">
            <text:p>17.07</text:p>
          </table:table-cell>
          <table:table-cell office:value-type="float" office:value="-73.9819" calcext:value-type="float">
            <text:p>-73.9819</text:p>
          </table:table-cell>
        </table:table-row>
        <table:table-row table:style-name="ro1">
          <table:table-cell/>
          <table:table-cell office:value-type="float" office:value="17.08" calcext:value-type="float">
            <text:p>17.08</text:p>
          </table:table-cell>
          <table:table-cell office:value-type="float" office:value="-73.9825" calcext:value-type="float">
            <text:p>-73.9825</text:p>
          </table:table-cell>
        </table:table-row>
        <table:table-row table:style-name="ro1">
          <table:table-cell/>
          <table:table-cell office:value-type="float" office:value="17.09" calcext:value-type="float">
            <text:p>17.09</text:p>
          </table:table-cell>
          <table:table-cell office:value-type="float" office:value="-73.983" calcext:value-type="float">
            <text:p>-73.983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office:value-type="float" office:value="-73.9836" calcext:value-type="float">
            <text:p>-73.9836</text:p>
          </table:table-cell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-73.9842" calcext:value-type="float">
            <text:p>-73.9842</text:p>
          </table:table-cell>
        </table:table-row>
        <table:table-row table:style-name="ro1">
          <table:table-cell/>
          <table:table-cell office:value-type="float" office:value="17.12" calcext:value-type="float">
            <text:p>17.12</text:p>
          </table:table-cell>
          <table:table-cell office:value-type="float" office:value="-73.9848" calcext:value-type="float">
            <text:p>-73.9848</text:p>
          </table:table-cell>
        </table:table-row>
        <table:table-row table:style-name="ro1">
          <table:table-cell/>
          <table:table-cell office:value-type="float" office:value="17.13" calcext:value-type="float">
            <text:p>17.13</text:p>
          </table:table-cell>
          <table:table-cell office:value-type="float" office:value="-73.9853" calcext:value-type="float">
            <text:p>-73.9853</text:p>
          </table:table-cell>
        </table:table-row>
        <table:table-row table:style-name="ro1">
          <table:table-cell/>
          <table:table-cell office:value-type="float" office:value="17.14" calcext:value-type="float">
            <text:p>17.14</text:p>
          </table:table-cell>
          <table:table-cell office:value-type="float" office:value="-73.9859" calcext:value-type="float">
            <text:p>-73.9859</text:p>
          </table:table-cell>
        </table:table-row>
        <table:table-row table:style-name="ro1">
          <table:table-cell/>
          <table:table-cell office:value-type="float" office:value="17.15" calcext:value-type="float">
            <text:p>17.15</text:p>
          </table:table-cell>
          <table:table-cell office:value-type="float" office:value="-73.9865" calcext:value-type="float">
            <text:p>-73.9865</text:p>
          </table:table-cell>
        </table:table-row>
        <table:table-row table:style-name="ro1">
          <table:table-cell/>
          <table:table-cell office:value-type="float" office:value="17.16" calcext:value-type="float">
            <text:p>17.16</text:p>
          </table:table-cell>
          <table:table-cell office:value-type="float" office:value="-73.9871" calcext:value-type="float">
            <text:p>-73.9871</text:p>
          </table:table-cell>
        </table:table-row>
        <table:table-row table:style-name="ro1">
          <table:table-cell/>
          <table:table-cell office:value-type="float" office:value="17.17" calcext:value-type="float">
            <text:p>17.17</text:p>
          </table:table-cell>
          <table:table-cell office:value-type="float" office:value="-73.9876" calcext:value-type="float">
            <text:p>-73.9876</text:p>
          </table:table-cell>
        </table:table-row>
        <table:table-row table:style-name="ro1">
          <table:table-cell/>
          <table:table-cell office:value-type="float" office:value="17.18" calcext:value-type="float">
            <text:p>17.18</text:p>
          </table:table-cell>
          <table:table-cell office:value-type="float" office:value="-73.9882" calcext:value-type="float">
            <text:p>-73.9882</text:p>
          </table:table-cell>
        </table:table-row>
        <table:table-row table:style-name="ro1">
          <table:table-cell/>
          <table:table-cell office:value-type="float" office:value="17.19" calcext:value-type="float">
            <text:p>17.19</text:p>
          </table:table-cell>
          <table:table-cell office:value-type="float" office:value="-73.9888" calcext:value-type="float">
            <text:p>-73.9888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-73.9893" calcext:value-type="float">
            <text:p>-73.9893</text:p>
          </table:table-cell>
        </table:table-row>
        <table:table-row table:style-name="ro1">
          <table:table-cell/>
          <table:table-cell office:value-type="float" office:value="17.21" calcext:value-type="float">
            <text:p>17.21</text:p>
          </table:table-cell>
          <table:table-cell office:value-type="float" office:value="-73.9899" calcext:value-type="float">
            <text:p>-73.9899</text:p>
          </table:table-cell>
        </table:table-row>
        <table:table-row table:style-name="ro1">
          <table:table-cell/>
          <table:table-cell office:value-type="float" office:value="17.22" calcext:value-type="float">
            <text:p>17.22</text:p>
          </table:table-cell>
          <table:table-cell office:value-type="float" office:value="-73.9905" calcext:value-type="float">
            <text:p>-73.9905</text:p>
          </table:table-cell>
        </table:table-row>
        <table:table-row table:style-name="ro1">
          <table:table-cell/>
          <table:table-cell office:value-type="float" office:value="17.23" calcext:value-type="float">
            <text:p>17.23</text:p>
          </table:table-cell>
          <table:table-cell office:value-type="float" office:value="-73.9911" calcext:value-type="float">
            <text:p>-73.9911</text:p>
          </table:table-cell>
        </table:table-row>
        <table:table-row table:style-name="ro1">
          <table:table-cell/>
          <table:table-cell office:value-type="float" office:value="17.24" calcext:value-type="float">
            <text:p>17.24</text:p>
          </table:table-cell>
          <table:table-cell office:value-type="float" office:value="-73.9916" calcext:value-type="float">
            <text:p>-73.9916</text:p>
          </table:table-cell>
        </table:table-row>
        <table:table-row table:style-name="ro1">
          <table:table-cell/>
          <table:table-cell office:value-type="float" office:value="17.25" calcext:value-type="float">
            <text:p>17.25</text:p>
          </table:table-cell>
          <table:table-cell office:value-type="float" office:value="-73.9922" calcext:value-type="float">
            <text:p>-73.9922</text:p>
          </table:table-cell>
        </table:table-row>
        <table:table-row table:style-name="ro1">
          <table:table-cell/>
          <table:table-cell office:value-type="float" office:value="17.26" calcext:value-type="float">
            <text:p>17.26</text:p>
          </table:table-cell>
          <table:table-cell office:value-type="float" office:value="-73.9928" calcext:value-type="float">
            <text:p>-73.9928</text:p>
          </table:table-cell>
        </table:table-row>
        <table:table-row table:style-name="ro1">
          <table:table-cell/>
          <table:table-cell office:value-type="float" office:value="17.27" calcext:value-type="float">
            <text:p>17.27</text:p>
          </table:table-cell>
          <table:table-cell office:value-type="float" office:value="-73.9933" calcext:value-type="float">
            <text:p>-73.9933</text:p>
          </table:table-cell>
        </table:table-row>
        <table:table-row table:style-name="ro1">
          <table:table-cell/>
          <table:table-cell office:value-type="float" office:value="17.28" calcext:value-type="float">
            <text:p>17.28</text:p>
          </table:table-cell>
          <table:table-cell office:value-type="float" office:value="-73.9939" calcext:value-type="float">
            <text:p>-73.9939</text:p>
          </table:table-cell>
        </table:table-row>
        <table:table-row table:style-name="ro1">
          <table:table-cell/>
          <table:table-cell office:value-type="float" office:value="17.29" calcext:value-type="float">
            <text:p>17.29</text:p>
          </table:table-cell>
          <table:table-cell office:value-type="float" office:value="-73.9944" calcext:value-type="float">
            <text:p>-73.9944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-73.995" calcext:value-type="float">
            <text:p>-73.995</text:p>
          </table:table-cell>
        </table:table-row>
        <table:table-row table:style-name="ro1">
          <table:table-cell/>
          <table:table-cell office:value-type="float" office:value="17.31" calcext:value-type="float">
            <text:p>17.31</text:p>
          </table:table-cell>
          <table:table-cell office:value-type="float" office:value="-73.9956" calcext:value-type="float">
            <text:p>-73.9956</text:p>
          </table:table-cell>
        </table:table-row>
        <table:table-row table:style-name="ro1">
          <table:table-cell/>
          <table:table-cell office:value-type="float" office:value="17.32" calcext:value-type="float">
            <text:p>17.32</text:p>
          </table:table-cell>
          <table:table-cell office:value-type="float" office:value="-73.9961" calcext:value-type="float">
            <text:p>-73.9961</text:p>
          </table:table-cell>
        </table:table-row>
        <table:table-row table:style-name="ro1">
          <table:table-cell/>
          <table:table-cell office:value-type="float" office:value="17.33" calcext:value-type="float">
            <text:p>17.33</text:p>
          </table:table-cell>
          <table:table-cell office:value-type="float" office:value="-73.9967" calcext:value-type="float">
            <text:p>-73.9967</text:p>
          </table:table-cell>
        </table:table-row>
        <table:table-row table:style-name="ro1">
          <table:table-cell/>
          <table:table-cell office:value-type="float" office:value="17.34" calcext:value-type="float">
            <text:p>17.34</text:p>
          </table:table-cell>
          <table:table-cell office:value-type="float" office:value="-73.9973" calcext:value-type="float">
            <text:p>-73.9973</text:p>
          </table:table-cell>
        </table:table-row>
        <table:table-row table:style-name="ro1">
          <table:table-cell/>
          <table:table-cell office:value-type="float" office:value="17.35" calcext:value-type="float">
            <text:p>17.35</text:p>
          </table:table-cell>
          <table:table-cell office:value-type="float" office:value="-73.9978" calcext:value-type="float">
            <text:p>-73.9978</text:p>
          </table:table-cell>
        </table:table-row>
        <table:table-row table:style-name="ro1">
          <table:table-cell/>
          <table:table-cell office:value-type="float" office:value="17.36" calcext:value-type="float">
            <text:p>17.36</text:p>
          </table:table-cell>
          <table:table-cell office:value-type="float" office:value="-73.9984" calcext:value-type="float">
            <text:p>-73.9984</text:p>
          </table:table-cell>
        </table:table-row>
        <table:table-row table:style-name="ro1">
          <table:table-cell/>
          <table:table-cell office:value-type="float" office:value="17.37" calcext:value-type="float">
            <text:p>17.37</text:p>
          </table:table-cell>
          <table:table-cell office:value-type="float" office:value="-73.9989" calcext:value-type="float">
            <text:p>-73.9989</text:p>
          </table:table-cell>
        </table:table-row>
        <table:table-row table:style-name="ro1">
          <table:table-cell/>
          <table:table-cell office:value-type="float" office:value="17.38" calcext:value-type="float">
            <text:p>17.38</text:p>
          </table:table-cell>
          <table:table-cell office:value-type="float" office:value="-73.9995" calcext:value-type="float">
            <text:p>-73.9995</text:p>
          </table:table-cell>
        </table:table-row>
        <table:table-row table:style-name="ro1">
          <table:table-cell/>
          <table:table-cell office:value-type="float" office:value="17.39" calcext:value-type="float">
            <text:p>17.3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office:value-type="float" office:value="-74.0006" calcext:value-type="float">
            <text:p>-74.0006</text:p>
          </table:table-cell>
        </table:table-row>
        <table:table-row table:style-name="ro1">
          <table:table-cell/>
          <table:table-cell office:value-type="float" office:value="17.41" calcext:value-type="float">
            <text:p>17.41</text:p>
          </table:table-cell>
          <table:table-cell office:value-type="float" office:value="-74.0011" calcext:value-type="float">
            <text:p>-74.0011</text:p>
          </table:table-cell>
        </table:table-row>
        <table:table-row table:style-name="ro1">
          <table:table-cell/>
          <table:table-cell office:value-type="float" office:value="17.42" calcext:value-type="float">
            <text:p>17.42</text:p>
          </table:table-cell>
          <table:table-cell office:value-type="float" office:value="-74.0017" calcext:value-type="float">
            <text:p>-74.0017</text:p>
          </table:table-cell>
        </table:table-row>
        <table:table-row table:style-name="ro1">
          <table:table-cell/>
          <table:table-cell office:value-type="float" office:value="17.43" calcext:value-type="float">
            <text:p>17.43</text:p>
          </table:table-cell>
          <table:table-cell office:value-type="float" office:value="-74.0023" calcext:value-type="float">
            <text:p>-74.0023</text:p>
          </table:table-cell>
        </table:table-row>
        <table:table-row table:style-name="ro1">
          <table:table-cell/>
          <table:table-cell office:value-type="float" office:value="17.44" calcext:value-type="float">
            <text:p>17.44</text:p>
          </table:table-cell>
          <table:table-cell office:value-type="float" office:value="-74.0028" calcext:value-type="float">
            <text:p>-74.0028</text:p>
          </table:table-cell>
        </table:table-row>
        <table:table-row table:style-name="ro1">
          <table:table-cell/>
          <table:table-cell office:value-type="float" office:value="17.45" calcext:value-type="float">
            <text:p>17.45</text:p>
          </table:table-cell>
          <table:table-cell office:value-type="float" office:value="-74.0034" calcext:value-type="float">
            <text:p>-74.0034</text:p>
          </table:table-cell>
        </table:table-row>
        <table:table-row table:style-name="ro1">
          <table:table-cell/>
          <table:table-cell office:value-type="float" office:value="17.46" calcext:value-type="float">
            <text:p>17.46</text:p>
          </table:table-cell>
          <table:table-cell office:value-type="float" office:value="-74.0039" calcext:value-type="float">
            <text:p>-74.0039</text:p>
          </table:table-cell>
        </table:table-row>
        <table:table-row table:style-name="ro1">
          <table:table-cell/>
          <table:table-cell office:value-type="float" office:value="17.47" calcext:value-type="float">
            <text:p>17.47</text:p>
          </table:table-cell>
          <table:table-cell office:value-type="float" office:value="-74.0045" calcext:value-type="float">
            <text:p>-74.0045</text:p>
          </table:table-cell>
        </table:table-row>
        <table:table-row table:style-name="ro1">
          <table:table-cell/>
          <table:table-cell office:value-type="float" office:value="17.48" calcext:value-type="float">
            <text:p>17.48</text:p>
          </table:table-cell>
          <table:table-cell office:value-type="float" office:value="-74.005" calcext:value-type="float">
            <text:p>-74.005</text:p>
          </table:table-cell>
        </table:table-row>
        <table:table-row table:style-name="ro1">
          <table:table-cell/>
          <table:table-cell office:value-type="float" office:value="17.49" calcext:value-type="float">
            <text:p>17.49</text:p>
          </table:table-cell>
          <table:table-cell office:value-type="float" office:value="-74.0056" calcext:value-type="float">
            <text:p>-74.0056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-74.0061" calcext:value-type="float">
            <text:p>-74.0061</text:p>
          </table:table-cell>
        </table:table-row>
        <table:table-row table:style-name="ro1">
          <table:table-cell/>
          <table:table-cell office:value-type="float" office:value="17.51" calcext:value-type="float">
            <text:p>17.51</text:p>
          </table:table-cell>
          <table:table-cell office:value-type="float" office:value="-74.0066" calcext:value-type="float">
            <text:p>-74.0066</text:p>
          </table:table-cell>
        </table:table-row>
        <table:table-row table:style-name="ro1">
          <table:table-cell/>
          <table:table-cell office:value-type="float" office:value="17.52" calcext:value-type="float">
            <text:p>17.52</text:p>
          </table:table-cell>
          <table:table-cell office:value-type="float" office:value="-74.0072" calcext:value-type="float">
            <text:p>-74.0072</text:p>
          </table:table-cell>
        </table:table-row>
        <table:table-row table:style-name="ro1">
          <table:table-cell/>
          <table:table-cell office:value-type="float" office:value="17.53" calcext:value-type="float">
            <text:p>17.53</text:p>
          </table:table-cell>
          <table:table-cell office:value-type="float" office:value="-74.0077" calcext:value-type="float">
            <text:p>-74.0077</text:p>
          </table:table-cell>
        </table:table-row>
        <table:table-row table:style-name="ro1">
          <table:table-cell/>
          <table:table-cell office:value-type="float" office:value="17.54" calcext:value-type="float">
            <text:p>17.54</text:p>
          </table:table-cell>
          <table:table-cell office:value-type="float" office:value="-74.0083" calcext:value-type="float">
            <text:p>-74.0083</text:p>
          </table:table-cell>
        </table:table-row>
        <table:table-row table:style-name="ro1">
          <table:table-cell/>
          <table:table-cell office:value-type="float" office:value="17.55" calcext:value-type="float">
            <text:p>17.55</text:p>
          </table:table-cell>
          <table:table-cell office:value-type="float" office:value="-74.0088" calcext:value-type="float">
            <text:p>-74.0088</text:p>
          </table:table-cell>
        </table:table-row>
        <table:table-row table:style-name="ro1">
          <table:table-cell/>
          <table:table-cell office:value-type="float" office:value="17.56" calcext:value-type="float">
            <text:p>17.56</text:p>
          </table:table-cell>
          <table:table-cell office:value-type="float" office:value="-74.0094" calcext:value-type="float">
            <text:p>-74.0094</text:p>
          </table:table-cell>
        </table:table-row>
        <table:table-row table:style-name="ro1">
          <table:table-cell/>
          <table:table-cell office:value-type="float" office:value="17.57" calcext:value-type="float">
            <text:p>17.57</text:p>
          </table:table-cell>
          <table:table-cell office:value-type="float" office:value="-74.0099" calcext:value-type="float">
            <text:p>-74.0099</text:p>
          </table:table-cell>
        </table:table-row>
        <table:table-row table:style-name="ro1">
          <table:table-cell/>
          <table:table-cell office:value-type="float" office:value="17.58" calcext:value-type="float">
            <text:p>17.58</text:p>
          </table:table-cell>
          <table:table-cell office:value-type="float" office:value="-74.0105" calcext:value-type="float">
            <text:p>-74.0105</text:p>
          </table:table-cell>
        </table:table-row>
        <table:table-row table:style-name="ro1">
          <table:table-cell/>
          <table:table-cell office:value-type="float" office:value="17.59" calcext:value-type="float">
            <text:p>17.59</text:p>
          </table:table-cell>
          <table:table-cell office:value-type="float" office:value="-74.011" calcext:value-type="float">
            <text:p>-74.011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-74.0115" calcext:value-type="float">
            <text:p>-74.0115</text:p>
          </table:table-cell>
        </table:table-row>
        <table:table-row table:style-name="ro1">
          <table:table-cell/>
          <table:table-cell office:value-type="float" office:value="17.61" calcext:value-type="float">
            <text:p>17.61</text:p>
          </table:table-cell>
          <table:table-cell office:value-type="float" office:value="-74.0121" calcext:value-type="float">
            <text:p>-74.0121</text:p>
          </table:table-cell>
        </table:table-row>
        <table:table-row table:style-name="ro1">
          <table:table-cell/>
          <table:table-cell office:value-type="float" office:value="17.62" calcext:value-type="float">
            <text:p>17.62</text:p>
          </table:table-cell>
          <table:table-cell office:value-type="float" office:value="-74.0126" calcext:value-type="float">
            <text:p>-74.0126</text:p>
          </table:table-cell>
        </table:table-row>
        <table:table-row table:style-name="ro1">
          <table:table-cell/>
          <table:table-cell office:value-type="float" office:value="17.63" calcext:value-type="float">
            <text:p>17.63</text:p>
          </table:table-cell>
          <table:table-cell office:value-type="float" office:value="-74.0131" calcext:value-type="float">
            <text:p>-74.0131</text:p>
          </table:table-cell>
        </table:table-row>
        <table:table-row table:style-name="ro1">
          <table:table-cell/>
          <table:table-cell office:value-type="float" office:value="17.64" calcext:value-type="float">
            <text:p>17.64</text:p>
          </table:table-cell>
          <table:table-cell office:value-type="float" office:value="-74.0137" calcext:value-type="float">
            <text:p>-74.0137</text:p>
          </table:table-cell>
        </table:table-row>
        <table:table-row table:style-name="ro1">
          <table:table-cell/>
          <table:table-cell office:value-type="float" office:value="17.65" calcext:value-type="float">
            <text:p>17.65</text:p>
          </table:table-cell>
          <table:table-cell office:value-type="float" office:value="-74.0142" calcext:value-type="float">
            <text:p>-74.0142</text:p>
          </table:table-cell>
        </table:table-row>
        <table:table-row table:style-name="ro1">
          <table:table-cell/>
          <table:table-cell office:value-type="float" office:value="17.66" calcext:value-type="float">
            <text:p>17.66</text:p>
          </table:table-cell>
          <table:table-cell office:value-type="float" office:value="-74.0148" calcext:value-type="float">
            <text:p>-74.0148</text:p>
          </table:table-cell>
        </table:table-row>
        <table:table-row table:style-name="ro1">
          <table:table-cell/>
          <table:table-cell office:value-type="float" office:value="17.67" calcext:value-type="float">
            <text:p>17.67</text:p>
          </table:table-cell>
          <table:table-cell office:value-type="float" office:value="-74.0153" calcext:value-type="float">
            <text:p>-74.0153</text:p>
          </table:table-cell>
        </table:table-row>
        <table:table-row table:style-name="ro1">
          <table:table-cell/>
          <table:table-cell office:value-type="float" office:value="17.68" calcext:value-type="float">
            <text:p>17.68</text:p>
          </table:table-cell>
          <table:table-cell office:value-type="float" office:value="-74.0158" calcext:value-type="float">
            <text:p>-74.0158</text:p>
          </table:table-cell>
        </table:table-row>
        <table:table-row table:style-name="ro1">
          <table:table-cell/>
          <table:table-cell office:value-type="float" office:value="17.69" calcext:value-type="float">
            <text:p>17.69</text:p>
          </table:table-cell>
          <table:table-cell office:value-type="float" office:value="-74.0164" calcext:value-type="float">
            <text:p>-74.0164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-74.0169" calcext:value-type="float">
            <text:p>-74.0169</text:p>
          </table:table-cell>
        </table:table-row>
        <table:table-row table:style-name="ro1">
          <table:table-cell/>
          <table:table-cell office:value-type="float" office:value="17.71" calcext:value-type="float">
            <text:p>17.71</text:p>
          </table:table-cell>
          <table:table-cell office:value-type="float" office:value="-74.0174" calcext:value-type="float">
            <text:p>-74.0174</text:p>
          </table:table-cell>
        </table:table-row>
        <table:table-row table:style-name="ro1">
          <table:table-cell/>
          <table:table-cell office:value-type="float" office:value="17.72" calcext:value-type="float">
            <text:p>17.72</text:p>
          </table:table-cell>
          <table:table-cell office:value-type="float" office:value="-74.018" calcext:value-type="float">
            <text:p>-74.018</text:p>
          </table:table-cell>
        </table:table-row>
        <table:table-row table:style-name="ro1">
          <table:table-cell/>
          <table:table-cell office:value-type="float" office:value="17.73" calcext:value-type="float">
            <text:p>17.73</text:p>
          </table:table-cell>
          <table:table-cell office:value-type="float" office:value="-74.0185" calcext:value-type="float">
            <text:p>-74.0185</text:p>
          </table:table-cell>
        </table:table-row>
        <table:table-row table:style-name="ro1">
          <table:table-cell/>
          <table:table-cell office:value-type="float" office:value="17.74" calcext:value-type="float">
            <text:p>17.74</text:p>
          </table:table-cell>
          <table:table-cell office:value-type="float" office:value="-74.019" calcext:value-type="float">
            <text:p>-74.019</text:p>
          </table:table-cell>
        </table:table-row>
        <table:table-row table:style-name="ro1">
          <table:table-cell/>
          <table:table-cell office:value-type="float" office:value="17.75" calcext:value-type="float">
            <text:p>17.75</text:p>
          </table:table-cell>
          <table:table-cell office:value-type="float" office:value="-74.0195" calcext:value-type="float">
            <text:p>-74.0195</text:p>
          </table:table-cell>
        </table:table-row>
        <table:table-row table:style-name="ro1">
          <table:table-cell/>
          <table:table-cell office:value-type="float" office:value="17.76" calcext:value-type="float">
            <text:p>17.76</text:p>
          </table:table-cell>
          <table:table-cell office:value-type="float" office:value="-74.0201" calcext:value-type="float">
            <text:p>-74.0201</text:p>
          </table:table-cell>
        </table:table-row>
        <table:table-row table:style-name="ro1">
          <table:table-cell/>
          <table:table-cell office:value-type="float" office:value="17.77" calcext:value-type="float">
            <text:p>17.77</text:p>
          </table:table-cell>
          <table:table-cell office:value-type="float" office:value="-74.0206" calcext:value-type="float">
            <text:p>-74.0206</text:p>
          </table:table-cell>
        </table:table-row>
        <table:table-row table:style-name="ro1">
          <table:table-cell/>
          <table:table-cell office:value-type="float" office:value="17.78" calcext:value-type="float">
            <text:p>17.78</text:p>
          </table:table-cell>
          <table:table-cell office:value-type="float" office:value="-74.0211" calcext:value-type="float">
            <text:p>-74.0211</text:p>
          </table:table-cell>
        </table:table-row>
        <table:table-row table:style-name="ro1">
          <table:table-cell/>
          <table:table-cell office:value-type="float" office:value="17.79" calcext:value-type="float">
            <text:p>17.79</text:p>
          </table:table-cell>
          <table:table-cell office:value-type="float" office:value="-74.0217" calcext:value-type="float">
            <text:p>-74.021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-74.0222" calcext:value-type="float">
            <text:p>-74.0222</text:p>
          </table:table-cell>
        </table:table-row>
        <table:table-row table:style-name="ro1">
          <table:table-cell/>
          <table:table-cell office:value-type="float" office:value="17.81" calcext:value-type="float">
            <text:p>17.81</text:p>
          </table:table-cell>
          <table:table-cell office:value-type="float" office:value="-74.0227" calcext:value-type="float">
            <text:p>-74.0227</text:p>
          </table:table-cell>
        </table:table-row>
        <table:table-row table:style-name="ro1">
          <table:table-cell/>
          <table:table-cell office:value-type="float" office:value="17.82" calcext:value-type="float">
            <text:p>17.82</text:p>
          </table:table-cell>
          <table:table-cell office:value-type="float" office:value="-74.0232" calcext:value-type="float">
            <text:p>-74.0232</text:p>
          </table:table-cell>
        </table:table-row>
        <table:table-row table:style-name="ro1">
          <table:table-cell/>
          <table:table-cell office:value-type="float" office:value="17.83" calcext:value-type="float">
            <text:p>17.83</text:p>
          </table:table-cell>
          <table:table-cell office:value-type="float" office:value="-74.0238" calcext:value-type="float">
            <text:p>-74.0238</text:p>
          </table:table-cell>
        </table:table-row>
        <table:table-row table:style-name="ro1">
          <table:table-cell/>
          <table:table-cell office:value-type="float" office:value="17.84" calcext:value-type="float">
            <text:p>17.84</text:p>
          </table:table-cell>
          <table:table-cell office:value-type="float" office:value="-74.0243" calcext:value-type="float">
            <text:p>-74.0243</text:p>
          </table:table-cell>
        </table:table-row>
        <table:table-row table:style-name="ro1">
          <table:table-cell/>
          <table:table-cell office:value-type="float" office:value="17.85" calcext:value-type="float">
            <text:p>17.85</text:p>
          </table:table-cell>
          <table:table-cell office:value-type="float" office:value="-74.0248" calcext:value-type="float">
            <text:p>-74.0248</text:p>
          </table:table-cell>
        </table:table-row>
        <table:table-row table:style-name="ro1">
          <table:table-cell/>
          <table:table-cell office:value-type="float" office:value="17.86" calcext:value-type="float">
            <text:p>17.86</text:p>
          </table:table-cell>
          <table:table-cell office:value-type="float" office:value="-74.0253" calcext:value-type="float">
            <text:p>-74.0253</text:p>
          </table:table-cell>
        </table:table-row>
        <table:table-row table:style-name="ro1">
          <table:table-cell/>
          <table:table-cell office:value-type="float" office:value="17.87" calcext:value-type="float">
            <text:p>17.87</text:p>
          </table:table-cell>
          <table:table-cell office:value-type="float" office:value="-74.0258" calcext:value-type="float">
            <text:p>-74.0258</text:p>
          </table:table-cell>
        </table:table-row>
        <table:table-row table:style-name="ro1">
          <table:table-cell/>
          <table:table-cell office:value-type="float" office:value="17.88" calcext:value-type="float">
            <text:p>17.88</text:p>
          </table:table-cell>
          <table:table-cell office:value-type="float" office:value="-74.0264" calcext:value-type="float">
            <text:p>-74.0264</text:p>
          </table:table-cell>
        </table:table-row>
        <table:table-row table:style-name="ro1">
          <table:table-cell/>
          <table:table-cell office:value-type="float" office:value="17.89" calcext:value-type="float">
            <text:p>17.89</text:p>
          </table:table-cell>
          <table:table-cell office:value-type="float" office:value="-74.0269" calcext:value-type="float">
            <text:p>-74.0269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office:value-type="float" office:value="-74.0274" calcext:value-type="float">
            <text:p>-74.0274</text:p>
          </table:table-cell>
        </table:table-row>
        <table:table-row table:style-name="ro1">
          <table:table-cell/>
          <table:table-cell office:value-type="float" office:value="17.91" calcext:value-type="float">
            <text:p>17.91</text:p>
          </table:table-cell>
          <table:table-cell office:value-type="float" office:value="-74.0279" calcext:value-type="float">
            <text:p>-74.0279</text:p>
          </table:table-cell>
        </table:table-row>
        <table:table-row table:style-name="ro1">
          <table:table-cell/>
          <table:table-cell office:value-type="float" office:value="17.92" calcext:value-type="float">
            <text:p>17.92</text:p>
          </table:table-cell>
          <table:table-cell office:value-type="float" office:value="-74.0284" calcext:value-type="float">
            <text:p>-74.0284</text:p>
          </table:table-cell>
        </table:table-row>
        <table:table-row table:style-name="ro1">
          <table:table-cell/>
          <table:table-cell office:value-type="float" office:value="17.93" calcext:value-type="float">
            <text:p>17.93</text:p>
          </table:table-cell>
          <table:table-cell office:value-type="float" office:value="-74.0289" calcext:value-type="float">
            <text:p>-74.0289</text:p>
          </table:table-cell>
        </table:table-row>
        <table:table-row table:style-name="ro1">
          <table:table-cell/>
          <table:table-cell office:value-type="float" office:value="17.94" calcext:value-type="float">
            <text:p>17.94</text:p>
          </table:table-cell>
          <table:table-cell office:value-type="float" office:value="-74.0295" calcext:value-type="float">
            <text:p>-74.0295</text:p>
          </table:table-cell>
        </table:table-row>
        <table:table-row table:style-name="ro1">
          <table:table-cell/>
          <table:table-cell office:value-type="float" office:value="17.95" calcext:value-type="float">
            <text:p>17.95</text:p>
          </table:table-cell>
          <table:table-cell office:value-type="float" office:value="-74.03" calcext:value-type="float">
            <text:p>-74.03</text:p>
          </table:table-cell>
        </table:table-row>
        <table:table-row table:style-name="ro1">
          <table:table-cell/>
          <table:table-cell office:value-type="float" office:value="17.96" calcext:value-type="float">
            <text:p>17.96</text:p>
          </table:table-cell>
          <table:table-cell office:value-type="float" office:value="-74.0305" calcext:value-type="float">
            <text:p>-74.0305</text:p>
          </table:table-cell>
        </table:table-row>
        <table:table-row table:style-name="ro1">
          <table:table-cell/>
          <table:table-cell office:value-type="float" office:value="17.97" calcext:value-type="float">
            <text:p>17.97</text:p>
          </table:table-cell>
          <table:table-cell office:value-type="float" office:value="-74.031" calcext:value-type="float">
            <text:p>-74.031</text:p>
          </table:table-cell>
        </table:table-row>
        <table:table-row table:style-name="ro1">
          <table:table-cell/>
          <table:table-cell office:value-type="float" office:value="17.98" calcext:value-type="float">
            <text:p>17.98</text:p>
          </table:table-cell>
          <table:table-cell office:value-type="float" office:value="-74.0315" calcext:value-type="float">
            <text:p>-74.0315</text:p>
          </table:table-cell>
        </table:table-row>
        <table:table-row table:style-name="ro1">
          <table:table-cell/>
          <table:table-cell office:value-type="float" office:value="17.99" calcext:value-type="float">
            <text:p>17.99</text:p>
          </table:table-cell>
          <table:table-cell office:value-type="float" office:value="-74.032" calcext:value-type="float">
            <text:p>-74.03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74.0325" calcext:value-type="float">
            <text:p>-74.0325</text:p>
          </table:table-cell>
        </table:table-row>
        <table:table-row table:style-name="ro1">
          <table:table-cell/>
          <table:table-cell office:value-type="float" office:value="18.01" calcext:value-type="float">
            <text:p>18.01</text:p>
          </table:table-cell>
          <table:table-cell office:value-type="float" office:value="-74.0331" calcext:value-type="float">
            <text:p>-74.0331</text:p>
          </table:table-cell>
        </table:table-row>
        <table:table-row table:style-name="ro1">
          <table:table-cell/>
          <table:table-cell office:value-type="float" office:value="18.02" calcext:value-type="float">
            <text:p>18.02</text:p>
          </table:table-cell>
          <table:table-cell office:value-type="float" office:value="-74.0336" calcext:value-type="float">
            <text:p>-74.0336</text:p>
          </table:table-cell>
        </table:table-row>
        <table:table-row table:style-name="ro1">
          <table:table-cell/>
          <table:table-cell office:value-type="float" office:value="18.03" calcext:value-type="float">
            <text:p>18.03</text:p>
          </table:table-cell>
          <table:table-cell office:value-type="float" office:value="-74.0341" calcext:value-type="float">
            <text:p>-74.0341</text:p>
          </table:table-cell>
        </table:table-row>
        <table:table-row table:style-name="ro1">
          <table:table-cell/>
          <table:table-cell office:value-type="float" office:value="18.04" calcext:value-type="float">
            <text:p>18.04</text:p>
          </table:table-cell>
          <table:table-cell office:value-type="float" office:value="-74.0346" calcext:value-type="float">
            <text:p>-74.0346</text:p>
          </table:table-cell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office:value-type="float" office:value="-74.0351" calcext:value-type="float">
            <text:p>-74.0351</text:p>
          </table:table-cell>
        </table:table-row>
        <table:table-row table:style-name="ro1">
          <table:table-cell/>
          <table:table-cell office:value-type="float" office:value="18.06" calcext:value-type="float">
            <text:p>18.06</text:p>
          </table:table-cell>
          <table:table-cell office:value-type="float" office:value="-74.0356" calcext:value-type="float">
            <text:p>-74.0356</text:p>
          </table:table-cell>
        </table:table-row>
        <table:table-row table:style-name="ro1">
          <table:table-cell/>
          <table:table-cell office:value-type="float" office:value="18.07" calcext:value-type="float">
            <text:p>18.07</text:p>
          </table:table-cell>
          <table:table-cell office:value-type="float" office:value="-74.0361" calcext:value-type="float">
            <text:p>-74.0361</text:p>
          </table:table-cell>
        </table:table-row>
        <table:table-row table:style-name="ro1">
          <table:table-cell/>
          <table:table-cell office:value-type="float" office:value="18.08" calcext:value-type="float">
            <text:p>18.08</text:p>
          </table:table-cell>
          <table:table-cell office:value-type="float" office:value="-74.0366" calcext:value-type="float">
            <text:p>-74.0366</text:p>
          </table:table-cell>
        </table:table-row>
        <table:table-row table:style-name="ro1">
          <table:table-cell/>
          <table:table-cell office:value-type="float" office:value="18.09" calcext:value-type="float">
            <text:p>18.09</text:p>
          </table:table-cell>
          <table:table-cell office:value-type="float" office:value="-74.0371" calcext:value-type="float">
            <text:p>-74.0371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office:value-type="float" office:value="-74.0376" calcext:value-type="float">
            <text:p>-74.0376</text:p>
          </table:table-cell>
        </table:table-row>
        <table:table-row table:style-name="ro1">
          <table:table-cell/>
          <table:table-cell office:value-type="float" office:value="18.11" calcext:value-type="float">
            <text:p>18.11</text:p>
          </table:table-cell>
          <table:table-cell office:value-type="float" office:value="-74.0381" calcext:value-type="float">
            <text:p>-74.0381</text:p>
          </table:table-cell>
        </table:table-row>
        <table:table-row table:style-name="ro1">
          <table:table-cell/>
          <table:table-cell office:value-type="float" office:value="18.12" calcext:value-type="float">
            <text:p>18.12</text:p>
          </table:table-cell>
          <table:table-cell office:value-type="float" office:value="-74.0386" calcext:value-type="float">
            <text:p>-74.0386</text:p>
          </table:table-cell>
        </table:table-row>
        <table:table-row table:style-name="ro1">
          <table:table-cell/>
          <table:table-cell office:value-type="float" office:value="18.13" calcext:value-type="float">
            <text:p>18.13</text:p>
          </table:table-cell>
          <table:table-cell office:value-type="float" office:value="-74.0391" calcext:value-type="float">
            <text:p>-74.0391</text:p>
          </table:table-cell>
        </table:table-row>
        <table:table-row table:style-name="ro1">
          <table:table-cell/>
          <table:table-cell office:value-type="float" office:value="18.14" calcext:value-type="float">
            <text:p>18.14</text:p>
          </table:table-cell>
          <table:table-cell office:value-type="float" office:value="-74.0396" calcext:value-type="float">
            <text:p>-74.0396</text:p>
          </table:table-cell>
        </table:table-row>
        <table:table-row table:style-name="ro1">
          <table:table-cell/>
          <table:table-cell office:value-type="float" office:value="18.15" calcext:value-type="float">
            <text:p>18.15</text:p>
          </table:table-cell>
          <table:table-cell office:value-type="float" office:value="-74.0401" calcext:value-type="float">
            <text:p>-74.0401</text:p>
          </table:table-cell>
        </table:table-row>
        <table:table-row table:style-name="ro1">
          <table:table-cell/>
          <table:table-cell office:value-type="float" office:value="18.16" calcext:value-type="float">
            <text:p>18.16</text:p>
          </table:table-cell>
          <table:table-cell office:value-type="float" office:value="-74.0406" calcext:value-type="float">
            <text:p>-74.0406</text:p>
          </table:table-cell>
        </table:table-row>
        <table:table-row table:style-name="ro1">
          <table:table-cell/>
          <table:table-cell office:value-type="float" office:value="18.17" calcext:value-type="float">
            <text:p>18.17</text:p>
          </table:table-cell>
          <table:table-cell office:value-type="float" office:value="-74.0411" calcext:value-type="float">
            <text:p>-74.0411</text:p>
          </table:table-cell>
        </table:table-row>
        <table:table-row table:style-name="ro1">
          <table:table-cell/>
          <table:table-cell office:value-type="float" office:value="18.18" calcext:value-type="float">
            <text:p>18.18</text:p>
          </table:table-cell>
          <table:table-cell office:value-type="float" office:value="-74.0416" calcext:value-type="float">
            <text:p>-74.0416</text:p>
          </table:table-cell>
        </table:table-row>
        <table:table-row table:style-name="ro1">
          <table:table-cell/>
          <table:table-cell office:value-type="float" office:value="18.19" calcext:value-type="float">
            <text:p>18.19</text:p>
          </table:table-cell>
          <table:table-cell office:value-type="float" office:value="-74.0421" calcext:value-type="float">
            <text:p>-74.0421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-74.0426" calcext:value-type="float">
            <text:p>-74.0426</text:p>
          </table:table-cell>
        </table:table-row>
        <table:table-row table:style-name="ro1">
          <table:table-cell/>
          <table:table-cell office:value-type="float" office:value="18.21" calcext:value-type="float">
            <text:p>18.21</text:p>
          </table:table-cell>
          <table:table-cell office:value-type="float" office:value="-74.0431" calcext:value-type="float">
            <text:p>-74.0431</text:p>
          </table:table-cell>
        </table:table-row>
        <table:table-row table:style-name="ro1">
          <table:table-cell/>
          <table:table-cell office:value-type="float" office:value="18.22" calcext:value-type="float">
            <text:p>18.22</text:p>
          </table:table-cell>
          <table:table-cell office:value-type="float" office:value="-74.0436" calcext:value-type="float">
            <text:p>-74.0436</text:p>
          </table:table-cell>
        </table:table-row>
        <table:table-row table:style-name="ro1">
          <table:table-cell/>
          <table:table-cell office:value-type="float" office:value="18.23" calcext:value-type="float">
            <text:p>18.23</text:p>
          </table:table-cell>
          <table:table-cell office:value-type="float" office:value="-74.0441" calcext:value-type="float">
            <text:p>-74.0441</text:p>
          </table:table-cell>
        </table:table-row>
        <table:table-row table:style-name="ro1">
          <table:table-cell/>
          <table:table-cell office:value-type="float" office:value="18.24" calcext:value-type="float">
            <text:p>18.24</text:p>
          </table:table-cell>
          <table:table-cell office:value-type="float" office:value="-74.0446" calcext:value-type="float">
            <text:p>-74.0446</text:p>
          </table:table-cell>
        </table:table-row>
        <table:table-row table:style-name="ro1">
          <table:table-cell/>
          <table:table-cell office:value-type="float" office:value="18.25" calcext:value-type="float">
            <text:p>18.25</text:p>
          </table:table-cell>
          <table:table-cell office:value-type="float" office:value="-74.0451" calcext:value-type="float">
            <text:p>-74.0451</text:p>
          </table:table-cell>
        </table:table-row>
        <table:table-row table:style-name="ro1">
          <table:table-cell/>
          <table:table-cell office:value-type="float" office:value="18.26" calcext:value-type="float">
            <text:p>18.26</text:p>
          </table:table-cell>
          <table:table-cell office:value-type="float" office:value="-74.0456" calcext:value-type="float">
            <text:p>-74.0456</text:p>
          </table:table-cell>
        </table:table-row>
        <table:table-row table:style-name="ro1">
          <table:table-cell/>
          <table:table-cell office:value-type="float" office:value="18.27" calcext:value-type="float">
            <text:p>18.27</text:p>
          </table:table-cell>
          <table:table-cell office:value-type="float" office:value="-74.0461" calcext:value-type="float">
            <text:p>-74.0461</text:p>
          </table:table-cell>
        </table:table-row>
        <table:table-row table:style-name="ro1">
          <table:table-cell/>
          <table:table-cell office:value-type="float" office:value="18.28" calcext:value-type="float">
            <text:p>18.28</text:p>
          </table:table-cell>
          <table:table-cell office:value-type="float" office:value="-74.0466" calcext:value-type="float">
            <text:p>-74.0466</text:p>
          </table:table-cell>
        </table:table-row>
        <table:table-row table:style-name="ro1">
          <table:table-cell/>
          <table:table-cell office:value-type="float" office:value="18.29" calcext:value-type="float">
            <text:p>18.29</text:p>
          </table:table-cell>
          <table:table-cell office:value-type="float" office:value="-74.0471" calcext:value-type="float">
            <text:p>-74.0471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office:value-type="float" office:value="-74.0476" calcext:value-type="float">
            <text:p>-74.0476</text:p>
          </table:table-cell>
        </table:table-row>
        <table:table-row table:style-name="ro1">
          <table:table-cell/>
          <table:table-cell office:value-type="float" office:value="18.31" calcext:value-type="float">
            <text:p>18.31</text:p>
          </table:table-cell>
          <table:table-cell office:value-type="float" office:value="-74.048" calcext:value-type="float">
            <text:p>-74.048</text:p>
          </table:table-cell>
        </table:table-row>
        <table:table-row table:style-name="ro1">
          <table:table-cell/>
          <table:table-cell office:value-type="float" office:value="18.32" calcext:value-type="float">
            <text:p>18.32</text:p>
          </table:table-cell>
          <table:table-cell office:value-type="float" office:value="-74.0485" calcext:value-type="float">
            <text:p>-74.0485</text:p>
          </table:table-cell>
        </table:table-row>
        <table:table-row table:style-name="ro1">
          <table:table-cell/>
          <table:table-cell office:value-type="float" office:value="18.33" calcext:value-type="float">
            <text:p>18.33</text:p>
          </table:table-cell>
          <table:table-cell office:value-type="float" office:value="-74.049" calcext:value-type="float">
            <text:p>-74.049</text:p>
          </table:table-cell>
        </table:table-row>
        <table:table-row table:style-name="ro1">
          <table:table-cell/>
          <table:table-cell office:value-type="float" office:value="18.34" calcext:value-type="float">
            <text:p>18.34</text:p>
          </table:table-cell>
          <table:table-cell office:value-type="float" office:value="-74.0495" calcext:value-type="float">
            <text:p>-74.0495</text:p>
          </table:table-cell>
        </table:table-row>
        <table:table-row table:style-name="ro1">
          <table:table-cell/>
          <table:table-cell office:value-type="float" office:value="18.35" calcext:value-type="float">
            <text:p>18.35</text:p>
          </table:table-cell>
          <table:table-cell office:value-type="float" office:value="-74.05" calcext:value-type="float">
            <text:p>-74.05</text:p>
          </table:table-cell>
        </table:table-row>
        <table:table-row table:style-name="ro1">
          <table:table-cell/>
          <table:table-cell office:value-type="float" office:value="18.36" calcext:value-type="float">
            <text:p>18.36</text:p>
          </table:table-cell>
          <table:table-cell office:value-type="float" office:value="-74.0505" calcext:value-type="float">
            <text:p>-74.0505</text:p>
          </table:table-cell>
        </table:table-row>
        <table:table-row table:style-name="ro1">
          <table:table-cell/>
          <table:table-cell office:value-type="float" office:value="18.37" calcext:value-type="float">
            <text:p>18.37</text:p>
          </table:table-cell>
          <table:table-cell office:value-type="float" office:value="-74.051" calcext:value-type="float">
            <text:p>-74.051</text:p>
          </table:table-cell>
        </table:table-row>
        <table:table-row table:style-name="ro1">
          <table:table-cell/>
          <table:table-cell office:value-type="float" office:value="18.38" calcext:value-type="float">
            <text:p>18.38</text:p>
          </table:table-cell>
          <table:table-cell office:value-type="float" office:value="-74.0515" calcext:value-type="float">
            <text:p>-74.0515</text:p>
          </table:table-cell>
        </table:table-row>
        <table:table-row table:style-name="ro1">
          <table:table-cell/>
          <table:table-cell office:value-type="float" office:value="18.39" calcext:value-type="float">
            <text:p>18.39</text:p>
          </table:table-cell>
          <table:table-cell office:value-type="float" office:value="-74.0519" calcext:value-type="float">
            <text:p>-74.0519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-74.0524" calcext:value-type="float">
            <text:p>-74.0524</text:p>
          </table:table-cell>
        </table:table-row>
        <table:table-row table:style-name="ro1">
          <table:table-cell/>
          <table:table-cell office:value-type="float" office:value="18.41" calcext:value-type="float">
            <text:p>18.41</text:p>
          </table:table-cell>
          <table:table-cell office:value-type="float" office:value="-74.0529" calcext:value-type="float">
            <text:p>-74.0529</text:p>
          </table:table-cell>
        </table:table-row>
        <table:table-row table:style-name="ro1">
          <table:table-cell/>
          <table:table-cell office:value-type="float" office:value="18.42" calcext:value-type="float">
            <text:p>18.42</text:p>
          </table:table-cell>
          <table:table-cell office:value-type="float" office:value="-74.0534" calcext:value-type="float">
            <text:p>-74.0534</text:p>
          </table:table-cell>
        </table:table-row>
        <table:table-row table:style-name="ro1">
          <table:table-cell/>
          <table:table-cell office:value-type="float" office:value="18.43" calcext:value-type="float">
            <text:p>18.43</text:p>
          </table:table-cell>
          <table:table-cell office:value-type="float" office:value="-74.0539" calcext:value-type="float">
            <text:p>-74.0539</text:p>
          </table:table-cell>
        </table:table-row>
        <table:table-row table:style-name="ro1">
          <table:table-cell/>
          <table:table-cell office:value-type="float" office:value="18.44" calcext:value-type="float">
            <text:p>18.44</text:p>
          </table:table-cell>
          <table:table-cell office:value-type="float" office:value="-74.0544" calcext:value-type="float">
            <text:p>-74.0544</text:p>
          </table:table-cell>
        </table:table-row>
        <table:table-row table:style-name="ro1">
          <table:table-cell/>
          <table:table-cell office:value-type="float" office:value="18.45" calcext:value-type="float">
            <text:p>18.45</text:p>
          </table:table-cell>
          <table:table-cell office:value-type="float" office:value="-74.0548" calcext:value-type="float">
            <text:p>-74.0548</text:p>
          </table:table-cell>
        </table:table-row>
        <table:table-row table:style-name="ro1">
          <table:table-cell/>
          <table:table-cell office:value-type="float" office:value="18.46" calcext:value-type="float">
            <text:p>18.46</text:p>
          </table:table-cell>
          <table:table-cell office:value-type="float" office:value="-74.0553" calcext:value-type="float">
            <text:p>-74.0553</text:p>
          </table:table-cell>
        </table:table-row>
        <table:table-row table:style-name="ro1">
          <table:table-cell/>
          <table:table-cell office:value-type="float" office:value="18.47" calcext:value-type="float">
            <text:p>18.47</text:p>
          </table:table-cell>
          <table:table-cell office:value-type="float" office:value="-74.0558" calcext:value-type="float">
            <text:p>-74.0558</text:p>
          </table:table-cell>
        </table:table-row>
        <table:table-row table:style-name="ro1">
          <table:table-cell/>
          <table:table-cell office:value-type="float" office:value="18.48" calcext:value-type="float">
            <text:p>18.48</text:p>
          </table:table-cell>
          <table:table-cell office:value-type="float" office:value="-74.0563" calcext:value-type="float">
            <text:p>-74.0563</text:p>
          </table:table-cell>
        </table:table-row>
        <table:table-row table:style-name="ro1">
          <table:table-cell/>
          <table:table-cell office:value-type="float" office:value="18.49" calcext:value-type="float">
            <text:p>18.49</text:p>
          </table:table-cell>
          <table:table-cell office:value-type="float" office:value="-74.0567" calcext:value-type="float">
            <text:p>-74.056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-74.0572" calcext:value-type="float">
            <text:p>-74.0572</text:p>
          </table:table-cell>
        </table:table-row>
        <table:table-row table:style-name="ro1">
          <table:table-cell/>
          <table:table-cell office:value-type="float" office:value="18.51" calcext:value-type="float">
            <text:p>18.51</text:p>
          </table:table-cell>
          <table:table-cell office:value-type="float" office:value="-74.0577" calcext:value-type="float">
            <text:p>-74.0577</text:p>
          </table:table-cell>
        </table:table-row>
        <table:table-row table:style-name="ro1">
          <table:table-cell/>
          <table:table-cell office:value-type="float" office:value="18.52" calcext:value-type="float">
            <text:p>18.52</text:p>
          </table:table-cell>
          <table:table-cell office:value-type="float" office:value="-74.0582" calcext:value-type="float">
            <text:p>-74.0582</text:p>
          </table:table-cell>
        </table:table-row>
        <table:table-row table:style-name="ro1">
          <table:table-cell/>
          <table:table-cell office:value-type="float" office:value="18.53" calcext:value-type="float">
            <text:p>18.53</text:p>
          </table:table-cell>
          <table:table-cell office:value-type="float" office:value="-74.0586" calcext:value-type="float">
            <text:p>-74.0586</text:p>
          </table:table-cell>
        </table:table-row>
        <table:table-row table:style-name="ro1">
          <table:table-cell/>
          <table:table-cell office:value-type="float" office:value="18.54" calcext:value-type="float">
            <text:p>18.54</text:p>
          </table:table-cell>
          <table:table-cell office:value-type="float" office:value="-74.0591" calcext:value-type="float">
            <text:p>-74.0591</text:p>
          </table:table-cell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office:value-type="float" office:value="-74.0596" calcext:value-type="float">
            <text:p>-74.0596</text:p>
          </table:table-cell>
        </table:table-row>
        <table:table-row table:style-name="ro1">
          <table:table-cell/>
          <table:table-cell office:value-type="float" office:value="18.56" calcext:value-type="float">
            <text:p>18.56</text:p>
          </table:table-cell>
          <table:table-cell office:value-type="float" office:value="-74.0601" calcext:value-type="float">
            <text:p>-74.0601</text:p>
          </table:table-cell>
        </table:table-row>
        <table:table-row table:style-name="ro1">
          <table:table-cell/>
          <table:table-cell office:value-type="float" office:value="18.57" calcext:value-type="float">
            <text:p>18.57</text:p>
          </table:table-cell>
          <table:table-cell office:value-type="float" office:value="-74.0605" calcext:value-type="float">
            <text:p>-74.0605</text:p>
          </table:table-cell>
        </table:table-row>
        <table:table-row table:style-name="ro1">
          <table:table-cell/>
          <table:table-cell office:value-type="float" office:value="18.58" calcext:value-type="float">
            <text:p>18.58</text:p>
          </table:table-cell>
          <table:table-cell office:value-type="float" office:value="-74.061" calcext:value-type="float">
            <text:p>-74.061</text:p>
          </table:table-cell>
        </table:table-row>
        <table:table-row table:style-name="ro1">
          <table:table-cell/>
          <table:table-cell office:value-type="float" office:value="18.59" calcext:value-type="float">
            <text:p>18.59</text:p>
          </table:table-cell>
          <table:table-cell office:value-type="float" office:value="-74.0615" calcext:value-type="float">
            <text:p>-74.0615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-74.062" calcext:value-type="float">
            <text:p>-74.062</text:p>
          </table:table-cell>
        </table:table-row>
        <table:table-row table:style-name="ro1">
          <table:table-cell/>
          <table:table-cell office:value-type="float" office:value="18.61" calcext:value-type="float">
            <text:p>18.61</text:p>
          </table:table-cell>
          <table:table-cell office:value-type="float" office:value="-74.0624" calcext:value-type="float">
            <text:p>-74.0624</text:p>
          </table:table-cell>
        </table:table-row>
        <table:table-row table:style-name="ro1">
          <table:table-cell/>
          <table:table-cell office:value-type="float" office:value="18.62" calcext:value-type="float">
            <text:p>18.62</text:p>
          </table:table-cell>
          <table:table-cell office:value-type="float" office:value="-74.0629" calcext:value-type="float">
            <text:p>-74.0629</text:p>
          </table:table-cell>
        </table:table-row>
        <table:table-row table:style-name="ro1">
          <table:table-cell/>
          <table:table-cell office:value-type="float" office:value="18.63" calcext:value-type="float">
            <text:p>18.63</text:p>
          </table:table-cell>
          <table:table-cell office:value-type="float" office:value="-74.0634" calcext:value-type="float">
            <text:p>-74.0634</text:p>
          </table:table-cell>
        </table:table-row>
        <table:table-row table:style-name="ro1">
          <table:table-cell/>
          <table:table-cell office:value-type="float" office:value="18.64" calcext:value-type="float">
            <text:p>18.64</text:p>
          </table:table-cell>
          <table:table-cell office:value-type="float" office:value="-74.0638" calcext:value-type="float">
            <text:p>-74.0638</text:p>
          </table:table-cell>
        </table:table-row>
        <table:table-row table:style-name="ro1">
          <table:table-cell/>
          <table:table-cell office:value-type="float" office:value="18.65" calcext:value-type="float">
            <text:p>18.65</text:p>
          </table:table-cell>
          <table:table-cell office:value-type="float" office:value="-74.0643" calcext:value-type="float">
            <text:p>-74.0643</text:p>
          </table:table-cell>
        </table:table-row>
        <table:table-row table:style-name="ro1">
          <table:table-cell/>
          <table:table-cell office:value-type="float" office:value="18.66" calcext:value-type="float">
            <text:p>18.66</text:p>
          </table:table-cell>
          <table:table-cell office:value-type="float" office:value="-74.0648" calcext:value-type="float">
            <text:p>-74.0648</text:p>
          </table:table-cell>
        </table:table-row>
        <table:table-row table:style-name="ro1">
          <table:table-cell/>
          <table:table-cell office:value-type="float" office:value="18.67" calcext:value-type="float">
            <text:p>18.67</text:p>
          </table:table-cell>
          <table:table-cell office:value-type="float" office:value="-74.0652" calcext:value-type="float">
            <text:p>-74.0652</text:p>
          </table:table-cell>
        </table:table-row>
        <table:table-row table:style-name="ro1">
          <table:table-cell/>
          <table:table-cell office:value-type="float" office:value="18.68" calcext:value-type="float">
            <text:p>18.68</text:p>
          </table:table-cell>
          <table:table-cell office:value-type="float" office:value="-74.0657" calcext:value-type="float">
            <text:p>-74.0657</text:p>
          </table:table-cell>
        </table:table-row>
        <table:table-row table:style-name="ro1">
          <table:table-cell/>
          <table:table-cell office:value-type="float" office:value="18.69" calcext:value-type="float">
            <text:p>18.69</text:p>
          </table:table-cell>
          <table:table-cell office:value-type="float" office:value="-74.0662" calcext:value-type="float">
            <text:p>-74.0662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-74.0666" calcext:value-type="float">
            <text:p>-74.0666</text:p>
          </table:table-cell>
        </table:table-row>
        <table:table-row table:style-name="ro1">
          <table:table-cell/>
          <table:table-cell office:value-type="float" office:value="18.71" calcext:value-type="float">
            <text:p>18.71</text:p>
          </table:table-cell>
          <table:table-cell office:value-type="float" office:value="-74.0671" calcext:value-type="float">
            <text:p>-74.0671</text:p>
          </table:table-cell>
        </table:table-row>
        <table:table-row table:style-name="ro1">
          <table:table-cell/>
          <table:table-cell office:value-type="float" office:value="18.72" calcext:value-type="float">
            <text:p>18.72</text:p>
          </table:table-cell>
          <table:table-cell office:value-type="float" office:value="-74.0675" calcext:value-type="float">
            <text:p>-74.0675</text:p>
          </table:table-cell>
        </table:table-row>
        <table:table-row table:style-name="ro1">
          <table:table-cell/>
          <table:table-cell office:value-type="float" office:value="18.73" calcext:value-type="float">
            <text:p>18.73</text:p>
          </table:table-cell>
          <table:table-cell office:value-type="float" office:value="-74.068" calcext:value-type="float">
            <text:p>-74.068</text:p>
          </table:table-cell>
        </table:table-row>
        <table:table-row table:style-name="ro1">
          <table:table-cell/>
          <table:table-cell office:value-type="float" office:value="18.74" calcext:value-type="float">
            <text:p>18.74</text:p>
          </table:table-cell>
          <table:table-cell office:value-type="float" office:value="-74.0685" calcext:value-type="float">
            <text:p>-74.0685</text:p>
          </table:table-cell>
        </table:table-row>
        <table:table-row table:style-name="ro1">
          <table:table-cell/>
          <table:table-cell office:value-type="float" office:value="18.75" calcext:value-type="float">
            <text:p>18.75</text:p>
          </table:table-cell>
          <table:table-cell office:value-type="float" office:value="-74.0689" calcext:value-type="float">
            <text:p>-74.0689</text:p>
          </table:table-cell>
        </table:table-row>
        <table:table-row table:style-name="ro1">
          <table:table-cell/>
          <table:table-cell office:value-type="float" office:value="18.76" calcext:value-type="float">
            <text:p>18.76</text:p>
          </table:table-cell>
          <table:table-cell office:value-type="float" office:value="-74.0694" calcext:value-type="float">
            <text:p>-74.0694</text:p>
          </table:table-cell>
        </table:table-row>
        <table:table-row table:style-name="ro1">
          <table:table-cell/>
          <table:table-cell office:value-type="float" office:value="18.77" calcext:value-type="float">
            <text:p>18.77</text:p>
          </table:table-cell>
          <table:table-cell office:value-type="float" office:value="-74.0698" calcext:value-type="float">
            <text:p>-74.0698</text:p>
          </table:table-cell>
        </table:table-row>
        <table:table-row table:style-name="ro1">
          <table:table-cell/>
          <table:table-cell office:value-type="float" office:value="18.78" calcext:value-type="float">
            <text:p>18.78</text:p>
          </table:table-cell>
          <table:table-cell office:value-type="float" office:value="-74.0703" calcext:value-type="float">
            <text:p>-74.0703</text:p>
          </table:table-cell>
        </table:table-row>
        <table:table-row table:style-name="ro1">
          <table:table-cell/>
          <table:table-cell office:value-type="float" office:value="18.79" calcext:value-type="float">
            <text:p>18.79</text:p>
          </table:table-cell>
          <table:table-cell office:value-type="float" office:value="-74.0708" calcext:value-type="float">
            <text:p>-74.0708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-74.0712" calcext:value-type="float">
            <text:p>-74.0712</text:p>
          </table:table-cell>
        </table:table-row>
        <table:table-row table:style-name="ro1">
          <table:table-cell/>
          <table:table-cell office:value-type="float" office:value="18.81" calcext:value-type="float">
            <text:p>18.81</text:p>
          </table:table-cell>
          <table:table-cell office:value-type="float" office:value="-74.0717" calcext:value-type="float">
            <text:p>-74.0717</text:p>
          </table:table-cell>
        </table:table-row>
        <table:table-row table:style-name="ro1">
          <table:table-cell/>
          <table:table-cell office:value-type="float" office:value="18.82" calcext:value-type="float">
            <text:p>18.82</text:p>
          </table:table-cell>
          <table:table-cell office:value-type="float" office:value="-74.0721" calcext:value-type="float">
            <text:p>-74.0721</text:p>
          </table:table-cell>
        </table:table-row>
        <table:table-row table:style-name="ro1">
          <table:table-cell/>
          <table:table-cell office:value-type="float" office:value="18.83" calcext:value-type="float">
            <text:p>18.83</text:p>
          </table:table-cell>
          <table:table-cell office:value-type="float" office:value="-74.0726" calcext:value-type="float">
            <text:p>-74.0726</text:p>
          </table:table-cell>
        </table:table-row>
        <table:table-row table:style-name="ro1">
          <table:table-cell/>
          <table:table-cell office:value-type="float" office:value="18.84" calcext:value-type="float">
            <text:p>18.84</text:p>
          </table:table-cell>
          <table:table-cell office:value-type="float" office:value="-74.073" calcext:value-type="float">
            <text:p>-74.073</text:p>
          </table:table-cell>
        </table:table-row>
        <table:table-row table:style-name="ro1">
          <table:table-cell/>
          <table:table-cell office:value-type="float" office:value="18.85" calcext:value-type="float">
            <text:p>18.85</text:p>
          </table:table-cell>
          <table:table-cell office:value-type="float" office:value="-74.0735" calcext:value-type="float">
            <text:p>-74.0735</text:p>
          </table:table-cell>
        </table:table-row>
        <table:table-row table:style-name="ro1">
          <table:table-cell/>
          <table:table-cell office:value-type="float" office:value="18.86" calcext:value-type="float">
            <text:p>18.86</text:p>
          </table:table-cell>
          <table:table-cell office:value-type="float" office:value="-74.0739" calcext:value-type="float">
            <text:p>-74.0739</text:p>
          </table:table-cell>
        </table:table-row>
        <table:table-row table:style-name="ro1">
          <table:table-cell/>
          <table:table-cell office:value-type="float" office:value="18.87" calcext:value-type="float">
            <text:p>18.87</text:p>
          </table:table-cell>
          <table:table-cell office:value-type="float" office:value="-74.0744" calcext:value-type="float">
            <text:p>-74.0744</text:p>
          </table:table-cell>
        </table:table-row>
        <table:table-row table:style-name="ro1">
          <table:table-cell/>
          <table:table-cell office:value-type="float" office:value="18.88" calcext:value-type="float">
            <text:p>18.88</text:p>
          </table:table-cell>
          <table:table-cell office:value-type="float" office:value="-74.0749" calcext:value-type="float">
            <text:p>-74.0749</text:p>
          </table:table-cell>
        </table:table-row>
        <table:table-row table:style-name="ro1">
          <table:table-cell/>
          <table:table-cell office:value-type="float" office:value="18.89" calcext:value-type="float">
            <text:p>18.89</text:p>
          </table:table-cell>
          <table:table-cell office:value-type="float" office:value="-74.0753" calcext:value-type="float">
            <text:p>-74.0753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-74.0758" calcext:value-type="float">
            <text:p>-74.0758</text:p>
          </table:table-cell>
        </table:table-row>
        <table:table-row table:style-name="ro1">
          <table:table-cell/>
          <table:table-cell office:value-type="float" office:value="18.91" calcext:value-type="float">
            <text:p>18.91</text:p>
          </table:table-cell>
          <table:table-cell office:value-type="float" office:value="-74.0762" calcext:value-type="float">
            <text:p>-74.0762</text:p>
          </table:table-cell>
        </table:table-row>
        <table:table-row table:style-name="ro1">
          <table:table-cell/>
          <table:table-cell office:value-type="float" office:value="18.92" calcext:value-type="float">
            <text:p>18.92</text:p>
          </table:table-cell>
          <table:table-cell office:value-type="float" office:value="-74.0767" calcext:value-type="float">
            <text:p>-74.0767</text:p>
          </table:table-cell>
        </table:table-row>
        <table:table-row table:style-name="ro1">
          <table:table-cell/>
          <table:table-cell office:value-type="float" office:value="18.93" calcext:value-type="float">
            <text:p>18.93</text:p>
          </table:table-cell>
          <table:table-cell office:value-type="float" office:value="-74.0771" calcext:value-type="float">
            <text:p>-74.0771</text:p>
          </table:table-cell>
        </table:table-row>
        <table:table-row table:style-name="ro1">
          <table:table-cell/>
          <table:table-cell office:value-type="float" office:value="18.94" calcext:value-type="float">
            <text:p>18.94</text:p>
          </table:table-cell>
          <table:table-cell office:value-type="float" office:value="-74.0776" calcext:value-type="float">
            <text:p>-74.0776</text:p>
          </table:table-cell>
        </table:table-row>
        <table:table-row table:style-name="ro1">
          <table:table-cell/>
          <table:table-cell office:value-type="float" office:value="18.95" calcext:value-type="float">
            <text:p>18.95</text:p>
          </table:table-cell>
          <table:table-cell office:value-type="float" office:value="-74.078" calcext:value-type="float">
            <text:p>-74.078</text:p>
          </table:table-cell>
        </table:table-row>
        <table:table-row table:style-name="ro1">
          <table:table-cell/>
          <table:table-cell office:value-type="float" office:value="18.96" calcext:value-type="float">
            <text:p>18.96</text:p>
          </table:table-cell>
          <table:table-cell office:value-type="float" office:value="-74.0784" calcext:value-type="float">
            <text:p>-74.0784</text:p>
          </table:table-cell>
        </table:table-row>
        <table:table-row table:style-name="ro1">
          <table:table-cell/>
          <table:table-cell office:value-type="float" office:value="18.97" calcext:value-type="float">
            <text:p>18.97</text:p>
          </table:table-cell>
          <table:table-cell office:value-type="float" office:value="-74.0789" calcext:value-type="float">
            <text:p>-74.0789</text:p>
          </table:table-cell>
        </table:table-row>
        <table:table-row table:style-name="ro1">
          <table:table-cell/>
          <table:table-cell office:value-type="float" office:value="18.98" calcext:value-type="float">
            <text:p>18.98</text:p>
          </table:table-cell>
          <table:table-cell office:value-type="float" office:value="-74.0793" calcext:value-type="float">
            <text:p>-74.0793</text:p>
          </table:table-cell>
        </table:table-row>
        <table:table-row table:style-name="ro1">
          <table:table-cell/>
          <table:table-cell office:value-type="float" office:value="18.99" calcext:value-type="float">
            <text:p>18.99</text:p>
          </table:table-cell>
          <table:table-cell office:value-type="float" office:value="-74.0798" calcext:value-type="float">
            <text:p>-74.079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74.0802" calcext:value-type="float">
            <text:p>-74.0802</text:p>
          </table:table-cell>
        </table:table-row>
        <table:table-row table:style-name="ro1">
          <table:table-cell/>
          <table:table-cell office:value-type="float" office:value="19.01" calcext:value-type="float">
            <text:p>19.01</text:p>
          </table:table-cell>
          <table:table-cell office:value-type="float" office:value="-74.0807" calcext:value-type="float">
            <text:p>-74.0807</text:p>
          </table:table-cell>
        </table:table-row>
        <table:table-row table:style-name="ro1">
          <table:table-cell/>
          <table:table-cell office:value-type="float" office:value="19.02" calcext:value-type="float">
            <text:p>19.02</text:p>
          </table:table-cell>
          <table:table-cell office:value-type="float" office:value="-74.0811" calcext:value-type="float">
            <text:p>-74.0811</text:p>
          </table:table-cell>
        </table:table-row>
        <table:table-row table:style-name="ro1">
          <table:table-cell/>
          <table:table-cell office:value-type="float" office:value="19.03" calcext:value-type="float">
            <text:p>19.03</text:p>
          </table:table-cell>
          <table:table-cell office:value-type="float" office:value="-74.0816" calcext:value-type="float">
            <text:p>-74.0816</text:p>
          </table:table-cell>
        </table:table-row>
        <table:table-row table:style-name="ro1">
          <table:table-cell/>
          <table:table-cell office:value-type="float" office:value="19.04" calcext:value-type="float">
            <text:p>19.04</text:p>
          </table:table-cell>
          <table:table-cell office:value-type="float" office:value="-74.082" calcext:value-type="float">
            <text:p>-74.082</text:p>
          </table:table-cell>
        </table:table-row>
        <table:table-row table:style-name="ro1">
          <table:table-cell/>
          <table:table-cell office:value-type="float" office:value="19.05" calcext:value-type="float">
            <text:p>19.05</text:p>
          </table:table-cell>
          <table:table-cell office:value-type="float" office:value="-74.0824" calcext:value-type="float">
            <text:p>-74.0824</text:p>
          </table:table-cell>
        </table:table-row>
        <table:table-row table:style-name="ro1">
          <table:table-cell/>
          <table:table-cell office:value-type="float" office:value="19.06" calcext:value-type="float">
            <text:p>19.06</text:p>
          </table:table-cell>
          <table:table-cell office:value-type="float" office:value="-74.0829" calcext:value-type="float">
            <text:p>-74.0829</text:p>
          </table:table-cell>
        </table:table-row>
        <table:table-row table:style-name="ro1">
          <table:table-cell/>
          <table:table-cell office:value-type="float" office:value="19.07" calcext:value-type="float">
            <text:p>19.07</text:p>
          </table:table-cell>
          <table:table-cell office:value-type="float" office:value="-74.0833" calcext:value-type="float">
            <text:p>-74.0833</text:p>
          </table:table-cell>
        </table:table-row>
        <table:table-row table:style-name="ro1">
          <table:table-cell/>
          <table:table-cell office:value-type="float" office:value="19.08" calcext:value-type="float">
            <text:p>19.08</text:p>
          </table:table-cell>
          <table:table-cell office:value-type="float" office:value="-74.0838" calcext:value-type="float">
            <text:p>-74.0838</text:p>
          </table:table-cell>
        </table:table-row>
        <table:table-row table:style-name="ro1">
          <table:table-cell/>
          <table:table-cell office:value-type="float" office:value="19.09" calcext:value-type="float">
            <text:p>19.09</text:p>
          </table:table-cell>
          <table:table-cell office:value-type="float" office:value="-74.0842" calcext:value-type="float">
            <text:p>-74.0842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-74.0846" calcext:value-type="float">
            <text:p>-74.0846</text:p>
          </table:table-cell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office:value-type="float" office:value="-74.0851" calcext:value-type="float">
            <text:p>-74.0851</text:p>
          </table:table-cell>
        </table:table-row>
        <table:table-row table:style-name="ro1">
          <table:table-cell/>
          <table:table-cell office:value-type="float" office:value="19.12" calcext:value-type="float">
            <text:p>19.12</text:p>
          </table:table-cell>
          <table:table-cell office:value-type="float" office:value="-74.0855" calcext:value-type="float">
            <text:p>-74.0855</text:p>
          </table:table-cell>
        </table:table-row>
        <table:table-row table:style-name="ro1">
          <table:table-cell/>
          <table:table-cell office:value-type="float" office:value="19.13" calcext:value-type="float">
            <text:p>19.13</text:p>
          </table:table-cell>
          <table:table-cell office:value-type="float" office:value="-74.0859" calcext:value-type="float">
            <text:p>-74.0859</text:p>
          </table:table-cell>
        </table:table-row>
        <table:table-row table:style-name="ro1">
          <table:table-cell/>
          <table:table-cell office:value-type="float" office:value="19.14" calcext:value-type="float">
            <text:p>19.14</text:p>
          </table:table-cell>
          <table:table-cell office:value-type="float" office:value="-74.0864" calcext:value-type="float">
            <text:p>-74.0864</text:p>
          </table:table-cell>
        </table:table-row>
        <table:table-row table:style-name="ro1">
          <table:table-cell/>
          <table:table-cell office:value-type="float" office:value="19.15" calcext:value-type="float">
            <text:p>19.15</text:p>
          </table:table-cell>
          <table:table-cell office:value-type="float" office:value="-74.0868" calcext:value-type="float">
            <text:p>-74.0868</text:p>
          </table:table-cell>
        </table:table-row>
        <table:table-row table:style-name="ro1">
          <table:table-cell/>
          <table:table-cell office:value-type="float" office:value="19.16" calcext:value-type="float">
            <text:p>19.16</text:p>
          </table:table-cell>
          <table:table-cell office:value-type="float" office:value="-74.0873" calcext:value-type="float">
            <text:p>-74.0873</text:p>
          </table:table-cell>
        </table:table-row>
        <table:table-row table:style-name="ro1">
          <table:table-cell/>
          <table:table-cell office:value-type="float" office:value="19.17" calcext:value-type="float">
            <text:p>19.17</text:p>
          </table:table-cell>
          <table:table-cell office:value-type="float" office:value="-74.0877" calcext:value-type="float">
            <text:p>-74.0877</text:p>
          </table:table-cell>
        </table:table-row>
        <table:table-row table:style-name="ro1">
          <table:table-cell/>
          <table:table-cell office:value-type="float" office:value="19.18" calcext:value-type="float">
            <text:p>19.18</text:p>
          </table:table-cell>
          <table:table-cell office:value-type="float" office:value="-74.0881" calcext:value-type="float">
            <text:p>-74.0881</text:p>
          </table:table-cell>
        </table:table-row>
        <table:table-row table:style-name="ro1">
          <table:table-cell/>
          <table:table-cell office:value-type="float" office:value="19.19" calcext:value-type="float">
            <text:p>19.19</text:p>
          </table:table-cell>
          <table:table-cell office:value-type="float" office:value="-74.0885" calcext:value-type="float">
            <text:p>-74.0885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-74.089" calcext:value-type="float">
            <text:p>-74.089</text:p>
          </table:table-cell>
        </table:table-row>
        <table:table-row table:style-name="ro1">
          <table:table-cell/>
          <table:table-cell office:value-type="float" office:value="19.21" calcext:value-type="float">
            <text:p>19.21</text:p>
          </table:table-cell>
          <table:table-cell office:value-type="float" office:value="-74.0894" calcext:value-type="float">
            <text:p>-74.0894</text:p>
          </table:table-cell>
        </table:table-row>
        <table:table-row table:style-name="ro1">
          <table:table-cell/>
          <table:table-cell office:value-type="float" office:value="19.22" calcext:value-type="float">
            <text:p>19.22</text:p>
          </table:table-cell>
          <table:table-cell office:value-type="float" office:value="-74.0898" calcext:value-type="float">
            <text:p>-74.0898</text:p>
          </table:table-cell>
        </table:table-row>
        <table:table-row table:style-name="ro1">
          <table:table-cell/>
          <table:table-cell office:value-type="float" office:value="19.23" calcext:value-type="float">
            <text:p>19.23</text:p>
          </table:table-cell>
          <table:table-cell office:value-type="float" office:value="-74.0903" calcext:value-type="float">
            <text:p>-74.0903</text:p>
          </table:table-cell>
        </table:table-row>
        <table:table-row table:style-name="ro1">
          <table:table-cell/>
          <table:table-cell office:value-type="float" office:value="19.24" calcext:value-type="float">
            <text:p>19.24</text:p>
          </table:table-cell>
          <table:table-cell office:value-type="float" office:value="-74.0907" calcext:value-type="float">
            <text:p>-74.0907</text:p>
          </table:table-cell>
        </table:table-row>
        <table:table-row table:style-name="ro1">
          <table:table-cell/>
          <table:table-cell office:value-type="float" office:value="19.25" calcext:value-type="float">
            <text:p>19.25</text:p>
          </table:table-cell>
          <table:table-cell office:value-type="float" office:value="-74.0911" calcext:value-type="float">
            <text:p>-74.0911</text:p>
          </table:table-cell>
        </table:table-row>
        <table:table-row table:style-name="ro1">
          <table:table-cell/>
          <table:table-cell office:value-type="float" office:value="19.26" calcext:value-type="float">
            <text:p>19.26</text:p>
          </table:table-cell>
          <table:table-cell office:value-type="float" office:value="-74.0916" calcext:value-type="float">
            <text:p>-74.0916</text:p>
          </table:table-cell>
        </table:table-row>
        <table:table-row table:style-name="ro1">
          <table:table-cell/>
          <table:table-cell office:value-type="float" office:value="19.27" calcext:value-type="float">
            <text:p>19.27</text:p>
          </table:table-cell>
          <table:table-cell office:value-type="float" office:value="-74.092" calcext:value-type="float">
            <text:p>-74.092</text:p>
          </table:table-cell>
        </table:table-row>
        <table:table-row table:style-name="ro1">
          <table:table-cell/>
          <table:table-cell office:value-type="float" office:value="19.28" calcext:value-type="float">
            <text:p>19.28</text:p>
          </table:table-cell>
          <table:table-cell office:value-type="float" office:value="-74.0924" calcext:value-type="float">
            <text:p>-74.0924</text:p>
          </table:table-cell>
        </table:table-row>
        <table:table-row table:style-name="ro1">
          <table:table-cell/>
          <table:table-cell office:value-type="float" office:value="19.29" calcext:value-type="float">
            <text:p>19.29</text:p>
          </table:table-cell>
          <table:table-cell office:value-type="float" office:value="-74.0928" calcext:value-type="float">
            <text:p>-74.0928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-74.0933" calcext:value-type="float">
            <text:p>-74.0933</text:p>
          </table:table-cell>
        </table:table-row>
        <table:table-row table:style-name="ro1">
          <table:table-cell/>
          <table:table-cell office:value-type="float" office:value="19.31" calcext:value-type="float">
            <text:p>19.31</text:p>
          </table:table-cell>
          <table:table-cell office:value-type="float" office:value="-74.0937" calcext:value-type="float">
            <text:p>-74.0937</text:p>
          </table:table-cell>
        </table:table-row>
        <table:table-row table:style-name="ro1">
          <table:table-cell/>
          <table:table-cell office:value-type="float" office:value="19.32" calcext:value-type="float">
            <text:p>19.32</text:p>
          </table:table-cell>
          <table:table-cell office:value-type="float" office:value="-74.0941" calcext:value-type="float">
            <text:p>-74.0941</text:p>
          </table:table-cell>
        </table:table-row>
        <table:table-row table:style-name="ro1">
          <table:table-cell/>
          <table:table-cell office:value-type="float" office:value="19.33" calcext:value-type="float">
            <text:p>19.33</text:p>
          </table:table-cell>
          <table:table-cell office:value-type="float" office:value="-74.0945" calcext:value-type="float">
            <text:p>-74.0945</text:p>
          </table:table-cell>
        </table:table-row>
        <table:table-row table:style-name="ro1">
          <table:table-cell/>
          <table:table-cell office:value-type="float" office:value="19.34" calcext:value-type="float">
            <text:p>19.34</text:p>
          </table:table-cell>
          <table:table-cell office:value-type="float" office:value="-74.095" calcext:value-type="float">
            <text:p>-74.095</text:p>
          </table:table-cell>
        </table:table-row>
        <table:table-row table:style-name="ro1">
          <table:table-cell/>
          <table:table-cell office:value-type="float" office:value="19.35" calcext:value-type="float">
            <text:p>19.35</text:p>
          </table:table-cell>
          <table:table-cell office:value-type="float" office:value="-74.0954" calcext:value-type="float">
            <text:p>-74.0954</text:p>
          </table:table-cell>
        </table:table-row>
        <table:table-row table:style-name="ro1">
          <table:table-cell/>
          <table:table-cell office:value-type="float" office:value="19.36" calcext:value-type="float">
            <text:p>19.36</text:p>
          </table:table-cell>
          <table:table-cell office:value-type="float" office:value="-74.0958" calcext:value-type="float">
            <text:p>-74.0958</text:p>
          </table:table-cell>
        </table:table-row>
        <table:table-row table:style-name="ro1">
          <table:table-cell/>
          <table:table-cell office:value-type="float" office:value="19.37" calcext:value-type="float">
            <text:p>19.37</text:p>
          </table:table-cell>
          <table:table-cell office:value-type="float" office:value="-74.0962" calcext:value-type="float">
            <text:p>-74.0962</text:p>
          </table:table-cell>
        </table:table-row>
        <table:table-row table:style-name="ro1">
          <table:table-cell/>
          <table:table-cell office:value-type="float" office:value="19.38" calcext:value-type="float">
            <text:p>19.38</text:p>
          </table:table-cell>
          <table:table-cell office:value-type="float" office:value="-74.0966" calcext:value-type="float">
            <text:p>-74.0966</text:p>
          </table:table-cell>
        </table:table-row>
        <table:table-row table:style-name="ro1">
          <table:table-cell/>
          <table:table-cell office:value-type="float" office:value="19.39" calcext:value-type="float">
            <text:p>19.39</text:p>
          </table:table-cell>
          <table:table-cell office:value-type="float" office:value="-74.0971" calcext:value-type="float">
            <text:p>-74.0971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-74.0975" calcext:value-type="float">
            <text:p>-74.0975</text:p>
          </table:table-cell>
        </table:table-row>
        <table:table-row table:style-name="ro1">
          <table:table-cell/>
          <table:table-cell office:value-type="float" office:value="19.41" calcext:value-type="float">
            <text:p>19.41</text:p>
          </table:table-cell>
          <table:table-cell office:value-type="float" office:value="-74.0979" calcext:value-type="float">
            <text:p>-74.0979</text:p>
          </table:table-cell>
        </table:table-row>
        <table:table-row table:style-name="ro1">
          <table:table-cell/>
          <table:table-cell office:value-type="float" office:value="19.42" calcext:value-type="float">
            <text:p>19.42</text:p>
          </table:table-cell>
          <table:table-cell office:value-type="float" office:value="-74.0983" calcext:value-type="float">
            <text:p>-74.0983</text:p>
          </table:table-cell>
        </table:table-row>
        <table:table-row table:style-name="ro1">
          <table:table-cell/>
          <table:table-cell office:value-type="float" office:value="19.43" calcext:value-type="float">
            <text:p>19.43</text:p>
          </table:table-cell>
          <table:table-cell office:value-type="float" office:value="-74.0987" calcext:value-type="float">
            <text:p>-74.0987</text:p>
          </table:table-cell>
        </table:table-row>
        <table:table-row table:style-name="ro1">
          <table:table-cell/>
          <table:table-cell office:value-type="float" office:value="19.44" calcext:value-type="float">
            <text:p>19.44</text:p>
          </table:table-cell>
          <table:table-cell office:value-type="float" office:value="-74.0992" calcext:value-type="float">
            <text:p>-74.0992</text:p>
          </table:table-cell>
        </table:table-row>
        <table:table-row table:style-name="ro1">
          <table:table-cell/>
          <table:table-cell office:value-type="float" office:value="19.45" calcext:value-type="float">
            <text:p>19.45</text:p>
          </table:table-cell>
          <table:table-cell office:value-type="float" office:value="-74.0996" calcext:value-type="float">
            <text:p>-74.0996</text:p>
          </table:table-cell>
        </table:table-row>
        <table:table-row table:style-name="ro1">
          <table:table-cell/>
          <table:table-cell office:value-type="float" office:value="19.46" calcext:value-type="float">
            <text:p>19.46</text:p>
          </table:table-cell>
          <table:table-cell office:value-type="float" office:value="-74.1" calcext:value-type="float">
            <text:p>-74.1</text:p>
          </table:table-cell>
        </table:table-row>
        <table:table-row table:style-name="ro1">
          <table:table-cell/>
          <table:table-cell office:value-type="float" office:value="19.47" calcext:value-type="float">
            <text:p>19.47</text:p>
          </table:table-cell>
          <table:table-cell office:value-type="float" office:value="-74.1004" calcext:value-type="float">
            <text:p>-74.1004</text:p>
          </table:table-cell>
        </table:table-row>
        <table:table-row table:style-name="ro1">
          <table:table-cell/>
          <table:table-cell office:value-type="float" office:value="19.48" calcext:value-type="float">
            <text:p>19.48</text:p>
          </table:table-cell>
          <table:table-cell office:value-type="float" office:value="-74.1008" calcext:value-type="float">
            <text:p>-74.1008</text:p>
          </table:table-cell>
        </table:table-row>
        <table:table-row table:style-name="ro1">
          <table:table-cell/>
          <table:table-cell office:value-type="float" office:value="19.49" calcext:value-type="float">
            <text:p>19.49</text:p>
          </table:table-cell>
          <table:table-cell office:value-type="float" office:value="-74.1012" calcext:value-type="float">
            <text:p>-74.1012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-74.1016" calcext:value-type="float">
            <text:p>-74.1016</text:p>
          </table:table-cell>
        </table:table-row>
        <table:table-row table:style-name="ro1">
          <table:table-cell/>
          <table:table-cell office:value-type="float" office:value="19.51" calcext:value-type="float">
            <text:p>19.51</text:p>
          </table:table-cell>
          <table:table-cell office:value-type="float" office:value="-74.1021" calcext:value-type="float">
            <text:p>-74.1021</text:p>
          </table:table-cell>
        </table:table-row>
        <table:table-row table:style-name="ro1">
          <table:table-cell/>
          <table:table-cell office:value-type="float" office:value="19.52" calcext:value-type="float">
            <text:p>19.52</text:p>
          </table:table-cell>
          <table:table-cell office:value-type="float" office:value="-74.1025" calcext:value-type="float">
            <text:p>-74.1025</text:p>
          </table:table-cell>
        </table:table-row>
        <table:table-row table:style-name="ro1">
          <table:table-cell/>
          <table:table-cell office:value-type="float" office:value="19.53" calcext:value-type="float">
            <text:p>19.53</text:p>
          </table:table-cell>
          <table:table-cell office:value-type="float" office:value="-74.1029" calcext:value-type="float">
            <text:p>-74.1029</text:p>
          </table:table-cell>
        </table:table-row>
        <table:table-row table:style-name="ro1">
          <table:table-cell/>
          <table:table-cell office:value-type="float" office:value="19.54" calcext:value-type="float">
            <text:p>19.54</text:p>
          </table:table-cell>
          <table:table-cell office:value-type="float" office:value="-74.1033" calcext:value-type="float">
            <text:p>-74.1033</text:p>
          </table:table-cell>
        </table:table-row>
        <table:table-row table:style-name="ro1">
          <table:table-cell/>
          <table:table-cell office:value-type="float" office:value="19.55" calcext:value-type="float">
            <text:p>19.55</text:p>
          </table:table-cell>
          <table:table-cell office:value-type="float" office:value="-74.1037" calcext:value-type="float">
            <text:p>-74.1037</text:p>
          </table:table-cell>
        </table:table-row>
        <table:table-row table:style-name="ro1">
          <table:table-cell/>
          <table:table-cell office:value-type="float" office:value="19.56" calcext:value-type="float">
            <text:p>19.56</text:p>
          </table:table-cell>
          <table:table-cell office:value-type="float" office:value="-74.1041" calcext:value-type="float">
            <text:p>-74.1041</text:p>
          </table:table-cell>
        </table:table-row>
        <table:table-row table:style-name="ro1">
          <table:table-cell/>
          <table:table-cell office:value-type="float" office:value="19.57" calcext:value-type="float">
            <text:p>19.57</text:p>
          </table:table-cell>
          <table:table-cell office:value-type="float" office:value="-74.1045" calcext:value-type="float">
            <text:p>-74.1045</text:p>
          </table:table-cell>
        </table:table-row>
        <table:table-row table:style-name="ro1">
          <table:table-cell/>
          <table:table-cell office:value-type="float" office:value="19.58" calcext:value-type="float">
            <text:p>19.58</text:p>
          </table:table-cell>
          <table:table-cell office:value-type="float" office:value="-74.1049" calcext:value-type="float">
            <text:p>-74.1049</text:p>
          </table:table-cell>
        </table:table-row>
        <table:table-row table:style-name="ro1">
          <table:table-cell/>
          <table:table-cell office:value-type="float" office:value="19.59" calcext:value-type="float">
            <text:p>19.59</text:p>
          </table:table-cell>
          <table:table-cell office:value-type="float" office:value="-74.1053" calcext:value-type="float">
            <text:p>-74.1053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-74.1058" calcext:value-type="float">
            <text:p>-74.1058</text:p>
          </table:table-cell>
        </table:table-row>
        <table:table-row table:style-name="ro1">
          <table:table-cell/>
          <table:table-cell office:value-type="float" office:value="19.61" calcext:value-type="float">
            <text:p>19.61</text:p>
          </table:table-cell>
          <table:table-cell office:value-type="float" office:value="-74.1062" calcext:value-type="float">
            <text:p>-74.1062</text:p>
          </table:table-cell>
        </table:table-row>
        <table:table-row table:style-name="ro1">
          <table:table-cell/>
          <table:table-cell office:value-type="float" office:value="19.62" calcext:value-type="float">
            <text:p>19.62</text:p>
          </table:table-cell>
          <table:table-cell office:value-type="float" office:value="-74.1066" calcext:value-type="float">
            <text:p>-74.1066</text:p>
          </table:table-cell>
        </table:table-row>
        <table:table-row table:style-name="ro1">
          <table:table-cell/>
          <table:table-cell office:value-type="float" office:value="19.63" calcext:value-type="float">
            <text:p>19.63</text:p>
          </table:table-cell>
          <table:table-cell office:value-type="float" office:value="-74.107" calcext:value-type="float">
            <text:p>-74.107</text:p>
          </table:table-cell>
        </table:table-row>
        <table:table-row table:style-name="ro1">
          <table:table-cell/>
          <table:table-cell office:value-type="float" office:value="19.64" calcext:value-type="float">
            <text:p>19.64</text:p>
          </table:table-cell>
          <table:table-cell office:value-type="float" office:value="-74.1074" calcext:value-type="float">
            <text:p>-74.1074</text:p>
          </table:table-cell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office:value-type="float" office:value="-74.1078" calcext:value-type="float">
            <text:p>-74.1078</text:p>
          </table:table-cell>
        </table:table-row>
        <table:table-row table:style-name="ro1">
          <table:table-cell/>
          <table:table-cell office:value-type="float" office:value="19.66" calcext:value-type="float">
            <text:p>19.66</text:p>
          </table:table-cell>
          <table:table-cell office:value-type="float" office:value="-74.1082" calcext:value-type="float">
            <text:p>-74.1082</text:p>
          </table:table-cell>
        </table:table-row>
        <table:table-row table:style-name="ro1">
          <table:table-cell/>
          <table:table-cell office:value-type="float" office:value="19.67" calcext:value-type="float">
            <text:p>19.67</text:p>
          </table:table-cell>
          <table:table-cell office:value-type="float" office:value="-74.1086" calcext:value-type="float">
            <text:p>-74.1086</text:p>
          </table:table-cell>
        </table:table-row>
        <table:table-row table:style-name="ro1">
          <table:table-cell/>
          <table:table-cell office:value-type="float" office:value="19.68" calcext:value-type="float">
            <text:p>19.68</text:p>
          </table:table-cell>
          <table:table-cell office:value-type="float" office:value="-74.109" calcext:value-type="float">
            <text:p>-74.109</text:p>
          </table:table-cell>
        </table:table-row>
        <table:table-row table:style-name="ro1">
          <table:table-cell/>
          <table:table-cell office:value-type="float" office:value="19.69" calcext:value-type="float">
            <text:p>19.69</text:p>
          </table:table-cell>
          <table:table-cell office:value-type="float" office:value="-74.1094" calcext:value-type="float">
            <text:p>-74.1094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office:value-type="float" office:value="-74.1098" calcext:value-type="float">
            <text:p>-74.1098</text:p>
          </table:table-cell>
        </table:table-row>
        <table:table-row table:style-name="ro1">
          <table:table-cell/>
          <table:table-cell office:value-type="float" office:value="19.71" calcext:value-type="float">
            <text:p>19.71</text:p>
          </table:table-cell>
          <table:table-cell office:value-type="float" office:value="-74.1102" calcext:value-type="float">
            <text:p>-74.1102</text:p>
          </table:table-cell>
        </table:table-row>
        <table:table-row table:style-name="ro1">
          <table:table-cell/>
          <table:table-cell office:value-type="float" office:value="19.72" calcext:value-type="float">
            <text:p>19.72</text:p>
          </table:table-cell>
          <table:table-cell office:value-type="float" office:value="-74.1106" calcext:value-type="float">
            <text:p>-74.1106</text:p>
          </table:table-cell>
        </table:table-row>
        <table:table-row table:style-name="ro1">
          <table:table-cell/>
          <table:table-cell office:value-type="float" office:value="19.73" calcext:value-type="float">
            <text:p>19.73</text:p>
          </table:table-cell>
          <table:table-cell office:value-type="float" office:value="-74.111" calcext:value-type="float">
            <text:p>-74.111</text:p>
          </table:table-cell>
        </table:table-row>
        <table:table-row table:style-name="ro1">
          <table:table-cell/>
          <table:table-cell office:value-type="float" office:value="19.74" calcext:value-type="float">
            <text:p>19.74</text:p>
          </table:table-cell>
          <table:table-cell office:value-type="float" office:value="-74.1114" calcext:value-type="float">
            <text:p>-74.1114</text:p>
          </table:table-cell>
        </table:table-row>
        <table:table-row table:style-name="ro1">
          <table:table-cell/>
          <table:table-cell office:value-type="float" office:value="19.75" calcext:value-type="float">
            <text:p>19.75</text:p>
          </table:table-cell>
          <table:table-cell office:value-type="float" office:value="-74.1118" calcext:value-type="float">
            <text:p>-74.1118</text:p>
          </table:table-cell>
        </table:table-row>
        <table:table-row table:style-name="ro1">
          <table:table-cell/>
          <table:table-cell office:value-type="float" office:value="19.76" calcext:value-type="float">
            <text:p>19.76</text:p>
          </table:table-cell>
          <table:table-cell office:value-type="float" office:value="-74.1122" calcext:value-type="float">
            <text:p>-74.1122</text:p>
          </table:table-cell>
        </table:table-row>
        <table:table-row table:style-name="ro1">
          <table:table-cell/>
          <table:table-cell office:value-type="float" office:value="19.77" calcext:value-type="float">
            <text:p>19.77</text:p>
          </table:table-cell>
          <table:table-cell office:value-type="float" office:value="-74.1126" calcext:value-type="float">
            <text:p>-74.1126</text:p>
          </table:table-cell>
        </table:table-row>
        <table:table-row table:style-name="ro1">
          <table:table-cell/>
          <table:table-cell office:value-type="float" office:value="19.78" calcext:value-type="float">
            <text:p>19.78</text:p>
          </table:table-cell>
          <table:table-cell office:value-type="float" office:value="-74.113" calcext:value-type="float">
            <text:p>-74.113</text:p>
          </table:table-cell>
        </table:table-row>
        <table:table-row table:style-name="ro1">
          <table:table-cell/>
          <table:table-cell office:value-type="float" office:value="19.79" calcext:value-type="float">
            <text:p>19.79</text:p>
          </table:table-cell>
          <table:table-cell office:value-type="float" office:value="-74.1134" calcext:value-type="float">
            <text:p>-74.1134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-74.1138" calcext:value-type="float">
            <text:p>-74.1138</text:p>
          </table:table-cell>
        </table:table-row>
        <table:table-row table:style-name="ro1">
          <table:table-cell/>
          <table:table-cell office:value-type="float" office:value="19.81" calcext:value-type="float">
            <text:p>19.81</text:p>
          </table:table-cell>
          <table:table-cell office:value-type="float" office:value="-74.1142" calcext:value-type="float">
            <text:p>-74.1142</text:p>
          </table:table-cell>
        </table:table-row>
        <table:table-row table:style-name="ro1">
          <table:table-cell/>
          <table:table-cell office:value-type="float" office:value="19.82" calcext:value-type="float">
            <text:p>19.82</text:p>
          </table:table-cell>
          <table:table-cell office:value-type="float" office:value="-74.1146" calcext:value-type="float">
            <text:p>-74.1146</text:p>
          </table:table-cell>
        </table:table-row>
        <table:table-row table:style-name="ro1">
          <table:table-cell/>
          <table:table-cell office:value-type="float" office:value="19.83" calcext:value-type="float">
            <text:p>19.83</text:p>
          </table:table-cell>
          <table:table-cell office:value-type="float" office:value="-74.115" calcext:value-type="float">
            <text:p>-74.115</text:p>
          </table:table-cell>
        </table:table-row>
        <table:table-row table:style-name="ro1">
          <table:table-cell/>
          <table:table-cell office:value-type="float" office:value="19.84" calcext:value-type="float">
            <text:p>19.84</text:p>
          </table:table-cell>
          <table:table-cell office:value-type="float" office:value="-74.1154" calcext:value-type="float">
            <text:p>-74.1154</text:p>
          </table:table-cell>
        </table:table-row>
        <table:table-row table:style-name="ro1">
          <table:table-cell/>
          <table:table-cell office:value-type="float" office:value="19.85" calcext:value-type="float">
            <text:p>19.85</text:p>
          </table:table-cell>
          <table:table-cell office:value-type="float" office:value="-74.1158" calcext:value-type="float">
            <text:p>-74.1158</text:p>
          </table:table-cell>
        </table:table-row>
        <table:table-row table:style-name="ro1">
          <table:table-cell/>
          <table:table-cell office:value-type="float" office:value="19.86" calcext:value-type="float">
            <text:p>19.86</text:p>
          </table:table-cell>
          <table:table-cell office:value-type="float" office:value="-74.1161" calcext:value-type="float">
            <text:p>-74.1161</text:p>
          </table:table-cell>
        </table:table-row>
        <table:table-row table:style-name="ro1">
          <table:table-cell/>
          <table:table-cell office:value-type="float" office:value="19.87" calcext:value-type="float">
            <text:p>19.87</text:p>
          </table:table-cell>
          <table:table-cell office:value-type="float" office:value="-74.1165" calcext:value-type="float">
            <text:p>-74.1165</text:p>
          </table:table-cell>
        </table:table-row>
        <table:table-row table:style-name="ro1">
          <table:table-cell/>
          <table:table-cell office:value-type="float" office:value="19.88" calcext:value-type="float">
            <text:p>19.88</text:p>
          </table:table-cell>
          <table:table-cell office:value-type="float" office:value="-74.1169" calcext:value-type="float">
            <text:p>-74.1169</text:p>
          </table:table-cell>
        </table:table-row>
        <table:table-row table:style-name="ro1">
          <table:table-cell/>
          <table:table-cell office:value-type="float" office:value="19.89" calcext:value-type="float">
            <text:p>19.89</text:p>
          </table:table-cell>
          <table:table-cell office:value-type="float" office:value="-74.1173" calcext:value-type="float">
            <text:p>-74.1173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-74.1177" calcext:value-type="float">
            <text:p>-74.1177</text:p>
          </table:table-cell>
        </table:table-row>
        <table:table-row table:style-name="ro1">
          <table:table-cell/>
          <table:table-cell office:value-type="float" office:value="19.91" calcext:value-type="float">
            <text:p>19.91</text:p>
          </table:table-cell>
          <table:table-cell office:value-type="float" office:value="-74.1181" calcext:value-type="float">
            <text:p>-74.1181</text:p>
          </table:table-cell>
        </table:table-row>
        <table:table-row table:style-name="ro1">
          <table:table-cell/>
          <table:table-cell office:value-type="float" office:value="19.92" calcext:value-type="float">
            <text:p>19.92</text:p>
          </table:table-cell>
          <table:table-cell office:value-type="float" office:value="-74.1185" calcext:value-type="float">
            <text:p>-74.1185</text:p>
          </table:table-cell>
        </table:table-row>
        <table:table-row table:style-name="ro1">
          <table:table-cell/>
          <table:table-cell office:value-type="float" office:value="19.93" calcext:value-type="float">
            <text:p>19.93</text:p>
          </table:table-cell>
          <table:table-cell office:value-type="float" office:value="-74.1189" calcext:value-type="float">
            <text:p>-74.1189</text:p>
          </table:table-cell>
        </table:table-row>
        <table:table-row table:style-name="ro1">
          <table:table-cell/>
          <table:table-cell office:value-type="float" office:value="19.94" calcext:value-type="float">
            <text:p>19.94</text:p>
          </table:table-cell>
          <table:table-cell office:value-type="float" office:value="-74.1193" calcext:value-type="float">
            <text:p>-74.1193</text:p>
          </table:table-cell>
        </table:table-row>
        <table:table-row table:style-name="ro1">
          <table:table-cell/>
          <table:table-cell office:value-type="float" office:value="19.95" calcext:value-type="float">
            <text:p>19.95</text:p>
          </table:table-cell>
          <table:table-cell office:value-type="float" office:value="-74.1196" calcext:value-type="float">
            <text:p>-74.1196</text:p>
          </table:table-cell>
        </table:table-row>
        <table:table-row table:style-name="ro1">
          <table:table-cell/>
          <table:table-cell office:value-type="float" office:value="19.96" calcext:value-type="float">
            <text:p>19.96</text:p>
          </table:table-cell>
          <table:table-cell office:value-type="float" office:value="-74.12" calcext:value-type="float">
            <text:p>-74.12</text:p>
          </table:table-cell>
        </table:table-row>
        <table:table-row table:style-name="ro1">
          <table:table-cell/>
          <table:table-cell office:value-type="float" office:value="19.97" calcext:value-type="float">
            <text:p>19.97</text:p>
          </table:table-cell>
          <table:table-cell office:value-type="float" office:value="-74.1204" calcext:value-type="float">
            <text:p>-74.1204</text:p>
          </table:table-cell>
        </table:table-row>
        <table:table-row table:style-name="ro1">
          <table:table-cell/>
          <table:table-cell office:value-type="float" office:value="19.98" calcext:value-type="float">
            <text:p>19.98</text:p>
          </table:table-cell>
          <table:table-cell office:value-type="float" office:value="-74.1208" calcext:value-type="float">
            <text:p>-74.1208</text:p>
          </table:table-cell>
        </table:table-row>
        <table:table-row table:style-name="ro1">
          <table:table-cell/>
          <table:table-cell office:value-type="float" office:value="19.99" calcext:value-type="float">
            <text:p>19.99</text:p>
          </table:table-cell>
          <table:table-cell office:value-type="float" office:value="-74.1212" calcext:value-type="float">
            <text:p>-74.1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1:51:57.05120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9:53:34.877150198</meta:creation-date>
    <dc:date>2015-11-27T11:52:04.094240527</dc:date>
    <meta:editing-duration>PT11M2S</meta:editing-duration>
    <meta:editing-cycles>8</meta:editing-cycles>
    <meta:generator>LibreOffice/4.4.2.2$Linux_X86_64 LibreOffice_project/40m0$Build-2</meta:generator>
    <meta:document-statistic meta:table-count="1" meta:cell-count="4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1:Sheet1.C2000" svg:x="0.32cm" svg:y="0.18cm" svg:width="12.508cm" svg:height="8.64cm">
          <chartooo:coordinate-region svg:x="1.232cm" svg:y="0.379cm" svg:width="11.5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000" chart:class="chart:line"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.8433">
                <text:p>-70.8433</text:p>
                <draw:g>
                  <svg:desc>Sheet1.C1:Sheet1.C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1.6798">
                <text:p>-71.6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2.5097">
                <text:p>-72.5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3.333">
                <text:p>-73.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4.1498">
                <text:p>-74.1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4.9601">
                <text:p>-74.9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5.7639">
                <text:p>-75.7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6.5613">
                <text:p>-76.5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.3524">
                <text:p>-77.3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8.1371">
                <text:p>-78.1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8.9155">
                <text:p>-78.9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9.6878">
                <text:p>-79.6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.4538">
                <text:p>-80.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1.2137">
                <text:p>-81.2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1.9674">
                <text:p>-81.9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2.7152">
                <text:p>-82.7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3.4568">
                <text:p>-83.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4.1925">
                <text:p>-84.1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4.9223">
                <text:p>-84.9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5.6461">
                <text:p>-85.6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6.3641">
                <text:p>-86.3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7.0762">
                <text:p>-87.0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7.7825">
                <text:p>-87.7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8.4831">
                <text:p>-88.4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9.1779">
                <text:p>-89.1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9.8671">
                <text:p>-89.8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0.5506">
                <text:p>-90.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1.2285">
                <text:p>-91.2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1.9008">
                <text:p>-91.9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2.5676">
                <text:p>-92.5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3.2289">
                <text:p>-93.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3.8847">
                <text:p>-93.8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4.5351">
                <text:p>-94.5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5.18">
                <text:p>-95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5.8196">
                <text:p>-95.8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6.4539">
                <text:p>-96.4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7.0828">
                <text:p>-97.0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7.7065">
                <text:p>-97.70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8.3249">
                <text:p>-98.3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.9381">
                <text:p>-98.93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9.5461">
                <text:p>-99.5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0.149">
                <text:p>-100.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0.747">
                <text:p>-100.7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1.339">
                <text:p>-101.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1.927">
                <text:p>-101.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2.509">
                <text:p>-102.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3.087">
                <text:p>-103.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3.659">
                <text:p>-103.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4.227">
                <text:p>-104.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4.789">
                <text:p>-104.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5.347">
                <text:p>-105.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.899">
                <text:p>-105.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6.447">
                <text:p>-106.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6.989">
                <text:p>-106.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7.527">
                <text:p>-107.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8.06">
                <text:p>-108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8.587">
                <text:p>-108.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9.11">
                <text:p>-109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9.627">
                <text:p>-109.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0.14">
                <text:p>-110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0.647">
                <text:p>-110.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1.149">
                <text:p>-111.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1.646">
                <text:p>-111.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2.138">
                <text:p>-112.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2.624">
                <text:p>-112.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3.104">
                <text:p>-113.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3.579">
                <text:p>-113.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4.048">
                <text:p>-114.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4.511">
                <text:p>-114.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4.968">
                <text:p>-114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5.418">
                <text:p>-115.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5.862">
                <text:p>-115.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6.299">
                <text:p>-116.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6.729">
                <text:p>-116.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7.151">
                <text:p>-117.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7.566">
                <text:p>-117.5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7.972">
                <text:p>-117.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8.37">
                <text:p>-118.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18.759">
                <text:p>-118.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9.139">
                <text:p>-119.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9.508">
                <text:p>-119.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9.867">
                <text:p>-119.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0.216">
                <text:p>-120.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0.552">
                <text:p>-120.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0.876">
                <text:p>-120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1.187">
                <text:p>-121.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1.484">
                <text:p>-121.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1.766">
                <text:p>-121.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2.034">
                <text:p>-122.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2.285">
                <text:p>-122.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2.519">
                <text:p>-122.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2.735">
                <text:p>-122.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2.932">
                <text:p>-122.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3.11">
                <text:p>-123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3.267">
                <text:p>-123.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3.403">
                <text:p>-123.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3.516">
                <text:p>-123.5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3.606">
                <text:p>-123.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23.673">
                <text:p>-123.6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.714">
                <text:p>-123.7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3.73">
                <text:p>-123.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3.72">
                <text:p>-123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3.684">
                <text:p>-123.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23.62">
                <text:p>-123.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23.53">
                <text:p>-123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3.411">
                <text:p>-123.4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3.264">
                <text:p>-123.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3.09">
                <text:p>-123.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2.888">
                <text:p>-122.8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22.658">
                <text:p>-122.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2.402">
                <text:p>-122.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2.118">
                <text:p>-122.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21.808">
                <text:p>-121.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1.473">
                <text:p>-121.4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1.113">
                <text:p>-121.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20.729">
                <text:p>-120.7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20.323">
                <text:p>-120.3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9.895">
                <text:p>-119.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9.447">
                <text:p>-119.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8.979">
                <text:p>-118.9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8.494">
                <text:p>-118.4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7.993">
                <text:p>-117.9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7.476">
                <text:p>-117.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6.945">
                <text:p>-116.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6.403">
                <text:p>-116.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5.849">
                <text:p>-115.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5.286">
                <text:p>-115.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4.715">
                <text:p>-114.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4.137">
                <text:p>-114.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3.554">
                <text:p>-113.5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2.967">
                <text:p>-112.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2.377">
                <text:p>-112.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1.785">
                <text:p>-111.7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1.192">
                <text:p>-111.1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0.6">
                <text:p>-11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0.01">
                <text:p>-11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9.422">
                <text:p>-109.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8.837">
                <text:p>-108.8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8.257">
                <text:p>-108.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7.681">
                <text:p>-107.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7.111">
                <text:p>-107.1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6.547">
                <text:p>-106.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5.99">
                <text:p>-105.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5.44">
                <text:p>-105.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4.898">
                <text:p>-104.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4.365">
                <text:p>-104.3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3.84">
                <text:p>-103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3.324">
                <text:p>-103.3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2.817">
                <text:p>-102.8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2.319">
                <text:p>-102.3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1.831">
                <text:p>-101.8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1.353">
                <text:p>-101.3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0.885">
                <text:p>-100.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0.427">
                <text:p>-100.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9.9789">
                <text:p>-99.97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9.5409">
                <text:p>-99.54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9.113">
                <text:p>-99.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8.6951">
                <text:p>-98.69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8.2873">
                <text:p>-98.28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7.8895">
                <text:p>-97.8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7.5016">
                <text:p>-97.5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7.1235">
                <text:p>-97.12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6.7551">
                <text:p>-96.7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6.3962">
                <text:p>-96.39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6.0468">
                <text:p>-96.0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5.7067">
                <text:p>-95.70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5.3758">
                <text:p>-95.3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5.0538">
                <text:p>-95.0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4.7407">
                <text:p>-94.7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4.4361">
                <text:p>-94.43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4.1401">
                <text:p>-94.1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3.8524">
                <text:p>-93.85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3.5727">
                <text:p>-93.57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3.301">
                <text:p>-93.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3.037">
                <text:p>-93.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2.7805">
                <text:p>-92.78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2.5314">
                <text:p>-92.53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2.2895">
                <text:p>-92.2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2.0545">
                <text:p>-92.0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1.8263">
                <text:p>-91.82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91.6047">
                <text:p>-91.60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1.3895">
                <text:p>-91.38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1.1806">
                <text:p>-91.1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0.9777">
                <text:p>-90.97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90.7807">
                <text:p>-90.78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0.5893">
                <text:p>-90.58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0.4035">
                <text:p>-90.4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0.2231">
                <text:p>-90.2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0.0478">
                <text:p>-90.0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9.8776">
                <text:p>-89.8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9.7123">
                <text:p>-89.7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9.5516">
                <text:p>-89.5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9.3955">
                <text:p>-89.39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9.2439">
                <text:p>-89.24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9.0965">
                <text:p>-89.09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8.9532">
                <text:p>-88.95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8.8139">
                <text:p>-88.81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8.6785">
                <text:p>-88.67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8.5468">
                <text:p>-88.5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8.4187">
                <text:p>-88.41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8.2941">
                <text:p>-88.29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8.1729">
                <text:p>-88.17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8.0549">
                <text:p>-88.05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7.94">
                <text:p>-87.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7.8282">
                <text:p>-87.82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7.7193">
                <text:p>-87.71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7.6132">
                <text:p>-87.6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7.5098">
                <text:p>-87.50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7.4091">
                <text:p>-87.4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7.3109">
                <text:p>-87.3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7.2151">
                <text:p>-87.21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7.1217">
                <text:p>-87.1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7.0306">
                <text:p>-87.03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6.9416">
                <text:p>-86.9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86.8548">
                <text:p>-86.85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6.77">
                <text:p>-86.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6.6872">
                <text:p>-86.6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86.6063">
                <text:p>-86.60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6.5273">
                <text:p>-86.52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6.45">
                <text:p>-86.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6.3744">
                <text:p>-86.37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6.3005">
                <text:p>-86.3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6.2281">
                <text:p>-86.22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6.1573">
                <text:p>-86.15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6.088">
                <text:p>-86.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6.0201">
                <text:p>-86.02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5.9536">
                <text:p>-85.9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85.8884">
                <text:p>-85.88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85.8245">
                <text:p>-85.82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5.7618">
                <text:p>-85.76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85.7004">
                <text:p>-85.7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5.6401">
                <text:p>-85.64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5.5809">
                <text:p>-85.5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85.5228">
                <text:p>-85.5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5.4658">
                <text:p>-85.46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85.4098">
                <text:p>-85.40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5.3547">
                <text:p>-85.35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5.3006">
                <text:p>-85.3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85.2474">
                <text:p>-85.24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5.1951">
                <text:p>-85.1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5.1436">
                <text:p>-85.14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5.093">
                <text:p>-85.0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5.0432">
                <text:p>-85.04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4.9942">
                <text:p>-84.9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84.9459">
                <text:p>-84.94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4.8983">
                <text:p>-84.89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4.8514">
                <text:p>-84.8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4.8053">
                <text:p>-84.8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84.7597">
                <text:p>-84.75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4.7149">
                <text:p>-84.71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4.6706">
                <text:p>-84.6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84.627">
                <text:p>-84.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84.584">
                <text:p>-84.5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4.5415">
                <text:p>-84.54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4.4996">
                <text:p>-84.49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84.4582">
                <text:p>-84.45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84.4173">
                <text:p>-84.41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84.377">
                <text:p>-84.3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4.3371">
                <text:p>-84.3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84.2978">
                <text:p>-84.29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84.2589">
                <text:p>-84.25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84.2204">
                <text:p>-84.22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84.1824">
                <text:p>-84.1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84.1449">
                <text:p>-84.14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84.1077">
                <text:p>-84.10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84.071">
                <text:p>-84.0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84.0347">
                <text:p>-84.0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83.9987">
                <text:p>-83.99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3.9632">
                <text:p>-83.96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83.928">
                <text:p>-83.9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83.8932">
                <text:p>-83.89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3.8587">
                <text:p>-83.85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3.8246">
                <text:p>-83.82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3.7909">
                <text:p>-83.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3.7574">
                <text:p>-83.75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3.7243">
                <text:p>-83.72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3.6915">
                <text:p>-83.6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3.6591">
                <text:p>-83.6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3.6269">
                <text:p>-83.6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3.595">
                <text:p>-83.5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3.5634">
                <text:p>-83.56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3.5322">
                <text:p>-83.53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3.5011">
                <text:p>-83.5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3.4704">
                <text:p>-83.47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83.4399">
                <text:p>-83.43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83.4098">
                <text:p>-83.40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3.3798">
                <text:p>-83.3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3.3501">
                <text:p>-83.35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3.3207">
                <text:p>-83.32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3.2915">
                <text:p>-83.29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3.2626">
                <text:p>-83.2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83.2339">
                <text:p>-83.23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83.2054">
                <text:p>-83.20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83.1772">
                <text:p>-83.17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83.1492">
                <text:p>-83.1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3.1214">
                <text:p>-83.1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3.0938">
                <text:p>-83.09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3.0664">
                <text:p>-83.06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3.0393">
                <text:p>-83.0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3.0124">
                <text:p>-83.01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2.9856">
                <text:p>-82.98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2.9591">
                <text:p>-82.95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2.9328">
                <text:p>-82.93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2.9066">
                <text:p>-82.90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2.8807">
                <text:p>-82.88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2.855">
                <text:p>-82.8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2.8294">
                <text:p>-82.82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2.804">
                <text:p>-82.8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2.7788">
                <text:p>-82.7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2.7538">
                <text:p>-82.75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2.729">
                <text:p>-82.7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82.7044">
                <text:p>-82.70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2.6799">
                <text:p>-82.6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82.6556">
                <text:p>-82.65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2.6314">
                <text:p>-82.63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82.6074">
                <text:p>-82.60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82.5836">
                <text:p>-82.58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2.56">
                <text:p>-82.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2.5365">
                <text:p>-82.53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2.5132">
                <text:p>-82.51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82.49">
                <text:p>-82.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2.467">
                <text:p>-82.4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82.4441">
                <text:p>-82.44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82.4214">
                <text:p>-82.42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2.3989">
                <text:p>-82.39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82.3764">
                <text:p>-82.37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2.3542">
                <text:p>-82.35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2.3321">
                <text:p>-82.33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2.3101">
                <text:p>-82.3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2.2882">
                <text:p>-82.28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2.2665">
                <text:p>-82.26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2.245">
                <text:p>-82.2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2.2236">
                <text:p>-82.22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2.2023">
                <text:p>-82.20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2.1811">
                <text:p>-82.18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2.1601">
                <text:p>-82.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2.1392">
                <text:p>-82.13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2.1184">
                <text:p>-82.1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2.0978">
                <text:p>-82.09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2.0773">
                <text:p>-82.07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2.0569">
                <text:p>-82.05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2.0367">
                <text:p>-82.0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2.0165">
                <text:p>-82.01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1.9965">
                <text:p>-81.99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1.9766">
                <text:p>-81.97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1.9569">
                <text:p>-81.95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1.9372">
                <text:p>-81.93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1.9177">
                <text:p>-81.91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1.8982">
                <text:p>-81.89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1.8789">
                <text:p>-81.87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81.8598">
                <text:p>-81.85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1.8407">
                <text:p>-81.8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1.8217">
                <text:p>-81.8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1.8029">
                <text:p>-81.80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81.7841">
                <text:p>-81.78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81.7655">
                <text:p>-81.76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81.7469">
                <text:p>-81.74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1.7285">
                <text:p>-81.72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1.7102">
                <text:p>-81.71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81.692">
                <text:p>-81.6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81.6739">
                <text:p>-81.67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81.6559">
                <text:p>-81.65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1.638">
                <text:p>-81.6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81.6202">
                <text:p>-81.62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1.6025">
                <text:p>-81.60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1.5849">
                <text:p>-81.58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1.5674">
                <text:p>-81.56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1.5499">
                <text:p>-81.54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1.5326">
                <text:p>-81.53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81.5154">
                <text:p>-81.51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1.4983">
                <text:p>-81.49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81.4813">
                <text:p>-81.48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81.4643">
                <text:p>-81.46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81.4475">
                <text:p>-81.44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81.4307">
                <text:p>-81.43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81.4141">
                <text:p>-81.41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81.3975">
                <text:p>-81.39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81.381">
                <text:p>-81.3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81.3647">
                <text:p>-81.36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1.3484">
                <text:p>-81.34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81.3321">
                <text:p>-81.33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81.316">
                <text:p>-81.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81.3">
                <text:p>-81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81.284">
                <text:p>-81.2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81.2681">
                <text:p>-81.26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81.2524">
                <text:p>-81.25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81.2366">
                <text:p>-81.23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81.221">
                <text:p>-81.2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1.2055">
                <text:p>-81.20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81.19">
                <text:p>-81.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81.1746">
                <text:p>-81.17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81.1593">
                <text:p>-81.15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81.1441">
                <text:p>-81.1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81.129">
                <text:p>-81.1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81.1139">
                <text:p>-81.1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1.0989">
                <text:p>-81.09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1.084">
                <text:p>-81.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81.0692">
                <text:p>-81.06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81.0544">
                <text:p>-81.05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81.0398">
                <text:p>-81.03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81.0251">
                <text:p>-81.02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81.0106">
                <text:p>-81.01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80.9961">
                <text:p>-80.9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80.9818">
                <text:p>-80.98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80.9674">
                <text:p>-80.96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0.9532">
                <text:p>-80.95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0.939">
                <text:p>-80.9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0.9249">
                <text:p>-80.92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80.9109">
                <text:p>-80.91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80.8969">
                <text:p>-80.89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0.883">
                <text:p>-80.8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0.8692">
                <text:p>-80.86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0.8555">
                <text:p>-80.85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0.8418">
                <text:p>-80.84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0.8281">
                <text:p>-80.82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0.8146">
                <text:p>-80.8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0.8011">
                <text:p>-80.80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0.7877">
                <text:p>-80.7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0.7743">
                <text:p>-80.77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0.761">
                <text:p>-80.7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0.7478">
                <text:p>-80.74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80.7346">
                <text:p>-80.73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0.7215">
                <text:p>-80.7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80.7085">
                <text:p>-80.70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80.6955">
                <text:p>-80.69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80.6826">
                <text:p>-80.68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80.6697">
                <text:p>-80.66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80.6569">
                <text:p>-80.6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80.6442">
                <text:p>-80.64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80.6315">
                <text:p>-80.63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80.6189">
                <text:p>-80.61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80.6063">
                <text:p>-80.6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80.5939">
                <text:p>-80.59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80.5814">
                <text:p>-80.58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80.569">
                <text:p>-80.5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80.5567">
                <text:p>-80.55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80.5445">
                <text:p>-80.54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80.5322">
                <text:p>-80.5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80.5201">
                <text:p>-80.5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80.508">
                <text:p>-80.5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80.496">
                <text:p>-80.4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80.484">
                <text:p>-80.4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80.4721">
                <text:p>-80.47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80.4602">
                <text:p>-80.46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0.4484">
                <text:p>-80.44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80.4366">
                <text:p>-80.43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80.4249">
                <text:p>-80.42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80.4132">
                <text:p>-80.4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80.4016">
                <text:p>-80.40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80.3901">
                <text:p>-80.39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80.3786">
                <text:p>-80.37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80.3671">
                <text:p>-80.36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80.3557">
                <text:p>-80.35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80.3444">
                <text:p>-80.34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80.3331">
                <text:p>-80.3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80.3218">
                <text:p>-80.32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80.3106">
                <text:p>-80.31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80.2995">
                <text:p>-80.29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80.2884">
                <text:p>-80.2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80.2774">
                <text:p>-80.2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80.2664">
                <text:p>-80.26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0.2554">
                <text:p>-80.25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80.2445">
                <text:p>-80.24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80.2337">
                <text:p>-80.23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80.2229">
                <text:p>-80.22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80.2121">
                <text:p>-80.21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80.2014">
                <text:p>-80.20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80.1907">
                <text:p>-80.19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80.1801">
                <text:p>-80.18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80.1695">
                <text:p>-80.16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80.159">
                <text:p>-80.1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80.1485">
                <text:p>-80.14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80.1381">
                <text:p>-80.13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80.1277">
                <text:p>-80.12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80.1174">
                <text:p>-80.1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80.1071">
                <text:p>-80.10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80.0968">
                <text:p>-80.09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80.0866">
                <text:p>-80.08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80.0764">
                <text:p>-80.0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80.0663">
                <text:p>-80.06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80.0562">
                <text:p>-80.05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80.0462">
                <text:p>-80.04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80.0362">
                <text:p>-80.03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80.0262">
                <text:p>-80.02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0.0163">
                <text:p>-80.01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80.0065">
                <text:p>-80.00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79.9966">
                <text:p>-79.99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79.9868">
                <text:p>-79.98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79.9771">
                <text:p>-79.97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9.9674">
                <text:p>-79.96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79.9577">
                <text:p>-79.95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79.9481">
                <text:p>-79.94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79.9385">
                <text:p>-79.93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9.929">
                <text:p>-79.9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79.9195">
                <text:p>-79.91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79.91">
                <text:p>-79.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9.9006">
                <text:p>-79.90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9.8912">
                <text:p>-79.8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9.8818">
                <text:p>-79.88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79.8725">
                <text:p>-79.87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79.4089">
                <text:p>-79.40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78.9868">
                <text:p>-78.98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78.6027">
                <text:p>-78.60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78.2531">
                <text:p>-78.25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77.935">
                <text:p>-77.9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7.6456">
                <text:p>-77.64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77.3823">
                <text:p>-77.38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77.1427">
                <text:p>-77.14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76.9247">
                <text:p>-76.92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76.7264">
                <text:p>-76.72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76.5461">
                <text:p>-76.54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76.382">
                <text:p>-76.3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76.2327">
                <text:p>-76.23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76.0969">
                <text:p>-76.09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75.9734">
                <text:p>-75.97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75.8611">
                <text:p>-75.86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75.7589">
                <text:p>-75.75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75.6659">
                <text:p>-75.66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75.5813">
                <text:p>-75.58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75.5044">
                <text:p>-75.5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75.4343">
                <text:p>-75.43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75.3706">
                <text:p>-75.37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75.3126">
                <text:p>-75.31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75.2598">
                <text:p>-75.25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75.2118">
                <text:p>-75.21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75.1681">
                <text:p>-75.16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75.1283">
                <text:p>-75.12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75.092">
                <text:p>-75.0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75.059">
                <text:p>-75.0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75.0289">
                <text:p>-75.02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5.0015">
                <text:p>-75.00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74.9766">
                <text:p>-74.97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74.9538">
                <text:p>-74.95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74.9331">
                <text:p>-74.93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74.9141">
                <text:p>-74.91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74.8969">
                <text:p>-74.89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74.8811">
                <text:p>-74.88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4.8667">
                <text:p>-74.86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4.8536">
                <text:p>-74.85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4.8416">
                <text:p>-74.84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4.8306">
                <text:p>-74.83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4.8206">
                <text:p>-74.82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4.8114">
                <text:p>-74.81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4.803">
                <text:p>-74.8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4.7953">
                <text:p>-74.79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4.7882">
                <text:p>-74.78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4.7817">
                <text:p>-74.78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74.7758">
                <text:p>-74.77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74.7703">
                <text:p>-74.77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4.7652">
                <text:p>-74.76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4.7606">
                <text:p>-74.76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74.7563">
                <text:p>-74.75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4.7524">
                <text:p>-74.75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74.7487">
                <text:p>-74.74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74.7453">
                <text:p>-74.74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74.7422">
                <text:p>-74.74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74.7393">
                <text:p>-74.73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74.7366">
                <text:p>-74.73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74.734">
                <text:p>-74.7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74.7317">
                <text:p>-74.73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74.7295">
                <text:p>-74.72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74.7274">
                <text:p>-74.72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74.7255">
                <text:p>-74.72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74.7237">
                <text:p>-74.72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74.722">
                <text:p>-74.7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74.7204">
                <text:p>-74.7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74.7189">
                <text:p>-74.71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74.7174">
                <text:p>-74.71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74.716">
                <text:p>-74.7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74.7147">
                <text:p>-74.71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74.7135">
                <text:p>-74.71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74.7123">
                <text:p>-74.71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74.7112">
                <text:p>-74.7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4.7101">
                <text:p>-74.71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4.709">
                <text:p>-74.7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4.708">
                <text:p>-74.7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4.707">
                <text:p>-74.7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4.7061">
                <text:p>-74.70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74.7052">
                <text:p>-74.70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74.7043">
                <text:p>-74.70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74.7034">
                <text:p>-74.70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74.7026">
                <text:p>-74.70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74.7017">
                <text:p>-74.70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74.7009">
                <text:p>-74.70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74.7001">
                <text:p>-74.70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74.6994">
                <text:p>-74.69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74.6986">
                <text:p>-74.69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74.6979">
                <text:p>-74.69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74.6971">
                <text:p>-74.69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74.6964">
                <text:p>-74.69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74.6957">
                <text:p>-74.69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74.695">
                <text:p>-74.6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74.6943">
                <text:p>-74.69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74.6936">
                <text:p>-74.69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74.6929">
                <text:p>-74.69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74.6923">
                <text:p>-74.69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74.6916">
                <text:p>-74.69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74.6909">
                <text:p>-74.69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74.6903">
                <text:p>-74.69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74.6896">
                <text:p>-74.68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74.689">
                <text:p>-74.6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74.6883">
                <text:p>-74.68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74.6877">
                <text:p>-74.68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74.6871">
                <text:p>-74.68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74.6864">
                <text:p>-74.68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74.6858">
                <text:p>-74.68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74.6852">
                <text:p>-74.68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74.6846">
                <text:p>-74.68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74.684">
                <text:p>-74.6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4.6834">
                <text:p>-74.68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4.6827">
                <text:p>-74.68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4.6821">
                <text:p>-74.68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4.6815">
                <text:p>-74.68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74.6809">
                <text:p>-74.6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74.6803">
                <text:p>-74.68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74.6797">
                <text:p>-74.67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74.6791">
                <text:p>-74.67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74.6785">
                <text:p>-74.67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74.678">
                <text:p>-74.6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74.6774">
                <text:p>-74.67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74.6768">
                <text:p>-74.67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74.6762">
                <text:p>-74.67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74.6756">
                <text:p>-74.67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74.675">
                <text:p>-74.6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74.6744">
                <text:p>-74.67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74.6739">
                <text:p>-74.67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74.6733">
                <text:p>-74.67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74.6727">
                <text:p>-74.67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74.6721">
                <text:p>-74.67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74.6715">
                <text:p>-74.6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74.671">
                <text:p>-74.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74.6704">
                <text:p>-74.67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74.6698">
                <text:p>-74.66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74.6693">
                <text:p>-74.66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74.6687">
                <text:p>-74.66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74.6681">
                <text:p>-74.66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74.6676">
                <text:p>-74.66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74.667">
                <text:p>-74.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74.6664">
                <text:p>-74.6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74.6659">
                <text:p>-74.66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74.6653">
                <text:p>-74.66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74.6647">
                <text:p>-74.66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74.6642">
                <text:p>-74.66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74.6636">
                <text:p>-74.66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74.6631">
                <text:p>-74.66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74.6625">
                <text:p>-74.66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74.662">
                <text:p>-74.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74.6614">
                <text:p>-74.66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74.6609">
                <text:p>-74.66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74.6603">
                <text:p>-74.66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74.6598">
                <text:p>-74.65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74.6592">
                <text:p>-74.65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74.6587">
                <text:p>-74.65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74.6581">
                <text:p>-74.65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74.6576">
                <text:p>-74.65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74.657">
                <text:p>-74.6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4.6565">
                <text:p>-74.65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74.656">
                <text:p>-74.6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74.6554">
                <text:p>-74.65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74.6549">
                <text:p>-74.65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74.6543">
                <text:p>-74.65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74.6538">
                <text:p>-74.65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4.6533">
                <text:p>-74.65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74.6527">
                <text:p>-74.65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4.6522">
                <text:p>-74.65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74.6517">
                <text:p>-74.65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74.6511">
                <text:p>-74.65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74.6506">
                <text:p>-74.65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4.6501">
                <text:p>-74.65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74.6495">
                <text:p>-74.64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74.649">
                <text:p>-74.6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74.6485">
                <text:p>-74.64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4.648">
                <text:p>-74.6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74.6474">
                <text:p>-74.64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4.6469">
                <text:p>-74.64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74.6464">
                <text:p>-74.64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74.6459">
                <text:p>-74.64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74.6454">
                <text:p>-74.64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4.6448">
                <text:p>-74.64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74.6443">
                <text:p>-74.644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4.6438">
                <text:p>-74.64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74.6433">
                <text:p>-74.64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4.6428">
                <text:p>-74.64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4.6423">
                <text:p>-74.64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74.6418">
                <text:p>-74.64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4.6412">
                <text:p>-74.64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4.6407">
                <text:p>-74.64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74.6402">
                <text:p>-74.64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4.6397">
                <text:p>-74.63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4.6392">
                <text:p>-74.6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4.6387">
                <text:p>-74.63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4.6382">
                <text:p>-74.6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74.6377">
                <text:p>-74.63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74.6372">
                <text:p>-74.63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74.6367">
                <text:p>-74.63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4.6362">
                <text:p>-74.63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4.6357">
                <text:p>-74.63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4.6352">
                <text:p>-74.63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74.6347">
                <text:p>-74.63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74.6342">
                <text:p>-74.63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74.6337">
                <text:p>-74.63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74.6332">
                <text:p>-74.63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74.6327">
                <text:p>-74.63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4.6322">
                <text:p>-74.63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4.6317">
                <text:p>-74.63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74.6312">
                <text:p>-74.63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4.6307">
                <text:p>-74.63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4.6302">
                <text:p>-74.63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4.6298">
                <text:p>-74.6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4.6293">
                <text:p>-74.62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74.6288">
                <text:p>-74.62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4.6283">
                <text:p>-74.62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4.6278">
                <text:p>-74.62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4.6273">
                <text:p>-74.62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4.6268">
                <text:p>-74.62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74.6264">
                <text:p>-74.62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74.6259">
                <text:p>-74.625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74.6254">
                <text:p>-74.62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74.6249">
                <text:p>-74.62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74.6244">
                <text:p>-74.62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74.624">
                <text:p>-74.6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74.6235">
                <text:p>-74.62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74.623">
                <text:p>-74.6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4.6225">
                <text:p>-74.62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74.6221">
                <text:p>-74.62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74.6216">
                <text:p>-74.62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74.6211">
                <text:p>-74.62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4.6207">
                <text:p>-74.62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4.6202">
                <text:p>-74.62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4.6197">
                <text:p>-74.61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74.6192">
                <text:p>-74.61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74.6188">
                <text:p>-74.61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4.6183">
                <text:p>-74.618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74.6178">
                <text:p>-74.61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74.6174">
                <text:p>-74.61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74.6169">
                <text:p>-74.61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74.6165">
                <text:p>-74.61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4.616">
                <text:p>-74.6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74.6155">
                <text:p>-74.61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4.6151">
                <text:p>-74.61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74.6146">
                <text:p>-74.61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74.6142">
                <text:p>-74.61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74.6137">
                <text:p>-74.61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4.6132">
                <text:p>-74.61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74.6128">
                <text:p>-74.61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74.6123">
                <text:p>-74.61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74.6119">
                <text:p>-74.61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4.6114">
                <text:p>-74.61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74.611">
                <text:p>-74.6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74.6105">
                <text:p>-74.61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4.6101">
                <text:p>-74.61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74.6096">
                <text:p>-74.60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74.6092">
                <text:p>-74.60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4.6087">
                <text:p>-74.60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74.6083">
                <text:p>-74.60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74.6078">
                <text:p>-74.60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74.6074">
                <text:p>-74.60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74.607">
                <text:p>-74.6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74.6065">
                <text:p>-74.60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74.6061">
                <text:p>-74.60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4.6056">
                <text:p>-74.6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74.6052">
                <text:p>-74.6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74.6047">
                <text:p>-74.60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4.6043">
                <text:p>-74.60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4.6039">
                <text:p>-74.60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4.6034">
                <text:p>-74.60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74.603">
                <text:p>-74.6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74.6026">
                <text:p>-74.60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74.6021">
                <text:p>-74.60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74.6017">
                <text:p>-74.60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74.6013">
                <text:p>-74.60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74.6008">
                <text:p>-74.60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74.6004">
                <text:p>-74.60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74.6">
                <text:p>-74.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74.5995">
                <text:p>-74.59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74.5991">
                <text:p>-74.5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74.5987">
                <text:p>-74.59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74.5983">
                <text:p>-74.59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74.5978">
                <text:p>-74.59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74.5974">
                <text:p>-74.59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4.597">
                <text:p>-74.5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74.5966">
                <text:p>-74.59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74.5961">
                <text:p>-74.59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74.5957">
                <text:p>-74.59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74.5953">
                <text:p>-74.59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74.5949">
                <text:p>-74.59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74.5944">
                <text:p>-74.59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74.594">
                <text:p>-74.5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74.5936">
                <text:p>-74.5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74.5932">
                <text:p>-74.59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4.5928">
                <text:p>-74.59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74.5924">
                <text:p>-74.59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74.5919">
                <text:p>-74.59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4.5915">
                <text:p>-74.59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74.5911">
                <text:p>-74.59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4.5907">
                <text:p>-74.59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74.5903">
                <text:p>-74.59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74.5899">
                <text:p>-74.58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74.5895">
                <text:p>-74.58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74.5891">
                <text:p>-74.58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74.5887">
                <text:p>-74.58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74.5882">
                <text:p>-74.58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74.5878">
                <text:p>-74.58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4.5874">
                <text:p>-74.58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74.587">
                <text:p>-74.5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4.5866">
                <text:p>-74.58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4.5862">
                <text:p>-74.58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4.5858">
                <text:p>-74.58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74.5854">
                <text:p>-74.58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74.585">
                <text:p>-74.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74.5846">
                <text:p>-74.58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4.5842">
                <text:p>-74.58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74.5838">
                <text:p>-74.58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74.5834">
                <text:p>-74.58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4.583">
                <text:p>-74.5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4.5826">
                <text:p>-74.58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74.5822">
                <text:p>-74.58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4.5818">
                <text:p>-74.58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74.5814">
                <text:p>-74.58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74.581">
                <text:p>-74.5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4.5806">
                <text:p>-74.58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74.5803">
                <text:p>-74.58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4.5799">
                <text:p>-74.57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74.5795">
                <text:p>-74.57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74.5791">
                <text:p>-74.57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74.5787">
                <text:p>-74.57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74.5783">
                <text:p>-74.57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74.5779">
                <text:p>-74.57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74.5775">
                <text:p>-74.57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74.5771">
                <text:p>-74.57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74.5768">
                <text:p>-74.57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74.5764">
                <text:p>-74.57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74.576">
                <text:p>-74.5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74.5756">
                <text:p>-74.57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74.5752">
                <text:p>-74.57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74.5748">
                <text:p>-74.57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74.5745">
                <text:p>-74.57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74.5741">
                <text:p>-74.57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74.5737">
                <text:p>-74.57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74.5733">
                <text:p>-74.57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74.5729">
                <text:p>-74.572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74.5726">
                <text:p>-74.57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4.5722">
                <text:p>-74.57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74.5718">
                <text:p>-74.57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74.5714">
                <text:p>-74.57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74.5711">
                <text:p>-74.57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74.5707">
                <text:p>-74.57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74.5703">
                <text:p>-74.57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74.5699">
                <text:p>-74.56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74.5696">
                <text:p>-74.56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74.5692">
                <text:p>-74.56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4.5688">
                <text:p>-74.56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74.5685">
                <text:p>-74.56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74.5681">
                <text:p>-74.56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74.5677">
                <text:p>-74.56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74.5674">
                <text:p>-74.567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74.567">
                <text:p>-74.5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74.5666">
                <text:p>-74.56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74.5663">
                <text:p>-74.56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74.5659">
                <text:p>-74.56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74.5655">
                <text:p>-74.56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74.5652">
                <text:p>-74.56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74.5648">
                <text:p>-74.56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74.5644">
                <text:p>-74.56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74.5641">
                <text:p>-74.56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74.5637">
                <text:p>-74.56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74.5634">
                <text:p>-74.56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4.563">
                <text:p>-74.5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74.5626">
                <text:p>-74.56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4.5623">
                <text:p>-74.56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74.5619">
                <text:p>-74.56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74.5616">
                <text:p>-74.56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74.5612">
                <text:p>-74.56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74.5609">
                <text:p>-74.56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4.5605">
                <text:p>-74.56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4.5601">
                <text:p>-74.56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74.5598">
                <text:p>-74.55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74.5594">
                <text:p>-74.559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4.5591">
                <text:p>-74.55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74.5587">
                <text:p>-74.558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74.5584">
                <text:p>-74.55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4.558">
                <text:p>-74.5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74.5577">
                <text:p>-74.55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74.5573">
                <text:p>-74.55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4.557">
                <text:p>-74.5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74.5566">
                <text:p>-74.55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4.5563">
                <text:p>-74.55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74.556">
                <text:p>-74.5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4.5556">
                <text:p>-74.55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4.5553">
                <text:p>-74.55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4.5549">
                <text:p>-74.55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4.5546">
                <text:p>-74.55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4.5542">
                <text:p>-74.55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4.5539">
                <text:p>-74.55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4.5535">
                <text:p>-74.55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4.5532">
                <text:p>-74.5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4.5529">
                <text:p>-74.55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74.5525">
                <text:p>-74.55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74.5522">
                <text:p>-74.55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74.5519">
                <text:p>-74.55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74.5515">
                <text:p>-74.55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74.5512">
                <text:p>-74.55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74.5508">
                <text:p>-74.55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74.5505">
                <text:p>-74.55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74.5502">
                <text:p>-74.55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74.5498">
                <text:p>-74.54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74.5495">
                <text:p>-74.54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74.5492">
                <text:p>-74.54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74.5488">
                <text:p>-74.54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74.5485">
                <text:p>-74.54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74.5482">
                <text:p>-74.54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74.5478">
                <text:p>-74.54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4.5475">
                <text:p>-74.54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74.5472">
                <text:p>-74.54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74.5469">
                <text:p>-74.54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74.5465">
                <text:p>-74.54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74.5462">
                <text:p>-74.54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74.5459">
                <text:p>-74.54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74.5455">
                <text:p>-74.54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74.5452">
                <text:p>-74.54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74.5449">
                <text:p>-74.54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74.5446">
                <text:p>-74.54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74.5442">
                <text:p>-74.54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74.5439">
                <text:p>-74.54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74.5436">
                <text:p>-74.54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74.5433">
                <text:p>-74.54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74.543">
                <text:p>-74.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74.5426">
                <text:p>-74.54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74.5423">
                <text:p>-74.54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74.542">
                <text:p>-74.5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74.5417">
                <text:p>-74.54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74.5414">
                <text:p>-74.54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74.541">
                <text:p>-74.5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74.5407">
                <text:p>-74.54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74.5404">
                <text:p>-74.54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74.5401">
                <text:p>-74.54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74.5398">
                <text:p>-74.53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74.5395">
                <text:p>-74.53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74.5391">
                <text:p>-74.53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74.5388">
                <text:p>-74.53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74.5385">
                <text:p>-74.53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74.5382">
                <text:p>-74.53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74.5379">
                <text:p>-74.53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4.5376">
                <text:p>-74.53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4.5373">
                <text:p>-74.53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4.537">
                <text:p>-74.53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4.5367">
                <text:p>-74.53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4.5363">
                <text:p>-74.53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4.536">
                <text:p>-74.5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4.5357">
                <text:p>-74.53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4.5354">
                <text:p>-74.53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4.5351">
                <text:p>-74.53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4.5348">
                <text:p>-74.53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74.5345">
                <text:p>-74.5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74.5342">
                <text:p>-74.53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74.5339">
                <text:p>-74.53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74.5336">
                <text:p>-74.53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74.5333">
                <text:p>-74.5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74.533">
                <text:p>-74.5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74.5327">
                <text:p>-74.53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74.5324">
                <text:p>-74.53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74.5321">
                <text:p>-74.53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74.5318">
                <text:p>-74.53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74.5315">
                <text:p>-74.53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74.5312">
                <text:p>-74.53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74.5309">
                <text:p>-74.53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74.5306">
                <text:p>-74.53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4.5303">
                <text:p>-74.53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4.53">
                <text:p>-74.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4.5297">
                <text:p>-74.52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74.5294">
                <text:p>-74.52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74.5291">
                <text:p>-74.52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74.5288">
                <text:p>-74.52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74.5285">
                <text:p>-74.52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74.5282">
                <text:p>-74.52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74.5279">
                <text:p>-74.52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74.5276">
                <text:p>-74.52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74.5273">
                <text:p>-74.52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74.5271">
                <text:p>-74.52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74.5268">
                <text:p>-74.52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74.5265">
                <text:p>-74.52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74.5262">
                <text:p>-74.52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74.5259">
                <text:p>-74.52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74.5256">
                <text:p>-74.52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74.5253">
                <text:p>-74.52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74.525">
                <text:p>-74.5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74.5247">
                <text:p>-74.52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74.5245">
                <text:p>-74.52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74.5242">
                <text:p>-74.52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74.5239">
                <text:p>-74.52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74.5236">
                <text:p>-74.52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74.5233">
                <text:p>-74.52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74.523">
                <text:p>-74.5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74.5227">
                <text:p>-74.52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74.5225">
                <text:p>-74.52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74.5222">
                <text:p>-74.5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74.5219">
                <text:p>-74.52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74.5216">
                <text:p>-74.52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74.5213">
                <text:p>-74.52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74.5211">
                <text:p>-74.52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74.5208">
                <text:p>-74.52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74.9716">
                <text:p>-74.97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5.3782">
                <text:p>-75.37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75.745">
                <text:p>-75.7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76.0757">
                <text:p>-76.07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76.374">
                <text:p>-76.37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76.6428">
                <text:p>-76.642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76.8851">
                <text:p>-76.88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77.1035">
                <text:p>-77.10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77.3001">
                <text:p>-77.30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77.4772">
                <text:p>-77.47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77.6366">
                <text:p>-77.63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77.7801">
                <text:p>-77.78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77.909">
                <text:p>-77.9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78.0249">
                <text:p>-78.024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78.1291">
                <text:p>-78.12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8.2225">
                <text:p>-78.22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78.3064">
                <text:p>-78.30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78.3815">
                <text:p>-78.38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78.4488">
                <text:p>-78.44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78.5089">
                <text:p>-78.50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78.5627">
                <text:p>-78.562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78.6106">
                <text:p>-78.61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78.6533">
                <text:p>-78.65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78.6913">
                <text:p>-78.69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78.725">
                <text:p>-78.7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78.7548">
                <text:p>-78.75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78.7812">
                <text:p>-78.78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78.8044">
                <text:p>-78.80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78.8248">
                <text:p>-78.82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78.8426">
                <text:p>-78.84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78.8581">
                <text:p>-78.85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78.8715">
                <text:p>-78.87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78.883">
                <text:p>-78.8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78.8928">
                <text:p>-78.892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78.9011">
                <text:p>-78.90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78.908">
                <text:p>-78.9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78.9137">
                <text:p>-78.91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78.9182">
                <text:p>-78.91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78.9217">
                <text:p>-78.92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78.9244">
                <text:p>-78.92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78.9261">
                <text:p>-78.92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78.9272">
                <text:p>-78.92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78.9276">
                <text:p>-78.927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78.9274">
                <text:p>-78.927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78.9266">
                <text:p>-78.92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78.9254">
                <text:p>-78.92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78.9237">
                <text:p>-78.92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78.9217">
                <text:p>-78.92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78.9193">
                <text:p>-78.919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78.9165">
                <text:p>-78.916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78.9135">
                <text:p>-78.91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78.9103">
                <text:p>-78.91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78.9068">
                <text:p>-78.906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78.9031">
                <text:p>-78.90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78.8992">
                <text:p>-78.89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78.8952">
                <text:p>-78.895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78.891">
                <text:p>-78.8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78.8867">
                <text:p>-78.88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8.8823">
                <text:p>-78.882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78.8778">
                <text:p>-78.87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78.8732">
                <text:p>-78.87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78.8685">
                <text:p>-78.868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78.8638">
                <text:p>-78.863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78.859">
                <text:p>-78.85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78.8541">
                <text:p>-78.85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78.8492">
                <text:p>-78.84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78.8443">
                <text:p>-78.84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78.8393">
                <text:p>-78.83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78.8343">
                <text:p>-78.834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78.8293">
                <text:p>-78.829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78.8242">
                <text:p>-78.824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78.8192">
                <text:p>-78.819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78.8141">
                <text:p>-78.81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78.809">
                <text:p>-78.8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78.8039">
                <text:p>-78.803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78.7988">
                <text:p>-78.79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78.7937">
                <text:p>-78.793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78.7886">
                <text:p>-78.78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78.7835">
                <text:p>-78.783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78.7784">
                <text:p>-78.77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78.7733">
                <text:p>-78.77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78.7682">
                <text:p>-78.768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78.7631">
                <text:p>-78.763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78.7581">
                <text:p>-78.75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78.753">
                <text:p>-78.7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78.7479">
                <text:p>-78.747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78.7429">
                <text:p>-78.742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78.7378">
                <text:p>-78.737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78.7328">
                <text:p>-78.73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78.7278">
                <text:p>-78.727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78.7228">
                <text:p>-78.72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78.7178">
                <text:p>-78.717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78.7128">
                <text:p>-78.712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78.7078">
                <text:p>-78.70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78.7029">
                <text:p>-78.702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78.698">
                <text:p>-78.69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78.693">
                <text:p>-78.6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78.6881">
                <text:p>-78.688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78.6832">
                <text:p>-78.68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78.6783">
                <text:p>-78.67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78.6735">
                <text:p>-78.673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78.6686">
                <text:p>-78.668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78.6638">
                <text:p>-78.66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78.6589">
                <text:p>-78.65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78.6541">
                <text:p>-78.65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78.6493">
                <text:p>-78.649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78.6445">
                <text:p>-78.644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78.6398">
                <text:p>-78.639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78.635">
                <text:p>-78.6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78.6303">
                <text:p>-78.63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78.6255">
                <text:p>-78.62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78.6208">
                <text:p>-78.620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78.6161">
                <text:p>-78.616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78.6114">
                <text:p>-78.61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78.6068">
                <text:p>-78.606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78.6021">
                <text:p>-78.602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78.5975">
                <text:p>-78.597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78.5928">
                <text:p>-78.592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78.5882">
                <text:p>-78.588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78.5836">
                <text:p>-78.583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78.5791">
                <text:p>-78.57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78.5745">
                <text:p>-78.574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78.5699">
                <text:p>-78.56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78.5654">
                <text:p>-78.56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78.5609">
                <text:p>-78.56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78.5564">
                <text:p>-78.55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78.5519">
                <text:p>-78.55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78.5474">
                <text:p>-78.547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78.5429">
                <text:p>-78.54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78.5385">
                <text:p>-78.538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78.534">
                <text:p>-78.5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78.5296">
                <text:p>-78.52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78.5252">
                <text:p>-78.525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78.5208">
                <text:p>-78.52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78.5164">
                <text:p>-78.51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78.512">
                <text:p>-78.5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78.5077">
                <text:p>-78.50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78.5033">
                <text:p>-78.50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78.499">
                <text:p>-78.49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78.4947">
                <text:p>-78.49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78.4903">
                <text:p>-78.490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78.4861">
                <text:p>-78.486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78.4818">
                <text:p>-78.481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78.4775">
                <text:p>-78.477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78.4733">
                <text:p>-78.473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78.469">
                <text:p>-78.4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78.4648">
                <text:p>-78.46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78.4606">
                <text:p>-78.46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78.4564">
                <text:p>-78.456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78.4522">
                <text:p>-78.45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78.448">
                <text:p>-78.44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78.4439">
                <text:p>-78.44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78.4397">
                <text:p>-78.43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78.4356">
                <text:p>-78.435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78.4314">
                <text:p>-78.43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78.4273">
                <text:p>-78.427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78.4232">
                <text:p>-78.42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78.4191">
                <text:p>-78.41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78.4151">
                <text:p>-78.415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78.411">
                <text:p>-78.4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78.407">
                <text:p>-78.4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78.4029">
                <text:p>-78.402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78.3989">
                <text:p>-78.398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78.3949">
                <text:p>-78.394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78.3909">
                <text:p>-78.39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78.3869">
                <text:p>-78.386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78.3829">
                <text:p>-78.382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78.379">
                <text:p>-78.37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78.375">
                <text:p>-78.37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78.3711">
                <text:p>-78.37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78.3671">
                <text:p>-78.367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78.3632">
                <text:p>-78.36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78.3593">
                <text:p>-78.35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78.3554">
                <text:p>-78.355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78.3515">
                <text:p>-78.35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78.3477">
                <text:p>-78.347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78.3438">
                <text:p>-78.343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78.34">
                <text:p>-78.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78.3361">
                <text:p>-78.336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78.3323">
                <text:p>-78.33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78.3285">
                <text:p>-78.32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78.3247">
                <text:p>-78.324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78.3209">
                <text:p>-78.320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78.3171">
                <text:p>-78.317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78.3134">
                <text:p>-78.31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78.3096">
                <text:p>-78.309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78.3059">
                <text:p>-78.30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78.3021">
                <text:p>-78.302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78.2984">
                <text:p>-78.29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78.2947">
                <text:p>-78.294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78.291">
                <text:p>-78.2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78.2873">
                <text:p>-78.287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78.2836">
                <text:p>-78.28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78.28">
                <text:p>-78.2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78.2763">
                <text:p>-78.276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78.2727">
                <text:p>-78.272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78.269">
                <text:p>-78.2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78.2654">
                <text:p>-78.265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78.2618">
                <text:p>-78.261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78.2582">
                <text:p>-78.258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78.2546">
                <text:p>-78.25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78.251">
                <text:p>-78.25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78.2474">
                <text:p>-78.247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78.2439">
                <text:p>-78.24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78.2403">
                <text:p>-78.24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78.2368">
                <text:p>-78.236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78.2333">
                <text:p>-78.233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78.2297">
                <text:p>-78.229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78.2262">
                <text:p>-78.226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78.2227">
                <text:p>-78.22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78.2192">
                <text:p>-78.219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78.2158">
                <text:p>-78.21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78.2123">
                <text:p>-78.212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78.2088">
                <text:p>-78.20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78.2054">
                <text:p>-78.205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78.2019">
                <text:p>-78.201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78.1985">
                <text:p>-78.198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78.1951">
                <text:p>-78.195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78.1917">
                <text:p>-78.19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78.1883">
                <text:p>-78.18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78.1849">
                <text:p>-78.184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78.1815">
                <text:p>-78.18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78.1782">
                <text:p>-78.178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78.1748">
                <text:p>-78.174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78.1715">
                <text:p>-78.17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78.1681">
                <text:p>-78.16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78.1648">
                <text:p>-78.16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78.1615">
                <text:p>-78.16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78.1581">
                <text:p>-78.15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78.1548">
                <text:p>-78.15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78.1516">
                <text:p>-78.151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78.1483">
                <text:p>-78.148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78.145">
                <text:p>-78.14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78.1417">
                <text:p>-78.14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78.1385">
                <text:p>-78.138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78.1352">
                <text:p>-78.13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78.132">
                <text:p>-78.1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78.1288">
                <text:p>-78.128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78.1256">
                <text:p>-78.125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78.1223">
                <text:p>-78.122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78.1191">
                <text:p>-78.11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78.116">
                <text:p>-78.11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78.1128">
                <text:p>-78.112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78.1096">
                <text:p>-78.10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78.1064">
                <text:p>-78.106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78.1033">
                <text:p>-78.103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78.1001">
                <text:p>-78.100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78.097">
                <text:p>-78.09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78.0939">
                <text:p>-78.093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78.0908">
                <text:p>-78.090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78.0876">
                <text:p>-78.087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78.0845">
                <text:p>-78.084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78.0815">
                <text:p>-78.08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78.0784">
                <text:p>-78.078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78.0753">
                <text:p>-78.07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78.0722">
                <text:p>-78.072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78.0692">
                <text:p>-78.069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78.0661">
                <text:p>-78.06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78.0631">
                <text:p>-78.063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78.06">
                <text:p>-78.0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78.057">
                <text:p>-78.05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78.054">
                <text:p>-78.05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78.051">
                <text:p>-78.05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78.048">
                <text:p>-78.04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78.045">
                <text:p>-78.04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78.042">
                <text:p>-78.04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78.0391">
                <text:p>-78.03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78.0361">
                <text:p>-78.03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78.0331">
                <text:p>-78.033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78.0302">
                <text:p>-78.030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78.0273">
                <text:p>-78.027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78.0243">
                <text:p>-78.024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78.0214">
                <text:p>-78.02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78.0185">
                <text:p>-78.018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78.0156">
                <text:p>-78.015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78.0127">
                <text:p>-78.012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78.0098">
                <text:p>-78.00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78.0069">
                <text:p>-78.00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78.004">
                <text:p>-78.00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78.0012">
                <text:p>-78.001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77.9983">
                <text:p>-77.99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77.9954">
                <text:p>-77.99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77.9926">
                <text:p>-77.99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77.9898">
                <text:p>-77.98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77.9869">
                <text:p>-77.98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77.9841">
                <text:p>-77.98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77.9813">
                <text:p>-77.98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77.9785">
                <text:p>-77.97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77.9757">
                <text:p>-77.975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77.9729">
                <text:p>-77.972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77.9701">
                <text:p>-77.970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77.9674">
                <text:p>-77.96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77.9646">
                <text:p>-77.96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77.9618">
                <text:p>-77.961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77.9591">
                <text:p>-77.959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77.9563">
                <text:p>-77.95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77.9536">
                <text:p>-77.953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77.9509">
                <text:p>-77.950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77.9482">
                <text:p>-77.948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77.9454">
                <text:p>-77.945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77.9427">
                <text:p>-77.942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77.94">
                <text:p>-77.9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77.9374">
                <text:p>-77.937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77.9347">
                <text:p>-77.93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77.932">
                <text:p>-77.9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77.9293">
                <text:p>-77.929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77.9267">
                <text:p>-77.92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77.924">
                <text:p>-77.92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77.9214">
                <text:p>-77.92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77.9187">
                <text:p>-77.91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77.9161">
                <text:p>-77.91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77.9135">
                <text:p>-77.913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77.9108">
                <text:p>-77.910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77.9082">
                <text:p>-77.908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77.9056">
                <text:p>-77.90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77.903">
                <text:p>-77.90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77.9004">
                <text:p>-77.90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77.8979">
                <text:p>-77.897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77.8953">
                <text:p>-77.895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77.8927">
                <text:p>-77.89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77.8901">
                <text:p>-77.89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77.8876">
                <text:p>-77.887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77.885">
                <text:p>-77.8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77.8825">
                <text:p>-77.88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77.88">
                <text:p>-77.8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77.8774">
                <text:p>-77.877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77.8749">
                <text:p>-77.87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77.8724">
                <text:p>-77.872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77.8699">
                <text:p>-77.86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77.8674">
                <text:p>-77.867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77.8649">
                <text:p>-77.864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77.8624">
                <text:p>-77.862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77.8599">
                <text:p>-77.85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77.8574">
                <text:p>-77.857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77.855">
                <text:p>-77.85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77.8525">
                <text:p>-77.852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77.8501">
                <text:p>-77.850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77.8476">
                <text:p>-77.847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77.8452">
                <text:p>-77.845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77.8427">
                <text:p>-77.842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77.8403">
                <text:p>-77.840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77.8379">
                <text:p>-77.837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77.8355">
                <text:p>-77.83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77.8331">
                <text:p>-77.833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77.8307">
                <text:p>-77.83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77.8283">
                <text:p>-77.828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77.8259">
                <text:p>-77.825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77.8235">
                <text:p>-77.823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77.8211">
                <text:p>-77.82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77.8187">
                <text:p>-77.818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77.8164">
                <text:p>-77.816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77.814">
                <text:p>-77.8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77.8117">
                <text:p>-77.811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77.8093">
                <text:p>-77.809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77.807">
                <text:p>-77.80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77.8046">
                <text:p>-77.804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77.8023">
                <text:p>-77.802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77.8">
                <text:p>-77.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77.7977">
                <text:p>-77.79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77.7954">
                <text:p>-77.795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77.7931">
                <text:p>-77.793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77.7908">
                <text:p>-77.790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77.7885">
                <text:p>-77.78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77.7862">
                <text:p>-77.78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77.7839">
                <text:p>-77.78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77.7816">
                <text:p>-77.78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77.7794">
                <text:p>-77.779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77.7771">
                <text:p>-77.77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77.7748">
                <text:p>-77.774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77.7726">
                <text:p>-77.772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77.7703">
                <text:p>-77.77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77.7681">
                <text:p>-77.768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77.7659">
                <text:p>-77.765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77.7637">
                <text:p>-77.763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77.7614">
                <text:p>-77.761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77.7592">
                <text:p>-77.759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77.757">
                <text:p>-77.75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77.7548">
                <text:p>-77.754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77.7526">
                <text:p>-77.752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77.7504">
                <text:p>-77.750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77.7482">
                <text:p>-77.748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77.746">
                <text:p>-77.7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77.7439">
                <text:p>-77.74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77.7417">
                <text:p>-77.741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77.7395">
                <text:p>-77.739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77.7374">
                <text:p>-77.737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77.7352">
                <text:p>-77.73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77.7331">
                <text:p>-77.733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77.7309">
                <text:p>-77.730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77.7288">
                <text:p>-77.728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77.7267">
                <text:p>-77.72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77.7246">
                <text:p>-77.72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77.7224">
                <text:p>-77.722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77.7203">
                <text:p>-77.720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77.7182">
                <text:p>-77.718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77.7161">
                <text:p>-77.716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77.714">
                <text:p>-77.71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77.7119">
                <text:p>-77.71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77.7098">
                <text:p>-77.70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77.7078">
                <text:p>-77.70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77.7057">
                <text:p>-77.70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77.7036">
                <text:p>-77.703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77.7015">
                <text:p>-77.70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77.6995">
                <text:p>-77.699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77.6974">
                <text:p>-77.69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77.6954">
                <text:p>-77.695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77.6933">
                <text:p>-77.693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77.6913">
                <text:p>-77.691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77.6893">
                <text:p>-77.689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77.6872">
                <text:p>-77.687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77.6852">
                <text:p>-77.685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77.6832">
                <text:p>-77.68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77.6812">
                <text:p>-77.68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77.6792">
                <text:p>-77.679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77.6772">
                <text:p>-77.67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77.6752">
                <text:p>-77.67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77.6732">
                <text:p>-77.67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77.6712">
                <text:p>-77.671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77.6692">
                <text:p>-77.669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77.6672">
                <text:p>-77.66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77.6653">
                <text:p>-77.665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77.6633">
                <text:p>-77.663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77.6613">
                <text:p>-77.66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77.6594">
                <text:p>-77.659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77.6574">
                <text:p>-77.657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77.6555">
                <text:p>-77.655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77.6535">
                <text:p>-77.653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77.6516">
                <text:p>-77.651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77.6497">
                <text:p>-77.649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77.6477">
                <text:p>-77.647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77.6458">
                <text:p>-77.645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77.6439">
                <text:p>-77.643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77.642">
                <text:p>-77.64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77.6401">
                <text:p>-77.640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77.6382">
                <text:p>-77.638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77.6363">
                <text:p>-77.63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77.6344">
                <text:p>-77.63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77.6325">
                <text:p>-77.632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77.6306">
                <text:p>-77.63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77.6287">
                <text:p>-77.628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77.6269">
                <text:p>-77.626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77.625">
                <text:p>-77.62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77.6231">
                <text:p>-77.623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77.6213">
                <text:p>-77.621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77.6194">
                <text:p>-77.619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77.6176">
                <text:p>-77.617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77.6157">
                <text:p>-77.615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77.6139">
                <text:p>-77.613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77.612">
                <text:p>-77.61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77.6102">
                <text:p>-77.610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77.6084">
                <text:p>-77.60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77.6066">
                <text:p>-77.606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77.6047">
                <text:p>-77.604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77.6029">
                <text:p>-77.602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77.6011">
                <text:p>-77.60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77.5993">
                <text:p>-77.599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77.5975">
                <text:p>-77.597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77.5957">
                <text:p>-77.595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77.5939">
                <text:p>-77.59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77.5921">
                <text:p>-77.592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77.5904">
                <text:p>-77.590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77.5886">
                <text:p>-77.588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77.5868">
                <text:p>-77.586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77.585">
                <text:p>-77.5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77.5833">
                <text:p>-77.58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77.5815">
                <text:p>-77.58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77.5798">
                <text:p>-77.579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77.578">
                <text:p>-77.57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77.5763">
                <text:p>-77.57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77.5745">
                <text:p>-77.574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77.5728">
                <text:p>-77.572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77.571">
                <text:p>-77.5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77.5693">
                <text:p>-77.569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77.5676">
                <text:p>-77.567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77.5659">
                <text:p>-77.565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77.5642">
                <text:p>-77.564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77.5624">
                <text:p>-77.562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77.5607">
                <text:p>-77.560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77.559">
                <text:p>-77.55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77.5573">
                <text:p>-77.557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77.5556">
                <text:p>-77.55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77.5539">
                <text:p>-77.553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77.5523">
                <text:p>-77.552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77.5506">
                <text:p>-77.550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77.5489">
                <text:p>-77.548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77.5472">
                <text:p>-77.547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77.5455">
                <text:p>-77.545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77.5439">
                <text:p>-77.543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77.5422">
                <text:p>-77.542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77.5406">
                <text:p>-77.540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77.5389">
                <text:p>-77.538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77.5373">
                <text:p>-77.537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77.5356">
                <text:p>-77.535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77.534">
                <text:p>-77.53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77.5323">
                <text:p>-77.53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77.5307">
                <text:p>-77.530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77.5291">
                <text:p>-77.529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77.5274">
                <text:p>-77.527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77.5258">
                <text:p>-77.525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77.5242">
                <text:p>-77.524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77.0829">
                <text:p>-77.08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76.6948">
                <text:p>-76.694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76.3533">
                <text:p>-76.353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76.0531">
                <text:p>-76.053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75.789">
                <text:p>-75.7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75.5568">
                <text:p>-75.556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75.3527">
                <text:p>-75.35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75.1732">
                <text:p>-75.173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75.0154">
                <text:p>-75.015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74.8766">
                <text:p>-74.876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74.7547">
                <text:p>-74.75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74.6475">
                <text:p>-74.647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74.5533">
                <text:p>-74.553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74.4705">
                <text:p>-74.470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74.3977">
                <text:p>-74.39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74.3338">
                <text:p>-74.333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74.2777">
                <text:p>-74.277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74.2283">
                <text:p>-74.228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74.185">
                <text:p>-74.18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74.147">
                <text:p>-74.14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74.1136">
                <text:p>-74.113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74.0843">
                <text:p>-74.084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74.0586">
                <text:p>-74.058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74.0361">
                <text:p>-74.036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74.0163">
                <text:p>-74.016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73.999">
                <text:p>-73.99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73.9839">
                <text:p>-73.983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73.9706">
                <text:p>-73.970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73.959">
                <text:p>-73.9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73.9489">
                <text:p>-73.948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73.94">
                <text:p>-73.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73.9323">
                <text:p>-73.932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73.9256">
                <text:p>-73.92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73.9198">
                <text:p>-73.919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73.9147">
                <text:p>-73.914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73.9104">
                <text:p>-73.910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73.9066">
                <text:p>-73.906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73.9033">
                <text:p>-73.903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73.9006">
                <text:p>-73.90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73.8982">
                <text:p>-73.898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73.8962">
                <text:p>-73.896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73.8945">
                <text:p>-73.894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73.8931">
                <text:p>-73.893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73.8919">
                <text:p>-73.891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73.891">
                <text:p>-73.8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73.8902">
                <text:p>-73.890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73.8896">
                <text:p>-73.88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73.8892">
                <text:p>-73.889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73.8889">
                <text:p>-73.888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73.8887">
                <text:p>-73.888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73.8886">
                <text:p>-73.88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73.8886">
                <text:p>-73.888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73.8886">
                <text:p>-73.888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73.8888">
                <text:p>-73.888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73.889">
                <text:p>-73.88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73.8892">
                <text:p>-73.889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73.8895">
                <text:p>-73.889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73.8899">
                <text:p>-73.889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73.8903">
                <text:p>-73.890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73.8907">
                <text:p>-73.890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73.8911">
                <text:p>-73.89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73.8916">
                <text:p>-73.891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73.8921">
                <text:p>-73.892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73.8926">
                <text:p>-73.892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73.8932">
                <text:p>-73.89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73.8937">
                <text:p>-73.893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73.8943">
                <text:p>-73.894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73.8948">
                <text:p>-73.894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73.8954">
                <text:p>-73.89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73.896">
                <text:p>-73.8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73.8966">
                <text:p>-73.896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73.8972">
                <text:p>-73.897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73.8979">
                <text:p>-73.897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73.8985">
                <text:p>-73.898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73.8991">
                <text:p>-73.899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73.8997">
                <text:p>-73.899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73.9004">
                <text:p>-73.900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73.901">
                <text:p>-73.90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73.9017">
                <text:p>-73.901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73.9023">
                <text:p>-73.902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73.903">
                <text:p>-73.90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73.9036">
                <text:p>-73.903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73.9043">
                <text:p>-73.904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73.9049">
                <text:p>-73.904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73.9056">
                <text:p>-73.90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73.9062">
                <text:p>-73.906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73.9069">
                <text:p>-73.90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73.9075">
                <text:p>-73.907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73.9082">
                <text:p>-73.908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73.9089">
                <text:p>-73.908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73.9095">
                <text:p>-73.909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73.9102">
                <text:p>-73.910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73.9108">
                <text:p>-73.910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73.9115">
                <text:p>-73.91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73.9121">
                <text:p>-73.912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73.9128">
                <text:p>-73.91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73.9135">
                <text:p>-73.913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73.9141">
                <text:p>-73.91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73.9148">
                <text:p>-73.91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73.9154">
                <text:p>-73.915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73.9161">
                <text:p>-73.916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73.9168">
                <text:p>-73.91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73.9174">
                <text:p>-73.91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73.9181">
                <text:p>-73.918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73.9187">
                <text:p>-73.918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73.9194">
                <text:p>-73.919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73.92">
                <text:p>-73.9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73.9207">
                <text:p>-73.920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73.9213">
                <text:p>-73.921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73.922">
                <text:p>-73.92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73.9226">
                <text:p>-73.922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73.9233">
                <text:p>-73.92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73.924">
                <text:p>-73.92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73.9246">
                <text:p>-73.92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73.9253">
                <text:p>-73.92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73.9259">
                <text:p>-73.925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73.9266">
                <text:p>-73.926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73.9272">
                <text:p>-73.927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73.9278">
                <text:p>-73.92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73.9285">
                <text:p>-73.928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73.9291">
                <text:p>-73.929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73.9298">
                <text:p>-73.929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73.9304">
                <text:p>-73.930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73.9311">
                <text:p>-73.931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73.9317">
                <text:p>-73.931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73.9324">
                <text:p>-73.932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73.933">
                <text:p>-73.93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73.9336">
                <text:p>-73.933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73.9343">
                <text:p>-73.934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73.9349">
                <text:p>-73.934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73.9356">
                <text:p>-73.935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73.9362">
                <text:p>-73.936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73.9368">
                <text:p>-73.936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73.9375">
                <text:p>-73.937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73.9381">
                <text:p>-73.938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73.9388">
                <text:p>-73.938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73.9394">
                <text:p>-73.939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73.94">
                <text:p>-73.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73.9407">
                <text:p>-73.940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73.9413">
                <text:p>-73.941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73.9419">
                <text:p>-73.941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73.9425">
                <text:p>-73.942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73.9432">
                <text:p>-73.943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73.9438">
                <text:p>-73.943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73.9444">
                <text:p>-73.944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73.9451">
                <text:p>-73.945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73.9457">
                <text:p>-73.945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73.9463">
                <text:p>-73.946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73.9469">
                <text:p>-73.946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73.9476">
                <text:p>-73.947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73.9482">
                <text:p>-73.948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73.9488">
                <text:p>-73.948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73.9494">
                <text:p>-73.94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73.9501">
                <text:p>-73.950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73.9507">
                <text:p>-73.950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73.9513">
                <text:p>-73.95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73.9519">
                <text:p>-73.951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73.9525">
                <text:p>-73.952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73.9532">
                <text:p>-73.953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73.9538">
                <text:p>-73.953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73.9544">
                <text:p>-73.954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73.955">
                <text:p>-73.9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73.9556">
                <text:p>-73.955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73.9562">
                <text:p>-73.956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73.9568">
                <text:p>-73.956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73.9575">
                <text:p>-73.957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73.9581">
                <text:p>-73.958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73.9587">
                <text:p>-73.958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73.9593">
                <text:p>-73.959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73.9599">
                <text:p>-73.959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73.9605">
                <text:p>-73.960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73.9611">
                <text:p>-73.961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73.9617">
                <text:p>-73.961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73.9623">
                <text:p>-73.962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73.9629">
                <text:p>-73.96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73.9635">
                <text:p>-73.963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73.9641">
                <text:p>-73.964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73.9647">
                <text:p>-73.964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73.9653">
                <text:p>-73.965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73.9659">
                <text:p>-73.965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73.9665">
                <text:p>-73.966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73.9671">
                <text:p>-73.967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73.9677">
                <text:p>-73.967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73.9683">
                <text:p>-73.968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73.9689">
                <text:p>-73.968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73.9695">
                <text:p>-73.969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73.9701">
                <text:p>-73.97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73.9707">
                <text:p>-73.970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73.9713">
                <text:p>-73.971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73.9719">
                <text:p>-73.971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73.9725">
                <text:p>-73.972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73.9731">
                <text:p>-73.973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73.9737">
                <text:p>-73.973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73.9743">
                <text:p>-73.974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73.9749">
                <text:p>-73.974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73.9755">
                <text:p>-73.975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73.976">
                <text:p>-73.97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73.9766">
                <text:p>-73.976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73.9772">
                <text:p>-73.977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73.9778">
                <text:p>-73.977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73.9784">
                <text:p>-73.978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73.979">
                <text:p>-73.97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73.9796">
                <text:p>-73.979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73.9801">
                <text:p>-73.980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73.9807">
                <text:p>-73.980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73.9813">
                <text:p>-73.981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73.9819">
                <text:p>-73.98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73.9825">
                <text:p>-73.982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73.983">
                <text:p>-73.98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73.9836">
                <text:p>-73.983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73.9842">
                <text:p>-73.984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73.9848">
                <text:p>-73.984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73.9853">
                <text:p>-73.985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73.9859">
                <text:p>-73.985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73.9865">
                <text:p>-73.986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73.9871">
                <text:p>-73.987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73.9876">
                <text:p>-73.987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73.9882">
                <text:p>-73.988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73.9888">
                <text:p>-73.988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73.9893">
                <text:p>-73.989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73.9899">
                <text:p>-73.989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73.9905">
                <text:p>-73.990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73.9911">
                <text:p>-73.991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73.9916">
                <text:p>-73.991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73.9922">
                <text:p>-73.992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73.9928">
                <text:p>-73.992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73.9933">
                <text:p>-73.993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73.9939">
                <text:p>-73.99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73.9944">
                <text:p>-73.994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73.995">
                <text:p>-73.9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73.9956">
                <text:p>-73.99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73.9961">
                <text:p>-73.996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73.9967">
                <text:p>-73.99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73.9973">
                <text:p>-73.997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73.9978">
                <text:p>-73.997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73.9984">
                <text:p>-73.998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73.9989">
                <text:p>-73.998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73.9995">
                <text:p>-73.999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74.0006">
                <text:p>-74.00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74.0011">
                <text:p>-74.00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74.0017">
                <text:p>-74.001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74.0023">
                <text:p>-74.002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74.0028">
                <text:p>-74.002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74.0034">
                <text:p>-74.003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74.0039">
                <text:p>-74.003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74.0045">
                <text:p>-74.004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74.005">
                <text:p>-74.00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74.0056">
                <text:p>-74.005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74.0061">
                <text:p>-74.006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74.0066">
                <text:p>-74.006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74.0072">
                <text:p>-74.007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74.0077">
                <text:p>-74.007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74.0083">
                <text:p>-74.008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74.0088">
                <text:p>-74.008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74.0094">
                <text:p>-74.009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74.0099">
                <text:p>-74.009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74.0105">
                <text:p>-74.010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74.011">
                <text:p>-74.0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74.0115">
                <text:p>-74.011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74.0121">
                <text:p>-74.012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74.0126">
                <text:p>-74.01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74.0131">
                <text:p>-74.013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74.0137">
                <text:p>-74.013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74.0142">
                <text:p>-74.014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74.0148">
                <text:p>-74.014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74.0153">
                <text:p>-74.01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74.0158">
                <text:p>-74.015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74.0164">
                <text:p>-74.016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74.0169">
                <text:p>-74.016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74.0174">
                <text:p>-74.017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74.018">
                <text:p>-74.01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74.0185">
                <text:p>-74.018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74.019">
                <text:p>-74.01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74.0195">
                <text:p>-74.019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74.0201">
                <text:p>-74.020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74.0206">
                <text:p>-74.020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74.0211">
                <text:p>-74.021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74.0217">
                <text:p>-74.021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74.0222">
                <text:p>-74.02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74.0227">
                <text:p>-74.022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74.0232">
                <text:p>-74.023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74.0238">
                <text:p>-74.023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74.0243">
                <text:p>-74.024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74.0248">
                <text:p>-74.024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74.0253">
                <text:p>-74.025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74.0258">
                <text:p>-74.025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74.0264">
                <text:p>-74.026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74.0269">
                <text:p>-74.026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74.0274">
                <text:p>-74.027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74.0279">
                <text:p>-74.027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74.0284">
                <text:p>-74.028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74.0289">
                <text:p>-74.028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74.0295">
                <text:p>-74.029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74.03">
                <text:p>-74.0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74.0305">
                <text:p>-74.030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74.031">
                <text:p>-74.03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74.0315">
                <text:p>-74.031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74.032">
                <text:p>-74.0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74.0325">
                <text:p>-74.032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74.0331">
                <text:p>-74.033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74.0336">
                <text:p>-74.033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74.0341">
                <text:p>-74.034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74.0346">
                <text:p>-74.03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74.0351">
                <text:p>-74.035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74.0356">
                <text:p>-74.035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74.0361">
                <text:p>-74.036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74.0366">
                <text:p>-74.036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74.0371">
                <text:p>-74.037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74.0376">
                <text:p>-74.037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74.0381">
                <text:p>-74.038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74.0386">
                <text:p>-74.038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74.0391">
                <text:p>-74.039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74.0396">
                <text:p>-74.03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74.0401">
                <text:p>-74.040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74.0406">
                <text:p>-74.040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74.0411">
                <text:p>-74.04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74.0416">
                <text:p>-74.041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74.0421">
                <text:p>-74.042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74.0426">
                <text:p>-74.042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74.0431">
                <text:p>-74.043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74.0436">
                <text:p>-74.043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74.0441">
                <text:p>-74.044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74.0446">
                <text:p>-74.044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74.0451">
                <text:p>-74.045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74.0456">
                <text:p>-74.045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74.0461">
                <text:p>-74.046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74.0466">
                <text:p>-74.046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74.0471">
                <text:p>-74.047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74.0476">
                <text:p>-74.047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74.048">
                <text:p>-74.04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74.0485">
                <text:p>-74.048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74.049">
                <text:p>-74.04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74.0495">
                <text:p>-74.04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74.05">
                <text:p>-74.0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74.0505">
                <text:p>-74.050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74.051">
                <text:p>-74.05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74.0515">
                <text:p>-74.051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74.0519">
                <text:p>-74.051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74.0524">
                <text:p>-74.052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74.0529">
                <text:p>-74.05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74.0534">
                <text:p>-74.053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74.0539">
                <text:p>-74.053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74.0544">
                <text:p>-74.054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74.0548">
                <text:p>-74.054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74.0553">
                <text:p>-74.055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74.0558">
                <text:p>-74.055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74.0563">
                <text:p>-74.056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74.0567">
                <text:p>-74.056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74.0572">
                <text:p>-74.057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74.0577">
                <text:p>-74.057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74.0582">
                <text:p>-74.058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74.0586">
                <text:p>-74.058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74.0591">
                <text:p>-74.059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74.0596">
                <text:p>-74.059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74.0601">
                <text:p>-74.060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74.0605">
                <text:p>-74.060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74.061">
                <text:p>-74.06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74.0615">
                <text:p>-74.061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74.062">
                <text:p>-74.06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74.0624">
                <text:p>-74.062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74.0629">
                <text:p>-74.06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74.0634">
                <text:p>-74.063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74.0638">
                <text:p>-74.063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74.0643">
                <text:p>-74.064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74.0648">
                <text:p>-74.064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74.0652">
                <text:p>-74.065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74.0657">
                <text:p>-74.065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74.0662">
                <text:p>-74.066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74.0666">
                <text:p>-74.066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74.0671">
                <text:p>-74.067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74.0675">
                <text:p>-74.067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74.068">
                <text:p>-74.06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74.0685">
                <text:p>-74.068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74.0689">
                <text:p>-74.068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74.0694">
                <text:p>-74.069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74.0698">
                <text:p>-74.069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74.0703">
                <text:p>-74.070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74.0708">
                <text:p>-74.070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74.0712">
                <text:p>-74.071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74.0717">
                <text:p>-74.071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74.0721">
                <text:p>-74.072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74.0726">
                <text:p>-74.072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74.073">
                <text:p>-74.07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74.0735">
                <text:p>-74.07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74.0739">
                <text:p>-74.073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74.0744">
                <text:p>-74.074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74.0749">
                <text:p>-74.074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74.0753">
                <text:p>-74.075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74.0758">
                <text:p>-74.075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74.0762">
                <text:p>-74.076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74.0767">
                <text:p>-74.076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74.0771">
                <text:p>-74.077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74.0776">
                <text:p>-74.077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74.078">
                <text:p>-74.07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74.0784">
                <text:p>-74.078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74.0789">
                <text:p>-74.078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74.0793">
                <text:p>-74.079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74.0798">
                <text:p>-74.079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74.0802">
                <text:p>-74.080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74.0807">
                <text:p>-74.080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74.0811">
                <text:p>-74.081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74.0816">
                <text:p>-74.081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74.082">
                <text:p>-74.08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74.0824">
                <text:p>-74.082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74.0829">
                <text:p>-74.082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74.0833">
                <text:p>-74.08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74.0838">
                <text:p>-74.083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74.0842">
                <text:p>-74.084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74.0846">
                <text:p>-74.084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74.0851">
                <text:p>-74.085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74.0855">
                <text:p>-74.085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74.0859">
                <text:p>-74.085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74.0864">
                <text:p>-74.086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74.0868">
                <text:p>-74.086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74.0873">
                <text:p>-74.087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74.0877">
                <text:p>-74.087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74.0881">
                <text:p>-74.088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74.0885">
                <text:p>-74.088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74.089">
                <text:p>-74.08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74.0894">
                <text:p>-74.089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74.0898">
                <text:p>-74.089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74.0903">
                <text:p>-74.090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74.0907">
                <text:p>-74.090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74.0911">
                <text:p>-74.09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74.0916">
                <text:p>-74.091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74.092">
                <text:p>-74.09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74.0924">
                <text:p>-74.092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74.0928">
                <text:p>-74.092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74.0933">
                <text:p>-74.093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74.0937">
                <text:p>-74.093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74.0941">
                <text:p>-74.094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74.0945">
                <text:p>-74.094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74.095">
                <text:p>-74.0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74.0954">
                <text:p>-74.095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74.0958">
                <text:p>-74.095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74.0962">
                <text:p>-74.096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74.0966">
                <text:p>-74.096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74.0971">
                <text:p>-74.097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74.0975">
                <text:p>-74.097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74.0979">
                <text:p>-74.097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74.0983">
                <text:p>-74.098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74.0987">
                <text:p>-74.098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74.0992">
                <text:p>-74.09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74.0996">
                <text:p>-74.099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74.1">
                <text:p>-74.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74.1004">
                <text:p>-74.100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74.1008">
                <text:p>-74.100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74.1012">
                <text:p>-74.10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74.1016">
                <text:p>-74.101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74.1021">
                <text:p>-74.102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74.1025">
                <text:p>-74.102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74.1029">
                <text:p>-74.102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74.1033">
                <text:p>-74.103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74.1037">
                <text:p>-74.103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74.1041">
                <text:p>-74.104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74.1045">
                <text:p>-74.104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74.1049">
                <text:p>-74.104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74.1053">
                <text:p>-74.10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74.1058">
                <text:p>-74.105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74.1062">
                <text:p>-74.106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74.1066">
                <text:p>-74.106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74.107">
                <text:p>-74.10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74.1074">
                <text:p>-74.107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74.1078">
                <text:p>-74.107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74.1082">
                <text:p>-74.108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74.1086">
                <text:p>-74.108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74.109">
                <text:p>-74.10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74.1094">
                <text:p>-74.109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74.1098">
                <text:p>-74.109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74.1102">
                <text:p>-74.110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74.1106">
                <text:p>-74.110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74.111">
                <text:p>-74.11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74.1114">
                <text:p>-74.11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74.1118">
                <text:p>-74.111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74.1122">
                <text:p>-74.112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74.1126">
                <text:p>-74.112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74.113">
                <text:p>-74.11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74.1134">
                <text:p>-74.113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74.1138">
                <text:p>-74.113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74.1142">
                <text:p>-74.114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74.1146">
                <text:p>-74.114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74.115">
                <text:p>-74.11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74.1154">
                <text:p>-74.115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74.1158">
                <text:p>-74.115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74.1161">
                <text:p>-74.116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74.1165">
                <text:p>-74.11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74.1169">
                <text:p>-74.116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74.1173">
                <text:p>-74.117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74.1177">
                <text:p>-74.117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74.1181">
                <text:p>-74.118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74.1185">
                <text:p>-74.11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74.1189">
                <text:p>-74.118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74.1193">
                <text:p>-74.119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74.1196">
                <text:p>-74.11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74.12">
                <text:p>-74.1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74.1204">
                <text:p>-74.120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74.1208">
                <text:p>-74.12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74.1212">
                <text:p>-74.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